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宋体" svg:font-family="宋体"/>
    <style:font-face style:name="Times New Roman" svg:font-family="'Times New Roman'" style:font-family-generic="roman"/>
    <style:font-face style:name="Arial1" svg:font-family="Arial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微软雅黑" svg:font-family="微软雅黑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3.962cm"/>
    </style:style>
    <style:style style:name="co14" style:family="table-column">
      <style:table-column-properties fo:break-before="auto" style:column-width="7.842cm"/>
    </style:style>
    <style:style style:name="co15" style:family="table-column">
      <style:table-column-properties fo:break-before="auto" style:column-width="3.034cm"/>
    </style:style>
    <style:style style:name="co16" style:family="table-column">
      <style:table-column-properties fo:break-before="auto" style:column-width="6.481cm"/>
    </style:style>
    <style:style style:name="co5" style:family="table-column">
      <style:table-column-properties fo:break-before="auto" style:column-width="1.734cm"/>
    </style:style>
    <style:style style:name="co6" style:family="table-column">
      <style:table-column-properties fo:break-before="auto" style:column-width="3.447cm"/>
    </style:style>
    <style:style style:name="co7" style:family="table-column">
      <style:table-column-properties fo:break-before="auto" style:column-width="2.868cm"/>
    </style:style>
    <style:style style:name="co8" style:family="table-column">
      <style:table-column-properties fo:break-before="auto" style:column-width="2.683cm"/>
    </style:style>
    <style:style style:name="co9" style:family="table-column">
      <style:table-column-properties fo:break-before="auto" style:column-width="1.56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4.417cm"/>
    </style:style>
    <style:style style:name="co12" style:family="table-column">
      <style:table-column-properties fo:break-before="auto" style:column-width="4.725cm"/>
    </style:style>
    <style:style style:name="co17" style:family="table-column">
      <style:table-column-properties fo:break-before="auto" style:column-width="0.792cm"/>
    </style:style>
    <style:style style:name="co18" style:family="table-column">
      <style:table-column-properties fo:break-before="auto" style:column-width="3.179cm"/>
    </style:style>
    <style:style style:name="co19" style:family="table-column">
      <style:table-column-properties fo:break-before="auto" style:column-width="3.205cm"/>
    </style:style>
    <style:style style:name="co20" style:family="table-column">
      <style:table-column-properties fo:break-before="auto" style:column-width="1.774cm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ta3" style:family="table" style:master-page-name="PageStyle_5f_Menu">
      <style:table-properties table:display="true" style:writing-mode="lr-tb"/>
    </style:style>
    <style:style style:name="ta2" style:family="table" style:master-page-name="PageStyle_5f_New_20_words">
      <style:table-properties table:display="true" style:writing-mode="lr-tb"/>
    </style:style>
    <style:style style:name="ta4" style:family="table" style:master-page-name="PageStyle_5f_Old">
      <style:table-properties table:display="true" style:writing-mode="lr-tb"/>
    </style:style>
    <style:style style:name="ce1" style:family="table-cell" style:parent-style-name="Default">
      <style:table-cell-properties fo:background-color="#ffffcc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Default">
      <style:table-cell-properties fo:background-color="#ccffcc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99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>
      <style:table-cell-properties fo:background-color="#ccffcc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99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99"/>
      <style:text-properties fo:color="#ff0000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ccffcc"/>
      <style:text-properties fo:color="#ff0000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cm" style:writing-mode="page"/>
    </style:style>
    <style:style style:name="ce21" style:family="table-cell" style:parent-style-name="Default">
      <style:table-cell-properties fo:background-color="#ffffcc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ext-properties style:font-name="Tahoma1"/>
    </style:style>
    <style:style style:name="ce24" style:family="table-cell" style:parent-style-name="Default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微软雅黑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Tahom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color="#ff0000" style:text-outline="false" style:text-line-through-styl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5" style:family="text">
      <style:text-properties fo:color="#ff0000" style:text-outline="false" style:text-line-through-style="none" style:text-position="0% 100%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New words" table:style-name="ta2" table:print="false">
        <office:forms form:automatic-focus="false" form:apply-design-mode="false"/>
        <table:table-column table:style-name="co6" table:default-cell-style-name="ce5"/>
        <table:table-column table:style-name="co7" table:default-cell-style-name="ce5"/>
        <table:table-column table:style-name="co8" table:default-cell-style-name="ce6"/>
        <table:table-column table:style-name="co9" table:default-cell-style-name="ce5"/>
        <table:table-column table:style-name="co5" table:default-cell-style-name="ce5"/>
        <table:table-column table:style-name="co5" table:number-columns-repeated="251" table:default-cell-style-name="Default"/>
        <table:table-row table:style-name="ro3">
          <table:table-cell table:style-name="ce1" office:value-type="string">
            <text:p>New word</text:p>
          </table:table-cell>
          <table:table-cell table:style-name="ce1" office:value-type="string">
            <text:p>Dico EN</text:p>
          </table:table-cell>
          <table:table-cell table:style-name="ce1" office:value-type="string">
            <text:p>Dico CN</text:p>
          </table:table-cell>
          <table:table-cell table:style-name="ce1" office:value-type="string">
            <text:p>Menu EN</text:p>
          </table:table-cell>
          <table:table-cell table:style-name="ce1" office:value-type="string">
            <text:p>Menu CN</text:p>
          </table:table-cell>
          <table:table-cell table:number-columns-repeated="251"/>
        </table:table-row>
        <table:table-row table:style-name="ro3">
          <table:table-cell table:style-name="ce17" office:value-type="string">
            <text:p>New item</text:p>
          </table:table-cell>
          <table:table-cell table:formula="of:=VLOOKUP([.A2];[$Dico.A$1:.B$9391];2;0)" office:value-type="float" office:value="0">
            <text:p>#N/A</text:p>
          </table:table-cell>
          <table:table-cell table:formula="of:=VLOOKUP([.A2];[$Dico.A$1:.C$9391];3;0)" office:value-type="float" office:value="0">
            <text:p>#N/A</text:p>
          </table:table-cell>
          <table:table-cell table:formula="of:=VLOOKUP([.A2];$menu.$#ref!$#REF!:#REF!#REF!;2;0))))))))))))))))))))))))))" office:value-type="string" office:string-value="Err:508">
            <text:p>Err:508</text:p>
          </table:table-cell>
          <table:table-cell table:formula="of:=VLOOKUP([.A2];$menu.$#ref!$#REF!:#REF!#REF!;3;0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opy item</text:p>
          </table:table-cell>
          <table:table-cell table:formula="of:=VLOOKUP([.A3];[$Dico.A$1:.B$9391];2;0)" office:value-type="float" office:value="0">
            <text:p>#N/A</text:p>
          </table:table-cell>
          <table:table-cell table:formula="of:=VLOOKUP([.A3];[$Dico.A$1:.C$9391];3;0)" office:value-type="float" office:value="0">
            <text:p>#N/A</text:p>
          </table:table-cell>
          <table:table-cell table:formula="of:=VLOOKUP([.A3];$menu.$#ref!$#REF!:#REF!#REF!;2;0))))))))))))))))))))))))))" office:value-type="string" office:string-value="Err:508">
            <text:p>Err:508</text:p>
          </table:table-cell>
          <table:table-cell table:formula="of:=VLOOKUP([.A3];$menu.$#ref!$#REF!:#REF!#REF!;3;0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9" office:value-type="string">
            <text:p>Country</text:p>
          </table:table-cell>
          <table:table-cell table:formula="of:=VLOOKUP([.A4];[$Dico.A$1:.B$9391];2;0)" office:value-type="float" office:value="0">
            <text:p>#N/A</text:p>
          </table:table-cell>
          <table:table-cell table:formula="of:=VLOOKUP([.A4];[$Dico.A$1:.C$9391];3;0)" office:value-type="float" office:value="0">
            <text:p>#N/A</text:p>
          </table:table-cell>
          <table:table-cell table:formula="of:=VLOOKUP([.A4];$menu.$#ref!$#REF!:#REF!#REF!;2;0))))))))))))))))))))))))))" office:value-type="string" office:string-value="Err:508">
            <text:p>Err:508</text:p>
          </table:table-cell>
          <table:table-cell table:formula="of:=VLOOKUP([.A4];$menu.$#ref!$#REF!:#REF!#REF!;3;0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9" office:value-type="string">
            <text:p>Cancelled</text:p>
          </table:table-cell>
          <table:table-cell table:formula="of:=VLOOKUP([.A5];[$Dico.A$1:.B$9391];2;0)" office:value-type="float" office:value="0">
            <text:p>#N/A</text:p>
          </table:table-cell>
          <table:table-cell table:formula="of:=VLOOKUP([.A5];[$Dico.A$1:.C$9391];3;0)" office:value-type="float" office:value="0">
            <text:p>#N/A</text:p>
          </table:table-cell>
          <table:table-cell table:formula="of:=VLOOKUP([.A5];$menu.$#ref!$#REF!:#REF!#REF!;2;0))))))))))))))))))))))))))" office:value-type="string" office:string-value="Err:508">
            <text:p>Err:508</text:p>
          </table:table-cell>
          <table:table-cell table:formula="of:=VLOOKUP([.A5];$menu.$#ref!$#REF!:#REF!#REF!;3;0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region</text:p>
          </table:table-cell>
          <table:table-cell table:formula="of:=VLOOKUP([.A6];[$Dico.A$1:.B$9391];2;0)" office:value-type="float" office:value="0">
            <text:p>#N/A</text:p>
          </table:table-cell>
          <table:table-cell table:formula="of:=VLOOKUP([.A6];[$Dico.A$1:.C$9391];3;0)" office:value-type="float" office:value="0">
            <text:p>#N/A</text:p>
          </table:table-cell>
          <table:table-cell table:formula="of:=VLOOKUP([.A6];$menu.$#ref!$#REF!:#REF!#REF!;2;0))))))))))))))))))))))))))" office:value-type="string" office:string-value="Err:508">
            <text:p>Err:508</text:p>
          </table:table-cell>
          <table:table-cell table:formula="of:=VLOOKUP([.A6];$menu.$#ref!$#REF!:#REF!#REF!;3;0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URRENCY</text:p>
          </table:table-cell>
          <table:table-cell table:formula="of:=VLOOKUP([.A7];[$Dico.A$1:.B$9391];2;0)" office:value-type="float" office:value="0">
            <text:p>#N/A</text:p>
          </table:table-cell>
          <table:table-cell table:formula="of:=VLOOKUP([.A7];[$Dico.A$1:.C$9391];3;0)" office:value-type="float" office:value="0">
            <text:p>#N/A</text:p>
          </table:table-cell>
          <table:table-cell table:formula="of:=VLOOKUP([.A7];$menu.$#ref!$#REF!:#REF!#REF!;2;0))))))))))))))))))))))))))" office:value-type="string" office:string-value="Err:508">
            <text:p>Err:508</text:p>
          </table:table-cell>
          <table:table-cell table:formula="of:=VLOOKUP([.A7];$menu.$#ref!$#REF!:#REF!#REF!;3;0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ost total</text:p>
          </table:table-cell>
          <table:table-cell table:formula="of:=VLOOKUP([.A8];[$Dico.A$1:.B$9391];2;0)" office:value-type="float" office:value="0">
            <text:p>#N/A</text:p>
          </table:table-cell>
          <table:table-cell table:formula="of:=VLOOKUP([.A8];[$Dico.A$1:.C$9391];3;0)" office:value-type="float" office:value="0">
            <text:p>#N/A</text:p>
          </table:table-cell>
          <table:table-cell table:formula="of:=VLOOKUP([.A8];$menu.$#ref!$#REF!:#REF!#REF!;2;0))))))))))))))))))))))))))" office:value-type="string" office:string-value="Err:508">
            <text:p>Err:508</text:p>
          </table:table-cell>
          <table:table-cell table:formula="of:=VLOOKUP([.A8];$menu.$#ref!$#REF!:#REF!#REF!;3;0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Tariff</text:p>
          </table:table-cell>
          <table:table-cell table:formula="of:=VLOOKUP([.A9];[$Dico.A$1:.B$9391];2;0)" office:value-type="float" office:value="0">
            <text:p>#N/A</text:p>
          </table:table-cell>
          <table:table-cell table:formula="of:=VLOOKUP([.A9];[$Dico.A$1:.C$9391];3;0)" office:value-type="float" office:value="0">
            <text:p>#N/A</text:p>
          </table:table-cell>
          <table:table-cell table:formula="of:=VLOOKUP([.A9];$menu.$#ref!$#REF!:#REF!#REF!;2;0))))))))))))))))))))))))))" office:value-type="string" office:string-value="Err:508">
            <text:p>Err:508</text:p>
          </table:table-cell>
          <table:table-cell table:formula="of:=VLOOKUP([.A9];$menu.$#ref!$#REF!:#REF!#REF!;3;0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tariff total</text:p>
          </table:table-cell>
          <table:table-cell table:formula="of:=VLOOKUP([.A10];[$Dico.A$1:.B$9391];2;0)" office:value-type="float" office:value="0">
            <text:p>#N/A</text:p>
          </table:table-cell>
          <table:table-cell table:formula="of:=VLOOKUP([.A10];[$Dico.A$1:.C$9391];3;0)" office:value-type="float" office:value="0">
            <text:p>#N/A</text:p>
          </table:table-cell>
          <table:table-cell table:formula="of:=VLOOKUP([.A10];$menu.$#ref!$#REF!:#REF!#REF!;2;0))))))))))))))))))))))))))" office:value-type="string" office:string-value="Err:508">
            <text:p>Err:508</text:p>
          </table:table-cell>
          <table:table-cell table:formula="of:=VLOOKUP([.A10];$menu.$#ref!$#REF!:#REF!#REF!;3;0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Logistic fee total</text:p>
          </table:table-cell>
          <table:table-cell table:formula="of:=VLOOKUP([.A11];[$Dico.A$1:.B$9391];2;0)" office:value-type="float" office:value="0">
            <text:p>#N/A</text:p>
          </table:table-cell>
          <table:table-cell table:formula="of:=VLOOKUP([.A11];[$Dico.A$1:.C$9391];3;0)" office:value-type="float" office:value="0">
            <text:p>#N/A</text:p>
          </table:table-cell>
          <table:table-cell table:formula="of:=VLOOKUP([.A11];$menu.$#ref!$#REF!:#REF!#REF!;2;0))))))))))))))))))))))))))" office:value-type="string" office:string-value="Err:508">
            <text:p>Err:508</text:p>
          </table:table-cell>
          <table:table-cell table:formula="of:=VLOOKUP([.A11];$menu.$#ref!$#REF!:#REF!#REF!;3;0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exchange rate</text:p>
          </table:table-cell>
          <table:table-cell table:formula="of:=VLOOKUP([.A12];[$Dico.A$1:.B$9391];2;0)" office:value-type="float" office:value="0">
            <text:p>#N/A</text:p>
          </table:table-cell>
          <table:table-cell table:formula="of:=VLOOKUP([.A12];[$Dico.A$1:.C$9391];3;0)" office:value-type="float" office:value="0">
            <text:p>#N/A</text:p>
          </table:table-cell>
          <table:table-cell table:formula="of:=VLOOKUP([.A12];$menu.$#ref!$#REF!:#REF!#REF!;2;0))))))))))))))))))))))))))" office:value-type="string" office:string-value="Err:508">
            <text:p>Err:508</text:p>
          </table:table-cell>
          <table:table-cell table:formula="of:=VLOOKUP([.A12];$menu.$#ref!$#REF!:#REF!#REF!;3;0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tem cost total</text:p>
          </table:table-cell>
          <table:table-cell table:formula="of:=VLOOKUP([.A13];[$Dico.A$1:.B$9391];2;0)" office:value-type="float" office:value="0">
            <text:p>#N/A</text:p>
          </table:table-cell>
          <table:table-cell table:formula="of:=VLOOKUP([.A13];[$Dico.A$1:.C$9391];3;0)" office:value-type="float" office:value="0">
            <text:p>#N/A</text:p>
          </table:table-cell>
          <table:table-cell table:formula="of:=VLOOKUP([.A13];$menu.$#ref!$#REF!:#REF!#REF!;2;0))))))))))))))))))))))))))" office:value-type="string" office:string-value="Err:508">
            <text:p>Err:508</text:p>
          </table:table-cell>
          <table:table-cell table:formula="of:=VLOOKUP([.A13];$menu.$#ref!$#REF!:#REF!#REF!;3;0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Invoice no</text:p>
          </table:table-cell>
          <table:table-cell table:formula="of:=VLOOKUP([.A14];[$Dico.A$1:.B$9391];2;0)" office:value-type="float" office:value="0">
            <text:p>#N/A</text:p>
          </table:table-cell>
          <table:table-cell table:formula="of:=VLOOKUP([.A14];[$Dico.A$1:.C$9391];3;0)" office:value-type="float" office:value="0">
            <text:p>#N/A</text:p>
          </table:table-cell>
          <table:table-cell table:formula="of:=VLOOKUP([.A14];$menu.$#ref!$#REF!:#REF!#REF!;2;0))))))))))))))))))))))))))" office:value-type="string" office:string-value="Err:508">
            <text:p>Err:508</text:p>
          </table:table-cell>
          <table:table-cell table:formula="of:=VLOOKUP([.A14];$menu.$#ref!$#REF!:#REF!#REF!;3;0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ee type</text:p>
          </table:table-cell>
          <table:table-cell table:formula="of:=VLOOKUP([.A15];[$Dico.A$1:.B$9391];2;0)" office:value-type="float" office:value="0">
            <text:p>#N/A</text:p>
          </table:table-cell>
          <table:table-cell table:formula="of:=VLOOKUP([.A15];[$Dico.A$1:.C$9391];3;0)" office:value-type="float" office:value="0">
            <text:p>#N/A</text:p>
          </table:table-cell>
          <table:table-cell table:formula="of:=VLOOKUP([.A15];$menu.$#ref!$#REF!:#REF!#REF!;2;0))))))))))))))))))))))))))" office:value-type="string" office:string-value="Err:508">
            <text:p>Err:508</text:p>
          </table:table-cell>
          <table:table-cell table:formula="of:=VLOOKUP([.A15];$menu.$#ref!$#REF!:#REF!#REF!;3;0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approved</text:p>
          </table:table-cell>
          <table:table-cell table:formula="of:=VLOOKUP([.A16];[$Dico.A$1:.B$9391];2;0)" office:value-type="float" office:value="0">
            <text:p>#N/A</text:p>
          </table:table-cell>
          <table:table-cell table:formula="of:=VLOOKUP([.A16];[$Dico.A$1:.C$9391];3;0)" office:value-type="float" office:value="0">
            <text:p>#N/A</text:p>
          </table:table-cell>
          <table:table-cell table:formula="of:=VLOOKUP([.A16];$menu.$#ref!$#REF!:#REF!#REF!;2;0))))))))))))))))))))))))))" office:value-type="string" office:string-value="Err:508">
            <text:p>Err:508</text:p>
          </table:table-cell>
          <table:table-cell table:formula="of:=VLOOKUP([.A16];$menu.$#ref!$#REF!:#REF!#REF!;3;0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order approved</text:p>
          </table:table-cell>
          <table:table-cell table:formula="of:=VLOOKUP([.A17];[$Dico.A$1:.B$9391];2;0)" office:value-type="float" office:value="0">
            <text:p>#N/A</text:p>
          </table:table-cell>
          <table:table-cell table:formula="of:=VLOOKUP([.A17];[$Dico.A$1:.C$9391];3;0)" office:value-type="float" office:value="0">
            <text:p>#N/A</text:p>
          </table:table-cell>
          <table:table-cell table:formula="of:=VLOOKUP([.A17];$menu.$#ref!$#REF!:#REF!#REF!;2;0))))))))))))))))))))))))))" office:value-type="string" office:string-value="Err:508">
            <text:p>Err:508</text:p>
          </table:table-cell>
          <table:table-cell table:formula="of:=VLOOKUP([.A17];$menu.$#ref!$#REF!:#REF!#REF!;3;0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actory</text:p>
          </table:table-cell>
          <table:table-cell table:formula="of:=VLOOKUP([.A18];[$Dico.A$1:.B$9391];2;0)" office:value-type="float" office:value="0">
            <text:p>#N/A</text:p>
          </table:table-cell>
          <table:table-cell table:formula="of:=VLOOKUP([.A18];[$Dico.A$1:.C$9391];3;0)" office:value-type="float" office:value="0">
            <text:p>#N/A</text:p>
          </table:table-cell>
          <table:table-cell table:formula="of:=VLOOKUP([.A18];$menu.$#ref!$#REF!:#REF!#REF!;2;0))))))))))))))))))))))))))" office:value-type="string" office:string-value="Err:508">
            <text:p>Err:508</text:p>
          </table:table-cell>
          <table:table-cell table:formula="of:=VLOOKUP([.A18];$menu.$#ref!$#REF!:#REF!#REF!;3;0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actory</text:p>
          </table:table-cell>
          <table:table-cell table:formula="of:=VLOOKUP([.A19];[$Dico.A$1:.B$9391];2;0)" office:value-type="float" office:value="0">
            <text:p>#N/A</text:p>
          </table:table-cell>
          <table:table-cell table:formula="of:=VLOOKUP([.A19];[$Dico.A$1:.C$9391];3;0)" office:value-type="float" office:value="0">
            <text:p>#N/A</text:p>
          </table:table-cell>
          <table:table-cell table:formula="of:=VLOOKUP([.A19];$menu.$#ref!$#REF!:#REF!#REF!;2;0))))))))))))))))))))))))))" office:value-type="string" office:string-value="Err:508">
            <text:p>Err:508</text:p>
          </table:table-cell>
          <table:table-cell table:formula="of:=VLOOKUP([.A19];$menu.$#ref!$#REF!:#REF!#REF!;3;0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nternal receipt</text:p>
          </table:table-cell>
          <table:table-cell table:formula="of:=VLOOKUP([.A20];[$Dico.A$1:.B$9391];2;0)" office:value-type="float" office:value="0">
            <text:p>#N/A</text:p>
          </table:table-cell>
          <table:table-cell table:formula="of:=VLOOKUP([.A20];[$Dico.A$1:.C$9391];3;0)" office:value-type="float" office:value="0">
            <text:p>#N/A</text:p>
          </table:table-cell>
          <table:table-cell table:formula="of:=VLOOKUP([.A20];$menu.$#ref!$#REF!:#REF!#REF!;2;0))))))))))))))))))))))))))" office:value-type="string" office:string-value="Err:508">
            <text:p>Err:508</text:p>
          </table:table-cell>
          <table:table-cell table:formula="of:=VLOOKUP([.A20];$menu.$#ref!$#REF!:#REF!#REF!;3;0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NTRERNAL RECEIPT</text:p>
          </table:table-cell>
          <table:table-cell table:formula="of:=VLOOKUP([.A21];[$Dico.A$1:.B$9391];2;0)" office:value-type="float" office:value="0">
            <text:p>#N/A</text:p>
          </table:table-cell>
          <table:table-cell table:formula="of:=VLOOKUP([.A21];[$Dico.A$1:.C$9391];3;0)" office:value-type="float" office:value="0">
            <text:p>#N/A</text:p>
          </table:table-cell>
          <table:table-cell table:formula="of:=VLOOKUP([.A21];$menu.$#ref!$#REF!:#REF!#REF!;2;0))))))))))))))))))))))))))" office:value-type="string" office:string-value="Err:508">
            <text:p>Err:508</text:p>
          </table:table-cell>
          <table:table-cell table:formula="of:=VLOOKUP([.A21];$menu.$#ref!$#REF!:#REF!#REF!;3;0))))))))))))))))))))))))))" office:value-type="string" office:string-value="Err:508">
            <text:p>Err:508</text:p>
          </table:table-cell>
          <table:table-cell table:number-columns-repeated="4"/>
          <table:table-cell table:style-name="ce20"/>
          <table:table-cell table:number-columns-repeated="246"/>
        </table:table-row>
      </table:table>
      <table:table table:name="Dico" table:style-name="ta4" table:print="false">
        <office:forms form:automatic-focus="false" form:apply-design-mode="false"/>
        <table:table-column table:style-name="co11" table:default-cell-style-name="ce22"/>
        <table:table-column table:style-name="co12" table:default-cell-style-name="ce22"/>
        <table:table-column table:style-name="co17" table:default-cell-style-name="ce22"/>
        <table:table-column table:style-name="co18" table:default-cell-style-name="ce22"/>
        <table:table-column table:style-name="co19" table:default-cell-style-name="ce26"/>
        <table:table-column table:style-name="co20" table:number-columns-repeated="251" table:default-cell-style-name="ce22"/>
        <table:table-column table:style-name="co10" table:number-columns-repeated="768" table:default-cell-style-name="ce23"/>
        <table:table-row table:style-name="ro2">
          <table:table-cell table:style-name="ce21" office:value-type="string">
            <text:p>Key</text:p>
          </table:table-cell>
          <table:table-cell table:style-name="ce21" office:value-type="string">
            <text:p>English</text:p>
          </table:table-cell>
          <table:table-cell table:style-name="ce21" office:value-type="string">
            <text:p>Chinese</text:p>
          </table:table-cell>
          <table:table-cell table:style-name="ce24" office:value-type="string">
            <text:p>English</text:p>
          </table:table-cell>
          <table:table-cell table:style-name="ce25" office:value-type="string">
            <text:p>Chinese</text:p>
          </table:table-cell>
          <table:table-cell table:number-columns-repeated="1019"/>
        </table:table-row>
        <table:table-row table:style-name="ro2">
          <table:table-cell office:value-type="string">
            <text:p>Account</text:p>
          </table:table-cell>
          <table:table-cell office:value-type="string">
            <text:p>Account name</text:p>
          </table:table-cell>
          <table:table-cell office:value-type="string">
            <text:p>xxx</text:p>
          </table:table-cell>
          <table:table-cell table:formula="of:=&quot;  &lt;data name=&quot;&quot;&quot;&amp;[.A2]&amp;&quot;&quot;&quot; xml:space=&quot;&quot;preserve&quot;&quot;&gt; &lt;value&gt;&quot;&amp;[.B2]&amp;&quot;&lt;/value&gt; &lt;/data&gt;&quot;" office:value-type="string" office:string-value="  &lt;data name=&quot;Account&quot; xml:space=&quot;preserve&quot;&gt; &lt;value&gt;Account name&lt;/value&gt; &lt;/data&gt;">
            <text:p><text:s text:c="2"/>&lt;data name="Account" xml:space="preserve"&gt; &lt;value&gt;Account name&lt;/value&gt; &lt;/data&gt;</text:p>
          </table:table-cell>
          <table:table-cell table:formula="of:=&quot;  &lt;data name=&quot;&quot;&quot;&amp;[.A2]&amp;&quot;&quot;&quot; xml:space=&quot;&quot;preserve&quot;&quot;&gt; &lt;value&gt;&quot;&amp;[.C2]&amp;&quot;&lt;/value&gt; &lt;/data&gt;&quot;" office:value-type="string" office:string-value="  &lt;data name=&quot;Account&quot; xml:space=&quot;preserve&quot;&gt; &lt;value&gt;xxx&lt;/value&gt; &lt;/data&gt;">
            <text:p><text:s text:c="2"/>&lt;data name="Accoun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Added to car</text:p>
          </table:table-cell>
          <table:table-cell office:value-type="string">
            <text:p>Added to this car</text:p>
          </table:table-cell>
          <table:table-cell office:value-type="string">
            <text:p>xxx</text:p>
          </table:table-cell>
          <table:table-cell table:formula="of:=&quot;  &lt;data name=&quot;&quot;&quot;&amp;[.A3]&amp;&quot;&quot;&quot; xml:space=&quot;&quot;preserve&quot;&quot;&gt; &lt;value&gt;&quot;&amp;[.B3]&amp;&quot;&lt;/value&gt; &lt;/data&gt;&quot;" office:value-type="string" office:string-value="  &lt;data name=&quot;Added to car&quot; xml:space=&quot;preserve&quot;&gt; &lt;value&gt;Added to this car&lt;/value&gt; &lt;/data&gt;">
            <text:p><text:s text:c="2"/>&lt;data name="Added to car" xml:space="preserve"&gt; &lt;value&gt;Added to this car&lt;/value&gt; &lt;/data&gt;</text:p>
          </table:table-cell>
          <table:table-cell table:formula="of:=&quot;  &lt;data name=&quot;&quot;&quot;&amp;[.A3]&amp;&quot;&quot;&quot; xml:space=&quot;&quot;preserve&quot;&quot;&gt; &lt;value&gt;&quot;&amp;[.C3]&amp;&quot;&lt;/value&gt; &lt;/data&gt;&quot;" office:value-type="string" office:string-value="  &lt;data name=&quot;Added to car&quot; xml:space=&quot;preserve&quot;&gt; &lt;value&gt;xxx&lt;/value&gt; &lt;/data&gt;">
            <text:p><text:s text:c="2"/>&lt;data name="Added to ca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Already in car</text:p>
          </table:table-cell>
          <table:table-cell office:value-type="string">
            <text:p>Already in this car</text:p>
          </table:table-cell>
          <table:table-cell office:value-type="string">
            <text:p>xxx</text:p>
          </table:table-cell>
          <table:table-cell table:formula="of:=&quot;  &lt;data name=&quot;&quot;&quot;&amp;[.A4]&amp;&quot;&quot;&quot; xml:space=&quot;&quot;preserve&quot;&quot;&gt; &lt;value&gt;&quot;&amp;[.B4]&amp;&quot;&lt;/value&gt; &lt;/data&gt;&quot;" office:value-type="string" office:string-value="  &lt;data name=&quot;Already in car&quot; xml:space=&quot;preserve&quot;&gt; &lt;value&gt;Already in this car&lt;/value&gt; &lt;/data&gt;">
            <text:p><text:s text:c="2"/>&lt;data name="Already in car" xml:space="preserve"&gt; &lt;value&gt;Already in this car&lt;/value&gt; &lt;/data&gt;</text:p>
          </table:table-cell>
          <table:table-cell table:formula="of:=&quot;  &lt;data name=&quot;&quot;&quot;&amp;[.A4]&amp;&quot;&quot;&quot; xml:space=&quot;&quot;preserve&quot;&quot;&gt; &lt;value&gt;&quot;&amp;[.C4]&amp;&quot;&lt;/value&gt; &lt;/data&gt;&quot;" office:value-type="string" office:string-value="  &lt;data name=&quot;Already in car&quot; xml:space=&quot;preserve&quot;&gt; &lt;value&gt;xxx&lt;/value&gt; &lt;/data&gt;">
            <text:p><text:s text:c="2"/>&lt;data name="Already in ca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Amazon picture HTTP</text:p>
          </table:table-cell>
          <table:table-cell office:value-type="string">
            <text:p><text:a xlink:href="https://s3-eu-west-1.amazonaws.com/commute/Pictures/">https://s3-eu-west-1.amazonaws.com/commute/Pictures/</text:a></text:p>
          </table:table-cell>
          <table:table-cell office:value-type="string">
            <text:p>xxx</text:p>
          </table:table-cell>
          <table:table-cell table:formula="of:=&quot;  &lt;data name=&quot;&quot;&quot;&amp;[.A5]&amp;&quot;&quot;&quot; xml:space=&quot;&quot;preserve&quot;&quot;&gt; &lt;value&gt;&quot;&amp;[.B5]&amp;&quot;&lt;/value&gt; &lt;/data&gt;&quot;" office:value-type="string" office:string-value="  &lt;data name=&quot;Amazon picture HTTP&quot; xml:space=&quot;preserve&quot;&gt; &lt;value&gt;https://s3-eu-west-1.amazonaws.com/commute/Pictures/&lt;/value&gt; &lt;/data&gt;">
            <text:p><text:s text:c="2"/>&lt;data name="Amazon picture HTTP" xml:space="preserve"&gt; &lt;value&gt;https://s3-eu-west-1.amazonaws.com/commute/Pictures/&lt;/value&gt; &lt;/data&gt;</text:p>
          </table:table-cell>
          <table:table-cell table:formula="of:=&quot;  &lt;data name=&quot;&quot;&quot;&amp;[.A5]&amp;&quot;&quot;&quot; xml:space=&quot;&quot;preserve&quot;&quot;&gt; &lt;value&gt;&quot;&amp;[.C5]&amp;&quot;&lt;/value&gt; &lt;/data&gt;&quot;" office:value-type="string" office:string-value="  &lt;data name=&quot;Amazon picture HTTP&quot; xml:space=&quot;preserve&quot;&gt; &lt;value&gt;xxx&lt;/value&gt; &lt;/data&gt;">
            <text:p><text:s text:c="2"/>&lt;data name="Amazon picture HTTP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Application name</text:p>
          </table:table-cell>
          <table:table-cell office:value-type="string">
            <text:p>Commute</text:p>
          </table:table-cell>
          <table:table-cell office:value-type="string">
            <text:p>xxx</text:p>
          </table:table-cell>
          <table:table-cell table:formula="of:=&quot;  &lt;data name=&quot;&quot;&quot;&amp;[.A6]&amp;&quot;&quot;&quot; xml:space=&quot;&quot;preserve&quot;&quot;&gt; &lt;value&gt;&quot;&amp;[.B6]&amp;&quot;&lt;/value&gt; &lt;/data&gt;&quot;" office:value-type="string" office:string-value="  &lt;data name=&quot;Application name&quot; xml:space=&quot;preserve&quot;&gt; &lt;value&gt;Commute&lt;/value&gt; &lt;/data&gt;">
            <text:p><text:s text:c="2"/>&lt;data name="Application name" xml:space="preserve"&gt; &lt;value&gt;Commute&lt;/value&gt; &lt;/data&gt;</text:p>
          </table:table-cell>
          <table:table-cell table:formula="of:=&quot;  &lt;data name=&quot;&quot;&quot;&amp;[.A6]&amp;&quot;&quot;&quot; xml:space=&quot;&quot;preserve&quot;&quot;&gt; &lt;value&gt;&quot;&amp;[.C6]&amp;&quot;&lt;/value&gt; &lt;/data&gt;&quot;" office:value-type="string" office:string-value="  &lt;data name=&quot;Application name&quot; xml:space=&quot;preserve&quot;&gt; &lt;value&gt;xxx&lt;/value&gt; &lt;/data&gt;">
            <text:p><text:s text:c="2"/>&lt;data name="Application nam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Cancel</text:p>
          </table:table-cell>
          <table:table-cell office:value-type="string">
            <text:p>xxx</text:p>
          </table:table-cell>
          <table:table-cell table:formula="of:=&quot;  &lt;data name=&quot;&quot;&quot;&amp;[.A7]&amp;&quot;&quot;&quot; xml:space=&quot;&quot;preserve&quot;&quot;&gt; &lt;value&gt;&quot;&amp;[.B7]&amp;&quot;&lt;/value&gt; &lt;/data&gt;&quot;" office:value-type="string" office:string-value="  &lt;data name=&quot;Cancel&quot; xml:space=&quot;preserve&quot;&gt; &lt;value&gt;Cancel&lt;/value&gt; &lt;/data&gt;">
            <text:p><text:s text:c="2"/>&lt;data name="Cancel" xml:space="preserve"&gt; &lt;value&gt;Cancel&lt;/value&gt; &lt;/data&gt;</text:p>
          </table:table-cell>
          <table:table-cell table:formula="of:=&quot;  &lt;data name=&quot;&quot;&quot;&amp;[.A7]&amp;&quot;&quot;&quot; xml:space=&quot;&quot;preserve&quot;&quot;&gt; &lt;value&gt;&quot;&amp;[.C7]&amp;&quot;&lt;/value&gt; &lt;/data&gt;&quot;" office:value-type="string" office:string-value="  &lt;data name=&quot;Cancel&quot; xml:space=&quot;preserve&quot;&gt; &lt;value&gt;xxx&lt;/value&gt; &lt;/data&gt;">
            <text:p><text:s text:c="2"/>&lt;data name="Cancel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Connection agenda</text:p>
          </table:table-cell>
          <table:table-cell office:value-type="string">
            <text:p>xxx</text:p>
          </table:table-cell>
          <table:table-cell table:formula="of:=&quot;  &lt;data name=&quot;&quot;&quot;&amp;[.A8]&amp;&quot;&quot;&quot; xml:space=&quot;&quot;preserve&quot;&quot;&gt; &lt;value&gt;&quot;&amp;[.B8]&amp;&quot;&lt;/value&gt; &lt;/data&gt;&quot;" office:value-type="string" office:string-value="  &lt;data name=&quot;Connection agenda&quot; xml:space=&quot;preserve&quot;&gt; &lt;value&gt;Connection agenda&lt;/value&gt; &lt;/data&gt;">
            <text:p><text:s text:c="2"/>&lt;data name="Connection agenda" xml:space="preserve"&gt; &lt;value&gt;Connection agenda&lt;/value&gt; &lt;/data&gt;</text:p>
          </table:table-cell>
          <table:table-cell table:formula="of:=&quot;  &lt;data name=&quot;&quot;&quot;&amp;[.A8]&amp;&quot;&quot;&quot; xml:space=&quot;&quot;preserve&quot;&quot;&gt; &lt;value&gt;&quot;&amp;[.C8]&amp;&quot;&lt;/value&gt; &lt;/data&gt;&quot;" office:value-type="string" office:string-value="  &lt;data name=&quot;Connection agenda&quot; xml:space=&quot;preserve&quot;&gt; &lt;value&gt;xxx&lt;/value&gt; &lt;/data&gt;">
            <text:p><text:s text:c="2"/>&lt;data name="Connection agenda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Create account</text:p>
          </table:table-cell>
          <table:table-cell office:value-type="string">
            <text:p>xxx</text:p>
          </table:table-cell>
          <table:table-cell table:formula="of:=&quot;  &lt;data name=&quot;&quot;&quot;&amp;[.A9]&amp;&quot;&quot;&quot; xml:space=&quot;&quot;preserve&quot;&quot;&gt; &lt;value&gt;&quot;&amp;[.B9]&amp;&quot;&lt;/value&gt; &lt;/data&gt;&quot;" office:value-type="string" office:string-value="  &lt;data name=&quot;Create account&quot; xml:space=&quot;preserve&quot;&gt; &lt;value&gt;Create account&lt;/value&gt; &lt;/data&gt;">
            <text:p><text:s text:c="2"/>&lt;data name="Create account" xml:space="preserve"&gt; &lt;value&gt;Create account&lt;/value&gt; &lt;/data&gt;</text:p>
          </table:table-cell>
          <table:table-cell table:formula="of:=&quot;  &lt;data name=&quot;&quot;&quot;&amp;[.A9]&amp;&quot;&quot;&quot; xml:space=&quot;&quot;preserve&quot;&quot;&gt; &lt;value&gt;&quot;&amp;[.C9]&amp;&quot;&lt;/value&gt; &lt;/data&gt;&quot;" office:value-type="string" office:string-value="  &lt;data name=&quot;Create account&quot; xml:space=&quot;preserve&quot;&gt; &lt;value&gt;xxx&lt;/value&gt; &lt;/data&gt;">
            <text:p><text:s text:c="2"/>&lt;data name="Create accoun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created</text:p>
          </table:table-cell>
          <table:table-cell office:value-type="string">
            <text:p>You are now a driver, drive safe</text:p>
          </table:table-cell>
          <table:table-cell office:value-type="string">
            <text:p>xxx</text:p>
          </table:table-cell>
          <table:table-cell table:formula="of:=&quot;  &lt;data name=&quot;&quot;&quot;&amp;[.A10]&amp;&quot;&quot;&quot; xml:space=&quot;&quot;preserve&quot;&quot;&gt; &lt;value&gt;&quot;&amp;[.B10]&amp;&quot;&lt;/value&gt; &lt;/data&gt;&quot;" office:value-type="string" office:string-value="  &lt;data name=&quot;Driver created&quot; xml:space=&quot;preserve&quot;&gt; &lt;value&gt;You are now a driver, drive safe&lt;/value&gt; &lt;/data&gt;">
            <text:p><text:s text:c="2"/>&lt;data name="Driver created" xml:space="preserve"&gt; &lt;value&gt;You are now a driver, drive safe&lt;/value&gt; &lt;/data&gt;</text:p>
          </table:table-cell>
          <table:table-cell table:formula="of:=&quot;  &lt;data name=&quot;&quot;&quot;&amp;[.A10]&amp;&quot;&quot;&quot; xml:space=&quot;&quot;preserve&quot;&quot;&gt; &lt;value&gt;&quot;&amp;[.C10]&amp;&quot;&lt;/value&gt; &lt;/data&gt;&quot;" office:value-type="string" office:string-value="  &lt;data name=&quot;Driver created&quot; xml:space=&quot;preserve&quot;&gt; &lt;value&gt;xxx&lt;/value&gt; &lt;/data&gt;">
            <text:p><text:s text:c="2"/>&lt;data name="Driver create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deleted</text:p>
          </table:table-cell>
          <table:table-cell office:value-type="string">
            <text:p>Driver removed from connection</text:p>
          </table:table-cell>
          <table:table-cell office:value-type="string">
            <text:p>xxx</text:p>
          </table:table-cell>
          <table:table-cell table:formula="of:=&quot;  &lt;data name=&quot;&quot;&quot;&amp;[.A11]&amp;&quot;&quot;&quot; xml:space=&quot;&quot;preserve&quot;&quot;&gt; &lt;value&gt;&quot;&amp;[.B11]&amp;&quot;&lt;/value&gt; &lt;/data&gt;&quot;" office:value-type="string" office:string-value="  &lt;data name=&quot;Driver deleted&quot; xml:space=&quot;preserve&quot;&gt; &lt;value&gt;Driver removed from connection&lt;/value&gt; &lt;/data&gt;">
            <text:p><text:s text:c="2"/>&lt;data name="Driver deleted" xml:space="preserve"&gt; &lt;value&gt;Driver removed from connection&lt;/value&gt; &lt;/data&gt;</text:p>
          </table:table-cell>
          <table:table-cell table:formula="of:=&quot;  &lt;data name=&quot;&quot;&quot;&amp;[.A11]&amp;&quot;&quot;&quot; xml:space=&quot;&quot;preserve&quot;&quot;&gt; &lt;value&gt;&quot;&amp;[.C11]&amp;&quot;&lt;/value&gt; &lt;/data&gt;&quot;" office:value-type="string" office:string-value="  &lt;data name=&quot;Driver deleted&quot; xml:space=&quot;preserve&quot;&gt; &lt;value&gt;xxx&lt;/value&gt; &lt;/data&gt;">
            <text:p><text:s text:c="2"/>&lt;data name="Driver delete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for this connection</text:p>
          </table:table-cell>
          <table:table-cell office:value-type="string">
            <text:p>You are already the driver for this connection</text:p>
          </table:table-cell>
          <table:table-cell office:value-type="string">
            <text:p>xxx</text:p>
          </table:table-cell>
          <table:table-cell table:formula="of:=&quot;  &lt;data name=&quot;&quot;&quot;&amp;[.A12]&amp;&quot;&quot;&quot; xml:space=&quot;&quot;preserve&quot;&quot;&gt; &lt;value&gt;&quot;&amp;[.B12]&amp;&quot;&lt;/value&gt; &lt;/data&gt;&quot;" office:value-type="string" office:string-value="  &lt;data name=&quot;Driver for this connection&quot; xml:space=&quot;preserve&quot;&gt; &lt;value&gt;You are already the driver for this connection&lt;/value&gt; &lt;/data&gt;">
            <text:p><text:s text:c="2"/>&lt;data name="Driver for this connection" xml:space="preserve"&gt; &lt;value&gt;You are already the driver for this connection&lt;/value&gt; &lt;/data&gt;</text:p>
          </table:table-cell>
          <table:table-cell table:formula="of:=&quot;  &lt;data name=&quot;&quot;&quot;&amp;[.A12]&amp;&quot;&quot;&quot; xml:space=&quot;&quot;preserve&quot;&quot;&gt; &lt;value&gt;&quot;&amp;[.C12]&amp;&quot;&lt;/value&gt; &lt;/data&gt;&quot;" office:value-type="string" office:string-value="  &lt;data name=&quot;Driver for this connection&quot; xml:space=&quot;preserve&quot;&gt; &lt;value&gt;xxx&lt;/value&gt; &lt;/data&gt;">
            <text:p><text:s text:c="2"/>&lt;data name="Driver for this connection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not passenger</text:p>
          </table:table-cell>
          <table:table-cell office:value-type="string">
            <text:p>You are the driver for this connection, not a passenger</text:p>
          </table:table-cell>
          <table:table-cell office:value-type="string">
            <text:p>xxx</text:p>
          </table:table-cell>
          <table:table-cell table:formula="of:=&quot;  &lt;data name=&quot;&quot;&quot;&amp;[.A13]&amp;&quot;&quot;&quot; xml:space=&quot;&quot;preserve&quot;&quot;&gt; &lt;value&gt;&quot;&amp;[.B13]&amp;&quot;&lt;/value&gt; &lt;/data&gt;&quot;" office:value-type="string" office:string-value="  &lt;data name=&quot;Driver not passenger&quot; xml:space=&quot;preserve&quot;&gt; &lt;value&gt;You are the driver for this connection, not a passenger&lt;/value&gt; &lt;/data&gt;">
            <text:p><text:s text:c="2"/>&lt;data name="Driver not passenger" xml:space="preserve"&gt; &lt;value&gt;You are the driver for this connection, not a passenger&lt;/value&gt; &lt;/data&gt;</text:p>
          </table:table-cell>
          <table:table-cell table:formula="of:=&quot;  &lt;data name=&quot;&quot;&quot;&amp;[.A13]&amp;&quot;&quot;&quot; xml:space=&quot;&quot;preserve&quot;&quot;&gt; &lt;value&gt;&quot;&amp;[.C13]&amp;&quot;&lt;/value&gt; &lt;/data&gt;&quot;" office:value-type="string" office:string-value="  &lt;data name=&quot;Driver not passenger&quot; xml:space=&quot;preserve&quot;&gt; &lt;value&gt;xxx&lt;/value&gt; &lt;/data&gt;">
            <text:p><text:s text:c="2"/>&lt;data name="Driver not passenge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updated</text:p>
          </table:table-cell>
          <table:table-cell office:value-type="string">
            <text:p>You are now the driver</text:p>
          </table:table-cell>
          <table:table-cell office:value-type="string">
            <text:p>xxx</text:p>
          </table:table-cell>
          <table:table-cell table:formula="of:=&quot;  &lt;data name=&quot;&quot;&quot;&amp;[.A14]&amp;&quot;&quot;&quot; xml:space=&quot;&quot;preserve&quot;&quot;&gt; &lt;value&gt;&quot;&amp;[.B14]&amp;&quot;&lt;/value&gt; &lt;/data&gt;&quot;" office:value-type="string" office:string-value="  &lt;data name=&quot;Driver updated&quot; xml:space=&quot;preserve&quot;&gt; &lt;value&gt;You are now the driver&lt;/value&gt; &lt;/data&gt;">
            <text:p><text:s text:c="2"/>&lt;data name="Driver updated" xml:space="preserve"&gt; &lt;value&gt;You are now the driver&lt;/value&gt; &lt;/data&gt;</text:p>
          </table:table-cell>
          <table:table-cell table:formula="of:=&quot;  &lt;data name=&quot;&quot;&quot;&amp;[.A14]&amp;&quot;&quot;&quot; xml:space=&quot;&quot;preserve&quot;&quot;&gt; &lt;value&gt;&quot;&amp;[.C14]&amp;&quot;&lt;/value&gt; &lt;/data&gt;&quot;" office:value-type="string" office:string-value="  &lt;data name=&quot;Driver updated&quot; xml:space=&quot;preserve&quot;&gt; &lt;value&gt;xxx&lt;/value&gt; &lt;/data&gt;">
            <text:p><text:s text:c="2"/>&lt;data name="Driver update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ir image upload</text:p>
          </table:table-cell>
          <table:table-cell office:value-type="string">
            <text:p>/Content/Images/Upload/</text:p>
          </table:table-cell>
          <table:table-cell office:value-type="string">
            <text:p>xxx</text:p>
          </table:table-cell>
          <table:table-cell table:formula="of:=&quot;  &lt;data name=&quot;&quot;&quot;&amp;[.A15]&amp;&quot;&quot;&quot; xml:space=&quot;&quot;preserve&quot;&quot;&gt; &lt;value&gt;&quot;&amp;[.B15]&amp;&quot;&lt;/value&gt; &lt;/data&gt;&quot;" office:value-type="string" office:string-value="  &lt;data name=&quot;Dir image upload&quot; xml:space=&quot;preserve&quot;&gt; &lt;value&gt;/Content/Images/Upload/&lt;/value&gt; &lt;/data&gt;">
            <text:p><text:s text:c="2"/>&lt;data name="Dir image upload" xml:space="preserve"&gt; &lt;value&gt;/Content/Images/Upload/&lt;/value&gt; &lt;/data&gt;</text:p>
          </table:table-cell>
          <table:table-cell table:formula="of:=&quot;  &lt;data name=&quot;&quot;&quot;&amp;[.A15]&amp;&quot;&quot;&quot; xml:space=&quot;&quot;preserve&quot;&quot;&gt; &lt;value&gt;&quot;&amp;[.C15]&amp;&quot;&lt;/value&gt; &lt;/data&gt;&quot;" office:value-type="string" office:string-value="  &lt;data name=&quot;Dir image upload&quot; xml:space=&quot;preserve&quot;&gt; &lt;value&gt;xxx&lt;/value&gt; &lt;/data&gt;">
            <text:p><text:s text:c="2"/>&lt;data name="Dir image uploa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Connection not found</text:p>
          </table:table-cell>
          <table:table-cell office:value-type="string">
            <text:p>xxx</text:p>
          </table:table-cell>
          <table:table-cell table:formula="of:=&quot;  &lt;data name=&quot;&quot;&quot;&amp;[.A16]&amp;&quot;&quot;&quot; xml:space=&quot;&quot;preserve&quot;&quot;&gt; &lt;value&gt;&quot;&amp;[.B16]&amp;&quot;&lt;/value&gt; &lt;/data&gt;&quot;" office:value-type="string" office:string-value="  &lt;data name=&quot;Connection not found&quot; xml:space=&quot;preserve&quot;&gt; &lt;value&gt;Connection not found&lt;/value&gt; &lt;/data&gt;">
            <text:p><text:s text:c="2"/>&lt;data name="Connection not found" xml:space="preserve"&gt; &lt;value&gt;Connection not found&lt;/value&gt; &lt;/data&gt;</text:p>
          </table:table-cell>
          <table:table-cell table:formula="of:=&quot;  &lt;data name=&quot;&quot;&quot;&amp;[.A16]&amp;&quot;&quot;&quot; xml:space=&quot;&quot;preserve&quot;&quot;&gt; &lt;value&gt;&quot;&amp;[.C16]&amp;&quot;&lt;/value&gt; &lt;/data&gt;&quot;" office:value-type="string" office:string-value="  &lt;data name=&quot;Connection not found&quot; xml:space=&quot;preserve&quot;&gt; &lt;value&gt;xxx&lt;/value&gt; &lt;/data&gt;">
            <text:p><text:s text:c="2"/>&lt;data name="Connection not foun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mail</text:p>
          </table:table-cell>
          <table:table-cell office:value-type="string">
            <text:p>E-mail address</text:p>
          </table:table-cell>
          <table:table-cell office:value-type="string">
            <text:p>xxx</text:p>
          </table:table-cell>
          <table:table-cell table:formula="of:=&quot;  &lt;data name=&quot;&quot;&quot;&amp;[.A17]&amp;&quot;&quot;&quot; xml:space=&quot;&quot;preserve&quot;&quot;&gt; &lt;value&gt;&quot;&amp;[.B17]&amp;&quot;&lt;/value&gt; &lt;/data&gt;&quot;" office:value-type="string" office:string-value="  &lt;data name=&quot;Email&quot; xml:space=&quot;preserve&quot;&gt; &lt;value&gt;E-mail address&lt;/value&gt; &lt;/data&gt;">
            <text:p><text:s text:c="2"/>&lt;data name="Email" xml:space="preserve"&gt; &lt;value&gt;E-mail address&lt;/value&gt; &lt;/data&gt;</text:p>
          </table:table-cell>
          <table:table-cell table:formula="of:=&quot;  &lt;data name=&quot;&quot;&quot;&amp;[.A17]&amp;&quot;&quot;&quot; xml:space=&quot;&quot;preserve&quot;&quot;&gt; &lt;value&gt;&quot;&amp;[.C17]&amp;&quot;&lt;/value&gt; &lt;/data&gt;&quot;" office:value-type="string" office:string-value="  &lt;data name=&quot;Email&quot; xml:space=&quot;preserve&quot;&gt; &lt;value&gt;xxx&lt;/value&gt; &lt;/data&gt;">
            <text:p><text:s text:c="2"/>&lt;data name="Email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rror database access</text:p>
          </table:table-cell>
          <table:table-cell office:value-type="string">
            <text:p>Database error</text:p>
          </table:table-cell>
          <table:table-cell office:value-type="string">
            <text:p>xxx</text:p>
          </table:table-cell>
          <table:table-cell table:formula="of:=&quot;  &lt;data name=&quot;&quot;&quot;&amp;[.A18]&amp;&quot;&quot;&quot; xml:space=&quot;&quot;preserve&quot;&quot;&gt; &lt;value&gt;&quot;&amp;[.B18]&amp;&quot;&lt;/value&gt; &lt;/data&gt;&quot;" office:value-type="string" office:string-value="  &lt;data name=&quot;Error database access&quot; xml:space=&quot;preserve&quot;&gt; &lt;value&gt;Database error&lt;/value&gt; &lt;/data&gt;">
            <text:p><text:s text:c="2"/>&lt;data name="Error database access" xml:space="preserve"&gt; &lt;value&gt;Database error&lt;/value&gt; &lt;/data&gt;</text:p>
          </table:table-cell>
          <table:table-cell table:formula="of:=&quot;  &lt;data name=&quot;&quot;&quot;&amp;[.A18]&amp;&quot;&quot;&quot; xml:space=&quot;&quot;preserve&quot;&quot;&gt; &lt;value&gt;&quot;&amp;[.C18]&amp;&quot;&lt;/value&gt; &lt;/data&gt;&quot;" office:value-type="string" office:string-value="  &lt;data name=&quot;Error database access&quot; xml:space=&quot;preserve&quot;&gt; &lt;value&gt;xxx&lt;/value&gt; &lt;/data&gt;">
            <text:p><text:s text:c="2"/>&lt;data name="Error database access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rror duplicate account</text:p>
          </table:table-cell>
          <table:table-cell office:value-type="string">
            <text:p>This account already exists</text:p>
          </table:table-cell>
          <table:table-cell office:value-type="string">
            <text:p>xxx</text:p>
          </table:table-cell>
          <table:table-cell table:formula="of:=&quot;  &lt;data name=&quot;&quot;&quot;&amp;[.A19]&amp;&quot;&quot;&quot; xml:space=&quot;&quot;preserve&quot;&quot;&gt; &lt;value&gt;&quot;&amp;[.B19]&amp;&quot;&lt;/value&gt; &lt;/data&gt;&quot;" office:value-type="string" office:string-value="  &lt;data name=&quot;Error duplicate account&quot; xml:space=&quot;preserve&quot;&gt; &lt;value&gt;This account already exists&lt;/value&gt; &lt;/data&gt;">
            <text:p><text:s text:c="2"/>&lt;data name="Error duplicate account" xml:space="preserve"&gt; &lt;value&gt;This account already exists&lt;/value&gt; &lt;/data&gt;</text:p>
          </table:table-cell>
          <table:table-cell table:formula="of:=&quot;  &lt;data name=&quot;&quot;&quot;&amp;[.A19]&amp;&quot;&quot;&quot; xml:space=&quot;&quot;preserve&quot;&quot;&gt; &lt;value&gt;&quot;&amp;[.C19]&amp;&quot;&lt;/value&gt; &lt;/data&gt;&quot;" office:value-type="string" office:string-value="  &lt;data name=&quot;Error duplicate account&quot; xml:space=&quot;preserve&quot;&gt; &lt;value&gt;xxx&lt;/value&gt; &lt;/data&gt;">
            <text:p><text:s text:c="2"/>&lt;data name="Error duplicate accoun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rror invalid mail</text:p>
          </table:table-cell>
          <table:table-cell office:value-type="string">
            <text:p>This does not look like a valid mail address</text:p>
          </table:table-cell>
          <table:table-cell office:value-type="string">
            <text:p>xxx</text:p>
          </table:table-cell>
          <table:table-cell table:formula="of:=&quot;  &lt;data name=&quot;&quot;&quot;&amp;[.A20]&amp;&quot;&quot;&quot; xml:space=&quot;&quot;preserve&quot;&quot;&gt; &lt;value&gt;&quot;&amp;[.B20]&amp;&quot;&lt;/value&gt; &lt;/data&gt;&quot;" office:value-type="string" office:string-value="  &lt;data name=&quot;Error invalid mail&quot; xml:space=&quot;preserve&quot;&gt; &lt;value&gt;This does not look like a valid mail address&lt;/value&gt; &lt;/data&gt;">
            <text:p><text:s text:c="2"/>&lt;data name="Error invalid mail" xml:space="preserve"&gt; &lt;value&gt;This does not look like a valid mail address&lt;/value&gt; &lt;/data&gt;</text:p>
          </table:table-cell>
          <table:table-cell table:formula="of:=&quot;  &lt;data name=&quot;&quot;&quot;&amp;[.A20]&amp;&quot;&quot;&quot; xml:space=&quot;&quot;preserve&quot;&quot;&gt; &lt;value&gt;&quot;&amp;[.C20]&amp;&quot;&lt;/value&gt; &lt;/data&gt;&quot;" office:value-type="string" office:string-value="  &lt;data name=&quot;Error invalid mail&quot; xml:space=&quot;preserve&quot;&gt; &lt;value&gt;xxx&lt;/value&gt; &lt;/data&gt;">
            <text:p><text:s text:c="2"/>&lt;data name="Error invalid mail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rror string too long</text:p>
          </table:table-cell>
          <table:table-cell office:value-type="string">
            <text:p>String is too long</text:p>
          </table:table-cell>
          <table:table-cell office:value-type="string">
            <text:p>xxx</text:p>
          </table:table-cell>
          <table:table-cell table:formula="of:=&quot;  &lt;data name=&quot;&quot;&quot;&amp;[.A21]&amp;&quot;&quot;&quot; xml:space=&quot;&quot;preserve&quot;&quot;&gt; &lt;value&gt;&quot;&amp;[.B21]&amp;&quot;&lt;/value&gt; &lt;/data&gt;&quot;" office:value-type="string" office:string-value="  &lt;data name=&quot;Error string too long&quot; xml:space=&quot;preserve&quot;&gt; &lt;value&gt;String is too long&lt;/value&gt; &lt;/data&gt;">
            <text:p><text:s text:c="2"/>&lt;data name="Error string too long" xml:space="preserve"&gt; &lt;value&gt;String is too long&lt;/value&gt; &lt;/data&gt;</text:p>
          </table:table-cell>
          <table:table-cell table:formula="of:=&quot;  &lt;data name=&quot;&quot;&quot;&amp;[.A21]&amp;&quot;&quot;&quot; xml:space=&quot;&quot;preserve&quot;&quot;&gt; &lt;value&gt;&quot;&amp;[.C21]&amp;&quot;&lt;/value&gt; &lt;/data&gt;&quot;" office:value-type="string" office:string-value="  &lt;data name=&quot;Error string too long&quot; xml:space=&quot;preserve&quot;&gt; &lt;value&gt;xxx&lt;/value&gt; &lt;/data&gt;">
            <text:p><text:s text:c="2"/>&lt;data name="Error string too long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rror unknown account</text:p>
          </table:table-cell>
          <table:table-cell office:value-type="string">
            <text:p>This account does not exists</text:p>
          </table:table-cell>
          <table:table-cell office:value-type="string">
            <text:p>xxx</text:p>
          </table:table-cell>
          <table:table-cell table:formula="of:=&quot;  &lt;data name=&quot;&quot;&quot;&amp;[.A22]&amp;&quot;&quot;&quot; xml:space=&quot;&quot;preserve&quot;&quot;&gt; &lt;value&gt;&quot;&amp;[.B22]&amp;&quot;&lt;/value&gt; &lt;/data&gt;&quot;" office:value-type="string" office:string-value="  &lt;data name=&quot;Error unknown account&quot; xml:space=&quot;preserve&quot;&gt; &lt;value&gt;This account does not exists&lt;/value&gt; &lt;/data&gt;">
            <text:p><text:s text:c="2"/>&lt;data name="Error unknown account" xml:space="preserve"&gt; &lt;value&gt;This account does not exists&lt;/value&gt; &lt;/data&gt;</text:p>
          </table:table-cell>
          <table:table-cell table:formula="of:=&quot;  &lt;data name=&quot;&quot;&quot;&amp;[.A22]&amp;&quot;&quot;&quot; xml:space=&quot;&quot;preserve&quot;&quot;&gt; &lt;value&gt;&quot;&amp;[.C22]&amp;&quot;&lt;/value&gt; &lt;/data&gt;&quot;" office:value-type="string" office:string-value="  &lt;data name=&quot;Error unknown account&quot; xml:space=&quot;preserve&quot;&gt; &lt;value&gt;xxx&lt;/value&gt; &lt;/data&gt;">
            <text:p><text:s text:c="2"/>&lt;data name="Error unknown accoun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rror wrong password</text:p>
          </table:table-cell>
          <table:table-cell office:value-type="string">
            <text:p>Wrong password, did you forget it...too bad !</text:p>
          </table:table-cell>
          <table:table-cell/>
          <table:table-cell table:formula="of:=&quot;  &lt;data name=&quot;&quot;&quot;&amp;[.A23]&amp;&quot;&quot;&quot; xml:space=&quot;&quot;preserve&quot;&quot;&gt; &lt;value&gt;&quot;&amp;[.B23]&amp;&quot;&lt;/value&gt; &lt;/data&gt;&quot;" office:value-type="string" office:string-value="  &lt;data name=&quot;Error wrong password&quot; xml:space=&quot;preserve&quot;&gt; &lt;value&gt;Wrong password, did you forget it...too bad !&lt;/value&gt; &lt;/data&gt;">
            <text:p><text:s text:c="2"/>&lt;data name="Error wrong password" xml:space="preserve"&gt; &lt;value&gt;Wrong password, did you forget it...too bad !&lt;/value&gt; &lt;/data&gt;</text:p>
          </table:table-cell>
          <table:table-cell table:formula="of:=&quot;  &lt;data name=&quot;&quot;&quot;&amp;[.A23]&amp;&quot;&quot;&quot; xml:space=&quot;&quot;preserve&quot;&quot;&gt; &lt;value&gt;&quot;&amp;[.C23]&amp;&quot;&lt;/value&gt; &lt;/data&gt;&quot;" office:value-type="string" office:string-value="  &lt;data name=&quot;Error wrong password&quot; xml:space=&quot;preserve&quot;&gt; &lt;value&gt;&lt;/value&gt; &lt;/data&gt;">
            <text:p><text:s text:c="2"/>&lt;data name="Error wrong password" xml:space="preserve"&gt; &lt;value&gt;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Forum</text:p>
          </table:table-cell>
          <table:table-cell office:value-type="string">
            <text:p>xxx</text:p>
          </table:table-cell>
          <table:table-cell table:formula="of:=&quot;  &lt;data name=&quot;&quot;&quot;&amp;[.A24]&amp;&quot;&quot;&quot; xml:space=&quot;&quot;preserve&quot;&quot;&gt; &lt;value&gt;&quot;&amp;[.B24]&amp;&quot;&lt;/value&gt; &lt;/data&gt;&quot;" office:value-type="string" office:string-value="  &lt;data name=&quot;Forum&quot; xml:space=&quot;preserve&quot;&gt; &lt;value&gt;Forum&lt;/value&gt; &lt;/data&gt;">
            <text:p><text:s text:c="2"/>&lt;data name="Forum" xml:space="preserve"&gt; &lt;value&gt;Forum&lt;/value&gt; &lt;/data&gt;</text:p>
          </table:table-cell>
          <table:table-cell table:formula="of:=&quot;  &lt;data name=&quot;&quot;&quot;&amp;[.A24]&amp;&quot;&quot;&quot; xml:space=&quot;&quot;preserve&quot;&quot;&gt; &lt;value&gt;&quot;&amp;[.C24]&amp;&quot;&lt;/value&gt; &lt;/data&gt;&quot;" office:value-type="string" office:string-value="  &lt;data name=&quot;Forum&quot; xml:space=&quot;preserve&quot;&gt; &lt;value&gt;xxx&lt;/value&gt; &lt;/data&gt;">
            <text:p><text:s text:c="2"/>&lt;data name="Forum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From</text:p>
          </table:table-cell>
          <table:table-cell office:value-type="string">
            <text:p>xxx</text:p>
          </table:table-cell>
          <table:table-cell table:formula="of:=&quot;  &lt;data name=&quot;&quot;&quot;&amp;[.A25]&amp;&quot;&quot;&quot; xml:space=&quot;&quot;preserve&quot;&quot;&gt; &lt;value&gt;&quot;&amp;[.B25]&amp;&quot;&lt;/value&gt; &lt;/data&gt;&quot;" office:value-type="string" office:string-value="  &lt;data name=&quot;From&quot; xml:space=&quot;preserve&quot;&gt; &lt;value&gt;From&lt;/value&gt; &lt;/data&gt;">
            <text:p><text:s text:c="2"/>&lt;data name="From" xml:space="preserve"&gt; &lt;value&gt;From&lt;/value&gt; &lt;/data&gt;</text:p>
          </table:table-cell>
          <table:table-cell table:formula="of:=&quot;  &lt;data name=&quot;&quot;&quot;&amp;[.A25]&amp;&quot;&quot;&quot; xml:space=&quot;&quot;preserve&quot;&quot;&gt; &lt;value&gt;&quot;&amp;[.C25]&amp;&quot;&lt;/value&gt; &lt;/data&gt;&quot;" office:value-type="string" office:string-value="  &lt;data name=&quot;From&quot; xml:space=&quot;preserve&quot;&gt; &lt;value&gt;xxx&lt;/value&gt; &lt;/data&gt;">
            <text:p><text:s text:c="2"/>&lt;data name="From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Guest</text:p>
          </table:table-cell>
          <table:table-cell office:value-type="string">
            <text:p>xxx</text:p>
          </table:table-cell>
          <table:table-cell table:formula="of:=&quot;  &lt;data name=&quot;&quot;&quot;&amp;[.A26]&amp;&quot;&quot;&quot; xml:space=&quot;&quot;preserve&quot;&quot;&gt; &lt;value&gt;&quot;&amp;[.B26]&amp;&quot;&lt;/value&gt; &lt;/data&gt;&quot;" office:value-type="string" office:string-value="  &lt;data name=&quot;Guest&quot; xml:space=&quot;preserve&quot;&gt; &lt;value&gt;Guest&lt;/value&gt; &lt;/data&gt;">
            <text:p><text:s text:c="2"/>&lt;data name="Guest" xml:space="preserve"&gt; &lt;value&gt;Guest&lt;/value&gt; &lt;/data&gt;</text:p>
          </table:table-cell>
          <table:table-cell table:formula="of:=&quot;  &lt;data name=&quot;&quot;&quot;&amp;[.A26]&amp;&quot;&quot;&quot; xml:space=&quot;&quot;preserve&quot;&quot;&gt; &lt;value&gt;&quot;&amp;[.C26]&amp;&quot;&lt;/value&gt; &lt;/data&gt;&quot;" office:value-type="string" office:string-value="  &lt;data name=&quot;Guest&quot; xml:space=&quot;preserve&quot;&gt; &lt;value&gt;xxx&lt;/value&gt; &lt;/data&gt;">
            <text:p><text:s text:c="2"/>&lt;data name="Gues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Help</text:p>
          </table:table-cell>
          <table:table-cell office:value-type="string">
            <text:p>xxx</text:p>
          </table:table-cell>
          <table:table-cell table:formula="of:=&quot;  &lt;data name=&quot;&quot;&quot;&amp;[.A27]&amp;&quot;&quot;&quot; xml:space=&quot;&quot;preserve&quot;&quot;&gt; &lt;value&gt;&quot;&amp;[.B27]&amp;&quot;&lt;/value&gt; &lt;/data&gt;&quot;" office:value-type="string" office:string-value="  &lt;data name=&quot;Help&quot; xml:space=&quot;preserve&quot;&gt; &lt;value&gt;Help&lt;/value&gt; &lt;/data&gt;">
            <text:p><text:s text:c="2"/>&lt;data name="Help" xml:space="preserve"&gt; &lt;value&gt;Help&lt;/value&gt; &lt;/data&gt;</text:p>
          </table:table-cell>
          <table:table-cell table:formula="of:=&quot;  &lt;data name=&quot;&quot;&quot;&amp;[.A27]&amp;&quot;&quot;&quot; xml:space=&quot;&quot;preserve&quot;&quot;&gt; &lt;value&gt;&quot;&amp;[.C27]&amp;&quot;&lt;/value&gt; &lt;/data&gt;&quot;" office:value-type="string" office:string-value="  &lt;data name=&quot;Help&quot; xml:space=&quot;preserve&quot;&gt; &lt;value&gt;xxx&lt;/value&gt; &lt;/data&gt;">
            <text:p><text:s text:c="2"/>&lt;data name="Help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Location are the same</text:p>
          </table:table-cell>
          <table:table-cell office:value-type="string">
            <text:p>The 2 locations are the same</text:p>
          </table:table-cell>
          <table:table-cell office:value-type="string">
            <text:p>xxx</text:p>
          </table:table-cell>
          <table:table-cell table:formula="of:=&quot;  &lt;data name=&quot;&quot;&quot;&amp;[.A28]&amp;&quot;&quot;&quot; xml:space=&quot;&quot;preserve&quot;&quot;&gt; &lt;value&gt;&quot;&amp;[.B28]&amp;&quot;&lt;/value&gt; &lt;/data&gt;&quot;" office:value-type="string" office:string-value="  &lt;data name=&quot;Location are the same&quot; xml:space=&quot;preserve&quot;&gt; &lt;value&gt;The 2 locations are the same&lt;/value&gt; &lt;/data&gt;">
            <text:p><text:s text:c="2"/>&lt;data name="Location are the same" xml:space="preserve"&gt; &lt;value&gt;The 2 locations are the same&lt;/value&gt; &lt;/data&gt;</text:p>
          </table:table-cell>
          <table:table-cell table:formula="of:=&quot;  &lt;data name=&quot;&quot;&quot;&amp;[.A28]&amp;&quot;&quot;&quot; xml:space=&quot;&quot;preserve&quot;&quot;&gt; &lt;value&gt;&quot;&amp;[.C28]&amp;&quot;&lt;/value&gt; &lt;/data&gt;&quot;" office:value-type="string" office:string-value="  &lt;data name=&quot;Location are the same&quot; xml:space=&quot;preserve&quot;&gt; &lt;value&gt;xxx&lt;/value&gt; &lt;/data&gt;">
            <text:p><text:s text:c="2"/>&lt;data name="Location are the sam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Location create</text:p>
          </table:table-cell>
          <table:table-cell office:value-type="string">
            <text:p>Create new location</text:p>
          </table:table-cell>
          <table:table-cell office:value-type="string">
            <text:p>xxx</text:p>
          </table:table-cell>
          <table:table-cell table:formula="of:=&quot;  &lt;data name=&quot;&quot;&quot;&amp;[.A29]&amp;&quot;&quot;&quot; xml:space=&quot;&quot;preserve&quot;&quot;&gt; &lt;value&gt;&quot;&amp;[.B29]&amp;&quot;&lt;/value&gt; &lt;/data&gt;&quot;" office:value-type="string" office:string-value="  &lt;data name=&quot;Location create&quot; xml:space=&quot;preserve&quot;&gt; &lt;value&gt;Create new location&lt;/value&gt; &lt;/data&gt;">
            <text:p><text:s text:c="2"/>&lt;data name="Location create" xml:space="preserve"&gt; &lt;value&gt;Create new location&lt;/value&gt; &lt;/data&gt;</text:p>
          </table:table-cell>
          <table:table-cell table:formula="of:=&quot;  &lt;data name=&quot;&quot;&quot;&amp;[.A29]&amp;&quot;&quot;&quot; xml:space=&quot;&quot;preserve&quot;&quot;&gt; &lt;value&gt;&quot;&amp;[.C29]&amp;&quot;&lt;/value&gt; &lt;/data&gt;&quot;" office:value-type="string" office:string-value="  &lt;data name=&quot;Location create&quot; xml:space=&quot;preserve&quot;&gt; &lt;value&gt;xxx&lt;/value&gt; &lt;/data&gt;">
            <text:p><text:s text:c="2"/>&lt;data name="Location creat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Location name</text:p>
          </table:table-cell>
          <table:table-cell office:value-type="string">
            <text:p>xxx</text:p>
          </table:table-cell>
          <table:table-cell table:formula="of:=&quot;  &lt;data name=&quot;&quot;&quot;&amp;[.A30]&amp;&quot;&quot;&quot; xml:space=&quot;&quot;preserve&quot;&quot;&gt; &lt;value&gt;&quot;&amp;[.B30]&amp;&quot;&lt;/value&gt; &lt;/data&gt;&quot;" office:value-type="string" office:string-value="  &lt;data name=&quot;Location name&quot; xml:space=&quot;preserve&quot;&gt; &lt;value&gt;Location name&lt;/value&gt; &lt;/data&gt;">
            <text:p><text:s text:c="2"/>&lt;data name="Location name" xml:space="preserve"&gt; &lt;value&gt;Location name&lt;/value&gt; &lt;/data&gt;</text:p>
          </table:table-cell>
          <table:table-cell table:formula="of:=&quot;  &lt;data name=&quot;&quot;&quot;&amp;[.A30]&amp;&quot;&quot;&quot; xml:space=&quot;&quot;preserve&quot;&quot;&gt; &lt;value&gt;&quot;&amp;[.C30]&amp;&quot;&lt;/value&gt; &lt;/data&gt;&quot;" office:value-type="string" office:string-value="  &lt;data name=&quot;Location name&quot; xml:space=&quot;preserve&quot;&gt; &lt;value&gt;xxx&lt;/value&gt; &lt;/data&gt;">
            <text:p><text:s text:c="2"/>&lt;data name="Location nam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Location update</text:p>
          </table:table-cell>
          <table:table-cell office:value-type="string">
            <text:p>Update location</text:p>
          </table:table-cell>
          <table:table-cell office:value-type="string">
            <text:p>xxx</text:p>
          </table:table-cell>
          <table:table-cell table:formula="of:=&quot;  &lt;data name=&quot;&quot;&quot;&amp;[.A31]&amp;&quot;&quot;&quot; xml:space=&quot;&quot;preserve&quot;&quot;&gt; &lt;value&gt;&quot;&amp;[.B31]&amp;&quot;&lt;/value&gt; &lt;/data&gt;&quot;" office:value-type="string" office:string-value="  &lt;data name=&quot;Location update&quot; xml:space=&quot;preserve&quot;&gt; &lt;value&gt;Update location&lt;/value&gt; &lt;/data&gt;">
            <text:p><text:s text:c="2"/>&lt;data name="Location update" xml:space="preserve"&gt; &lt;value&gt;Update location&lt;/value&gt; &lt;/data&gt;</text:p>
          </table:table-cell>
          <table:table-cell table:formula="of:=&quot;  &lt;data name=&quot;&quot;&quot;&amp;[.A31]&amp;&quot;&quot;&quot; xml:space=&quot;&quot;preserve&quot;&quot;&gt; &lt;value&gt;&quot;&amp;[.C31]&amp;&quot;&lt;/value&gt; &lt;/data&gt;&quot;" office:value-type="string" office:string-value="  &lt;data name=&quot;Location update&quot; xml:space=&quot;preserve&quot;&gt; &lt;value&gt;xxx&lt;/value&gt; &lt;/data&gt;">
            <text:p><text:s text:c="2"/>&lt;data name="Location updat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Location type</text:p>
          </table:table-cell>
          <table:table-cell office:value-type="string">
            <text:p>Type</text:p>
          </table:table-cell>
          <table:table-cell office:value-type="string">
            <text:p>xxx</text:p>
          </table:table-cell>
          <table:table-cell table:formula="of:=&quot;  &lt;data name=&quot;&quot;&quot;&amp;[.A32]&amp;&quot;&quot;&quot; xml:space=&quot;&quot;preserve&quot;&quot;&gt; &lt;value&gt;&quot;&amp;[.B32]&amp;&quot;&lt;/value&gt; &lt;/data&gt;&quot;" office:value-type="string" office:string-value="  &lt;data name=&quot;Location type&quot; xml:space=&quot;preserve&quot;&gt; &lt;value&gt;Type&lt;/value&gt; &lt;/data&gt;">
            <text:p><text:s text:c="2"/>&lt;data name="Location type" xml:space="preserve"&gt; &lt;value&gt;Type&lt;/value&gt; &lt;/data&gt;</text:p>
          </table:table-cell>
          <table:table-cell table:formula="of:=&quot;  &lt;data name=&quot;&quot;&quot;&amp;[.A32]&amp;&quot;&quot;&quot; xml:space=&quot;&quot;preserve&quot;&quot;&gt; &lt;value&gt;&quot;&amp;[.C32]&amp;&quot;&lt;/value&gt; &lt;/data&gt;&quot;" office:value-type="string" office:string-value="  &lt;data name=&quot;Location type&quot; xml:space=&quot;preserve&quot;&gt; &lt;value&gt;xxx&lt;/value&gt; &lt;/data&gt;">
            <text:p><text:s text:c="2"/>&lt;data name="Location typ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Login</text:p>
          </table:table-cell>
          <table:table-cell office:value-type="string">
            <text:p>xxx</text:p>
          </table:table-cell>
          <table:table-cell table:formula="of:=&quot;  &lt;data name=&quot;&quot;&quot;&amp;[.A33]&amp;&quot;&quot;&quot; xml:space=&quot;&quot;preserve&quot;&quot;&gt; &lt;value&gt;&quot;&amp;[.B33]&amp;&quot;&lt;/value&gt; &lt;/data&gt;&quot;" office:value-type="string" office:string-value="  &lt;data name=&quot;Login&quot; xml:space=&quot;preserve&quot;&gt; &lt;value&gt;Login&lt;/value&gt; &lt;/data&gt;">
            <text:p><text:s text:c="2"/>&lt;data name="Login" xml:space="preserve"&gt; &lt;value&gt;Login&lt;/value&gt; &lt;/data&gt;</text:p>
          </table:table-cell>
          <table:table-cell table:formula="of:=&quot;  &lt;data name=&quot;&quot;&quot;&amp;[.A33]&amp;&quot;&quot;&quot; xml:space=&quot;&quot;preserve&quot;&quot;&gt; &lt;value&gt;&quot;&amp;[.C33]&amp;&quot;&lt;/value&gt; &lt;/data&gt;&quot;" office:value-type="string" office:string-value="  &lt;data name=&quot;Login&quot; xml:space=&quot;preserve&quot;&gt; &lt;value&gt;xxx&lt;/value&gt; &lt;/data&gt;">
            <text:p><text:s text:c="2"/>&lt;data name="Login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Logout</text:p>
          </table:table-cell>
          <table:table-cell office:value-type="string">
            <text:p>xxx</text:p>
          </table:table-cell>
          <table:table-cell table:formula="of:=&quot;  &lt;data name=&quot;&quot;&quot;&amp;[.A34]&amp;&quot;&quot;&quot; xml:space=&quot;&quot;preserve&quot;&quot;&gt; &lt;value&gt;&quot;&amp;[.B34]&amp;&quot;&lt;/value&gt; &lt;/data&gt;&quot;" office:value-type="string" office:string-value="  &lt;data name=&quot;Logout&quot; xml:space=&quot;preserve&quot;&gt; &lt;value&gt;Logout&lt;/value&gt; &lt;/data&gt;">
            <text:p><text:s text:c="2"/>&lt;data name="Logout" xml:space="preserve"&gt; &lt;value&gt;Logout&lt;/value&gt; &lt;/data&gt;</text:p>
          </table:table-cell>
          <table:table-cell table:formula="of:=&quot;  &lt;data name=&quot;&quot;&quot;&amp;[.A34]&amp;&quot;&quot;&quot; xml:space=&quot;&quot;preserve&quot;&quot;&gt; &lt;value&gt;&quot;&amp;[.C34]&amp;&quot;&lt;/value&gt; &lt;/data&gt;&quot;" office:value-type="string" office:string-value="  &lt;data name=&quot;Logout&quot; xml:space=&quot;preserve&quot;&gt; &lt;value&gt;xxx&lt;/value&gt; &lt;/data&gt;">
            <text:p><text:s text:c="2"/>&lt;data name="Logou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Mandatory</text:p>
          </table:table-cell>
          <table:table-cell office:value-type="string">
            <text:p>This field is mandatory</text:p>
          </table:table-cell>
          <table:table-cell office:value-type="string">
            <text:p>xxx</text:p>
          </table:table-cell>
          <table:table-cell table:formula="of:=&quot;  &lt;data name=&quot;&quot;&quot;&amp;[.A35]&amp;&quot;&quot;&quot; xml:space=&quot;&quot;preserve&quot;&quot;&gt; &lt;value&gt;&quot;&amp;[.B35]&amp;&quot;&lt;/value&gt; &lt;/data&gt;&quot;" office:value-type="string" office:string-value="  &lt;data name=&quot;Mandatory&quot; xml:space=&quot;preserve&quot;&gt; &lt;value&gt;This field is mandatory&lt;/value&gt; &lt;/data&gt;">
            <text:p><text:s text:c="2"/>&lt;data name="Mandatory" xml:space="preserve"&gt; &lt;value&gt;This field is mandatory&lt;/value&gt; &lt;/data&gt;</text:p>
          </table:table-cell>
          <table:table-cell table:formula="of:=&quot;  &lt;data name=&quot;&quot;&quot;&amp;[.A35]&amp;&quot;&quot;&quot; xml:space=&quot;&quot;preserve&quot;&quot;&gt; &lt;value&gt;&quot;&amp;[.C35]&amp;&quot;&lt;/value&gt; &lt;/data&gt;&quot;" office:value-type="string" office:string-value="  &lt;data name=&quot;Mandatory&quot; xml:space=&quot;preserve&quot;&gt; &lt;value&gt;xxx&lt;/value&gt; &lt;/data&gt;">
            <text:p><text:s text:c="2"/>&lt;data name="Mandatory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Map</text:p>
          </table:table-cell>
          <table:table-cell office:value-type="string">
            <text:p>xxx</text:p>
          </table:table-cell>
          <table:table-cell table:formula="of:=&quot;  &lt;data name=&quot;&quot;&quot;&amp;[.A36]&amp;&quot;&quot;&quot; xml:space=&quot;&quot;preserve&quot;&quot;&gt; &lt;value&gt;&quot;&amp;[.B36]&amp;&quot;&lt;/value&gt; &lt;/data&gt;&quot;" office:value-type="string" office:string-value="  &lt;data name=&quot;Map&quot; xml:space=&quot;preserve&quot;&gt; &lt;value&gt;Map&lt;/value&gt; &lt;/data&gt;">
            <text:p><text:s text:c="2"/>&lt;data name="Map" xml:space="preserve"&gt; &lt;value&gt;Map&lt;/value&gt; &lt;/data&gt;</text:p>
          </table:table-cell>
          <table:table-cell table:formula="of:=&quot;  &lt;data name=&quot;&quot;&quot;&amp;[.A36]&amp;&quot;&quot;&quot; xml:space=&quot;&quot;preserve&quot;&quot;&gt; &lt;value&gt;&quot;&amp;[.C36]&amp;&quot;&lt;/value&gt; &lt;/data&gt;&quot;" office:value-type="string" office:string-value="  &lt;data name=&quot;Map&quot; xml:space=&quot;preserve&quot;&gt; &lt;value&gt;xxx&lt;/value&gt; &lt;/data&gt;">
            <text:p><text:s text:c="2"/>&lt;data name="Map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Menu</text:p>
          </table:table-cell>
          <table:table-cell office:value-type="string">
            <text:p>xxx</text:p>
          </table:table-cell>
          <table:table-cell table:formula="of:=&quot;  &lt;data name=&quot;&quot;&quot;&amp;[.A37]&amp;&quot;&quot;&quot; xml:space=&quot;&quot;preserve&quot;&quot;&gt; &lt;value&gt;&quot;&amp;[.B37]&amp;&quot;&lt;/value&gt; &lt;/data&gt;&quot;" office:value-type="string" office:string-value="  &lt;data name=&quot;Menu&quot; xml:space=&quot;preserve&quot;&gt; &lt;value&gt;Menu&lt;/value&gt; &lt;/data&gt;">
            <text:p><text:s text:c="2"/>&lt;data name="Menu" xml:space="preserve"&gt; &lt;value&gt;Menu&lt;/value&gt; &lt;/data&gt;</text:p>
          </table:table-cell>
          <table:table-cell table:formula="of:=&quot;  &lt;data name=&quot;&quot;&quot;&amp;[.A37]&amp;&quot;&quot;&quot; xml:space=&quot;&quot;preserve&quot;&quot;&gt; &lt;value&gt;&quot;&amp;[.C37]&amp;&quot;&lt;/value&gt; &lt;/data&gt;&quot;" office:value-type="string" office:string-value="  &lt;data name=&quot;Menu&quot; xml:space=&quot;preserve&quot;&gt; &lt;value&gt;xxx&lt;/value&gt; &lt;/data&gt;">
            <text:p><text:s text:c="2"/>&lt;data name="Menu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No record</text:p>
          </table:table-cell>
          <table:table-cell office:value-type="string">
            <text:p>This record does not exists</text:p>
          </table:table-cell>
          <table:table-cell office:value-type="string">
            <text:p>xxx</text:p>
          </table:table-cell>
          <table:table-cell table:formula="of:=&quot;  &lt;data name=&quot;&quot;&quot;&amp;[.A38]&amp;&quot;&quot;&quot; xml:space=&quot;&quot;preserve&quot;&quot;&gt; &lt;value&gt;&quot;&amp;[.B38]&amp;&quot;&lt;/value&gt; &lt;/data&gt;&quot;" office:value-type="string" office:string-value="  &lt;data name=&quot;No record&quot; xml:space=&quot;preserve&quot;&gt; &lt;value&gt;This record does not exists&lt;/value&gt; &lt;/data&gt;">
            <text:p><text:s text:c="2"/>&lt;data name="No record" xml:space="preserve"&gt; &lt;value&gt;This record does not exists&lt;/value&gt; &lt;/data&gt;</text:p>
          </table:table-cell>
          <table:table-cell table:formula="of:=&quot;  &lt;data name=&quot;&quot;&quot;&amp;[.A38]&amp;&quot;&quot;&quot; xml:space=&quot;&quot;preserve&quot;&quot;&gt; &lt;value&gt;&quot;&amp;[.C38]&amp;&quot;&lt;/value&gt; &lt;/data&gt;&quot;" office:value-type="string" office:string-value="  &lt;data name=&quot;No record&quot; xml:space=&quot;preserve&quot;&gt; &lt;value&gt;xxx&lt;/value&gt; &lt;/data&gt;">
            <text:p><text:s text:c="2"/>&lt;data name="No record" xml:space="preserve"&gt; &lt;value&gt;xxx&lt;/value&gt; &lt;/data&gt;</text:p>
          </table:table-cell>
          <table:table-cell table:number-columns-repeated="1019"/>
        </table:table-row>
        <table:table-row table:style-name="ro2">
          <table:table-cell table:number-columns-repeated="2" office:value-type="string">
            <text:p>Offer</text:p>
          </table:table-cell>
          <table:table-cell office:value-type="string">
            <text:p>xxx</text:p>
          </table:table-cell>
          <table:table-cell table:formula="of:=&quot;  &lt;data name=&quot;&quot;&quot;&amp;[.A39]&amp;&quot;&quot;&quot; xml:space=&quot;&quot;preserve&quot;&quot;&gt; &lt;value&gt;&quot;&amp;[.B39]&amp;&quot;&lt;/value&gt; &lt;/data&gt;&quot;" office:value-type="string" office:string-value="  &lt;data name=&quot;Offer&quot; xml:space=&quot;preserve&quot;&gt; &lt;value&gt;Offer&lt;/value&gt; &lt;/data&gt;">
            <text:p><text:s text:c="2"/>&lt;data name="Offer" xml:space="preserve"&gt; &lt;value&gt;Offer&lt;/value&gt; &lt;/data&gt;</text:p>
          </table:table-cell>
          <table:table-cell table:formula="of:=&quot;  &lt;data name=&quot;&quot;&quot;&amp;[.A39]&amp;&quot;&quot;&quot; xml:space=&quot;&quot;preserve&quot;&quot;&gt; &lt;value&gt;&quot;&amp;[.C39]&amp;&quot;&lt;/value&gt; &lt;/data&gt;&quot;" office:value-type="string" office:string-value="  &lt;data name=&quot;Offer&quot; xml:space=&quot;preserve&quot;&gt; &lt;value&gt;xxx&lt;/value&gt; &lt;/data&gt;">
            <text:p><text:s text:c="2"/>&lt;data name="Offe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Password</text:p>
          </table:table-cell>
          <table:table-cell office:value-type="string">
            <text:p>xxx</text:p>
          </table:table-cell>
          <table:table-cell table:formula="of:=&quot;  &lt;data name=&quot;&quot;&quot;&amp;[.A40]&amp;&quot;&quot;&quot; xml:space=&quot;&quot;preserve&quot;&quot;&gt; &lt;value&gt;&quot;&amp;[.B40]&amp;&quot;&lt;/value&gt; &lt;/data&gt;&quot;" office:value-type="string" office:string-value="  &lt;data name=&quot;Password&quot; xml:space=&quot;preserve&quot;&gt; &lt;value&gt;Password&lt;/value&gt; &lt;/data&gt;">
            <text:p><text:s text:c="2"/>&lt;data name="Password" xml:space="preserve"&gt; &lt;value&gt;Password&lt;/value&gt; &lt;/data&gt;</text:p>
          </table:table-cell>
          <table:table-cell table:formula="of:=&quot;  &lt;data name=&quot;&quot;&quot;&amp;[.A40]&amp;&quot;&quot;&quot; xml:space=&quot;&quot;preserve&quot;&quot;&gt; &lt;value&gt;&quot;&amp;[.C40]&amp;&quot;&lt;/value&gt; &lt;/data&gt;&quot;" office:value-type="string" office:string-value="  &lt;data name=&quot;Password&quot; xml:space=&quot;preserve&quot;&gt; &lt;value&gt;xxx&lt;/value&gt; &lt;/data&gt;">
            <text:p><text:s text:c="2"/>&lt;data name="Password" xml:space="preserve"&gt; &lt;value&gt;xxx&lt;/value&gt; &lt;/data&gt;</text:p>
          </table:table-cell>
          <table:table-cell table:number-columns-repeated="1019"/>
        </table:table-row>
        <table:table-row table:style-name="ro2">
          <table:table-cell office:value-type="string">
            <text:p>Password confirm</text:p>
          </table:table-cell>
          <table:table-cell office:value-type="string">
            <text:p>Confirm password</text:p>
          </table:table-cell>
          <table:table-cell office:value-type="string">
            <text:p>xxx</text:p>
          </table:table-cell>
          <table:table-cell table:formula="of:=&quot;  &lt;data name=&quot;&quot;&quot;&amp;[.A41]&amp;&quot;&quot;&quot; xml:space=&quot;&quot;preserve&quot;&quot;&gt; &lt;value&gt;&quot;&amp;[.B41]&amp;&quot;&lt;/value&gt; &lt;/data&gt;&quot;" office:value-type="string" office:string-value="  &lt;data name=&quot;Password confirm&quot; xml:space=&quot;preserve&quot;&gt; &lt;value&gt;Confirm password&lt;/value&gt; &lt;/data&gt;">
            <text:p><text:s text:c="2"/>&lt;data name="Password confirm" xml:space="preserve"&gt; &lt;value&gt;Confirm password&lt;/value&gt; &lt;/data&gt;</text:p>
          </table:table-cell>
          <table:table-cell table:formula="of:=&quot;  &lt;data name=&quot;&quot;&quot;&amp;[.A41]&amp;&quot;&quot;&quot; xml:space=&quot;&quot;preserve&quot;&quot;&gt; &lt;value&gt;&quot;&amp;[.C41]&amp;&quot;&lt;/value&gt; &lt;/data&gt;&quot;" office:value-type="string" office:string-value="  &lt;data name=&quot;Password confirm&quot; xml:space=&quot;preserve&quot;&gt; &lt;value&gt;xxx&lt;/value&gt; &lt;/data&gt;">
            <text:p><text:s text:c="2"/>&lt;data name="Password confirm" xml:space="preserve"&gt; &lt;value&gt;xxx&lt;/value&gt; &lt;/data&gt;</text:p>
          </table:table-cell>
          <table:table-cell table:number-columns-repeated="1019"/>
        </table:table-row>
        <table:table-row table:style-name="ro2">
          <table:table-cell table:number-columns-repeated="2" office:value-type="string">
            <text:p>Picture</text:p>
          </table:table-cell>
          <table:table-cell office:value-type="string">
            <text:p>xxx</text:p>
          </table:table-cell>
          <table:table-cell table:formula="of:=&quot;  &lt;data name=&quot;&quot;&quot;&amp;[.A42]&amp;&quot;&quot;&quot; xml:space=&quot;&quot;preserve&quot;&quot;&gt; &lt;value&gt;&quot;&amp;[.B42]&amp;&quot;&lt;/value&gt; &lt;/data&gt;&quot;" office:value-type="string" office:string-value="  &lt;data name=&quot;Picture&quot; xml:space=&quot;preserve&quot;&gt; &lt;value&gt;Picture&lt;/value&gt; &lt;/data&gt;">
            <text:p><text:s text:c="2"/>&lt;data name="Picture" xml:space="preserve"&gt; &lt;value&gt;Picture&lt;/value&gt; &lt;/data&gt;</text:p>
          </table:table-cell>
          <table:table-cell table:formula="of:=&quot;  &lt;data name=&quot;&quot;&quot;&amp;[.A42]&amp;&quot;&quot;&quot; xml:space=&quot;&quot;preserve&quot;&quot;&gt; &lt;value&gt;&quot;&amp;[.C42]&amp;&quot;&lt;/value&gt; &lt;/data&gt;&quot;" office:value-type="string" office:string-value="  &lt;data name=&quot;Picture&quot; xml:space=&quot;preserve&quot;&gt; &lt;value&gt;xxx&lt;/value&gt; &lt;/data&gt;">
            <text:p><text:s text:c="2"/>&lt;data name="Picture" xml:space="preserve"&gt; &lt;value&gt;xxx&lt;/value&gt; &lt;/data&gt;</text:p>
          </table:table-cell>
          <table:table-cell table:number-columns-repeated="1019"/>
        </table:table-row>
        <table:table-row table:style-name="ro2">
          <table:table-cell table:number-columns-repeated="2" office:value-type="string">
            <text:p>Register</text:p>
          </table:table-cell>
          <table:table-cell office:value-type="string">
            <text:p>xxx</text:p>
          </table:table-cell>
          <table:table-cell table:formula="of:=&quot;  &lt;data name=&quot;&quot;&quot;&amp;[.A43]&amp;&quot;&quot;&quot; xml:space=&quot;&quot;preserve&quot;&quot;&gt; &lt;value&gt;&quot;&amp;[.B43]&amp;&quot;&lt;/value&gt; &lt;/data&gt;&quot;" office:value-type="string" office:string-value="  &lt;data name=&quot;Register&quot; xml:space=&quot;preserve&quot;&gt; &lt;value&gt;Register&lt;/value&gt; &lt;/data&gt;">
            <text:p><text:s text:c="2"/>&lt;data name="Register" xml:space="preserve"&gt; &lt;value&gt;Register&lt;/value&gt; &lt;/data&gt;</text:p>
          </table:table-cell>
          <table:table-cell table:formula="of:=&quot;  &lt;data name=&quot;&quot;&quot;&amp;[.A43]&amp;&quot;&quot;&quot; xml:space=&quot;&quot;preserve&quot;&quot;&gt; &lt;value&gt;&quot;&amp;[.C43]&amp;&quot;&lt;/value&gt; &lt;/data&gt;&quot;" office:value-type="string" office:string-value="  &lt;data name=&quot;Register&quot; xml:space=&quot;preserve&quot;&gt; &lt;value&gt;xxx&lt;/value&gt; &lt;/data&gt;">
            <text:p><text:s text:c="2"/>&lt;data name="Register" xml:space="preserve"&gt; &lt;value&gt;xxx&lt;/value&gt; &lt;/data&gt;</text:p>
          </table:table-cell>
          <table:table-cell table:number-columns-repeated="1019"/>
        </table:table-row>
        <table:table-row table:style-name="ro2">
          <table:table-cell office:value-type="string">
            <text:p>Removed from car</text:p>
          </table:table-cell>
          <table:table-cell office:value-type="string">
            <text:p>Removed from this car</text:p>
          </table:table-cell>
          <table:table-cell office:value-type="string">
            <text:p>xxx</text:p>
          </table:table-cell>
          <table:table-cell table:formula="of:=&quot;  &lt;data name=&quot;&quot;&quot;&amp;[.A44]&amp;&quot;&quot;&quot; xml:space=&quot;&quot;preserve&quot;&quot;&gt; &lt;value&gt;&quot;&amp;[.B44]&amp;&quot;&lt;/value&gt; &lt;/data&gt;&quot;" office:value-type="string" office:string-value="  &lt;data name=&quot;Removed from car&quot; xml:space=&quot;preserve&quot;&gt; &lt;value&gt;Removed from this car&lt;/value&gt; &lt;/data&gt;">
            <text:p><text:s text:c="2"/>&lt;data name="Removed from car" xml:space="preserve"&gt; &lt;value&gt;Removed from this car&lt;/value&gt; &lt;/data&gt;</text:p>
          </table:table-cell>
          <table:table-cell table:formula="of:=&quot;  &lt;data name=&quot;&quot;&quot;&amp;[.A44]&amp;&quot;&quot;&quot; xml:space=&quot;&quot;preserve&quot;&quot;&gt; &lt;value&gt;&quot;&amp;[.C44]&amp;&quot;&lt;/value&gt; &lt;/data&gt;&quot;" office:value-type="string" office:string-value="  &lt;data name=&quot;Removed from car&quot; xml:space=&quot;preserve&quot;&gt; &lt;value&gt;xxx&lt;/value&gt; &lt;/data&gt;">
            <text:p><text:s text:c="2"/>&lt;data name="Removed from ca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Route</text:p>
          </table:table-cell>
          <table:table-cell office:value-type="string">
            <text:p>xxx</text:p>
          </table:table-cell>
          <table:table-cell table:formula="of:=&quot;  &lt;data name=&quot;&quot;&quot;&amp;[.A45]&amp;&quot;&quot;&quot; xml:space=&quot;&quot;preserve&quot;&quot;&gt; &lt;value&gt;&quot;&amp;[.B45]&amp;&quot;&lt;/value&gt; &lt;/data&gt;&quot;" office:value-type="string" office:string-value="  &lt;data name=&quot;Route&quot; xml:space=&quot;preserve&quot;&gt; &lt;value&gt;Route&lt;/value&gt; &lt;/data&gt;">
            <text:p><text:s text:c="2"/>&lt;data name="Route" xml:space="preserve"&gt; &lt;value&gt;Route&lt;/value&gt; &lt;/data&gt;</text:p>
          </table:table-cell>
          <table:table-cell table:formula="of:=&quot;  &lt;data name=&quot;&quot;&quot;&amp;[.A45]&amp;&quot;&quot;&quot; xml:space=&quot;&quot;preserve&quot;&quot;&gt; &lt;value&gt;&quot;&amp;[.C45]&amp;&quot;&lt;/value&gt; &lt;/data&gt;&quot;" office:value-type="string" office:string-value="  &lt;data name=&quot;Route&quot; xml:space=&quot;preserve&quot;&gt; &lt;value&gt;xxx&lt;/value&gt; &lt;/data&gt;">
            <text:p><text:s text:c="2"/>&lt;data name="Rout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Route create update</text:p>
          </table:table-cell>
          <table:table-cell office:value-type="string">
            <text:p>Define route</text:p>
          </table:table-cell>
          <table:table-cell office:value-type="string">
            <text:p>xxx</text:p>
          </table:table-cell>
          <table:table-cell table:formula="of:=&quot;  &lt;data name=&quot;&quot;&quot;&amp;[.A46]&amp;&quot;&quot;&quot; xml:space=&quot;&quot;preserve&quot;&quot;&gt; &lt;value&gt;&quot;&amp;[.B46]&amp;&quot;&lt;/value&gt; &lt;/data&gt;&quot;" office:value-type="string" office:string-value="  &lt;data name=&quot;Route create update&quot; xml:space=&quot;preserve&quot;&gt; &lt;value&gt;Define route&lt;/value&gt; &lt;/data&gt;">
            <text:p><text:s text:c="2"/>&lt;data name="Route create update" xml:space="preserve"&gt; &lt;value&gt;Define route&lt;/value&gt; &lt;/data&gt;</text:p>
          </table:table-cell>
          <table:table-cell table:formula="of:=&quot;  &lt;data name=&quot;&quot;&quot;&amp;[.A46]&amp;&quot;&quot;&quot; xml:space=&quot;&quot;preserve&quot;&quot;&gt; &lt;value&gt;&quot;&amp;[.C46]&amp;&quot;&lt;/value&gt; &lt;/data&gt;&quot;" office:value-type="string" office:string-value="  &lt;data name=&quot;Route create update&quot; xml:space=&quot;preserve&quot;&gt; &lt;value&gt;xxx&lt;/value&gt; &lt;/data&gt;">
            <text:p><text:s text:c="2"/>&lt;data name="Route create updat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Route id</text:p>
          </table:table-cell>
          <table:table-cell office:value-type="string">
            <text:p>Route no</text:p>
          </table:table-cell>
          <table:table-cell office:value-type="string">
            <text:p>xxx</text:p>
          </table:table-cell>
          <table:table-cell table:formula="of:=&quot;  &lt;data name=&quot;&quot;&quot;&amp;[.A47]&amp;&quot;&quot;&quot; xml:space=&quot;&quot;preserve&quot;&quot;&gt; &lt;value&gt;&quot;&amp;[.B47]&amp;&quot;&lt;/value&gt; &lt;/data&gt;&quot;" office:value-type="string" office:string-value="  &lt;data name=&quot;Route id&quot; xml:space=&quot;preserve&quot;&gt; &lt;value&gt;Route no&lt;/value&gt; &lt;/data&gt;">
            <text:p><text:s text:c="2"/>&lt;data name="Route id" xml:space="preserve"&gt; &lt;value&gt;Route no&lt;/value&gt; &lt;/data&gt;</text:p>
          </table:table-cell>
          <table:table-cell table:formula="of:=&quot;  &lt;data name=&quot;&quot;&quot;&amp;[.A47]&amp;&quot;&quot;&quot; xml:space=&quot;&quot;preserve&quot;&quot;&gt; &lt;value&gt;&quot;&amp;[.C47]&amp;&quot;&lt;/value&gt; &lt;/data&gt;&quot;" office:value-type="string" office:string-value="  &lt;data name=&quot;Route id&quot; xml:space=&quot;preserve&quot;&gt; &lt;value&gt;xxx&lt;/value&gt; &lt;/data&gt;">
            <text:p><text:s text:c="2"/>&lt;data name="Route i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Route new</text:p>
          </table:table-cell>
          <table:table-cell office:value-type="string">
            <text:p>New route</text:p>
          </table:table-cell>
          <table:table-cell office:value-type="string">
            <text:p>xxx</text:p>
          </table:table-cell>
          <table:table-cell table:formula="of:=&quot;  &lt;data name=&quot;&quot;&quot;&amp;[.A48]&amp;&quot;&quot;&quot; xml:space=&quot;&quot;preserve&quot;&quot;&gt; &lt;value&gt;&quot;&amp;[.B48]&amp;&quot;&lt;/value&gt; &lt;/data&gt;&quot;" office:value-type="string" office:string-value="  &lt;data name=&quot;Route new&quot; xml:space=&quot;preserve&quot;&gt; &lt;value&gt;New route&lt;/value&gt; &lt;/data&gt;">
            <text:p><text:s text:c="2"/>&lt;data name="Route new" xml:space="preserve"&gt; &lt;value&gt;New route&lt;/value&gt; &lt;/data&gt;</text:p>
          </table:table-cell>
          <table:table-cell table:formula="of:=&quot;  &lt;data name=&quot;&quot;&quot;&amp;[.A48]&amp;&quot;&quot;&quot; xml:space=&quot;&quot;preserve&quot;&quot;&gt; &lt;value&gt;&quot;&amp;[.C48]&amp;&quot;&lt;/value&gt; &lt;/data&gt;&quot;" office:value-type="string" office:string-value="  &lt;data name=&quot;Route new&quot; xml:space=&quot;preserve&quot;&gt; &lt;value&gt;xxx&lt;/value&gt; &lt;/data&gt;">
            <text:p><text:s text:c="2"/>&lt;data name="Route new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Route list</text:p>
          </table:table-cell>
          <table:table-cell office:value-type="string">
            <text:p>My routes</text:p>
          </table:table-cell>
          <table:table-cell office:value-type="string">
            <text:p>xxx</text:p>
          </table:table-cell>
          <table:table-cell table:formula="of:=&quot;  &lt;data name=&quot;&quot;&quot;&amp;[.A49]&amp;&quot;&quot;&quot; xml:space=&quot;&quot;preserve&quot;&quot;&gt; &lt;value&gt;&quot;&amp;[.B49]&amp;&quot;&lt;/value&gt; &lt;/data&gt;&quot;" office:value-type="string" office:string-value="  &lt;data name=&quot;Route list&quot; xml:space=&quot;preserve&quot;&gt; &lt;value&gt;My routes&lt;/value&gt; &lt;/data&gt;">
            <text:p><text:s text:c="2"/>&lt;data name="Route list" xml:space="preserve"&gt; &lt;value&gt;My routes&lt;/value&gt; &lt;/data&gt;</text:p>
          </table:table-cell>
          <table:table-cell table:formula="of:=&quot;  &lt;data name=&quot;&quot;&quot;&amp;[.A49]&amp;&quot;&quot;&quot; xml:space=&quot;&quot;preserve&quot;&quot;&gt; &lt;value&gt;&quot;&amp;[.C49]&amp;&quot;&lt;/value&gt; &lt;/data&gt;&quot;" office:value-type="string" office:string-value="  &lt;data name=&quot;Route list&quot; xml:space=&quot;preserve&quot;&gt; &lt;value&gt;xxx&lt;/value&gt; &lt;/data&gt;">
            <text:p><text:s text:c="2"/>&lt;data name="Route lis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Route search</text:p>
          </table:table-cell>
          <table:table-cell office:value-type="string">
            <text:p>Search route</text:p>
          </table:table-cell>
          <table:table-cell office:value-type="string">
            <text:p>xxx</text:p>
          </table:table-cell>
          <table:table-cell table:formula="of:=&quot;  &lt;data name=&quot;&quot;&quot;&amp;[.A50]&amp;&quot;&quot;&quot; xml:space=&quot;&quot;preserve&quot;&quot;&gt; &lt;value&gt;&quot;&amp;[.B50]&amp;&quot;&lt;/value&gt; &lt;/data&gt;&quot;" office:value-type="string" office:string-value="  &lt;data name=&quot;Route search&quot; xml:space=&quot;preserve&quot;&gt; &lt;value&gt;Search route&lt;/value&gt; &lt;/data&gt;">
            <text:p><text:s text:c="2"/>&lt;data name="Route search" xml:space="preserve"&gt; &lt;value&gt;Search route&lt;/value&gt; &lt;/data&gt;</text:p>
          </table:table-cell>
          <table:table-cell table:formula="of:=&quot;  &lt;data name=&quot;&quot;&quot;&amp;[.A50]&amp;&quot;&quot;&quot; xml:space=&quot;&quot;preserve&quot;&quot;&gt; &lt;value&gt;&quot;&amp;[.C50]&amp;&quot;&lt;/value&gt; &lt;/data&gt;&quot;" office:value-type="string" office:string-value="  &lt;data name=&quot;Route search&quot; xml:space=&quot;preserve&quot;&gt; &lt;value&gt;xxx&lt;/value&gt; &lt;/data&gt;">
            <text:p><text:s text:c="2"/>&lt;data name="Route search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Save</text:p>
          </table:table-cell>
          <table:table-cell office:value-type="string">
            <text:p>xxx</text:p>
          </table:table-cell>
          <table:table-cell table:formula="of:=&quot;  &lt;data name=&quot;&quot;&quot;&amp;[.A51]&amp;&quot;&quot;&quot; xml:space=&quot;&quot;preserve&quot;&quot;&gt; &lt;value&gt;&quot;&amp;[.B51]&amp;&quot;&lt;/value&gt; &lt;/data&gt;&quot;" office:value-type="string" office:string-value="  &lt;data name=&quot;Save&quot; xml:space=&quot;preserve&quot;&gt; &lt;value&gt;Save&lt;/value&gt; &lt;/data&gt;">
            <text:p><text:s text:c="2"/>&lt;data name="Save" xml:space="preserve"&gt; &lt;value&gt;Save&lt;/value&gt; &lt;/data&gt;</text:p>
          </table:table-cell>
          <table:table-cell table:formula="of:=&quot;  &lt;data name=&quot;&quot;&quot;&amp;[.A51]&amp;&quot;&quot;&quot; xml:space=&quot;&quot;preserve&quot;&quot;&gt; &lt;value&gt;&quot;&amp;[.C51]&amp;&quot;&lt;/value&gt; &lt;/data&gt;&quot;" office:value-type="string" office:string-value="  &lt;data name=&quot;Save&quot; xml:space=&quot;preserve&quot;&gt; &lt;value&gt;xxx&lt;/value&gt; &lt;/data&gt;">
            <text:p><text:s text:c="2"/>&lt;data name="Sav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Search</text:p>
          </table:table-cell>
          <table:table-cell office:value-type="string">
            <text:p>xxx</text:p>
          </table:table-cell>
          <table:table-cell table:formula="of:=&quot;  &lt;data name=&quot;&quot;&quot;&amp;[.A52]&amp;&quot;&quot;&quot; xml:space=&quot;&quot;preserve&quot;&quot;&gt; &lt;value&gt;&quot;&amp;[.B52]&amp;&quot;&lt;/value&gt; &lt;/data&gt;&quot;" office:value-type="string" office:string-value="  &lt;data name=&quot;Search&quot; xml:space=&quot;preserve&quot;&gt; &lt;value&gt;Search&lt;/value&gt; &lt;/data&gt;">
            <text:p><text:s text:c="2"/>&lt;data name="Search" xml:space="preserve"&gt; &lt;value&gt;Search&lt;/value&gt; &lt;/data&gt;</text:p>
          </table:table-cell>
          <table:table-cell table:formula="of:=&quot;  &lt;data name=&quot;&quot;&quot;&amp;[.A52]&amp;&quot;&quot;&quot; xml:space=&quot;&quot;preserve&quot;&quot;&gt; &lt;value&gt;&quot;&amp;[.C52]&amp;&quot;&lt;/value&gt; &lt;/data&gt;&quot;" office:value-type="string" office:string-value="  &lt;data name=&quot;Search&quot; xml:space=&quot;preserve&quot;&gt; &lt;value&gt;xxx&lt;/value&gt; &lt;/data&gt;">
            <text:p><text:s text:c="2"/>&lt;data name="Search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Seek</text:p>
          </table:table-cell>
          <table:table-cell office:value-type="string">
            <text:p>xxx</text:p>
          </table:table-cell>
          <table:table-cell table:formula="of:=&quot;  &lt;data name=&quot;&quot;&quot;&amp;[.A53]&amp;&quot;&quot;&quot; xml:space=&quot;&quot;preserve&quot;&quot;&gt; &lt;value&gt;&quot;&amp;[.B53]&amp;&quot;&lt;/value&gt; &lt;/data&gt;&quot;" office:value-type="string" office:string-value="  &lt;data name=&quot;Seek&quot; xml:space=&quot;preserve&quot;&gt; &lt;value&gt;Seek&lt;/value&gt; &lt;/data&gt;">
            <text:p><text:s text:c="2"/>&lt;data name="Seek" xml:space="preserve"&gt; &lt;value&gt;Seek&lt;/value&gt; &lt;/data&gt;</text:p>
          </table:table-cell>
          <table:table-cell table:formula="of:=&quot;  &lt;data name=&quot;&quot;&quot;&amp;[.A53]&amp;&quot;&quot;&quot; xml:space=&quot;&quot;preserve&quot;&quot;&gt; &lt;value&gt;&quot;&amp;[.C53]&amp;&quot;&lt;/value&gt; &lt;/data&gt;&quot;" office:value-type="string" office:string-value="  &lt;data name=&quot;Seek&quot; xml:space=&quot;preserve&quot;&gt; &lt;value&gt;xxx&lt;/value&gt; &lt;/data&gt;">
            <text:p><text:s text:c="2"/>&lt;data name="Seek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Specify seat in car</text:p>
          </table:table-cell>
          <table:table-cell office:value-type="string">
            <text:p>Select the maximum number of passengers you can drive (driver not included)</text:p>
          </table:table-cell>
          <table:table-cell office:value-type="string">
            <text:p>xxx</text:p>
          </table:table-cell>
          <table:table-cell table:formula="of:=&quot;  &lt;data name=&quot;&quot;&quot;&amp;[.A54]&amp;&quot;&quot;&quot; xml:space=&quot;&quot;preserve&quot;&quot;&gt; &lt;value&gt;&quot;&amp;[.B54]&amp;&quot;&lt;/value&gt; &lt;/data&gt;&quot;" office:value-type="string" office:string-value="  &lt;data name=&quot;Specify seat in car&quot; xml:space=&quot;preserve&quot;&gt; &lt;value&gt;Select the maximum number of passengers you can drive (driver not included)&lt;/value&gt; &lt;/data&gt;">
            <text:p><text:s text:c="2"/>&lt;data name="Specify seat in car" xml:space="preserve"&gt; &lt;value&gt;Select the maximum number of passengers you can drive (driver not included)&lt;/value&gt; &lt;/data&gt;</text:p>
          </table:table-cell>
          <table:table-cell table:formula="of:=&quot;  &lt;data name=&quot;&quot;&quot;&amp;[.A54]&amp;&quot;&quot;&quot; xml:space=&quot;&quot;preserve&quot;&quot;&gt; &lt;value&gt;&quot;&amp;[.C54]&amp;&quot;&lt;/value&gt; &lt;/data&gt;&quot;" office:value-type="string" office:string-value="  &lt;data name=&quot;Specify seat in car&quot; xml:space=&quot;preserve&quot;&gt; &lt;value&gt;xxx&lt;/value&gt; &lt;/data&gt;">
            <text:p><text:s text:c="2"/>&lt;data name="Specify seat in ca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Time updated</text:p>
          </table:table-cell>
          <table:table-cell office:value-type="string">
            <text:p>Updated time</text:p>
          </table:table-cell>
          <table:table-cell office:value-type="string">
            <text:p>xxx</text:p>
          </table:table-cell>
          <table:table-cell table:formula="of:=&quot;  &lt;data name=&quot;&quot;&quot;&amp;[.A55]&amp;&quot;&quot;&quot; xml:space=&quot;&quot;preserve&quot;&quot;&gt; &lt;value&gt;&quot;&amp;[.B55]&amp;&quot;&lt;/value&gt; &lt;/data&gt;&quot;" office:value-type="string" office:string-value="  &lt;data name=&quot;Time updated&quot; xml:space=&quot;preserve&quot;&gt; &lt;value&gt;Updated time&lt;/value&gt; &lt;/data&gt;">
            <text:p><text:s text:c="2"/>&lt;data name="Time updated" xml:space="preserve"&gt; &lt;value&gt;Updated time&lt;/value&gt; &lt;/data&gt;</text:p>
          </table:table-cell>
          <table:table-cell table:formula="of:=&quot;  &lt;data name=&quot;&quot;&quot;&amp;[.A55]&amp;&quot;&quot;&quot; xml:space=&quot;&quot;preserve&quot;&quot;&gt; &lt;value&gt;&quot;&amp;[.C55]&amp;&quot;&lt;/value&gt; &lt;/data&gt;&quot;" office:value-type="string" office:string-value="  &lt;data name=&quot;Time updated&quot; xml:space=&quot;preserve&quot;&gt; &lt;value&gt;xxx&lt;/value&gt; &lt;/data&gt;">
            <text:p><text:s text:c="2"/>&lt;data name="Time update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To</text:p>
          </table:table-cell>
          <table:table-cell office:value-type="string">
            <text:p>xxx</text:p>
          </table:table-cell>
          <table:table-cell table:formula="of:=&quot;  &lt;data name=&quot;&quot;&quot;&amp;[.A56]&amp;&quot;&quot;&quot; xml:space=&quot;&quot;preserve&quot;&quot;&gt; &lt;value&gt;&quot;&amp;[.B56]&amp;&quot;&lt;/value&gt; &lt;/data&gt;&quot;" office:value-type="string" office:string-value="  &lt;data name=&quot;To&quot; xml:space=&quot;preserve&quot;&gt; &lt;value&gt;To&lt;/value&gt; &lt;/data&gt;">
            <text:p><text:s text:c="2"/>&lt;data name="To" xml:space="preserve"&gt; &lt;value&gt;To&lt;/value&gt; &lt;/data&gt;</text:p>
          </table:table-cell>
          <table:table-cell table:formula="of:=&quot;  &lt;data name=&quot;&quot;&quot;&amp;[.A56]&amp;&quot;&quot;&quot; xml:space=&quot;&quot;preserve&quot;&quot;&gt; &lt;value&gt;&quot;&amp;[.C56]&amp;&quot;&lt;/value&gt; &lt;/data&gt;&quot;" office:value-type="string" office:string-value="  &lt;data name=&quot;To&quot; xml:space=&quot;preserve&quot;&gt; &lt;value&gt;xxx&lt;/value&gt; &lt;/data&gt;">
            <text:p><text:s text:c="2"/>&lt;data name="To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pdate</text:p>
          </table:table-cell>
          <table:table-cell office:value-type="string">
            <text:p>xxx</text:p>
          </table:table-cell>
          <table:table-cell table:formula="of:=&quot;  &lt;data name=&quot;&quot;&quot;&amp;[.A57]&amp;&quot;&quot;&quot; xml:space=&quot;&quot;preserve&quot;&quot;&gt; &lt;value&gt;&quot;&amp;[.B57]&amp;&quot;&lt;/value&gt; &lt;/data&gt;&quot;" office:value-type="string" office:string-value="  &lt;data name=&quot;Update&quot; xml:space=&quot;preserve&quot;&gt; &lt;value&gt;Update&lt;/value&gt; &lt;/data&gt;">
            <text:p><text:s text:c="2"/>&lt;data name="Update" xml:space="preserve"&gt; &lt;value&gt;Update&lt;/value&gt; &lt;/data&gt;</text:p>
          </table:table-cell>
          <table:table-cell table:formula="of:=&quot;  &lt;data name=&quot;&quot;&quot;&amp;[.A57]&amp;&quot;&quot;&quot; xml:space=&quot;&quot;preserve&quot;&quot;&gt; &lt;value&gt;&quot;&amp;[.C57]&amp;&quot;&lt;/value&gt; &lt;/data&gt;&quot;" office:value-type="string" office:string-value="  &lt;data name=&quot;Update&quot; xml:space=&quot;preserve&quot;&gt; &lt;value&gt;xxx&lt;/value&gt; &lt;/data&gt;">
            <text:p><text:s text:c="2"/>&lt;data name="Updat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pdate account</text:p>
          </table:table-cell>
          <table:table-cell office:value-type="string">
            <text:p>xxx</text:p>
          </table:table-cell>
          <table:table-cell table:formula="of:=&quot;  &lt;data name=&quot;&quot;&quot;&amp;[.A58]&amp;&quot;&quot;&quot; xml:space=&quot;&quot;preserve&quot;&quot;&gt; &lt;value&gt;&quot;&amp;[.B58]&amp;&quot;&lt;/value&gt; &lt;/data&gt;&quot;" office:value-type="string" office:string-value="  &lt;data name=&quot;Update account&quot; xml:space=&quot;preserve&quot;&gt; &lt;value&gt;Update account&lt;/value&gt; &lt;/data&gt;">
            <text:p><text:s text:c="2"/>&lt;data name="Update account" xml:space="preserve"&gt; &lt;value&gt;Update account&lt;/value&gt; &lt;/data&gt;</text:p>
          </table:table-cell>
          <table:table-cell table:formula="of:=&quot;  &lt;data name=&quot;&quot;&quot;&amp;[.A58]&amp;&quot;&quot;&quot; xml:space=&quot;&quot;preserve&quot;&quot;&gt; &lt;value&gt;&quot;&amp;[.C58]&amp;&quot;&lt;/value&gt; &lt;/data&gt;&quot;" office:value-type="string" office:string-value="  &lt;data name=&quot;Update account&quot; xml:space=&quot;preserve&quot;&gt; &lt;value&gt;xxx&lt;/value&gt; &lt;/data&gt;">
            <text:p><text:s text:c="2"/>&lt;data name="Update accoun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pdate data</text:p>
          </table:table-cell>
          <table:table-cell office:value-type="string">
            <text:p>xxx</text:p>
          </table:table-cell>
          <table:table-cell table:formula="of:=&quot;  &lt;data name=&quot;&quot;&quot;&amp;[.A59]&amp;&quot;&quot;&quot; xml:space=&quot;&quot;preserve&quot;&quot;&gt; &lt;value&gt;&quot;&amp;[.B59]&amp;&quot;&lt;/value&gt; &lt;/data&gt;&quot;" office:value-type="string" office:string-value="  &lt;data name=&quot;Update data&quot; xml:space=&quot;preserve&quot;&gt; &lt;value&gt;Update data&lt;/value&gt; &lt;/data&gt;">
            <text:p><text:s text:c="2"/>&lt;data name="Update data" xml:space="preserve"&gt; &lt;value&gt;Update data&lt;/value&gt; &lt;/data&gt;</text:p>
          </table:table-cell>
          <table:table-cell table:formula="of:=&quot;  &lt;data name=&quot;&quot;&quot;&amp;[.A59]&amp;&quot;&quot;&quot; xml:space=&quot;&quot;preserve&quot;&quot;&gt; &lt;value&gt;&quot;&amp;[.C59]&amp;&quot;&lt;/value&gt; &lt;/data&gt;&quot;" office:value-type="string" office:string-value="  &lt;data name=&quot;Update data&quot; xml:space=&quot;preserve&quot;&gt; &lt;value&gt;xxx&lt;/value&gt; &lt;/data&gt;">
            <text:p><text:s text:c="2"/>&lt;data name="Update data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pdate picture</text:p>
          </table:table-cell>
          <table:table-cell office:value-type="string">
            <text:p>xxx</text:p>
          </table:table-cell>
          <table:table-cell table:formula="of:=&quot;  &lt;data name=&quot;&quot;&quot;&amp;[.A60]&amp;&quot;&quot;&quot; xml:space=&quot;&quot;preserve&quot;&quot;&gt; &lt;value&gt;&quot;&amp;[.B60]&amp;&quot;&lt;/value&gt; &lt;/data&gt;&quot;" office:value-type="string" office:string-value="  &lt;data name=&quot;Update picture&quot; xml:space=&quot;preserve&quot;&gt; &lt;value&gt;Update picture&lt;/value&gt; &lt;/data&gt;">
            <text:p><text:s text:c="2"/>&lt;data name="Update picture" xml:space="preserve"&gt; &lt;value&gt;Update picture&lt;/value&gt; &lt;/data&gt;</text:p>
          </table:table-cell>
          <table:table-cell table:formula="of:=&quot;  &lt;data name=&quot;&quot;&quot;&amp;[.A60]&amp;&quot;&quot;&quot; xml:space=&quot;&quot;preserve&quot;&quot;&gt; &lt;value&gt;&quot;&amp;[.C60]&amp;&quot;&lt;/value&gt; &lt;/data&gt;&quot;" office:value-type="string" office:string-value="  &lt;data name=&quot;Update picture&quot; xml:space=&quot;preserve&quot;&gt; &lt;value&gt;xxx&lt;/value&gt; &lt;/data&gt;">
            <text:p><text:s text:c="2"/>&lt;data name="Update pictur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ser</text:p>
          </table:table-cell>
          <table:table-cell office:value-type="string">
            <text:p>xxx</text:p>
          </table:table-cell>
          <table:table-cell table:formula="of:=&quot;  &lt;data name=&quot;&quot;&quot;&amp;[.A61]&amp;&quot;&quot;&quot; xml:space=&quot;&quot;preserve&quot;&quot;&gt; &lt;value&gt;&quot;&amp;[.B61]&amp;&quot;&lt;/value&gt; &lt;/data&gt;&quot;" office:value-type="string" office:string-value="  &lt;data name=&quot;User&quot; xml:space=&quot;preserve&quot;&gt; &lt;value&gt;User&lt;/value&gt; &lt;/data&gt;">
            <text:p><text:s text:c="2"/>&lt;data name="User" xml:space="preserve"&gt; &lt;value&gt;User&lt;/value&gt; &lt;/data&gt;</text:p>
          </table:table-cell>
          <table:table-cell table:formula="of:=&quot;  &lt;data name=&quot;&quot;&quot;&amp;[.A61]&amp;&quot;&quot;&quot; xml:space=&quot;&quot;preserve&quot;&quot;&gt; &lt;value&gt;&quot;&amp;[.C61]&amp;&quot;&lt;/value&gt; &lt;/data&gt;&quot;" office:value-type="string" office:string-value="  &lt;data name=&quot;User&quot; xml:space=&quot;preserve&quot;&gt; &lt;value&gt;xxx&lt;/value&gt; &lt;/data&gt;">
            <text:p><text:s text:c="2"/>&lt;data name="Use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table:style-name="ce23" office:value-type="string">
            <text:p>User account</text:p>
          </table:table-cell>
          <table:table-cell office:value-type="string">
            <text:p>xxx</text:p>
          </table:table-cell>
          <table:table-cell table:formula="of:=&quot;  &lt;data name=&quot;&quot;&quot;&amp;[.A62]&amp;&quot;&quot;&quot; xml:space=&quot;&quot;preserve&quot;&quot;&gt; &lt;value&gt;&quot;&amp;[.B62]&amp;&quot;&lt;/value&gt; &lt;/data&gt;&quot;" office:value-type="string" office:string-value="  &lt;data name=&quot;User account&quot; xml:space=&quot;preserve&quot;&gt; &lt;value&gt;User account&lt;/value&gt; &lt;/data&gt;">
            <text:p><text:s text:c="2"/>&lt;data name="User account" xml:space="preserve"&gt; &lt;value&gt;User account&lt;/value&gt; &lt;/data&gt;</text:p>
          </table:table-cell>
          <table:table-cell table:formula="of:=&quot;  &lt;data name=&quot;&quot;&quot;&amp;[.A62]&amp;&quot;&quot;&quot; xml:space=&quot;&quot;preserve&quot;&quot;&gt; &lt;value&gt;&quot;&amp;[.C62]&amp;&quot;&lt;/value&gt; &lt;/data&gt;&quot;" office:value-type="string" office:string-value="  &lt;data name=&quot;User account&quot; xml:space=&quot;preserve&quot;&gt; &lt;value&gt;xxx&lt;/value&gt; &lt;/data&gt;">
            <text:p><text:s text:c="2"/>&lt;data name="User accoun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ser login</text:p>
          </table:table-cell>
          <table:table-cell office:value-type="string">
            <text:p>xxx</text:p>
          </table:table-cell>
          <table:table-cell table:formula="of:=&quot;  &lt;data name=&quot;&quot;&quot;&amp;[.A63]&amp;&quot;&quot;&quot; xml:space=&quot;&quot;preserve&quot;&quot;&gt; &lt;value&gt;&quot;&amp;[.B63]&amp;&quot;&lt;/value&gt; &lt;/data&gt;&quot;" office:value-type="string" office:string-value="  &lt;data name=&quot;User login&quot; xml:space=&quot;preserve&quot;&gt; &lt;value&gt;User login&lt;/value&gt; &lt;/data&gt;">
            <text:p><text:s text:c="2"/>&lt;data name="User login" xml:space="preserve"&gt; &lt;value&gt;User login&lt;/value&gt; &lt;/data&gt;</text:p>
          </table:table-cell>
          <table:table-cell table:formula="of:=&quot;  &lt;data name=&quot;&quot;&quot;&amp;[.A63]&amp;&quot;&quot;&quot; xml:space=&quot;&quot;preserve&quot;&quot;&gt; &lt;value&gt;&quot;&amp;[.C63]&amp;&quot;&lt;/value&gt; &lt;/data&gt;&quot;" office:value-type="string" office:string-value="  &lt;data name=&quot;User login&quot; xml:space=&quot;preserve&quot;&gt; &lt;value&gt;xxx&lt;/value&gt; &lt;/data&gt;">
            <text:p><text:s text:c="2"/>&lt;data name="User login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ser logout</text:p>
          </table:table-cell>
          <table:table-cell office:value-type="string">
            <text:p>xxx</text:p>
          </table:table-cell>
          <table:table-cell table:formula="of:=&quot;  &lt;data name=&quot;&quot;&quot;&amp;[.A64]&amp;&quot;&quot;&quot; xml:space=&quot;&quot;preserve&quot;&quot;&gt; &lt;value&gt;&quot;&amp;[.B64]&amp;&quot;&lt;/value&gt; &lt;/data&gt;&quot;" office:value-type="string" office:string-value="  &lt;data name=&quot;User logout&quot; xml:space=&quot;preserve&quot;&gt; &lt;value&gt;User logout&lt;/value&gt; &lt;/data&gt;">
            <text:p><text:s text:c="2"/>&lt;data name="User logout" xml:space="preserve"&gt; &lt;value&gt;User logout&lt;/value&gt; &lt;/data&gt;</text:p>
          </table:table-cell>
          <table:table-cell table:formula="of:=&quot;  &lt;data name=&quot;&quot;&quot;&amp;[.A64]&amp;&quot;&quot;&quot; xml:space=&quot;&quot;preserve&quot;&quot;&gt; &lt;value&gt;&quot;&amp;[.C64]&amp;&quot;&lt;/value&gt; &lt;/data&gt;&quot;" office:value-type="string" office:string-value="  &lt;data name=&quot;User logout&quot; xml:space=&quot;preserve&quot;&gt; &lt;value&gt;xxx&lt;/value&gt; &lt;/data&gt;">
            <text:p><text:s text:c="2"/>&lt;data name="User logou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ser registration</text:p>
          </table:table-cell>
          <table:table-cell office:value-type="string">
            <text:p>xxx</text:p>
          </table:table-cell>
          <table:table-cell table:formula="of:=&quot;  &lt;data name=&quot;&quot;&quot;&amp;[.A65]&amp;&quot;&quot;&quot; xml:space=&quot;&quot;preserve&quot;&quot;&gt; &lt;value&gt;&quot;&amp;[.B65]&amp;&quot;&lt;/value&gt; &lt;/data&gt;&quot;" office:value-type="string" office:string-value="  &lt;data name=&quot;User registration&quot; xml:space=&quot;preserve&quot;&gt; &lt;value&gt;User registration&lt;/value&gt; &lt;/data&gt;">
            <text:p><text:s text:c="2"/>&lt;data name="User registration" xml:space="preserve"&gt; &lt;value&gt;User registration&lt;/value&gt; &lt;/data&gt;</text:p>
          </table:table-cell>
          <table:table-cell table:formula="of:=&quot;  &lt;data name=&quot;&quot;&quot;&amp;[.A65]&amp;&quot;&quot;&quot; xml:space=&quot;&quot;preserve&quot;&quot;&gt; &lt;value&gt;&quot;&amp;[.C65]&amp;&quot;&lt;/value&gt; &lt;/data&gt;&quot;" office:value-type="string" office:string-value="  &lt;data name=&quot;User registration&quot; xml:space=&quot;preserve&quot;&gt; &lt;value&gt;xxx&lt;/value&gt; &lt;/data&gt;">
            <text:p><text:s text:c="2"/>&lt;data name="User registration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Welcome</text:p>
          </table:table-cell>
          <table:table-cell office:value-type="string">
            <text:p>xxx</text:p>
          </table:table-cell>
          <table:table-cell table:formula="of:=&quot;  &lt;data name=&quot;&quot;&quot;&amp;[.A66]&amp;&quot;&quot;&quot; xml:space=&quot;&quot;preserve&quot;&quot;&gt; &lt;value&gt;&quot;&amp;[.B66]&amp;&quot;&lt;/value&gt; &lt;/data&gt;&quot;" office:value-type="string" office:string-value="  &lt;data name=&quot;Welcome&quot; xml:space=&quot;preserve&quot;&gt; &lt;value&gt;Welcome&lt;/value&gt; &lt;/data&gt;">
            <text:p><text:s text:c="2"/>&lt;data name="Welcome" xml:space="preserve"&gt; &lt;value&gt;Welcome&lt;/value&gt; &lt;/data&gt;</text:p>
          </table:table-cell>
          <table:table-cell table:formula="of:=&quot;  &lt;data name=&quot;&quot;&quot;&amp;[.A66]&amp;&quot;&quot;&quot; xml:space=&quot;&quot;preserve&quot;&quot;&gt; &lt;value&gt;&quot;&amp;[.C66]&amp;&quot;&lt;/value&gt; &lt;/data&gt;&quot;" office:value-type="string" office:string-value="  &lt;data name=&quot;Welcome&quot; xml:space=&quot;preserve&quot;&gt; &lt;value&gt;xxx&lt;/value&gt; &lt;/data&gt;">
            <text:p><text:s text:c="2"/>&lt;data name="Welcom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Welcome help</text:p>
          </table:table-cell>
          <table:table-cell office:value-type="string">
            <text:p>Read the quick start documentation to have an overview of Commute features.</text:p>
          </table:table-cell>
          <table:table-cell office:value-type="string">
            <text:p>xxx</text:p>
          </table:table-cell>
          <table:table-cell table:formula="of:=&quot;  &lt;data name=&quot;&quot;&quot;&amp;[.A67]&amp;&quot;&quot;&quot; xml:space=&quot;&quot;preserve&quot;&quot;&gt; &lt;value&gt;&quot;&amp;[.B67]&amp;&quot;&lt;/value&gt; &lt;/data&gt;&quot;" office:value-type="string" office:string-value="  &lt;data name=&quot;Welcome help&quot; xml:space=&quot;preserve&quot;&gt; &lt;value&gt;Read the quick start documentation to have an overview of Commute features.&lt;/value&gt; &lt;/data&gt;">
            <text:p><text:s text:c="2"/>&lt;data name="Welcome help" xml:space="preserve"&gt; &lt;value&gt;Read the quick start documentation to have an overview of Commute features.&lt;/value&gt; &lt;/data&gt;</text:p>
          </table:table-cell>
          <table:table-cell table:formula="of:=&quot;  &lt;data name=&quot;&quot;&quot;&amp;[.A67]&amp;&quot;&quot;&quot; xml:space=&quot;&quot;preserve&quot;&quot;&gt; &lt;value&gt;&quot;&amp;[.C67]&amp;&quot;&lt;/value&gt; &lt;/data&gt;&quot;" office:value-type="string" office:string-value="  &lt;data name=&quot;Welcome help&quot; xml:space=&quot;preserve&quot;&gt; &lt;value&gt;xxx&lt;/value&gt; &lt;/data&gt;">
            <text:p><text:s text:c="2"/>&lt;data name="Welcome help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Welcome join</text:p>
          </table:table-cell>
          <table:table-cell office:value-type="string">
            <text:p>First, create an account to join Commute community</text:p>
          </table:table-cell>
          <table:table-cell office:value-type="string">
            <text:p>xxx</text:p>
          </table:table-cell>
          <table:table-cell table:formula="of:=&quot;  &lt;data name=&quot;&quot;&quot;&amp;[.A68]&amp;&quot;&quot;&quot; xml:space=&quot;&quot;preserve&quot;&quot;&gt; &lt;value&gt;&quot;&amp;[.B68]&amp;&quot;&lt;/value&gt; &lt;/data&gt;&quot;" office:value-type="string" office:string-value="  &lt;data name=&quot;Welcome join&quot; xml:space=&quot;preserve&quot;&gt; &lt;value&gt;First, create an account to join Commute community&lt;/value&gt; &lt;/data&gt;">
            <text:p><text:s text:c="2"/>&lt;data name="Welcome join" xml:space="preserve"&gt; &lt;value&gt;First, create an account to join Commute community&lt;/value&gt; &lt;/data&gt;</text:p>
          </table:table-cell>
          <table:table-cell table:formula="of:=&quot;  &lt;data name=&quot;&quot;&quot;&amp;[.A68]&amp;&quot;&quot;&quot; xml:space=&quot;&quot;preserve&quot;&quot;&gt; &lt;value&gt;&quot;&amp;[.C68]&amp;&quot;&lt;/value&gt; &lt;/data&gt;&quot;" office:value-type="string" office:string-value="  &lt;data name=&quot;Welcome join&quot; xml:space=&quot;preserve&quot;&gt; &lt;value&gt;xxx&lt;/value&gt; &lt;/data&gt;">
            <text:p><text:s text:c="2"/>&lt;data name="Welcome join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Welcome message</text:p>
          </table:table-cell>
          <table:table-cell office:value-type="string">
            <text:p>Welcome to Commute, the green and friendly way to commute.</text:p>
            <text:p>&amp;lt;div&amp;gt;- Define the commute routes you seek/offer&amp;lt;/div&amp;gt;</text:p>
            <text:p>&amp;lt;div&amp;gt;- Find other commuters with similar route&amp;lt;/div&amp;gt;</text:p>
            <text:p>&amp;lt;div&amp;gt;- Get in touch with them to commute together&amp;lt;/div&amp;gt;</text:p>
            <text:p>&amp;lt;div&amp;gt;- Keep track of the expenses to share&amp;lt;/div&amp;gt;</text:p>
          </table:table-cell>
          <table:table-cell office:value-type="string">
            <text:p>xxx</text:p>
          </table:table-cell>
          <table:table-cell table:formula="of:=&quot;  &lt;data name=&quot;&quot;&quot;&amp;[.A69]&amp;&quot;&quot;&quot; xml:space=&quot;&quot;preserve&quot;&quot;&gt; &lt;value&gt;&quot;&amp;[.B69]&amp;&quot;&lt;/value&gt; &lt;/data&gt;&quot;" office:value-type="string" office:string-value="  &lt;data name=&quot;Welcome message&quot; xml:space=&quot;preserve&quot;&gt; &lt;value&gt;Welcome to Commute, the green and friendly way to commute.&#10;&amp;lt;div&amp;gt;- Define the commute routes you seek/offer&amp;lt;/div&amp;gt;&#10;&amp;lt;div&amp;gt;- Find other commuters with similar route&amp;lt;/div&amp;gt;&#10;&amp;lt;div&amp;gt;- Get in touch with them to commute together&amp;lt;/div&amp;gt;&#10;&amp;lt;div&amp;gt;- Keep track of the expenses to share&amp;lt;/div&amp;gt;&lt;/value&gt; &lt;/data&gt;">
            <text:p><text:s text:c="2"/>&lt;data name="Welcome message" xml:space="preserve"&gt; &lt;value&gt;Welcome to Commute, the green and friendly way to commute.<text:line-break/>&amp;lt;div&amp;gt;- Define the commute routes you seek/offer&amp;lt;/div&amp;gt;<text:line-break/>&amp;lt;div&amp;gt;- Find other commuters with similar route&amp;lt;/div&amp;gt;<text:line-break/>&amp;lt;div&amp;gt;- Get in touch with them to commute together&amp;lt;/div&amp;gt;<text:line-break/>&amp;lt;div&amp;gt;- Keep track of the expenses to share&amp;lt;/div&amp;gt;&lt;/value&gt; &lt;/data&gt;</text:p>
          </table:table-cell>
          <table:table-cell table:formula="of:=&quot;  &lt;data name=&quot;&quot;&quot;&amp;[.A69]&amp;&quot;&quot;&quot; xml:space=&quot;&quot;preserve&quot;&quot;&gt; &lt;value&gt;&quot;&amp;[.C69]&amp;&quot;&lt;/value&gt; &lt;/data&gt;&quot;" office:value-type="string" office:string-value="  &lt;data name=&quot;Welcome message&quot; xml:space=&quot;preserve&quot;&gt; &lt;value&gt;xxx&lt;/value&gt; &lt;/data&gt;">
            <text:p><text:s text:c="2"/>&lt;data name="Welcome messag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Welcome view route</text:p>
          </table:table-cell>
          <table:table-cell office:value-type="string">
            <text:p>Alternatively, you can view available routes for your commute path witout creating an account.</text:p>
          </table:table-cell>
          <table:table-cell office:value-type="string">
            <text:p>xxx</text:p>
          </table:table-cell>
          <table:table-cell table:formula="of:=&quot;  &lt;data name=&quot;&quot;&quot;&amp;[.A70]&amp;&quot;&quot;&quot; xml:space=&quot;&quot;preserve&quot;&quot;&gt; &lt;value&gt;&quot;&amp;[.B70]&amp;&quot;&lt;/value&gt; &lt;/data&gt;&quot;" office:value-type="string" office:string-value="  &lt;data name=&quot;Welcome view route&quot; xml:space=&quot;preserve&quot;&gt; &lt;value&gt;Alternatively, you can view available routes for your commute path witout creating an account.&lt;/value&gt; &lt;/data&gt;">
            <text:p><text:s text:c="2"/>&lt;data name="Welcome view route" xml:space="preserve"&gt; &lt;value&gt;Alternatively, you can view available routes for your commute path witout creating an account.&lt;/value&gt; &lt;/data&gt;</text:p>
          </table:table-cell>
          <table:table-cell table:formula="of:=&quot;  &lt;data name=&quot;&quot;&quot;&amp;[.A70]&amp;&quot;&quot;&quot; xml:space=&quot;&quot;preserve&quot;&quot;&gt; &lt;value&gt;&quot;&amp;[.C70]&amp;&quot;&lt;/value&gt; &lt;/data&gt;&quot;" office:value-type="string" office:string-value="  &lt;data name=&quot;Welcome view route&quot; xml:space=&quot;preserve&quot;&gt; &lt;value&gt;xxx&lt;/value&gt; &lt;/data&gt;">
            <text:p><text:s text:c="2"/>&lt;data name="Welcome view rout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&lt;/root&gt;</text:p>
          </table:table-cell>
          <table:table-cell table:number-columns-repeated="2"/>
          <table:table-cell office:value-type="string">
            <text:p>&lt;/root&gt;</text:p>
          </table:table-cell>
          <table:table-cell table:formula="of:=[.D71]" office:value-type="string" office:string-value="&lt;/root&gt;">
            <text:p>&lt;/root&gt;</text:p>
          </table:table-cell>
          <table:table-cell table:number-columns-repeated="1019"/>
        </table:table-row>
        <table:table-row table:style-name="ro2" table:number-rows-repeated="1047891">
          <table:table-cell table:number-columns-repeated="1024"/>
        </table:table-row>
        <table:table-row table:style-name="ro4" table:number-rows-repeated="61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nu" table:style-name="ta3" table:print="false"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5" table:default-cell-style-name="ce5"/>
        <table:table-column table:style-name="co5" table:number-columns-repeated="251" table:default-cell-style-name="ce5"/>
        <table:table-row table:style-name="ro2">
          <table:table-cell table:style-name="ce1" office:value-type="string">
            <text:p>Key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Chinese</text:p>
          </table:table-cell>
          <table:table-cell table:style-name="ce8" office:value-type="string">
            <text:p>English</text:p>
          </table:table-cell>
          <table:table-cell table:style-name="ce8" office:value-type="string">
            <text:p>Chinese</text:p>
          </table:table-cell>
          <table:table-cell table:number-columns-repeated="251"/>
        </table:table-row>
        <table:table-row table:style-name="ro2">
          <table:table-cell table:number-columns-repeated="3" table:style-name="ce11" office:value-type="string">
            <text:p>Attribute</text:p>
          </table:table-cell>
          <table:table-cell table:style-name="ce11" table:formula="of:=&quot;  &lt;data name=&quot;&quot;&quot;&amp;[.A2]&amp;&quot;.title&quot;&quot; xml:space=&quot;&quot;preserve&quot;&quot;&gt; &lt;value&gt;&quot;&amp;[.B2]&amp;&quot;&lt;/value&gt; &lt;/data&gt;&quot;" office:value-type="string" office:string-value="  &lt;data name=&quot;Attribute.title&quot; xml:space=&quot;preserve&quot;&gt; &lt;value&gt;Attribute&lt;/value&gt; &lt;/data&gt;">
            <text:p><text:s text:c="2"/>&lt;data name="Attribute.title" xml:space="preserve"&gt; &lt;value&gt;Attribute&lt;/value&gt; &lt;/data&gt;</text:p>
          </table:table-cell>
          <table:table-cell table:style-name="ce11" table:formula="of:=&quot;  &lt;data name=&quot;&quot;&quot;&amp;[.A2]&amp;&quot;.title&quot;&quot; xml:space=&quot;&quot;preserve&quot;&quot;&gt; &lt;value&gt;&quot;&amp;[.C2]&amp;&quot;&lt;/value&gt; &lt;/data&gt;&quot;" office:value-type="string" office:string-value="  &lt;data name=&quot;Attribute.title&quot; xml:space=&quot;preserve&quot;&gt; &lt;value&gt;Attribute&lt;/value&gt; &lt;/data&gt;">
            <text:p><text:s text:c="2"/>&lt;data name="Attribute.title" xml:space="preserve"&gt; &lt;value&gt;Attribu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</text:p>
          </table:table-cell>
          <table:table-cell table:number-columns-repeated="2" table:style-name="ce12" office:value-type="string">
            <text:p>Manage attributes</text:p>
          </table:table-cell>
          <table:table-cell table:style-name="ce12" table:formula="of:=&quot;  &lt;data name=&quot;&quot;&quot;&amp;[.A3]&amp;&quot;.description&quot;&quot; xml:space=&quot;&quot;preserve&quot;&quot;&gt; &lt;value&gt;&quot;&amp;[.B3]&amp;&quot;&lt;/value&gt; &lt;/data&gt;&quot;" office:value-type="string" office:string-value="  &lt;data name=&quot;Attribute.description&quot; xml:space=&quot;preserve&quot;&gt; &lt;value&gt;Manage attributes&lt;/value&gt; &lt;/data&gt;">
            <text:p><text:s text:c="2"/>&lt;data name="Attribute.description" xml:space="preserve"&gt; &lt;value&gt;Manage attributes&lt;/value&gt; &lt;/data&gt;</text:p>
          </table:table-cell>
          <table:table-cell table:style-name="ce12" table:formula="of:=&quot;  &lt;data name=&quot;&quot;&quot;&amp;[.A3]&amp;&quot;.description&quot;&quot; xml:space=&quot;&quot;preserve&quot;&quot;&gt; &lt;value&gt;&quot;&amp;[.C3]&amp;&quot;&lt;/value&gt; &lt;/data&gt;&quot;" office:value-type="string" office:string-value="  &lt;data name=&quot;Attribute.description&quot; xml:space=&quot;preserve&quot;&gt; &lt;value&gt;Manage attributes&lt;/value&gt; &lt;/data&gt;">
            <text:p><text:s text:c="2"/>&lt;data name="Attribute.description" xml:space="preserve"&gt; &lt;value&gt;Manage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calculated</text:p>
          </table:table-cell>
          <table:table-cell table:style-name="ce11" office:value-type="string">
            <text:p>Attribute</text:p>
          </table:table-cell>
          <table:table-cell table:style-name="ce13" office:value-type="string">
            <text:p>属性计算</text:p>
          </table:table-cell>
          <table:table-cell table:style-name="ce11" table:formula="of:=&quot;  &lt;data name=&quot;&quot;&quot;&amp;[.A4]&amp;&quot;.title&quot;&quot; xml:space=&quot;&quot;preserve&quot;&quot;&gt; &lt;value&gt;&quot;&amp;[.B4]&amp;&quot;&lt;/value&gt; &lt;/data&gt;&quot;" office:value-type="string" office:string-value="  &lt;data name=&quot;Attribute calculated.title&quot; xml:space=&quot;preserve&quot;&gt; &lt;value&gt;Attribute&lt;/value&gt; &lt;/data&gt;">
            <text:p><text:s text:c="2"/>&lt;data name="Attribute calculated.title" xml:space="preserve"&gt; &lt;value&gt;Attribute&lt;/value&gt; &lt;/data&gt;</text:p>
          </table:table-cell>
          <table:table-cell table:style-name="ce11" table:formula="of:=&quot;  &lt;data name=&quot;&quot;&quot;&amp;[.A4]&amp;&quot;.title&quot;&quot; xml:space=&quot;&quot;preserve&quot;&quot;&gt; &lt;value&gt;&quot;&amp;[.C4]&amp;&quot;&lt;/value&gt; &lt;/data&gt;&quot;" office:value-type="string" office:string-value="  &lt;data name=&quot;Attribute calculated.title&quot; xml:space=&quot;preserve&quot;&gt; &lt;value&gt;属性计算&lt;/value&gt; &lt;/data&gt;">
            <text:p><text:s text:c="2"/>&lt;data name="Attribute calculated.title" xml:space="preserve"&gt; &lt;value&gt;属性计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calculated</text:p>
          </table:table-cell>
          <table:table-cell table:style-name="ce12" office:value-type="string">
            <text:p>Manage attributes</text:p>
          </table:table-cell>
          <table:table-cell table:style-name="ce14" office:value-type="string">
            <text:p>管理属性计算</text:p>
          </table:table-cell>
          <table:table-cell table:style-name="ce12" table:formula="of:=&quot;  &lt;data name=&quot;&quot;&quot;&amp;[.A5]&amp;&quot;.description&quot;&quot; xml:space=&quot;&quot;preserve&quot;&quot;&gt; &lt;value&gt;&quot;&amp;[.B5]&amp;&quot;&lt;/value&gt; &lt;/data&gt;&quot;" office:value-type="string" office:string-value="  &lt;data name=&quot;Attribute calculated.description&quot; xml:space=&quot;preserve&quot;&gt; &lt;value&gt;Manage attributes&lt;/value&gt; &lt;/data&gt;">
            <text:p><text:s text:c="2"/>&lt;data name="Attribute calculated.description" xml:space="preserve"&gt; &lt;value&gt;Manage attributes&lt;/value&gt; &lt;/data&gt;</text:p>
          </table:table-cell>
          <table:table-cell table:style-name="ce12" table:formula="of:=&quot;  &lt;data name=&quot;&quot;&quot;&amp;[.A5]&amp;&quot;.description&quot;&quot; xml:space=&quot;&quot;preserve&quot;&quot;&gt; &lt;value&gt;&quot;&amp;[.C5]&amp;&quot;&lt;/value&gt; &lt;/data&gt;&quot;" office:value-type="string" office:string-value="  &lt;data name=&quot;Attribute calculated.description&quot; xml:space=&quot;preserve&quot;&gt; &lt;value&gt;管理属性计算&lt;/value&gt; &lt;/data&gt;">
            <text:p><text:s text:c="2"/>&lt;data name="Attribute calculated.description" xml:space="preserve"&gt; &lt;value&gt;管理属性计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in template</text:p>
          </table:table-cell>
          <table:table-cell table:style-name="ce11" table:formula="of:=&quot;  &lt;data name=&quot;&quot;&quot;&amp;[.A6]&amp;&quot;.title&quot;&quot; xml:space=&quot;&quot;preserve&quot;&quot;&gt; &lt;value&gt;&quot;&amp;[.B6]&amp;&quot;&lt;/value&gt; &lt;/data&gt;&quot;" office:value-type="string" office:string-value="  &lt;data name=&quot;Attribute in template.title&quot; xml:space=&quot;preserve&quot;&gt; &lt;value&gt;Attribute in template&lt;/value&gt; &lt;/data&gt;">
            <text:p><text:s text:c="2"/>&lt;data name="Attribute in template.title" xml:space="preserve"&gt; &lt;value&gt;Attribute in template&lt;/value&gt; &lt;/data&gt;</text:p>
          </table:table-cell>
          <table:table-cell table:style-name="ce11" table:formula="of:=&quot;  &lt;data name=&quot;&quot;&quot;&amp;[.A6]&amp;&quot;.title&quot;&quot; xml:space=&quot;&quot;preserve&quot;&quot;&gt; &lt;value&gt;&quot;&amp;[.C6]&amp;&quot;&lt;/value&gt; &lt;/data&gt;&quot;" office:value-type="string" office:string-value="  &lt;data name=&quot;Attribute in template.title&quot; xml:space=&quot;preserve&quot;&gt; &lt;value&gt;Attribute in template&lt;/value&gt; &lt;/data&gt;">
            <text:p><text:s text:c="2"/>&lt;data name="Attribute in template.title" xml:space="preserve"&gt; &lt;value&gt;Attribute in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in template</text:p>
          </table:table-cell>
          <table:table-cell table:number-columns-repeated="2" table:style-name="ce12" office:value-type="string">
            <text:p>Assign attributes to template</text:p>
          </table:table-cell>
          <table:table-cell table:style-name="ce12" table:formula="of:=&quot;  &lt;data name=&quot;&quot;&quot;&amp;[.A7]&amp;&quot;.description&quot;&quot; xml:space=&quot;&quot;preserve&quot;&quot;&gt; &lt;value&gt;&quot;&amp;[.B7]&amp;&quot;&lt;/value&gt; &lt;/data&gt;&quot;" office:value-type="string" office:string-value="  &lt;data name=&quot;Attribute in template.description&quot; xml:space=&quot;preserve&quot;&gt; &lt;value&gt;Assign attributes to template&lt;/value&gt; &lt;/data&gt;">
            <text:p><text:s text:c="2"/>&lt;data name="Attribute in template.description" xml:space="preserve"&gt; &lt;value&gt;Assign attributes to template&lt;/value&gt; &lt;/data&gt;</text:p>
          </table:table-cell>
          <table:table-cell table:style-name="ce12" table:formula="of:=&quot;  &lt;data name=&quot;&quot;&quot;&amp;[.A7]&amp;&quot;.description&quot;&quot; xml:space=&quot;&quot;preserve&quot;&quot;&gt; &lt;value&gt;&quot;&amp;[.C7]&amp;&quot;&lt;/value&gt; &lt;/data&gt;&quot;" office:value-type="string" office:string-value="  &lt;data name=&quot;Attribute in template.description&quot; xml:space=&quot;preserve&quot;&gt; &lt;value&gt;Assign attributes to template&lt;/value&gt; &lt;/data&gt;">
            <text:p><text:s text:c="2"/>&lt;data name="Attribute in template.description" xml:space="preserve"&gt; &lt;value&gt;Assign attributes to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LOV</text:p>
          </table:table-cell>
          <table:table-cell table:style-name="ce11" table:formula="of:=&quot;  &lt;data name=&quot;&quot;&quot;&amp;[.A8]&amp;&quot;.title&quot;&quot; xml:space=&quot;&quot;preserve&quot;&quot;&gt; &lt;value&gt;&quot;&amp;[.B8]&amp;&quot;&lt;/value&gt; &lt;/data&gt;&quot;" office:value-type="string" office:string-value="  &lt;data name=&quot;Attribute LOV.title&quot; xml:space=&quot;preserve&quot;&gt; &lt;value&gt;Attribute LOV&lt;/value&gt; &lt;/data&gt;">
            <text:p><text:s text:c="2"/>&lt;data name="Attribute LOV.title" xml:space="preserve"&gt; &lt;value&gt;Attribute LOV&lt;/value&gt; &lt;/data&gt;</text:p>
          </table:table-cell>
          <table:table-cell table:style-name="ce11" table:formula="of:=&quot;  &lt;data name=&quot;&quot;&quot;&amp;[.A8]&amp;&quot;.title&quot;&quot; xml:space=&quot;&quot;preserve&quot;&quot;&gt; &lt;value&gt;&quot;&amp;[.C8]&amp;&quot;&lt;/value&gt; &lt;/data&gt;&quot;" office:value-type="string" office:string-value="  &lt;data name=&quot;Attribute LOV.title&quot; xml:space=&quot;preserve&quot;&gt; &lt;value&gt;Attribute LOV&lt;/value&gt; &lt;/data&gt;">
            <text:p><text:s text:c="2"/>&lt;data name="Attribute LOV.title" xml:space="preserve"&gt; &lt;value&gt;Attribute LOV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LOV</text:p>
          </table:table-cell>
          <table:table-cell table:number-columns-repeated="2" table:style-name="ce12" office:value-type="string">
            <text:p>Manage LOV for attributes</text:p>
          </table:table-cell>
          <table:table-cell table:style-name="ce12" table:formula="of:=&quot;  &lt;data name=&quot;&quot;&quot;&amp;[.A9]&amp;&quot;.description&quot;&quot; xml:space=&quot;&quot;preserve&quot;&quot;&gt; &lt;value&gt;&quot;&amp;[.B9]&amp;&quot;&lt;/value&gt; &lt;/data&gt;&quot;" office:value-type="string" office:string-value="  &lt;data name=&quot;Attribute LOV.description&quot; xml:space=&quot;preserve&quot;&gt; &lt;value&gt;Manage LOV for attributes&lt;/value&gt; &lt;/data&gt;">
            <text:p><text:s text:c="2"/>&lt;data name="Attribute LOV.description" xml:space="preserve"&gt; &lt;value&gt;Manage LOV for attributes&lt;/value&gt; &lt;/data&gt;</text:p>
          </table:table-cell>
          <table:table-cell table:style-name="ce12" table:formula="of:=&quot;  &lt;data name=&quot;&quot;&quot;&amp;[.A9]&amp;&quot;.description&quot;&quot; xml:space=&quot;&quot;preserve&quot;&quot;&gt; &lt;value&gt;&quot;&amp;[.C9]&amp;&quot;&lt;/value&gt; &lt;/data&gt;&quot;" office:value-type="string" office:string-value="  &lt;data name=&quot;Attribute LOV.description&quot; xml:space=&quot;preserve&quot;&gt; &lt;value&gt;Manage LOV for attributes&lt;/value&gt; &lt;/data&gt;">
            <text:p><text:s text:c="2"/>&lt;data name="Attribute LOV.description" xml:space="preserve"&gt; &lt;value&gt;Manage LOV for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LOV value</text:p>
          </table:table-cell>
          <table:table-cell table:style-name="ce11" table:formula="of:=&quot;  &lt;data name=&quot;&quot;&quot;&amp;[.A10]&amp;&quot;.title&quot;&quot; xml:space=&quot;&quot;preserve&quot;&quot;&gt; &lt;value&gt;&quot;&amp;[.B10]&amp;&quot;&lt;/value&gt; &lt;/data&gt;&quot;" office:value-type="string" office:string-value="  &lt;data name=&quot;Attribute LOV value.title&quot; xml:space=&quot;preserve&quot;&gt; &lt;value&gt;Attribute LOV value&lt;/value&gt; &lt;/data&gt;">
            <text:p><text:s text:c="2"/>&lt;data name="Attribute LOV value.title" xml:space="preserve"&gt; &lt;value&gt;Attribute LOV value&lt;/value&gt; &lt;/data&gt;</text:p>
          </table:table-cell>
          <table:table-cell table:style-name="ce11" table:formula="of:=&quot;  &lt;data name=&quot;&quot;&quot;&amp;[.A10]&amp;&quot;.title&quot;&quot; xml:space=&quot;&quot;preserve&quot;&quot;&gt; &lt;value&gt;&quot;&amp;[.C10]&amp;&quot;&lt;/value&gt; &lt;/data&gt;&quot;" office:value-type="string" office:string-value="  &lt;data name=&quot;Attribute LOV value.title&quot; xml:space=&quot;preserve&quot;&gt; &lt;value&gt;Attribute LOV value&lt;/value&gt; &lt;/data&gt;">
            <text:p><text:s text:c="2"/>&lt;data name="Attribute LOV value.title" xml:space="preserve"&gt; &lt;value&gt;Attribute LOV valu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LOV value</text:p>
          </table:table-cell>
          <table:table-cell table:number-columns-repeated="2" table:style-name="ce12" office:value-type="string">
            <text:p>Manage value for attribute LOV</text:p>
          </table:table-cell>
          <table:table-cell table:style-name="ce12" table:formula="of:=&quot;  &lt;data name=&quot;&quot;&quot;&amp;[.A11]&amp;&quot;.description&quot;&quot; xml:space=&quot;&quot;preserve&quot;&quot;&gt; &lt;value&gt;&quot;&amp;[.B11]&amp;&quot;&lt;/value&gt; &lt;/data&gt;&quot;" office:value-type="string" office:string-value="  &lt;data name=&quot;Attribute LOV value.description&quot; xml:space=&quot;preserve&quot;&gt; &lt;value&gt;Manage value for attribute LOV&lt;/value&gt; &lt;/data&gt;">
            <text:p><text:s text:c="2"/>&lt;data name="Attribute LOV value.description" xml:space="preserve"&gt; &lt;value&gt;Manage value for attribute LOV&lt;/value&gt; &lt;/data&gt;</text:p>
          </table:table-cell>
          <table:table-cell table:style-name="ce12" table:formula="of:=&quot;  &lt;data name=&quot;&quot;&quot;&amp;[.A11]&amp;&quot;.description&quot;&quot; xml:space=&quot;&quot;preserve&quot;&quot;&gt; &lt;value&gt;&quot;&amp;[.C11]&amp;&quot;&lt;/value&gt; &lt;/data&gt;&quot;" office:value-type="string" office:string-value="  &lt;data name=&quot;Attribute LOV value.description&quot; xml:space=&quot;preserve&quot;&gt; &lt;value&gt;Manage value for attribute LOV&lt;/value&gt; &lt;/data&gt;">
            <text:p><text:s text:c="2"/>&lt;data name="Attribute LOV value.description" xml:space="preserve"&gt; &lt;value&gt;Manage value for attribute LOV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object</text:p>
          </table:table-cell>
          <table:table-cell table:style-name="ce11" table:formula="of:=&quot;  &lt;data name=&quot;&quot;&quot;&amp;[.A12]&amp;&quot;.title&quot;&quot; xml:space=&quot;&quot;preserve&quot;&quot;&gt; &lt;value&gt;&quot;&amp;[.B12]&amp;&quot;&lt;/value&gt; &lt;/data&gt;&quot;" office:value-type="string" office:string-value="  &lt;data name=&quot;Attribute object.title&quot; xml:space=&quot;preserve&quot;&gt; &lt;value&gt;Attribute object&lt;/value&gt; &lt;/data&gt;">
            <text:p><text:s text:c="2"/>&lt;data name="Attribute object.title" xml:space="preserve"&gt; &lt;value&gt;Attribute object&lt;/value&gt; &lt;/data&gt;</text:p>
          </table:table-cell>
          <table:table-cell table:style-name="ce11" table:formula="of:=&quot;  &lt;data name=&quot;&quot;&quot;&amp;[.A12]&amp;&quot;.title&quot;&quot; xml:space=&quot;&quot;preserve&quot;&quot;&gt; &lt;value&gt;&quot;&amp;[.C12]&amp;&quot;&lt;/value&gt; &lt;/data&gt;&quot;" office:value-type="string" office:string-value="  &lt;data name=&quot;Attribute object.title&quot; xml:space=&quot;preserve&quot;&gt; &lt;value&gt;Attribute object&lt;/value&gt; &lt;/data&gt;">
            <text:p><text:s text:c="2"/>&lt;data name="Attribute object.title" xml:space="preserve"&gt; &lt;value&gt;Attribute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object</text:p>
          </table:table-cell>
          <table:table-cell table:number-columns-repeated="2" table:style-name="ce12" office:value-type="string">
            <text:p>Manage attribute value for various object</text:p>
          </table:table-cell>
          <table:table-cell table:style-name="ce12" table:formula="of:=&quot;  &lt;data name=&quot;&quot;&quot;&amp;[.A13]&amp;&quot;.description&quot;&quot; xml:space=&quot;&quot;preserve&quot;&quot;&gt; &lt;value&gt;&quot;&amp;[.B13]&amp;&quot;&lt;/value&gt; &lt;/data&gt;&quot;" office:value-type="string" office:string-value="  &lt;data name=&quot;Attribute object.description&quot; xml:space=&quot;preserve&quot;&gt; &lt;value&gt;Manage attribute value for various object&lt;/value&gt; &lt;/data&gt;">
            <text:p><text:s text:c="2"/>&lt;data name="Attribute object.description" xml:space="preserve"&gt; &lt;value&gt;Manage attribute value for various object&lt;/value&gt; &lt;/data&gt;</text:p>
          </table:table-cell>
          <table:table-cell table:style-name="ce12" table:formula="of:=&quot;  &lt;data name=&quot;&quot;&quot;&amp;[.A13]&amp;&quot;.description&quot;&quot; xml:space=&quot;&quot;preserve&quot;&quot;&gt; &lt;value&gt;&quot;&amp;[.C13]&amp;&quot;&lt;/value&gt; &lt;/data&gt;&quot;" office:value-type="string" office:string-value="  &lt;data name=&quot;Attribute object.description&quot; xml:space=&quot;preserve&quot;&gt; &lt;value&gt;Manage attribute value for various object&lt;/value&gt; &lt;/data&gt;">
            <text:p><text:s text:c="2"/>&lt;data name="Attribute object.description" xml:space="preserve"&gt; &lt;value&gt;Manage attribute value for various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template</text:p>
          </table:table-cell>
          <table:table-cell table:style-name="ce11" office:value-type="string">
            <text:p>Template</text:p>
          </table:table-cell>
          <table:table-cell table:style-name="ce11" office:value-type="string">
            <text:p>Attribute template</text:p>
          </table:table-cell>
          <table:table-cell table:style-name="ce11" table:formula="of:=&quot;  &lt;data name=&quot;&quot;&quot;&amp;[.A14]&amp;&quot;.title&quot;&quot; xml:space=&quot;&quot;preserve&quot;&quot;&gt; &lt;value&gt;&quot;&amp;[.B14]&amp;&quot;&lt;/value&gt; &lt;/data&gt;&quot;" office:value-type="string" office:string-value="  &lt;data name=&quot;Attribute template.title&quot; xml:space=&quot;preserve&quot;&gt; &lt;value&gt;Template&lt;/value&gt; &lt;/data&gt;">
            <text:p><text:s text:c="2"/>&lt;data name="Attribute template.title" xml:space="preserve"&gt; &lt;value&gt;Template&lt;/value&gt; &lt;/data&gt;</text:p>
          </table:table-cell>
          <table:table-cell table:style-name="ce11" table:formula="of:=&quot;  &lt;data name=&quot;&quot;&quot;&amp;[.A14]&amp;&quot;.title&quot;&quot; xml:space=&quot;&quot;preserve&quot;&quot;&gt; &lt;value&gt;&quot;&amp;[.C14]&amp;&quot;&lt;/value&gt; &lt;/data&gt;&quot;" office:value-type="string" office:string-value="  &lt;data name=&quot;Attribute template.title&quot; xml:space=&quot;preserve&quot;&gt; &lt;value&gt;Attribute template&lt;/value&gt; &lt;/data&gt;">
            <text:p><text:s text:c="2"/>&lt;data name="Attribute template.title" xml:space="preserve"&gt; &lt;value&gt;Attribute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template</text:p>
          </table:table-cell>
          <table:table-cell table:number-columns-repeated="2" table:style-name="ce12" office:value-type="string">
            <text:p>Manage template for attributes</text:p>
          </table:table-cell>
          <table:table-cell table:style-name="ce12" table:formula="of:=&quot;  &lt;data name=&quot;&quot;&quot;&amp;[.A15]&amp;&quot;.description&quot;&quot; xml:space=&quot;&quot;preserve&quot;&quot;&gt; &lt;value&gt;&quot;&amp;[.B15]&amp;&quot;&lt;/value&gt; &lt;/data&gt;&quot;" office:value-type="string" office:string-value="  &lt;data name=&quot;Attribute template.description&quot; xml:space=&quot;preserve&quot;&gt; &lt;value&gt;Manage template for attributes&lt;/value&gt; &lt;/data&gt;">
            <text:p><text:s text:c="2"/>&lt;data name="Attribute template.description" xml:space="preserve"&gt; &lt;value&gt;Manage template for attributes&lt;/value&gt; &lt;/data&gt;</text:p>
          </table:table-cell>
          <table:table-cell table:style-name="ce12" table:formula="of:=&quot;  &lt;data name=&quot;&quot;&quot;&amp;[.A15]&amp;&quot;.description&quot;&quot; xml:space=&quot;&quot;preserve&quot;&quot;&gt; &lt;value&gt;&quot;&amp;[.C15]&amp;&quot;&lt;/value&gt; &lt;/data&gt;&quot;" office:value-type="string" office:string-value="  &lt;data name=&quot;Attribute template.description&quot; xml:space=&quot;preserve&quot;&gt; &lt;value&gt;Manage template for attributes&lt;/value&gt; &lt;/data&gt;">
            <text:p><text:s text:c="2"/>&lt;data name="Attribute template.description" xml:space="preserve"&gt; &lt;value&gt;Manage template for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template object</text:p>
          </table:table-cell>
          <table:table-cell table:number-columns-repeated="2" table:style-name="ce11" office:value-type="string">
            <text:p>Template object</text:p>
          </table:table-cell>
          <table:table-cell table:style-name="ce11" table:formula="of:=&quot;  &lt;data name=&quot;&quot;&quot;&amp;[.A16]&amp;&quot;.title&quot;&quot; xml:space=&quot;&quot;preserve&quot;&quot;&gt; &lt;value&gt;&quot;&amp;[.B16]&amp;&quot;&lt;/value&gt; &lt;/data&gt;&quot;" office:value-type="string" office:string-value="  &lt;data name=&quot;Attribute template object.title&quot; xml:space=&quot;preserve&quot;&gt; &lt;value&gt;Template object&lt;/value&gt; &lt;/data&gt;">
            <text:p><text:s text:c="2"/>&lt;data name="Attribute template object.title" xml:space="preserve"&gt; &lt;value&gt;Template object&lt;/value&gt; &lt;/data&gt;</text:p>
          </table:table-cell>
          <table:table-cell table:style-name="ce11" table:formula="of:=&quot;  &lt;data name=&quot;&quot;&quot;&amp;[.A16]&amp;&quot;.title&quot;&quot; xml:space=&quot;&quot;preserve&quot;&quot;&gt; &lt;value&gt;&quot;&amp;[.C16]&amp;&quot;&lt;/value&gt; &lt;/data&gt;&quot;" office:value-type="string" office:string-value="  &lt;data name=&quot;Attribute template object.title&quot; xml:space=&quot;preserve&quot;&gt; &lt;value&gt;Template object&lt;/value&gt; &lt;/data&gt;">
            <text:p><text:s text:c="2"/>&lt;data name="Attribute template object.title" xml:space="preserve"&gt; &lt;value&gt;Template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template object</text:p>
          </table:table-cell>
          <table:table-cell table:number-columns-repeated="2" table:style-name="ce12" office:value-type="string">
            <text:p>Assign template to objects</text:p>
          </table:table-cell>
          <table:table-cell table:style-name="ce12" table:formula="of:=&quot;  &lt;data name=&quot;&quot;&quot;&amp;[.A17]&amp;&quot;.description&quot;&quot; xml:space=&quot;&quot;preserve&quot;&quot;&gt; &lt;value&gt;&quot;&amp;[.B17]&amp;&quot;&lt;/value&gt; &lt;/data&gt;&quot;" office:value-type="string" office:string-value="  &lt;data name=&quot;Attribute template object.description&quot; xml:space=&quot;preserve&quot;&gt; &lt;value&gt;Assign template to objects&lt;/value&gt; &lt;/data&gt;">
            <text:p><text:s text:c="2"/>&lt;data name="Attribute template object.description" xml:space="preserve"&gt; &lt;value&gt;Assign template to objects&lt;/value&gt; &lt;/data&gt;</text:p>
          </table:table-cell>
          <table:table-cell table:style-name="ce12" table:formula="of:=&quot;  &lt;data name=&quot;&quot;&quot;&amp;[.A17]&amp;&quot;.description&quot;&quot; xml:space=&quot;&quot;preserve&quot;&quot;&gt; &lt;value&gt;&quot;&amp;[.C17]&amp;&quot;&lt;/value&gt; &lt;/data&gt;&quot;" office:value-type="string" office:string-value="  &lt;data name=&quot;Attribute template object.description&quot; xml:space=&quot;preserve&quot;&gt; &lt;value&gt;Assign template to objects&lt;/value&gt; &lt;/data&gt;">
            <text:p><text:s text:c="2"/>&lt;data name="Attribute template object.description" xml:space="preserve"&gt; &lt;value&gt;Assign template to object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dministration</text:p>
          </table:table-cell>
          <table:table-cell table:style-name="ce13" office:value-type="string">
            <text:p>管理</text:p>
          </table:table-cell>
          <table:table-cell table:style-name="ce11" table:formula="of:=&quot;  &lt;data name=&quot;&quot;&quot;&amp;[.A18]&amp;&quot;.title&quot;&quot; xml:space=&quot;&quot;preserve&quot;&quot;&gt; &lt;value&gt;&quot;&amp;[.B18]&amp;&quot;&lt;/value&gt; &lt;/data&gt;&quot;" office:value-type="string" office:string-value="  &lt;data name=&quot;Administration.title&quot; xml:space=&quot;preserve&quot;&gt; &lt;value&gt;Administration&lt;/value&gt; &lt;/data&gt;">
            <text:p><text:s text:c="2"/>&lt;data name="Administration.title" xml:space="preserve"&gt; &lt;value&gt;Administration&lt;/value&gt; &lt;/data&gt;</text:p>
          </table:table-cell>
          <table:table-cell table:style-name="ce11" table:formula="of:=&quot;  &lt;data name=&quot;&quot;&quot;&amp;[.A18]&amp;&quot;.title&quot;&quot; xml:space=&quot;&quot;preserve&quot;&quot;&gt; &lt;value&gt;&quot;&amp;[.C18]&amp;&quot;&lt;/value&gt; &lt;/data&gt;&quot;" office:value-type="string" office:string-value="  &lt;data name=&quot;Administration.title&quot; xml:space=&quot;preserve&quot;&gt; &lt;value&gt;管理&lt;/value&gt; &lt;/data&gt;">
            <text:p><text:s text:c="2"/>&lt;data name="Administration.title" xml:space="preserve"&gt; &lt;value&gt;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dministration</text:p>
          </table:table-cell>
          <table:table-cell table:style-name="ce12" office:value-type="string">
            <text:p>Administration for decoraing company</text:p>
          </table:table-cell>
          <table:table-cell table:style-name="ce14" office:value-type="string">
            <text:p>管理装潢中心</text:p>
          </table:table-cell>
          <table:table-cell table:style-name="ce12" table:formula="of:=&quot;  &lt;data name=&quot;&quot;&quot;&amp;[.A19]&amp;&quot;.description&quot;&quot; xml:space=&quot;&quot;preserve&quot;&quot;&gt; &lt;value&gt;&quot;&amp;[.B19]&amp;&quot;&lt;/value&gt; &lt;/data&gt;&quot;" office:value-type="string" office:string-value="  &lt;data name=&quot;Administration.description&quot; xml:space=&quot;preserve&quot;&gt; &lt;value&gt;Administration for decoraing company&lt;/value&gt; &lt;/data&gt;">
            <text:p><text:s text:c="2"/>&lt;data name="Administration.description" xml:space="preserve"&gt; &lt;value&gt;Administration for decoraing company&lt;/value&gt; &lt;/data&gt;</text:p>
          </table:table-cell>
          <table:table-cell table:style-name="ce12" table:formula="of:=&quot;  &lt;data name=&quot;&quot;&quot;&amp;[.A19]&amp;&quot;.description&quot;&quot; xml:space=&quot;&quot;preserve&quot;&quot;&gt; &lt;value&gt;&quot;&amp;[.C19]&amp;&quot;&lt;/value&gt; &lt;/data&gt;&quot;" office:value-type="string" office:string-value="  &lt;data name=&quot;Administration.description&quot; xml:space=&quot;preserve&quot;&gt; &lt;value&gt;管理装潢中心&lt;/value&gt; &lt;/data&gt;">
            <text:p><text:s text:c="2"/>&lt;data name="Administration.description" xml:space="preserve"&gt; &lt;value&gt;管理装潢中心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udit</text:p>
          </table:table-cell>
          <table:table-cell table:style-name="ce13" office:value-type="string">
            <text:p>审计</text:p>
          </table:table-cell>
          <table:table-cell table:style-name="ce11" table:formula="of:=&quot;  &lt;data name=&quot;&quot;&quot;&amp;[.A20]&amp;&quot;.title&quot;&quot; xml:space=&quot;&quot;preserve&quot;&quot;&gt; &lt;value&gt;&quot;&amp;[.B20]&amp;&quot;&lt;/value&gt; &lt;/data&gt;&quot;" office:value-type="string" office:string-value="  &lt;data name=&quot;Audit.title&quot; xml:space=&quot;preserve&quot;&gt; &lt;value&gt;Audit&lt;/value&gt; &lt;/data&gt;">
            <text:p><text:s text:c="2"/>&lt;data name="Audit.title" xml:space="preserve"&gt; &lt;value&gt;Audit&lt;/value&gt; &lt;/data&gt;</text:p>
          </table:table-cell>
          <table:table-cell table:style-name="ce11" table:formula="of:=&quot;  &lt;data name=&quot;&quot;&quot;&amp;[.A20]&amp;&quot;.title&quot;&quot; xml:space=&quot;&quot;preserve&quot;&quot;&gt; &lt;value&gt;&quot;&amp;[.C20]&amp;&quot;&lt;/value&gt; &lt;/data&gt;&quot;" office:value-type="string" office:string-value="  &lt;data name=&quot;Audit.title&quot; xml:space=&quot;preserve&quot;&gt; &lt;value&gt;审计&lt;/value&gt; &lt;/data&gt;">
            <text:p><text:s text:c="2"/>&lt;data name="Audit.title" xml:space="preserve"&gt; &lt;value&gt;审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Audit</text:p>
          </table:table-cell>
          <table:table-cell table:style-name="ce12" table:formula="of:=&quot;  &lt;data name=&quot;&quot;&quot;&amp;[.A21]&amp;&quot;.description&quot;&quot; xml:space=&quot;&quot;preserve&quot;&quot;&gt; &lt;value&gt;&quot;&amp;[.B21]&amp;&quot;&lt;/value&gt; &lt;/data&gt;&quot;" office:value-type="string" office:string-value="  &lt;data name=&quot;Audit.description&quot; xml:space=&quot;preserve&quot;&gt; &lt;value&gt;Audit&lt;/value&gt; &lt;/data&gt;">
            <text:p><text:s text:c="2"/>&lt;data name="Audit.description" xml:space="preserve"&gt; &lt;value&gt;Audit&lt;/value&gt; &lt;/data&gt;</text:p>
          </table:table-cell>
          <table:table-cell table:style-name="ce12" table:formula="of:=&quot;  &lt;data name=&quot;&quot;&quot;&amp;[.A21]&amp;&quot;.description&quot;&quot; xml:space=&quot;&quot;preserve&quot;&quot;&gt; &lt;value&gt;&quot;&amp;[.C21]&amp;&quot;&lt;/value&gt; &lt;/data&gt;&quot;" office:value-type="string" office:string-value="  &lt;data name=&quot;Audit.description&quot; xml:space=&quot;preserve&quot;&gt; &lt;value&gt;Audit&lt;/value&gt; &lt;/data&gt;">
            <text:p><text:s text:c="2"/>&lt;data name="Audit.description" xml:space="preserve"&gt; &lt;value&gt;Audi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udit review</text:p>
          </table:table-cell>
          <table:table-cell table:style-name="ce13" office:value-type="string">
            <text:p>审计报表</text:p>
          </table:table-cell>
          <table:table-cell table:style-name="ce11" table:formula="of:=&quot;  &lt;data name=&quot;&quot;&quot;&amp;[.A22]&amp;&quot;.title&quot;&quot; xml:space=&quot;&quot;preserve&quot;&quot;&gt; &lt;value&gt;&quot;&amp;[.B22]&amp;&quot;&lt;/value&gt; &lt;/data&gt;&quot;" office:value-type="string" office:string-value="  &lt;data name=&quot;Audit review.title&quot; xml:space=&quot;preserve&quot;&gt; &lt;value&gt;Audit review&lt;/value&gt; &lt;/data&gt;">
            <text:p><text:s text:c="2"/>&lt;data name="Audit review.title" xml:space="preserve"&gt; &lt;value&gt;Audit review&lt;/value&gt; &lt;/data&gt;</text:p>
          </table:table-cell>
          <table:table-cell table:style-name="ce11" table:formula="of:=&quot;  &lt;data name=&quot;&quot;&quot;&amp;[.A22]&amp;&quot;.title&quot;&quot; xml:space=&quot;&quot;preserve&quot;&quot;&gt; &lt;value&gt;&quot;&amp;[.C22]&amp;&quot;&lt;/value&gt; &lt;/data&gt;&quot;" office:value-type="string" office:string-value="  &lt;data name=&quot;Audit review.title&quot; xml:space=&quot;preserve&quot;&gt; &lt;value&gt;审计报表&lt;/value&gt; &lt;/data&gt;">
            <text:p><text:s text:c="2"/>&lt;data name="Audit review.title" xml:space="preserve"&gt; &lt;value&gt;审计报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udit review</text:p>
          </table:table-cell>
          <table:table-cell table:style-name="ce12" office:value-type="string">
            <text:p>Audit result</text:p>
          </table:table-cell>
          <table:table-cell table:style-name="ce12" office:value-type="string">
            <text:p>Audit</text:p>
          </table:table-cell>
          <table:table-cell table:style-name="ce12" table:formula="of:=&quot;  &lt;data name=&quot;&quot;&quot;&amp;[.A23]&amp;&quot;.description&quot;&quot; xml:space=&quot;&quot;preserve&quot;&quot;&gt; &lt;value&gt;&quot;&amp;[.B23]&amp;&quot;&lt;/value&gt; &lt;/data&gt;&quot;" office:value-type="string" office:string-value="  &lt;data name=&quot;Audit review.description&quot; xml:space=&quot;preserve&quot;&gt; &lt;value&gt;Audit result&lt;/value&gt; &lt;/data&gt;">
            <text:p><text:s text:c="2"/>&lt;data name="Audit review.description" xml:space="preserve"&gt; &lt;value&gt;Audit result&lt;/value&gt; &lt;/data&gt;</text:p>
          </table:table-cell>
          <table:table-cell table:style-name="ce12" table:formula="of:=&quot;  &lt;data name=&quot;&quot;&quot;&amp;[.A23]&amp;&quot;.description&quot;&quot; xml:space=&quot;&quot;preserve&quot;&quot;&gt; &lt;value&gt;&quot;&amp;[.C23]&amp;&quot;&lt;/value&gt; &lt;/data&gt;&quot;" office:value-type="string" office:string-value="  &lt;data name=&quot;Audit review.description&quot; xml:space=&quot;preserve&quot;&gt; &lt;value&gt;Audit&lt;/value&gt; &lt;/data&gt;">
            <text:p><text:s text:c="2"/>&lt;data name="Audit review.description" xml:space="preserve"&gt; &lt;value&gt;Audi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Bin transfer</text:p>
          </table:table-cell>
          <table:table-cell table:style-name="ce13" office:value-type="string">
            <text:p>位置调整</text:p>
          </table:table-cell>
          <table:table-cell table:style-name="ce11" table:formula="of:=&quot;  &lt;data name=&quot;&quot;&quot;&amp;[.A24]&amp;&quot;.title&quot;&quot; xml:space=&quot;&quot;preserve&quot;&quot;&gt; &lt;value&gt;&quot;&amp;[.B24]&amp;&quot;&lt;/value&gt; &lt;/data&gt;&quot;" office:value-type="string" office:string-value="  &lt;data name=&quot;Bin transfer.title&quot; xml:space=&quot;preserve&quot;&gt; &lt;value&gt;Bin transfer&lt;/value&gt; &lt;/data&gt;">
            <text:p><text:s text:c="2"/>&lt;data name="Bin transfer.title" xml:space="preserve"&gt; &lt;value&gt;Bin transfer&lt;/value&gt; &lt;/data&gt;</text:p>
          </table:table-cell>
          <table:table-cell table:style-name="ce11" table:formula="of:=&quot;  &lt;data name=&quot;&quot;&quot;&amp;[.A24]&amp;&quot;.title&quot;&quot; xml:space=&quot;&quot;preserve&quot;&quot;&gt; &lt;value&gt;&quot;&amp;[.C24]&amp;&quot;&lt;/value&gt; &lt;/data&gt;&quot;" office:value-type="string" office:string-value="  &lt;data name=&quot;Bin transfer.title&quot; xml:space=&quot;preserve&quot;&gt; &lt;value&gt;位置调整&lt;/value&gt; &lt;/data&gt;">
            <text:p><text:s text:c="2"/>&lt;data name="Bin transfer.title" xml:space="preserve"&gt; &lt;value&gt;位置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Bin transfer</text:p>
          </table:table-cell>
          <table:table-cell table:style-name="ce14" office:value-type="string">
            <text:p>位置调整</text:p>
          </table:table-cell>
          <table:table-cell table:style-name="ce12" table:formula="of:=&quot;  &lt;data name=&quot;&quot;&quot;&amp;[.A25]&amp;&quot;.description&quot;&quot; xml:space=&quot;&quot;preserve&quot;&quot;&gt; &lt;value&gt;&quot;&amp;[.B25]&amp;&quot;&lt;/value&gt; &lt;/data&gt;&quot;" office:value-type="string" office:string-value="  &lt;data name=&quot;Bin transfer.description&quot; xml:space=&quot;preserve&quot;&gt; &lt;value&gt;Bin transfer&lt;/value&gt; &lt;/data&gt;">
            <text:p><text:s text:c="2"/>&lt;data name="Bin transfer.description" xml:space="preserve"&gt; &lt;value&gt;Bin transfer&lt;/value&gt; &lt;/data&gt;</text:p>
          </table:table-cell>
          <table:table-cell table:style-name="ce12" table:formula="of:=&quot;  &lt;data name=&quot;&quot;&quot;&amp;[.A25]&amp;&quot;.description&quot;&quot; xml:space=&quot;&quot;preserve&quot;&quot;&gt; &lt;value&gt;&quot;&amp;[.C25]&amp;&quot;&lt;/value&gt; &lt;/data&gt;&quot;" office:value-type="string" office:string-value="  &lt;data name=&quot;Bin transfer.description&quot; xml:space=&quot;preserve&quot;&gt; &lt;value&gt;位置调整&lt;/value&gt; &lt;/data&gt;">
            <text:p><text:s text:c="2"/>&lt;data name="Bin transfer.description" xml:space="preserve"&gt; &lt;value&gt;位置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Budget</text:p>
          </table:table-cell>
          <table:table-cell table:style-name="ce13" office:value-type="string">
            <text:p>预算</text:p>
          </table:table-cell>
          <table:table-cell table:style-name="ce11" table:formula="of:=&quot;  &lt;data name=&quot;&quot;&quot;&amp;[.A26]&amp;&quot;.title&quot;&quot; xml:space=&quot;&quot;preserve&quot;&quot;&gt; &lt;value&gt;&quot;&amp;[.B26]&amp;&quot;&lt;/value&gt; &lt;/data&gt;&quot;" office:value-type="string" office:string-value="  &lt;data name=&quot;Budget.title&quot; xml:space=&quot;preserve&quot;&gt; &lt;value&gt;Budget&lt;/value&gt; &lt;/data&gt;">
            <text:p><text:s text:c="2"/>&lt;data name="Budget.title" xml:space="preserve"&gt; &lt;value&gt;Budget&lt;/value&gt; &lt;/data&gt;</text:p>
          </table:table-cell>
          <table:table-cell table:style-name="ce11" table:formula="of:=&quot;  &lt;data name=&quot;&quot;&quot;&amp;[.A26]&amp;&quot;.title&quot;&quot; xml:space=&quot;&quot;preserve&quot;&quot;&gt; &lt;value&gt;&quot;&amp;[.C26]&amp;&quot;&lt;/value&gt; &lt;/data&gt;&quot;" office:value-type="string" office:string-value="  &lt;data name=&quot;Budget.title&quot; xml:space=&quot;preserve&quot;&gt; &lt;value&gt;预算&lt;/value&gt; &lt;/data&gt;">
            <text:p><text:s text:c="2"/>&lt;data name="Budget.title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Budget</text:p>
          </table:table-cell>
          <table:table-cell table:style-name="ce14" office:value-type="string">
            <text:p>预算</text:p>
          </table:table-cell>
          <table:table-cell table:style-name="ce12" table:formula="of:=&quot;  &lt;data name=&quot;&quot;&quot;&amp;[.A27]&amp;&quot;.description&quot;&quot; xml:space=&quot;&quot;preserve&quot;&quot;&gt; &lt;value&gt;&quot;&amp;[.B27]&amp;&quot;&lt;/value&gt; &lt;/data&gt;&quot;" office:value-type="string" office:string-value="  &lt;data name=&quot;Budget.description&quot; xml:space=&quot;preserve&quot;&gt; &lt;value&gt;Budget&lt;/value&gt; &lt;/data&gt;">
            <text:p><text:s text:c="2"/>&lt;data name="Budget.description" xml:space="preserve"&gt; &lt;value&gt;Budget&lt;/value&gt; &lt;/data&gt;</text:p>
          </table:table-cell>
          <table:table-cell table:style-name="ce12" table:formula="of:=&quot;  &lt;data name=&quot;&quot;&quot;&amp;[.A27]&amp;&quot;.description&quot;&quot; xml:space=&quot;&quot;preserve&quot;&quot;&gt; &lt;value&gt;&quot;&amp;[.C27]&amp;&quot;&lt;/value&gt; &lt;/data&gt;&quot;" office:value-type="string" office:string-value="  &lt;data name=&quot;Budget.description&quot; xml:space=&quot;preserve&quot;&gt; &lt;value&gt;预算&lt;/value&gt; &lt;/data&gt;">
            <text:p><text:s text:c="2"/>&lt;data name="Budget.description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Bonus malus</text:p>
          </table:table-cell>
          <table:table-cell table:style-name="ce11" office:value-type="string">
            <text:p>Rewards &amp;amp; fines</text:p>
          </table:table-cell>
          <table:table-cell table:style-name="ce13" office:value-type="string">
            <text:p>奖惩项目</text:p>
          </table:table-cell>
          <table:table-cell table:style-name="ce11" table:formula="of:=&quot;  &lt;data name=&quot;&quot;&quot;&amp;[.A28]&amp;&quot;.title&quot;&quot; xml:space=&quot;&quot;preserve&quot;&quot;&gt; &lt;value&gt;&quot;&amp;[.B28]&amp;&quot;&lt;/value&gt; &lt;/data&gt;&quot;" office:value-type="string" office:string-value="  &lt;data name=&quot;Bonus malus.title&quot; xml:space=&quot;preserve&quot;&gt; &lt;value&gt;Rewards &amp;amp; fines&lt;/value&gt; &lt;/data&gt;">
            <text:p><text:s text:c="2"/>&lt;data name="Bonus malus.title" xml:space="preserve"&gt; &lt;value&gt;Rewards &amp;amp; fines&lt;/value&gt; &lt;/data&gt;</text:p>
          </table:table-cell>
          <table:table-cell table:style-name="ce11" table:formula="of:=&quot;  &lt;data name=&quot;&quot;&quot;&amp;[.A28]&amp;&quot;.title&quot;&quot; xml:space=&quot;&quot;preserve&quot;&quot;&gt; &lt;value&gt;&quot;&amp;[.C28]&amp;&quot;&lt;/value&gt; &lt;/data&gt;&quot;" office:value-type="string" office:string-value="  &lt;data name=&quot;Bonus malus.title&quot; xml:space=&quot;preserve&quot;&gt; &lt;value&gt;奖惩项目&lt;/value&gt; &lt;/data&gt;">
            <text:p><text:s text:c="2"/>&lt;data name="Bonus malus.title" xml:space="preserve"&gt; &lt;value&gt;奖惩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Bonus malus</text:p>
          </table:table-cell>
          <table:table-cell table:style-name="ce12" office:value-type="string">
            <text:p>Rewards &amp;amp; fines</text:p>
          </table:table-cell>
          <table:table-cell table:style-name="ce14" office:value-type="string">
            <text:p>奖金罚款及物料消耗</text:p>
          </table:table-cell>
          <table:table-cell table:style-name="ce12" table:formula="of:=&quot;  &lt;data name=&quot;&quot;&quot;&amp;[.A29]&amp;&quot;.description&quot;&quot; xml:space=&quot;&quot;preserve&quot;&quot;&gt; &lt;value&gt;&quot;&amp;[.B29]&amp;&quot;&lt;/value&gt; &lt;/data&gt;&quot;" office:value-type="string" office:string-value="  &lt;data name=&quot;Bonus malus.description&quot; xml:space=&quot;preserve&quot;&gt; &lt;value&gt;Rewards &amp;amp; fines&lt;/value&gt; &lt;/data&gt;">
            <text:p><text:s text:c="2"/>&lt;data name="Bonus malus.description" xml:space="preserve"&gt; &lt;value&gt;Rewards &amp;amp; fines&lt;/value&gt; &lt;/data&gt;</text:p>
          </table:table-cell>
          <table:table-cell table:style-name="ce12" table:formula="of:=&quot;  &lt;data name=&quot;&quot;&quot;&amp;[.A29]&amp;&quot;.description&quot;&quot; xml:space=&quot;&quot;preserve&quot;&quot;&gt; &lt;value&gt;&quot;&amp;[.C29]&amp;&quot;&lt;/value&gt; &lt;/data&gt;&quot;" office:value-type="string" office:string-value="  &lt;data name=&quot;Bonus malus.description&quot; xml:space=&quot;preserve&quot;&gt; &lt;value&gt;奖金罚款及物料消耗&lt;/value&gt; &lt;/data&gt;">
            <text:p><text:s text:c="2"/>&lt;data name="Bonus malus.description" xml:space="preserve"&gt; &lt;value&gt;奖金罚款及物料消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ll history</text:p>
          </table:table-cell>
          <table:table-cell table:style-name="ce13" office:value-type="string">
            <text:p>电话历史记录</text:p>
          </table:table-cell>
          <table:table-cell table:style-name="ce11" table:formula="of:=&quot;  &lt;data name=&quot;&quot;&quot;&amp;[.A30]&amp;&quot;.title&quot;&quot; xml:space=&quot;&quot;preserve&quot;&quot;&gt; &lt;value&gt;&quot;&amp;[.B30]&amp;&quot;&lt;/value&gt; &lt;/data&gt;&quot;" office:value-type="string" office:string-value="  &lt;data name=&quot;Call history.title&quot; xml:space=&quot;preserve&quot;&gt; &lt;value&gt;Call history&lt;/value&gt; &lt;/data&gt;">
            <text:p><text:s text:c="2"/>&lt;data name="Call history.title" xml:space="preserve"&gt; &lt;value&gt;Call history&lt;/value&gt; &lt;/data&gt;</text:p>
          </table:table-cell>
          <table:table-cell table:style-name="ce11" table:formula="of:=&quot;  &lt;data name=&quot;&quot;&quot;&amp;[.A30]&amp;&quot;.title&quot;&quot; xml:space=&quot;&quot;preserve&quot;&quot;&gt; &lt;value&gt;&quot;&amp;[.C30]&amp;&quot;&lt;/value&gt; &lt;/data&gt;&quot;" office:value-type="string" office:string-value="  &lt;data name=&quot;Call history.title&quot; xml:space=&quot;preserve&quot;&gt; &lt;value&gt;电话历史记录&lt;/value&gt; &lt;/data&gt;">
            <text:p><text:s text:c="2"/>&lt;data name="Call history.title" xml:space="preserve"&gt; &lt;value&gt;电话历史记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ll history</text:p>
          </table:table-cell>
          <table:table-cell table:style-name="ce12" office:value-type="string">
            <text:p>View call history</text:p>
          </table:table-cell>
          <table:table-cell table:style-name="ce14" office:value-type="string">
            <text:p>查看电话历史记录</text:p>
          </table:table-cell>
          <table:table-cell table:style-name="ce12" table:formula="of:=&quot;  &lt;data name=&quot;&quot;&quot;&amp;[.A31]&amp;&quot;.description&quot;&quot; xml:space=&quot;&quot;preserve&quot;&quot;&gt; &lt;value&gt;&quot;&amp;[.B31]&amp;&quot;&lt;/value&gt; &lt;/data&gt;&quot;" office:value-type="string" office:string-value="  &lt;data name=&quot;Call history.description&quot; xml:space=&quot;preserve&quot;&gt; &lt;value&gt;View call history&lt;/value&gt; &lt;/data&gt;">
            <text:p><text:s text:c="2"/>&lt;data name="Call history.description" xml:space="preserve"&gt; &lt;value&gt;View call history&lt;/value&gt; &lt;/data&gt;</text:p>
          </table:table-cell>
          <table:table-cell table:style-name="ce12" table:formula="of:=&quot;  &lt;data name=&quot;&quot;&quot;&amp;[.A31]&amp;&quot;.description&quot;&quot; xml:space=&quot;&quot;preserve&quot;&quot;&gt; &lt;value&gt;&quot;&amp;[.C31]&amp;&quot;&lt;/value&gt; &lt;/data&gt;&quot;" office:value-type="string" office:string-value="  &lt;data name=&quot;Call history.description&quot; xml:space=&quot;preserve&quot;&gt; &lt;value&gt;查看电话历史记录&lt;/value&gt; &lt;/data&gt;">
            <text:p><text:s text:c="2"/>&lt;data name="Call history.description" xml:space="preserve"&gt; &lt;value&gt;查看电话历史记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ll list</text:p>
          </table:table-cell>
          <table:table-cell table:style-name="ce13" office:value-type="string">
            <text:p>电话列表</text:p>
          </table:table-cell>
          <table:table-cell table:style-name="ce11" table:formula="of:=&quot;  &lt;data name=&quot;&quot;&quot;&amp;[.A32]&amp;&quot;.title&quot;&quot; xml:space=&quot;&quot;preserve&quot;&quot;&gt; &lt;value&gt;&quot;&amp;[.B32]&amp;&quot;&lt;/value&gt; &lt;/data&gt;&quot;" office:value-type="string" office:string-value="  &lt;data name=&quot;Call list.title&quot; xml:space=&quot;preserve&quot;&gt; &lt;value&gt;Call list&lt;/value&gt; &lt;/data&gt;">
            <text:p><text:s text:c="2"/>&lt;data name="Call list.title" xml:space="preserve"&gt; &lt;value&gt;Call list&lt;/value&gt; &lt;/data&gt;</text:p>
          </table:table-cell>
          <table:table-cell table:style-name="ce11" table:formula="of:=&quot;  &lt;data name=&quot;&quot;&quot;&amp;[.A32]&amp;&quot;.title&quot;&quot; xml:space=&quot;&quot;preserve&quot;&quot;&gt; &lt;value&gt;&quot;&amp;[.C32]&amp;&quot;&lt;/value&gt; &lt;/data&gt;&quot;" office:value-type="string" office:string-value="  &lt;data name=&quot;Call list.title&quot; xml:space=&quot;preserve&quot;&gt; &lt;value&gt;电话列表&lt;/value&gt; &lt;/data&gt;">
            <text:p><text:s text:c="2"/>&lt;data name="Call list.title" xml:space="preserve"&gt; &lt;value&gt;电话列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all list</text:p>
          </table:table-cell>
          <table:table-cell table:style-name="ce14" office:value-type="string">
            <text:p>管理电话列表</text:p>
          </table:table-cell>
          <table:table-cell table:style-name="ce12" table:formula="of:=&quot;  &lt;data name=&quot;&quot;&quot;&amp;[.A33]&amp;&quot;.description&quot;&quot; xml:space=&quot;&quot;preserve&quot;&quot;&gt; &lt;value&gt;&quot;&amp;[.B33]&amp;&quot;&lt;/value&gt; &lt;/data&gt;&quot;" office:value-type="string" office:string-value="  &lt;data name=&quot;Call list.description&quot; xml:space=&quot;preserve&quot;&gt; &lt;value&gt;Call list&lt;/value&gt; &lt;/data&gt;">
            <text:p><text:s text:c="2"/>&lt;data name="Call list.description" xml:space="preserve"&gt; &lt;value&gt;Call list&lt;/value&gt; &lt;/data&gt;</text:p>
          </table:table-cell>
          <table:table-cell table:style-name="ce12" table:formula="of:=&quot;  &lt;data name=&quot;&quot;&quot;&amp;[.A33]&amp;&quot;.description&quot;&quot; xml:space=&quot;&quot;preserve&quot;&quot;&gt; &lt;value&gt;&quot;&amp;[.C33]&amp;&quot;&lt;/value&gt; &lt;/data&gt;&quot;" office:value-type="string" office:string-value="  &lt;data name=&quot;Call list.description&quot; xml:space=&quot;preserve&quot;&gt; &lt;value&gt;管理电话列表&lt;/value&gt; &lt;/data&gt;">
            <text:p><text:s text:c="2"/>&lt;data name="Call list.description" xml:space="preserve"&gt; &lt;value&gt;管理电话列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sh transfer</text:p>
          </table:table-cell>
          <table:table-cell table:style-name="ce13" office:value-type="string">
            <text:p>现金转移</text:p>
          </table:table-cell>
          <table:table-cell table:style-name="ce11" table:formula="of:=&quot;  &lt;data name=&quot;&quot;&quot;&amp;[.A34]&amp;&quot;.title&quot;&quot; xml:space=&quot;&quot;preserve&quot;&quot;&gt; &lt;value&gt;&quot;&amp;[.B34]&amp;&quot;&lt;/value&gt; &lt;/data&gt;&quot;" office:value-type="string" office:string-value="  &lt;data name=&quot;Cash transfer.title&quot; xml:space=&quot;preserve&quot;&gt; &lt;value&gt;Cash transfer&lt;/value&gt; &lt;/data&gt;">
            <text:p><text:s text:c="2"/>&lt;data name="Cash transfer.title" xml:space="preserve"&gt; &lt;value&gt;Cash transfer&lt;/value&gt; &lt;/data&gt;</text:p>
          </table:table-cell>
          <table:table-cell table:style-name="ce11" table:formula="of:=&quot;  &lt;data name=&quot;&quot;&quot;&amp;[.A34]&amp;&quot;.title&quot;&quot; xml:space=&quot;&quot;preserve&quot;&quot;&gt; &lt;value&gt;&quot;&amp;[.C34]&amp;&quot;&lt;/value&gt; &lt;/data&gt;&quot;" office:value-type="string" office:string-value="  &lt;data name=&quot;Cash transfer.title&quot; xml:space=&quot;preserve&quot;&gt; &lt;value&gt;现金转移&lt;/value&gt; &lt;/data&gt;">
            <text:p><text:s text:c="2"/>&lt;data name="Cash transfer.title" xml:space="preserve"&gt; &lt;value&gt;现金转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sh transfer</text:p>
          </table:table-cell>
          <table:table-cell table:style-name="ce12" office:value-type="string">
            <text:p>Register a cash transfer</text:p>
          </table:table-cell>
          <table:table-cell table:style-name="ce14" office:value-type="string">
            <text:p>纪录现金转移</text:p>
          </table:table-cell>
          <table:table-cell table:style-name="ce12" table:formula="of:=&quot;  &lt;data name=&quot;&quot;&quot;&amp;[.A35]&amp;&quot;.description&quot;&quot; xml:space=&quot;&quot;preserve&quot;&quot;&gt; &lt;value&gt;&quot;&amp;[.B35]&amp;&quot;&lt;/value&gt; &lt;/data&gt;&quot;" office:value-type="string" office:string-value="  &lt;data name=&quot;Cash transfer.description&quot; xml:space=&quot;preserve&quot;&gt; &lt;value&gt;Register a cash transfer&lt;/value&gt; &lt;/data&gt;">
            <text:p><text:s text:c="2"/>&lt;data name="Cash transfer.description" xml:space="preserve"&gt; &lt;value&gt;Register a cash transfer&lt;/value&gt; &lt;/data&gt;</text:p>
          </table:table-cell>
          <table:table-cell table:style-name="ce12" table:formula="of:=&quot;  &lt;data name=&quot;&quot;&quot;&amp;[.A35]&amp;&quot;.description&quot;&quot; xml:space=&quot;&quot;preserve&quot;&quot;&gt; &lt;value&gt;&quot;&amp;[.C35]&amp;&quot;&lt;/value&gt; &lt;/data&gt;&quot;" office:value-type="string" office:string-value="  &lt;data name=&quot;Cash transfer.description&quot; xml:space=&quot;preserve&quot;&gt; &lt;value&gt;纪录现金转移&lt;/value&gt; &lt;/data&gt;">
            <text:p><text:s text:c="2"/>&lt;data name="Cash transfer.description" xml:space="preserve"&gt; &lt;value&gt;纪录现金转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shier control</text:p>
          </table:table-cell>
          <table:table-cell table:style-name="ce13" office:value-type="string">
            <text:p>收银审核</text:p>
          </table:table-cell>
          <table:table-cell table:style-name="ce11" table:formula="of:=&quot;  &lt;data name=&quot;&quot;&quot;&amp;[.A36]&amp;&quot;.title&quot;&quot; xml:space=&quot;&quot;preserve&quot;&quot;&gt; &lt;value&gt;&quot;&amp;[.B36]&amp;&quot;&lt;/value&gt; &lt;/data&gt;&quot;" office:value-type="string" office:string-value="  &lt;data name=&quot;Cashier control.title&quot; xml:space=&quot;preserve&quot;&gt; &lt;value&gt;Cashier control&lt;/value&gt; &lt;/data&gt;">
            <text:p><text:s text:c="2"/>&lt;data name="Cashier control.title" xml:space="preserve"&gt; &lt;value&gt;Cashier control&lt;/value&gt; &lt;/data&gt;</text:p>
          </table:table-cell>
          <table:table-cell table:style-name="ce11" table:formula="of:=&quot;  &lt;data name=&quot;&quot;&quot;&amp;[.A36]&amp;&quot;.title&quot;&quot; xml:space=&quot;&quot;preserve&quot;&quot;&gt; &lt;value&gt;&quot;&amp;[.C36]&amp;&quot;&lt;/value&gt; &lt;/data&gt;&quot;" office:value-type="string" office:string-value="  &lt;data name=&quot;Cashier control.title&quot; xml:space=&quot;preserve&quot;&gt; &lt;value&gt;收银审核&lt;/value&gt; &lt;/data&gt;">
            <text:p><text:s text:c="2"/>&lt;data name="Cashier control.title" xml:space="preserve"&gt; &lt;value&gt;收银审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shier control</text:p>
          </table:table-cell>
          <table:table-cell table:style-name="ce12" office:value-type="string">
            <text:p>Validate cashier day</text:p>
          </table:table-cell>
          <table:table-cell table:style-name="ce14" office:value-type="string">
            <text:p>验证收银员金额</text:p>
          </table:table-cell>
          <table:table-cell table:style-name="ce12" table:formula="of:=&quot;  &lt;data name=&quot;&quot;&quot;&amp;[.A37]&amp;&quot;.description&quot;&quot; xml:space=&quot;&quot;preserve&quot;&quot;&gt; &lt;value&gt;&quot;&amp;[.B37]&amp;&quot;&lt;/value&gt; &lt;/data&gt;&quot;" office:value-type="string" office:string-value="  &lt;data name=&quot;Cashier control.description&quot; xml:space=&quot;preserve&quot;&gt; &lt;value&gt;Validate cashier day&lt;/value&gt; &lt;/data&gt;">
            <text:p><text:s text:c="2"/>&lt;data name="Cashier control.description" xml:space="preserve"&gt; &lt;value&gt;Validate cashier day&lt;/value&gt; &lt;/data&gt;</text:p>
          </table:table-cell>
          <table:table-cell table:style-name="ce12" table:formula="of:=&quot;  &lt;data name=&quot;&quot;&quot;&amp;[.A37]&amp;&quot;.description&quot;&quot; xml:space=&quot;&quot;preserve&quot;&quot;&gt; &lt;value&gt;&quot;&amp;[.C37]&amp;&quot;&lt;/value&gt; &lt;/data&gt;&quot;" office:value-type="string" office:string-value="  &lt;data name=&quot;Cashier control.description&quot; xml:space=&quot;preserve&quot;&gt; &lt;value&gt;验证收银员金额&lt;/value&gt; &lt;/data&gt;">
            <text:p><text:s text:c="2"/>&lt;data name="Cashier control.description" xml:space="preserve"&gt; &lt;value&gt;验证收银员金额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D prospect</text:p>
          </table:table-cell>
          <table:table-cell table:style-name="ce13" office:value-type="string">
            <text:p>社区潜在顾客</text:p>
          </table:table-cell>
          <table:table-cell table:style-name="ce11" table:formula="of:=&quot;  &lt;data name=&quot;&quot;&quot;&amp;[.A38]&amp;&quot;.title&quot;&quot; xml:space=&quot;&quot;preserve&quot;&quot;&gt; &lt;value&gt;&quot;&amp;[.B38]&amp;&quot;&lt;/value&gt; &lt;/data&gt;&quot;" office:value-type="string" office:string-value="  &lt;data name=&quot;CD prospect.title&quot; xml:space=&quot;preserve&quot;&gt; &lt;value&gt;CD prospect&lt;/value&gt; &lt;/data&gt;">
            <text:p><text:s text:c="2"/>&lt;data name="CD prospect.title" xml:space="preserve"&gt; &lt;value&gt;CD prospect&lt;/value&gt; &lt;/data&gt;</text:p>
          </table:table-cell>
          <table:table-cell table:style-name="ce11" table:formula="of:=&quot;  &lt;data name=&quot;&quot;&quot;&amp;[.A38]&amp;&quot;.title&quot;&quot; xml:space=&quot;&quot;preserve&quot;&quot;&gt; &lt;value&gt;&quot;&amp;[.C38]&amp;&quot;&lt;/value&gt; &lt;/data&gt;&quot;" office:value-type="string" office:string-value="  &lt;data name=&quot;CD prospect.title&quot; xml:space=&quot;preserve&quot;&gt; &lt;value&gt;社区潜在顾客&lt;/value&gt; &lt;/data&gt;">
            <text:p><text:s text:c="2"/>&lt;data name="CD prospect.title" xml:space="preserve"&gt; &lt;value&gt;社区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D prospect</text:p>
          </table:table-cell>
          <table:table-cell table:style-name="ce12" office:value-type="string">
            <text:p>Manage CD prospect</text:p>
          </table:table-cell>
          <table:table-cell table:style-name="ce14" office:value-type="string">
            <text:p>管理社区潜在顾客</text:p>
          </table:table-cell>
          <table:table-cell table:style-name="ce12" table:formula="of:=&quot;  &lt;data name=&quot;&quot;&quot;&amp;[.A39]&amp;&quot;.description&quot;&quot; xml:space=&quot;&quot;preserve&quot;&quot;&gt; &lt;value&gt;&quot;&amp;[.B39]&amp;&quot;&lt;/value&gt; &lt;/data&gt;&quot;" office:value-type="string" office:string-value="  &lt;data name=&quot;CD prospect.description&quot; xml:space=&quot;preserve&quot;&gt; &lt;value&gt;Manage CD prospect&lt;/value&gt; &lt;/data&gt;">
            <text:p><text:s text:c="2"/>&lt;data name="CD prospect.description" xml:space="preserve"&gt; &lt;value&gt;Manage CD prospect&lt;/value&gt; &lt;/data&gt;</text:p>
          </table:table-cell>
          <table:table-cell table:style-name="ce12" table:formula="of:=&quot;  &lt;data name=&quot;&quot;&quot;&amp;[.A39]&amp;&quot;.description&quot;&quot; xml:space=&quot;&quot;preserve&quot;&quot;&gt; &lt;value&gt;&quot;&amp;[.C39]&amp;&quot;&lt;/value&gt; &lt;/data&gt;&quot;" office:value-type="string" office:string-value="  &lt;data name=&quot;CD prospect.description&quot; xml:space=&quot;preserve&quot;&gt; &lt;value&gt;管理社区潜在顾客&lt;/value&gt; &lt;/data&gt;">
            <text:p><text:s text:c="2"/>&lt;data name="CD prospect.description" xml:space="preserve"&gt; &lt;value&gt;管理社区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 follow-up</text:p>
          </table:table-cell>
          <table:table-cell table:style-name="ce13" office:value-type="string">
            <text:p>订单管理</text:p>
          </table:table-cell>
          <table:table-cell table:style-name="ce11" table:formula="of:=&quot;  &lt;data name=&quot;&quot;&quot;&amp;[.A40]&amp;&quot;.title&quot;&quot; xml:space=&quot;&quot;preserve&quot;&quot;&gt; &lt;value&gt;&quot;&amp;[.B40]&amp;&quot;&lt;/value&gt; &lt;/data&gt;&quot;" office:value-type="string" office:string-value="  &lt;data name=&quot;CO follow-up.title&quot; xml:space=&quot;preserve&quot;&gt; &lt;value&gt;CO follow-up&lt;/value&gt; &lt;/data&gt;">
            <text:p><text:s text:c="2"/>&lt;data name="CO follow-up.title" xml:space="preserve"&gt; &lt;value&gt;CO follow-up&lt;/value&gt; &lt;/data&gt;</text:p>
          </table:table-cell>
          <table:table-cell table:style-name="ce11" table:formula="of:=&quot;  &lt;data name=&quot;&quot;&quot;&amp;[.A40]&amp;&quot;.title&quot;&quot; xml:space=&quot;&quot;preserve&quot;&quot;&gt; &lt;value&gt;&quot;&amp;[.C40]&amp;&quot;&lt;/value&gt; &lt;/data&gt;&quot;" office:value-type="string" office:string-value="  &lt;data name=&quot;CO follow-up.title&quot; xml:space=&quot;preserve&quot;&gt; &lt;value&gt;订单管理&lt;/value&gt; &lt;/data&gt;">
            <text:p><text:s text:c="2"/>&lt;data name="CO follow-up.title" xml:space="preserve"&gt; &lt;value&gt;订单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 follow-up</text:p>
          </table:table-cell>
          <table:table-cell table:style-name="ce12" office:value-type="string">
            <text:p>Monitor customer orders</text:p>
          </table:table-cell>
          <table:table-cell table:style-name="ce14" office:value-type="string">
            <text:p>订单管理</text:p>
          </table:table-cell>
          <table:table-cell table:style-name="ce12" table:formula="of:=&quot;  &lt;data name=&quot;&quot;&quot;&amp;[.A41]&amp;&quot;.description&quot;&quot; xml:space=&quot;&quot;preserve&quot;&quot;&gt; &lt;value&gt;&quot;&amp;[.B41]&amp;&quot;&lt;/value&gt; &lt;/data&gt;&quot;" office:value-type="string" office:string-value="  &lt;data name=&quot;CO follow-up.description&quot; xml:space=&quot;preserve&quot;&gt; &lt;value&gt;Monitor customer orders&lt;/value&gt; &lt;/data&gt;">
            <text:p><text:s text:c="2"/>&lt;data name="CO follow-up.description" xml:space="preserve"&gt; &lt;value&gt;Monitor customer orders&lt;/value&gt; &lt;/data&gt;</text:p>
          </table:table-cell>
          <table:table-cell table:style-name="ce12" table:formula="of:=&quot;  &lt;data name=&quot;&quot;&quot;&amp;[.A41]&amp;&quot;.description&quot;&quot; xml:space=&quot;&quot;preserve&quot;&quot;&gt; &lt;value&gt;&quot;&amp;[.C41]&amp;&quot;&lt;/value&gt; &lt;/data&gt;&quot;" office:value-type="string" office:string-value="  &lt;data name=&quot;CO follow-up.description&quot; xml:space=&quot;preserve&quot;&gt; &lt;value&gt;订单管理&lt;/value&gt; &lt;/data&gt;">
            <text:p><text:s text:c="2"/>&lt;data name="CO follow-up.description" xml:space="preserve"&gt; &lt;value&gt;订单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llection</text:p>
          </table:table-cell>
          <table:table-cell table:style-name="ce13" office:value-type="string">
            <text:p>商品系列</text:p>
          </table:table-cell>
          <table:table-cell table:style-name="ce11" table:formula="of:=&quot;  &lt;data name=&quot;&quot;&quot;&amp;[.A42]&amp;&quot;.title&quot;&quot; xml:space=&quot;&quot;preserve&quot;&quot;&gt; &lt;value&gt;&quot;&amp;[.B42]&amp;&quot;&lt;/value&gt; &lt;/data&gt;&quot;" office:value-type="string" office:string-value="  &lt;data name=&quot;Collection.title&quot; xml:space=&quot;preserve&quot;&gt; &lt;value&gt;Collection&lt;/value&gt; &lt;/data&gt;">
            <text:p><text:s text:c="2"/>&lt;data name="Collection.title" xml:space="preserve"&gt; &lt;value&gt;Collection&lt;/value&gt; &lt;/data&gt;</text:p>
          </table:table-cell>
          <table:table-cell table:style-name="ce11" table:formula="of:=&quot;  &lt;data name=&quot;&quot;&quot;&amp;[.A42]&amp;&quot;.title&quot;&quot; xml:space=&quot;&quot;preserve&quot;&quot;&gt; &lt;value&gt;&quot;&amp;[.C42]&amp;&quot;&lt;/value&gt; &lt;/data&gt;&quot;" office:value-type="string" office:string-value="  &lt;data name=&quot;Collection.title&quot; xml:space=&quot;preserve&quot;&gt; &lt;value&gt;商品系列&lt;/value&gt; &lt;/data&gt;">
            <text:p><text:s text:c="2"/>&lt;data name="Collection.title" xml:space="preserve"&gt; &lt;value&gt;商品系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llection</text:p>
          </table:table-cell>
          <table:table-cell table:style-name="ce12" office:value-type="string">
            <text:p>Manage collection</text:p>
          </table:table-cell>
          <table:table-cell table:style-name="ce14" office:value-type="string">
            <text:p>管理商品系列</text:p>
          </table:table-cell>
          <table:table-cell table:style-name="ce12" table:formula="of:=&quot;  &lt;data name=&quot;&quot;&quot;&amp;[.A43]&amp;&quot;.description&quot;&quot; xml:space=&quot;&quot;preserve&quot;&quot;&gt; &lt;value&gt;&quot;&amp;[.B43]&amp;&quot;&lt;/value&gt; &lt;/data&gt;&quot;" office:value-type="string" office:string-value="  &lt;data name=&quot;Collection.description&quot; xml:space=&quot;preserve&quot;&gt; &lt;value&gt;Manage collection&lt;/value&gt; &lt;/data&gt;">
            <text:p><text:s text:c="2"/>&lt;data name="Collection.description" xml:space="preserve"&gt; &lt;value&gt;Manage collection&lt;/value&gt; &lt;/data&gt;</text:p>
          </table:table-cell>
          <table:table-cell table:style-name="ce12" table:formula="of:=&quot;  &lt;data name=&quot;&quot;&quot;&amp;[.A43]&amp;&quot;.description&quot;&quot; xml:space=&quot;&quot;preserve&quot;&quot;&gt; &lt;value&gt;&quot;&amp;[.C43]&amp;&quot;&lt;/value&gt; &lt;/data&gt;&quot;" office:value-type="string" office:string-value="  &lt;data name=&quot;Collection.description&quot; xml:space=&quot;preserve&quot;&gt; &lt;value&gt;管理商品系列&lt;/value&gt; &lt;/data&gt;">
            <text:p><text:s text:c="2"/>&lt;data name="Collection.description" xml:space="preserve"&gt; &lt;value&gt;管理商品系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mmunity</text:p>
          </table:table-cell>
          <table:table-cell table:style-name="ce13" office:value-type="string">
            <text:p>社区</text:p>
          </table:table-cell>
          <table:table-cell table:style-name="ce11" table:formula="of:=&quot;  &lt;data name=&quot;&quot;&quot;&amp;[.A44]&amp;&quot;.title&quot;&quot; xml:space=&quot;&quot;preserve&quot;&quot;&gt; &lt;value&gt;&quot;&amp;[.B44]&amp;&quot;&lt;/value&gt; &lt;/data&gt;&quot;" office:value-type="string" office:string-value="  &lt;data name=&quot;Community.title&quot; xml:space=&quot;preserve&quot;&gt; &lt;value&gt;Community&lt;/value&gt; &lt;/data&gt;">
            <text:p><text:s text:c="2"/>&lt;data name="Community.title" xml:space="preserve"&gt; &lt;value&gt;Community&lt;/value&gt; &lt;/data&gt;</text:p>
          </table:table-cell>
          <table:table-cell table:style-name="ce11" table:formula="of:=&quot;  &lt;data name=&quot;&quot;&quot;&amp;[.A44]&amp;&quot;.title&quot;&quot; xml:space=&quot;&quot;preserve&quot;&quot;&gt; &lt;value&gt;&quot;&amp;[.C44]&amp;&quot;&lt;/value&gt; &lt;/data&gt;&quot;" office:value-type="string" office:string-value="  &lt;data name=&quot;Community.title&quot; xml:space=&quot;preserve&quot;&gt; &lt;value&gt;社区&lt;/value&gt; &lt;/data&gt;">
            <text:p><text:s text:c="2"/>&lt;data name="Community.title" xml:space="preserve"&gt; &lt;value&gt;社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mmunity</text:p>
          </table:table-cell>
          <table:table-cell table:style-name="ce12" office:value-type="string">
            <text:p>Manage community</text:p>
          </table:table-cell>
          <table:table-cell table:style-name="ce14" office:value-type="string">
            <text:p>管理社区</text:p>
          </table:table-cell>
          <table:table-cell table:style-name="ce12" table:formula="of:=&quot;  &lt;data name=&quot;&quot;&quot;&amp;[.A45]&amp;&quot;.description&quot;&quot; xml:space=&quot;&quot;preserve&quot;&quot;&gt; &lt;value&gt;&quot;&amp;[.B45]&amp;&quot;&lt;/value&gt; &lt;/data&gt;&quot;" office:value-type="string" office:string-value="  &lt;data name=&quot;Community.description&quot; xml:space=&quot;preserve&quot;&gt; &lt;value&gt;Manage community&lt;/value&gt; &lt;/data&gt;">
            <text:p><text:s text:c="2"/>&lt;data name="Community.description" xml:space="preserve"&gt; &lt;value&gt;Manage community&lt;/value&gt; &lt;/data&gt;</text:p>
          </table:table-cell>
          <table:table-cell table:style-name="ce12" table:formula="of:=&quot;  &lt;data name=&quot;&quot;&quot;&amp;[.A45]&amp;&quot;.description&quot;&quot; xml:space=&quot;&quot;preserve&quot;&quot;&gt; &lt;value&gt;&quot;&amp;[.C45]&amp;&quot;&lt;/value&gt; &lt;/data&gt;&quot;" office:value-type="string" office:string-value="  &lt;data name=&quot;Community.description&quot; xml:space=&quot;preserve&quot;&gt; &lt;value&gt;管理社区&lt;/value&gt; &lt;/data&gt;">
            <text:p><text:s text:c="2"/>&lt;data name="Community.description" xml:space="preserve"&gt; &lt;value&gt;管理社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ntrol</text:p>
          </table:table-cell>
          <table:table-cell table:style-name="ce13" office:value-type="string">
            <text:p>控制</text:p>
          </table:table-cell>
          <table:table-cell table:style-name="ce11" table:formula="of:=&quot;  &lt;data name=&quot;&quot;&quot;&amp;[.A46]&amp;&quot;.title&quot;&quot; xml:space=&quot;&quot;preserve&quot;&quot;&gt; &lt;value&gt;&quot;&amp;[.B46]&amp;&quot;&lt;/value&gt; &lt;/data&gt;&quot;" office:value-type="string" office:string-value="  &lt;data name=&quot;Control.title&quot; xml:space=&quot;preserve&quot;&gt; &lt;value&gt;Control&lt;/value&gt; &lt;/data&gt;">
            <text:p><text:s text:c="2"/>&lt;data name="Control.title" xml:space="preserve"&gt; &lt;value&gt;Control&lt;/value&gt; &lt;/data&gt;</text:p>
          </table:table-cell>
          <table:table-cell table:style-name="ce11" table:formula="of:=&quot;  &lt;data name=&quot;&quot;&quot;&amp;[.A46]&amp;&quot;.title&quot;&quot; xml:space=&quot;&quot;preserve&quot;&quot;&gt; &lt;value&gt;&quot;&amp;[.C46]&amp;&quot;&lt;/value&gt; &lt;/data&gt;&quot;" office:value-type="string" office:string-value="  &lt;data name=&quot;Control.title&quot; xml:space=&quot;preserve&quot;&gt; &lt;value&gt;控制&lt;/value&gt; &lt;/data&gt;">
            <text:p><text:s text:c="2"/>&lt;data name="Control.title" xml:space="preserve"&gt; &lt;value&gt;控制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</text:p>
          </table:table-cell>
          <table:table-cell table:style-name="ce12" office:value-type="string">
            <text:p>Update address stock count quantities after address control</text:p>
          </table:table-cell>
          <table:table-cell table:style-name="ce12" office:value-type="string">
            <text:p>Control</text:p>
          </table:table-cell>
          <table:table-cell table:style-name="ce12" table:formula="of:=&quot;  &lt;data name=&quot;&quot;&quot;&amp;[.A47]&amp;&quot;.description&quot;&quot; xml:space=&quot;&quot;preserve&quot;&quot;&gt; &lt;value&gt;&quot;&amp;[.B47]&amp;&quot;&lt;/value&gt; &lt;/data&gt;&quot;" office:value-type="string" office:string-value="  &lt;data name=&quot;Control.description&quot; xml:space=&quot;preserve&quot;&gt; &lt;value&gt;Update address stock count quantities after address control&lt;/value&gt; &lt;/data&gt;">
            <text:p><text:s text:c="2"/>&lt;data name="Control.description" xml:space="preserve"&gt; &lt;value&gt;Update address stock count quantities after address control&lt;/value&gt; &lt;/data&gt;</text:p>
          </table:table-cell>
          <table:table-cell table:style-name="ce12" table:formula="of:=&quot;  &lt;data name=&quot;&quot;&quot;&amp;[.A47]&amp;&quot;.description&quot;&quot; xml:space=&quot;&quot;preserve&quot;&quot;&gt; &lt;value&gt;&quot;&amp;[.C47]&amp;&quot;&lt;/value&gt; &lt;/data&gt;&quot;" office:value-type="string" office:string-value="  &lt;data name=&quot;Control.description&quot; xml:space=&quot;preserve&quot;&gt; &lt;value&gt;Control&lt;/value&gt; &lt;/data&gt;">
            <text:p><text:s text:c="2"/>&lt;data name="Control.description" xml:space="preserve"&gt; &lt;value&gt;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Control board</text:p>
          </table:table-cell>
          <table:table-cell table:number-columns-repeated="2" table:style-name="ce11" office:value-type="string">
            <text:p>Control</text:p>
          </table:table-cell>
          <table:table-cell table:style-name="ce11" table:formula="of:=&quot;  &lt;data name=&quot;&quot;&quot;&amp;[.A48]&amp;&quot;.title&quot;&quot; xml:space=&quot;&quot;preserve&quot;&quot;&gt; &lt;value&gt;&quot;&amp;[.B48]&amp;&quot;&lt;/value&gt; &lt;/data&gt;&quot;" office:value-type="string" office:string-value="  &lt;data name=&quot;Control board.title&quot; xml:space=&quot;preserve&quot;&gt; &lt;value&gt;Control&lt;/value&gt; &lt;/data&gt;">
            <text:p><text:s text:c="2"/>&lt;data name="Control board.title" xml:space="preserve"&gt; &lt;value&gt;Control&lt;/value&gt; &lt;/data&gt;</text:p>
          </table:table-cell>
          <table:table-cell table:style-name="ce11" table:formula="of:=&quot;  &lt;data name=&quot;&quot;&quot;&amp;[.A48]&amp;&quot;.title&quot;&quot; xml:space=&quot;&quot;preserve&quot;&quot;&gt; &lt;value&gt;&quot;&amp;[.C48]&amp;&quot;&lt;/value&gt; &lt;/data&gt;&quot;" office:value-type="string" office:string-value="  &lt;data name=&quot;Control board.title&quot; xml:space=&quot;preserve&quot;&gt; &lt;value&gt;Control&lt;/value&gt; &lt;/data&gt;">
            <text:p><text:s text:c="2"/>&lt;data name="Control board.title" xml:space="preserve"&gt; &lt;value&gt;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 board</text:p>
          </table:table-cell>
          <table:table-cell table:number-columns-repeated="2" table:style-name="ce12" office:value-type="string">
            <text:p>Production control</text:p>
          </table:table-cell>
          <table:table-cell table:style-name="ce12" table:formula="of:=&quot;  &lt;data name=&quot;&quot;&quot;&amp;[.A49]&amp;&quot;.description&quot;&quot; xml:space=&quot;&quot;preserve&quot;&quot;&gt; &lt;value&gt;&quot;&amp;[.B49]&amp;&quot;&lt;/value&gt; &lt;/data&gt;&quot;" office:value-type="string" office:string-value="  &lt;data name=&quot;Control board.description&quot; xml:space=&quot;preserve&quot;&gt; &lt;value&gt;Production control&lt;/value&gt; &lt;/data&gt;">
            <text:p><text:s text:c="2"/>&lt;data name="Control board.description" xml:space="preserve"&gt; &lt;value&gt;Production control&lt;/value&gt; &lt;/data&gt;</text:p>
          </table:table-cell>
          <table:table-cell table:style-name="ce12" table:formula="of:=&quot;  &lt;data name=&quot;&quot;&quot;&amp;[.A49]&amp;&quot;.description&quot;&quot; xml:space=&quot;&quot;preserve&quot;&quot;&gt; &lt;value&gt;&quot;&amp;[.C49]&amp;&quot;&lt;/value&gt; &lt;/data&gt;&quot;" office:value-type="string" office:string-value="  &lt;data name=&quot;Control board.description&quot; xml:space=&quot;preserve&quot;&gt; &lt;value&gt;Production control&lt;/value&gt; &lt;/data&gt;">
            <text:p><text:s text:c="2"/>&lt;data name="Control board.description" xml:space="preserve"&gt; &lt;value&gt;Production 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Control list</text:p>
          </table:table-cell>
          <table:table-cell table:style-name="ce11" table:formula="of:=&quot;  &lt;data name=&quot;&quot;&quot;&amp;[.A50]&amp;&quot;.title&quot;&quot; xml:space=&quot;&quot;preserve&quot;&quot;&gt; &lt;value&gt;&quot;&amp;[.B50]&amp;&quot;&lt;/value&gt; &lt;/data&gt;&quot;" office:value-type="string" office:string-value="  &lt;data name=&quot;Control list.title&quot; xml:space=&quot;preserve&quot;&gt; &lt;value&gt;Control list&lt;/value&gt; &lt;/data&gt;">
            <text:p><text:s text:c="2"/>&lt;data name="Control list.title" xml:space="preserve"&gt; &lt;value&gt;Control list&lt;/value&gt; &lt;/data&gt;</text:p>
          </table:table-cell>
          <table:table-cell table:style-name="ce11" table:formula="of:=&quot;  &lt;data name=&quot;&quot;&quot;&amp;[.A50]&amp;&quot;.title&quot;&quot; xml:space=&quot;&quot;preserve&quot;&quot;&gt; &lt;value&gt;&quot;&amp;[.C50]&amp;&quot;&lt;/value&gt; &lt;/data&gt;&quot;" office:value-type="string" office:string-value="  &lt;data name=&quot;Control list.title&quot; xml:space=&quot;preserve&quot;&gt; &lt;value&gt;Control list&lt;/value&gt; &lt;/data&gt;">
            <text:p><text:s text:c="2"/>&lt;data name="Control list.title" xml:space="preserve"&gt; &lt;value&gt;Control lis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 list</text:p>
          </table:table-cell>
          <table:table-cell table:number-columns-repeated="2" table:style-name="ce12" office:value-type="string">
            <text:p>Define list of exploitation controls</text:p>
          </table:table-cell>
          <table:table-cell table:style-name="ce12" table:formula="of:=&quot;  &lt;data name=&quot;&quot;&quot;&amp;[.A51]&amp;&quot;.description&quot;&quot; xml:space=&quot;&quot;preserve&quot;&quot;&gt; &lt;value&gt;&quot;&amp;[.B51]&amp;&quot;&lt;/value&gt; &lt;/data&gt;&quot;" office:value-type="string" office:string-value="  &lt;data name=&quot;Control list.description&quot; xml:space=&quot;preserve&quot;&gt; &lt;value&gt;Define list of exploitation controls&lt;/value&gt; &lt;/data&gt;">
            <text:p><text:s text:c="2"/>&lt;data name="Control list.description" xml:space="preserve"&gt; &lt;value&gt;Define list of exploitation controls&lt;/value&gt; &lt;/data&gt;</text:p>
          </table:table-cell>
          <table:table-cell table:style-name="ce12" table:formula="of:=&quot;  &lt;data name=&quot;&quot;&quot;&amp;[.A51]&amp;&quot;.description&quot;&quot; xml:space=&quot;&quot;preserve&quot;&quot;&gt; &lt;value&gt;&quot;&amp;[.C51]&amp;&quot;&lt;/value&gt; &lt;/data&gt;&quot;" office:value-type="string" office:string-value="  &lt;data name=&quot;Control list.description&quot; xml:space=&quot;preserve&quot;&gt; &lt;value&gt;Define list of exploitation controls&lt;/value&gt; &lt;/data&gt;">
            <text:p><text:s text:c="2"/>&lt;data name="Control list.description" xml:space="preserve"&gt; &lt;value&gt;Define list of exploitation contro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ntrol sheet</text:p>
          </table:table-cell>
          <table:table-cell table:style-name="ce13" office:value-type="string">
            <text:p>控制表</text:p>
          </table:table-cell>
          <table:table-cell table:style-name="ce11" table:formula="of:=&quot;  &lt;data name=&quot;&quot;&quot;&amp;[.A52]&amp;&quot;.title&quot;&quot; xml:space=&quot;&quot;preserve&quot;&quot;&gt; &lt;value&gt;&quot;&amp;[.B52]&amp;&quot;&lt;/value&gt; &lt;/data&gt;&quot;" office:value-type="string" office:string-value="  &lt;data name=&quot;Control sheet.title&quot; xml:space=&quot;preserve&quot;&gt; &lt;value&gt;Control sheet&lt;/value&gt; &lt;/data&gt;">
            <text:p><text:s text:c="2"/>&lt;data name="Control sheet.title" xml:space="preserve"&gt; &lt;value&gt;Control sheet&lt;/value&gt; &lt;/data&gt;</text:p>
          </table:table-cell>
          <table:table-cell table:style-name="ce11" table:formula="of:=&quot;  &lt;data name=&quot;&quot;&quot;&amp;[.A52]&amp;&quot;.title&quot;&quot; xml:space=&quot;&quot;preserve&quot;&quot;&gt; &lt;value&gt;&quot;&amp;[.C52]&amp;&quot;&lt;/value&gt; &lt;/data&gt;&quot;" office:value-type="string" office:string-value="  &lt;data name=&quot;Control sheet.title&quot; xml:space=&quot;preserve&quot;&gt; &lt;value&gt;控制表&lt;/value&gt; &lt;/data&gt;">
            <text:p><text:s text:c="2"/>&lt;data name="Control sheet.title" xml:space="preserve"&gt; &lt;value&gt;控制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ntrol sheet</text:p>
          </table:table-cell>
          <table:table-cell table:style-name="ce12" table:formula="of:=&quot;  &lt;data name=&quot;&quot;&quot;&amp;[.A53]&amp;&quot;.description&quot;&quot; xml:space=&quot;&quot;preserve&quot;&quot;&gt; &lt;value&gt;&quot;&amp;[.B53]&amp;&quot;&lt;/value&gt; &lt;/data&gt;&quot;" office:value-type="string" office:string-value="  &lt;data name=&quot;Control sheet.description&quot; xml:space=&quot;preserve&quot;&gt; &lt;value&gt;Control sheet&lt;/value&gt; &lt;/data&gt;">
            <text:p><text:s text:c="2"/>&lt;data name="Control sheet.description" xml:space="preserve"&gt; &lt;value&gt;Control sheet&lt;/value&gt; &lt;/data&gt;</text:p>
          </table:table-cell>
          <table:table-cell table:style-name="ce12" table:formula="of:=&quot;  &lt;data name=&quot;&quot;&quot;&amp;[.A53]&amp;&quot;.description&quot;&quot; xml:space=&quot;&quot;preserve&quot;&quot;&gt; &lt;value&gt;&quot;&amp;[.C53]&amp;&quot;&lt;/value&gt; &lt;/data&gt;&quot;" office:value-type="string" office:string-value="  &lt;data name=&quot;Control sheet.description&quot; xml:space=&quot;preserve&quot;&gt; &lt;value&gt;Control sheet&lt;/value&gt; &lt;/data&gt;">
            <text:p><text:s text:c="2"/>&lt;data name="Control sheet.description" xml:space="preserve"&gt; &lt;value&gt;Control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unt</text:p>
          </table:table-cell>
          <table:table-cell table:style-name="ce13" office:value-type="string">
            <text:p>初盘</text:p>
          </table:table-cell>
          <table:table-cell table:style-name="ce11" table:formula="of:=&quot;  &lt;data name=&quot;&quot;&quot;&amp;[.A54]&amp;&quot;.title&quot;&quot; xml:space=&quot;&quot;preserve&quot;&quot;&gt; &lt;value&gt;&quot;&amp;[.B54]&amp;&quot;&lt;/value&gt; &lt;/data&gt;&quot;" office:value-type="string" office:string-value="  &lt;data name=&quot;Count.title&quot; xml:space=&quot;preserve&quot;&gt; &lt;value&gt;Count&lt;/value&gt; &lt;/data&gt;">
            <text:p><text:s text:c="2"/>&lt;data name="Count.title" xml:space="preserve"&gt; &lt;value&gt;Count&lt;/value&gt; &lt;/data&gt;</text:p>
          </table:table-cell>
          <table:table-cell table:style-name="ce11" table:formula="of:=&quot;  &lt;data name=&quot;&quot;&quot;&amp;[.A54]&amp;&quot;.title&quot;&quot; xml:space=&quot;&quot;preserve&quot;&quot;&gt; &lt;value&gt;&quot;&amp;[.C54]&amp;&quot;&lt;/value&gt; &lt;/data&gt;&quot;" office:value-type="string" office:string-value="  &lt;data name=&quot;Count.title&quot; xml:space=&quot;preserve&quot;&gt; &lt;value&gt;初盘&lt;/value&gt; &lt;/data&gt;">
            <text:p><text:s text:c="2"/>&lt;data name="Count.title" xml:space="preserve"&gt; &lt;value&gt;初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unt</text:p>
          </table:table-cell>
          <table:table-cell table:style-name="ce12" table:formula="of:=&quot;  &lt;data name=&quot;&quot;&quot;&amp;[.A55]&amp;&quot;.description&quot;&quot; xml:space=&quot;&quot;preserve&quot;&quot;&gt; &lt;value&gt;&quot;&amp;[.B55]&amp;&quot;&lt;/value&gt; &lt;/data&gt;&quot;" office:value-type="string" office:string-value="  &lt;data name=&quot;Count.description&quot; xml:space=&quot;preserve&quot;&gt; &lt;value&gt;Count&lt;/value&gt; &lt;/data&gt;">
            <text:p><text:s text:c="2"/>&lt;data name="Count.description" xml:space="preserve"&gt; &lt;value&gt;Count&lt;/value&gt; &lt;/data&gt;</text:p>
          </table:table-cell>
          <table:table-cell table:style-name="ce12" table:formula="of:=&quot;  &lt;data name=&quot;&quot;&quot;&amp;[.A55]&amp;&quot;.description&quot;&quot; xml:space=&quot;&quot;preserve&quot;&quot;&gt; &lt;value&gt;&quot;&amp;[.C55]&amp;&quot;&lt;/value&gt; &lt;/data&gt;&quot;" office:value-type="string" office:string-value="  &lt;data name=&quot;Count.description&quot; xml:space=&quot;preserve&quot;&gt; &lt;value&gt;Count&lt;/value&gt; &lt;/data&gt;">
            <text:p><text:s text:c="2"/>&lt;data name="Count.description" xml:space="preserve"&gt; &lt;value&gt;Cou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unt sheet</text:p>
          </table:table-cell>
          <table:table-cell table:style-name="ce13" office:value-type="string">
            <text:p>盘点表</text:p>
          </table:table-cell>
          <table:table-cell table:style-name="ce11" table:formula="of:=&quot;  &lt;data name=&quot;&quot;&quot;&amp;[.A56]&amp;&quot;.title&quot;&quot; xml:space=&quot;&quot;preserve&quot;&quot;&gt; &lt;value&gt;&quot;&amp;[.B56]&amp;&quot;&lt;/value&gt; &lt;/data&gt;&quot;" office:value-type="string" office:string-value="  &lt;data name=&quot;Count sheet.title&quot; xml:space=&quot;preserve&quot;&gt; &lt;value&gt;Count sheet&lt;/value&gt; &lt;/data&gt;">
            <text:p><text:s text:c="2"/>&lt;data name="Count sheet.title" xml:space="preserve"&gt; &lt;value&gt;Count sheet&lt;/value&gt; &lt;/data&gt;</text:p>
          </table:table-cell>
          <table:table-cell table:style-name="ce11" table:formula="of:=&quot;  &lt;data name=&quot;&quot;&quot;&amp;[.A56]&amp;&quot;.title&quot;&quot; xml:space=&quot;&quot;preserve&quot;&quot;&gt; &lt;value&gt;&quot;&amp;[.C56]&amp;&quot;&lt;/value&gt; &lt;/data&gt;&quot;" office:value-type="string" office:string-value="  &lt;data name=&quot;Count sheet.title&quot; xml:space=&quot;preserve&quot;&gt; &lt;value&gt;盘点表&lt;/value&gt; &lt;/data&gt;">
            <text:p><text:s text:c="2"/>&lt;data name="Count sheet.title" xml:space="preserve"&gt; &lt;value&gt;盘点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unt sheet</text:p>
          </table:table-cell>
          <table:table-cell table:style-name="ce12" table:formula="of:=&quot;  &lt;data name=&quot;&quot;&quot;&amp;[.A57]&amp;&quot;.description&quot;&quot; xml:space=&quot;&quot;preserve&quot;&quot;&gt; &lt;value&gt;&quot;&amp;[.B57]&amp;&quot;&lt;/value&gt; &lt;/data&gt;&quot;" office:value-type="string" office:string-value="  &lt;data name=&quot;Count sheet.description&quot; xml:space=&quot;preserve&quot;&gt; &lt;value&gt;Count sheet&lt;/value&gt; &lt;/data&gt;">
            <text:p><text:s text:c="2"/>&lt;data name="Count sheet.description" xml:space="preserve"&gt; &lt;value&gt;Count sheet&lt;/value&gt; &lt;/data&gt;</text:p>
          </table:table-cell>
          <table:table-cell table:style-name="ce12" table:formula="of:=&quot;  &lt;data name=&quot;&quot;&quot;&amp;[.A57]&amp;&quot;.description&quot;&quot; xml:space=&quot;&quot;preserve&quot;&quot;&gt; &lt;value&gt;&quot;&amp;[.C57]&amp;&quot;&lt;/value&gt; &lt;/data&gt;&quot;" office:value-type="string" office:string-value="  &lt;data name=&quot;Count sheet.description&quot; xml:space=&quot;preserve&quot;&gt; &lt;value&gt;Count sheet&lt;/value&gt; &lt;/data&gt;">
            <text:p><text:s text:c="2"/>&lt;data name="Count sheet.description" xml:space="preserve"&gt; &lt;value&gt;Count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</text:p>
          </table:table-cell>
          <table:table-cell table:style-name="ce13" office:value-type="string">
            <text:p>顾客</text:p>
          </table:table-cell>
          <table:table-cell table:style-name="ce11" table:formula="of:=&quot;  &lt;data name=&quot;&quot;&quot;&amp;[.A58]&amp;&quot;.title&quot;&quot; xml:space=&quot;&quot;preserve&quot;&quot;&gt; &lt;value&gt;&quot;&amp;[.B58]&amp;&quot;&lt;/value&gt; &lt;/data&gt;&quot;" office:value-type="string" office:string-value="  &lt;data name=&quot;Customer.title&quot; xml:space=&quot;preserve&quot;&gt; &lt;value&gt;Customer&lt;/value&gt; &lt;/data&gt;">
            <text:p><text:s text:c="2"/>&lt;data name="Customer.title" xml:space="preserve"&gt; &lt;value&gt;Customer&lt;/value&gt; &lt;/data&gt;</text:p>
          </table:table-cell>
          <table:table-cell table:style-name="ce11" table:formula="of:=&quot;  &lt;data name=&quot;&quot;&quot;&amp;[.A58]&amp;&quot;.title&quot;&quot; xml:space=&quot;&quot;preserve&quot;&quot;&gt; &lt;value&gt;&quot;&amp;[.C58]&amp;&quot;&lt;/value&gt; &lt;/data&gt;&quot;" office:value-type="string" office:string-value="  &lt;data name=&quot;Customer.title&quot; xml:space=&quot;preserve&quot;&gt; &lt;value&gt;顾客&lt;/value&gt; &lt;/data&gt;">
            <text:p><text:s text:c="2"/>&lt;data name="Customer.title" xml:space="preserve"&gt; &lt;value&gt;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</text:p>
          </table:table-cell>
          <table:table-cell table:style-name="ce12" office:value-type="string">
            <text:p>View, select, update customers</text:p>
          </table:table-cell>
          <table:table-cell table:style-name="ce14" office:value-type="string">
            <text:p>查看<text:span text:style-name="T2">,</text:span><text:span text:style-name="T3">选择</text:span><text:span text:style-name="T2">,</text:span><text:span text:style-name="T3">更新顾客信息</text:span></text:p>
          </table:table-cell>
          <table:table-cell table:style-name="ce12" table:formula="of:=&quot;  &lt;data name=&quot;&quot;&quot;&amp;[.A59]&amp;&quot;.description&quot;&quot; xml:space=&quot;&quot;preserve&quot;&quot;&gt; &lt;value&gt;&quot;&amp;[.B59]&amp;&quot;&lt;/value&gt; &lt;/data&gt;&quot;" office:value-type="string" office:string-value="  &lt;data name=&quot;Customer.description&quot; xml:space=&quot;preserve&quot;&gt; &lt;value&gt;View, select, update customers&lt;/value&gt; &lt;/data&gt;">
            <text:p><text:s text:c="2"/>&lt;data name="Customer.description" xml:space="preserve"&gt; &lt;value&gt;View, select, update customers&lt;/value&gt; &lt;/data&gt;</text:p>
          </table:table-cell>
          <table:table-cell table:style-name="ce12" table:formula="of:=&quot;  &lt;data name=&quot;&quot;&quot;&amp;[.A59]&amp;&quot;.description&quot;&quot; xml:space=&quot;&quot;preserve&quot;&quot;&gt; &lt;value&gt;&quot;&amp;[.C59]&amp;&quot;&lt;/value&gt; &lt;/data&gt;&quot;" office:value-type="string" office:string-value="  &lt;data name=&quot;Customer.description&quot; xml:space=&quot;preserve&quot;&gt; &lt;value&gt;查看,选择,更新顾客信息&lt;/value&gt; &lt;/data&gt;">
            <text:p><text:s text:c="2"/>&lt;data name="Customer.description" xml:space="preserve"&gt; &lt;value&gt;查看,选择,更新顾客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 order</text:p>
          </table:table-cell>
          <table:table-cell table:style-name="ce13" office:value-type="string">
            <text:p>顾客订单</text:p>
          </table:table-cell>
          <table:table-cell table:style-name="ce11" table:formula="of:=&quot;  &lt;data name=&quot;&quot;&quot;&amp;[.A60]&amp;&quot;.title&quot;&quot; xml:space=&quot;&quot;preserve&quot;&quot;&gt; &lt;value&gt;&quot;&amp;[.B60]&amp;&quot;&lt;/value&gt; &lt;/data&gt;&quot;" office:value-type="string" office:string-value="  &lt;data name=&quot;Customer order.title&quot; xml:space=&quot;preserve&quot;&gt; &lt;value&gt;Customer order&lt;/value&gt; &lt;/data&gt;">
            <text:p><text:s text:c="2"/>&lt;data name="Customer order.title" xml:space="preserve"&gt; &lt;value&gt;Customer order&lt;/value&gt; &lt;/data&gt;</text:p>
          </table:table-cell>
          <table:table-cell table:style-name="ce11" table:formula="of:=&quot;  &lt;data name=&quot;&quot;&quot;&amp;[.A60]&amp;&quot;.title&quot;&quot; xml:space=&quot;&quot;preserve&quot;&quot;&gt; &lt;value&gt;&quot;&amp;[.C60]&amp;&quot;&lt;/value&gt; &lt;/data&gt;&quot;" office:value-type="string" office:string-value="  &lt;data name=&quot;Customer order.title&quot; xml:space=&quot;preserve&quot;&gt; &lt;value&gt;顾客订单&lt;/value&gt; &lt;/data&gt;">
            <text:p><text:s text:c="2"/>&lt;data name="Customer order.title" xml:space="preserve"&gt; &lt;value&gt;顾客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 order</text:p>
          </table:table-cell>
          <table:table-cell table:style-name="ce12" office:value-type="string">
            <text:p>Create customer order</text:p>
          </table:table-cell>
          <table:table-cell table:style-name="ce14" office:value-type="string">
            <text:p>创建顾客订单</text:p>
          </table:table-cell>
          <table:table-cell table:style-name="ce12" table:formula="of:=&quot;  &lt;data name=&quot;&quot;&quot;&amp;[.A61]&amp;&quot;.description&quot;&quot; xml:space=&quot;&quot;preserve&quot;&quot;&gt; &lt;value&gt;&quot;&amp;[.B61]&amp;&quot;&lt;/value&gt; &lt;/data&gt;&quot;" office:value-type="string" office:string-value="  &lt;data name=&quot;Customer order.description&quot; xml:space=&quot;preserve&quot;&gt; &lt;value&gt;Create customer order&lt;/value&gt; &lt;/data&gt;">
            <text:p><text:s text:c="2"/>&lt;data name="Customer order.description" xml:space="preserve"&gt; &lt;value&gt;Create customer order&lt;/value&gt; &lt;/data&gt;</text:p>
          </table:table-cell>
          <table:table-cell table:style-name="ce12" table:formula="of:=&quot;  &lt;data name=&quot;&quot;&quot;&amp;[.A61]&amp;&quot;.description&quot;&quot; xml:space=&quot;&quot;preserve&quot;&quot;&gt; &lt;value&gt;&quot;&amp;[.C61]&amp;&quot;&lt;/value&gt; &lt;/data&gt;&quot;" office:value-type="string" office:string-value="  &lt;data name=&quot;Customer order.description&quot; xml:space=&quot;preserve&quot;&gt; &lt;value&gt;创建顾客订单&lt;/value&gt; &lt;/data&gt;">
            <text:p><text:s text:c="2"/>&lt;data name="Customer order.description" xml:space="preserve"&gt; &lt;value&gt;创建顾客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 poll</text:p>
          </table:table-cell>
          <table:table-cell table:style-name="ce13" office:value-type="string">
            <text:p>顾客调查</text:p>
          </table:table-cell>
          <table:table-cell table:style-name="ce11" table:formula="of:=&quot;  &lt;data name=&quot;&quot;&quot;&amp;[.A62]&amp;&quot;.title&quot;&quot; xml:space=&quot;&quot;preserve&quot;&quot;&gt; &lt;value&gt;&quot;&amp;[.B62]&amp;&quot;&lt;/value&gt; &lt;/data&gt;&quot;" office:value-type="string" office:string-value="  &lt;data name=&quot;Customer poll.title&quot; xml:space=&quot;preserve&quot;&gt; &lt;value&gt;Customer poll&lt;/value&gt; &lt;/data&gt;">
            <text:p><text:s text:c="2"/>&lt;data name="Customer poll.title" xml:space="preserve"&gt; &lt;value&gt;Customer poll&lt;/value&gt; &lt;/data&gt;</text:p>
          </table:table-cell>
          <table:table-cell table:style-name="ce11" table:formula="of:=&quot;  &lt;data name=&quot;&quot;&quot;&amp;[.A62]&amp;&quot;.title&quot;&quot; xml:space=&quot;&quot;preserve&quot;&quot;&gt; &lt;value&gt;&quot;&amp;[.C62]&amp;&quot;&lt;/value&gt; &lt;/data&gt;&quot;" office:value-type="string" office:string-value="  &lt;data name=&quot;Customer poll.title&quot; xml:space=&quot;preserve&quot;&gt; &lt;value&gt;顾客调查&lt;/value&gt; &lt;/data&gt;">
            <text:p><text:s text:c="2"/>&lt;data name="Customer poll.title" xml:space="preserve"&gt; &lt;value&gt;顾客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 poll</text:p>
          </table:table-cell>
          <table:table-cell table:style-name="ce12" office:value-type="string">
            <text:p>Select customer to make poll</text:p>
          </table:table-cell>
          <table:table-cell table:style-name="ce15" office:value-type="string">
            <text:p>选择顾客做调查</text:p>
          </table:table-cell>
          <table:table-cell table:style-name="ce12" table:formula="of:=&quot;  &lt;data name=&quot;&quot;&quot;&amp;[.A63]&amp;&quot;.description&quot;&quot; xml:space=&quot;&quot;preserve&quot;&quot;&gt; &lt;value&gt;&quot;&amp;[.B63]&amp;&quot;&lt;/value&gt; &lt;/data&gt;&quot;" office:value-type="string" office:string-value="  &lt;data name=&quot;Customer poll.description&quot; xml:space=&quot;preserve&quot;&gt; &lt;value&gt;Select customer to make poll&lt;/value&gt; &lt;/data&gt;">
            <text:p><text:s text:c="2"/>&lt;data name="Customer poll.description" xml:space="preserve"&gt; &lt;value&gt;Select customer to make poll&lt;/value&gt; &lt;/data&gt;</text:p>
          </table:table-cell>
          <table:table-cell table:style-name="ce12" table:formula="of:=&quot;  &lt;data name=&quot;&quot;&quot;&amp;[.A63]&amp;&quot;.description&quot;&quot; xml:space=&quot;&quot;preserve&quot;&quot;&gt; &lt;value&gt;&quot;&amp;[.C63]&amp;&quot;&lt;/value&gt; &lt;/data&gt;&quot;" office:value-type="string" office:string-value="  &lt;data name=&quot;Customer poll.description&quot; xml:space=&quot;preserve&quot;&gt; &lt;value&gt;选择顾客做调查&lt;/value&gt; &lt;/data&gt;">
            <text:p><text:s text:c="2"/>&lt;data name="Customer poll.description" xml:space="preserve"&gt; &lt;value&gt;选择顾客做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Daily mop</text:p>
          </table:table-cell>
          <table:table-cell table:style-name="ce11" office:value-type="string">
            <text:p>Cashier end of day</text:p>
          </table:table-cell>
          <table:table-cell table:style-name="ce13" office:value-type="string">
            <text:p>收银员结账</text:p>
          </table:table-cell>
          <table:table-cell table:style-name="ce11" table:formula="of:=&quot;  &lt;data name=&quot;&quot;&quot;&amp;[.A64]&amp;&quot;.title&quot;&quot; xml:space=&quot;&quot;preserve&quot;&quot;&gt; &lt;value&gt;&quot;&amp;[.B64]&amp;&quot;&lt;/value&gt; &lt;/data&gt;&quot;" office:value-type="string" office:string-value="  &lt;data name=&quot;Daily mop.title&quot; xml:space=&quot;preserve&quot;&gt; &lt;value&gt;Cashier end of day&lt;/value&gt; &lt;/data&gt;">
            <text:p><text:s text:c="2"/>&lt;data name="Daily mop.title" xml:space="preserve"&gt; &lt;value&gt;Cashier end of day&lt;/value&gt; &lt;/data&gt;</text:p>
          </table:table-cell>
          <table:table-cell table:style-name="ce11" table:formula="of:=&quot;  &lt;data name=&quot;&quot;&quot;&amp;[.A64]&amp;&quot;.title&quot;&quot; xml:space=&quot;&quot;preserve&quot;&quot;&gt; &lt;value&gt;&quot;&amp;[.C64]&amp;&quot;&lt;/value&gt; &lt;/data&gt;&quot;" office:value-type="string" office:string-value="  &lt;data name=&quot;Daily mop.title&quot; xml:space=&quot;preserve&quot;&gt; &lt;value&gt;收银员结账&lt;/value&gt; &lt;/data&gt;">
            <text:p><text:s text:c="2"/>&lt;data name="Daily mop.title" xml:space="preserve"&gt; &lt;value&gt;收银员结账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aily mop</text:p>
          </table:table-cell>
          <table:table-cell table:number-columns-repeated="2" table:style-name="ce12" office:value-type="string">
            <text:p>Cashier confirm amount of MOP received today</text:p>
          </table:table-cell>
          <table:table-cell table:style-name="ce12" table:formula="of:=&quot;  &lt;data name=&quot;&quot;&quot;&amp;[.A65]&amp;&quot;.description&quot;&quot; xml:space=&quot;&quot;preserve&quot;&quot;&gt; &lt;value&gt;&quot;&amp;[.B65]&amp;&quot;&lt;/value&gt; &lt;/data&gt;&quot;" office:value-type="string" office:string-value="  &lt;data name=&quot;Daily mop.description&quot; xml:space=&quot;preserve&quot;&gt; &lt;value&gt;Cashier confirm amount of MOP received today&lt;/value&gt; &lt;/data&gt;">
            <text:p><text:s text:c="2"/>&lt;data name="Daily mop.description" xml:space="preserve"&gt; &lt;value&gt;Cashier confirm amount of MOP received today&lt;/value&gt; &lt;/data&gt;</text:p>
          </table:table-cell>
          <table:table-cell table:style-name="ce12" table:formula="of:=&quot;  &lt;data name=&quot;&quot;&quot;&amp;[.A65]&amp;&quot;.description&quot;&quot; xml:space=&quot;&quot;preserve&quot;&quot;&gt; &lt;value&gt;&quot;&amp;[.C65]&amp;&quot;&lt;/value&gt; &lt;/data&gt;&quot;" office:value-type="string" office:string-value="  &lt;data name=&quot;Daily mop.description&quot; xml:space=&quot;preserve&quot;&gt; &lt;value&gt;Cashier confirm amount of MOP received today&lt;/value&gt; &lt;/data&gt;">
            <text:p><text:s text:c="2"/>&lt;data name="Daily mop.description" xml:space="preserve"&gt; &lt;value&gt;Cashier confirm amount of MOP received today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corating</text:p>
          </table:table-cell>
          <table:table-cell table:style-name="ce13" office:value-type="string">
            <text:p>装潢</text:p>
          </table:table-cell>
          <table:table-cell table:style-name="ce11" table:formula="of:=&quot;  &lt;data name=&quot;&quot;&quot;&amp;[.A66]&amp;&quot;.title&quot;&quot; xml:space=&quot;&quot;preserve&quot;&quot;&gt; &lt;value&gt;&quot;&amp;[.B66]&amp;&quot;&lt;/value&gt; &lt;/data&gt;&quot;" office:value-type="string" office:string-value="  &lt;data name=&quot;Decorating.title&quot; xml:space=&quot;preserve&quot;&gt; &lt;value&gt;Decorating&lt;/value&gt; &lt;/data&gt;">
            <text:p><text:s text:c="2"/>&lt;data name="Decorating.title" xml:space="preserve"&gt; &lt;value&gt;Decorating&lt;/value&gt; &lt;/data&gt;</text:p>
          </table:table-cell>
          <table:table-cell table:style-name="ce11" table:formula="of:=&quot;  &lt;data name=&quot;&quot;&quot;&amp;[.A66]&amp;&quot;.title&quot;&quot; xml:space=&quot;&quot;preserve&quot;&quot;&gt; &lt;value&gt;&quot;&amp;[.C66]&amp;&quot;&lt;/value&gt; &lt;/data&gt;&quot;" office:value-type="string" office:string-value="  &lt;data name=&quot;Decorating.title&quot; xml:space=&quot;preserve&quot;&gt; &lt;value&gt;装潢&lt;/value&gt; &lt;/data&gt;">
            <text:p><text:s text:c="2"/>&lt;data name="Decorating.title" xml:space="preserve"&gt; &lt;value&gt;装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corating</text:p>
          </table:table-cell>
          <table:table-cell table:style-name="ce12" office:value-type="string">
            <text:p>Decorating company parameters</text:p>
          </table:table-cell>
          <table:table-cell table:style-name="ce14" office:value-type="string">
            <text:p>装潢中心选项</text:p>
          </table:table-cell>
          <table:table-cell table:style-name="ce12" table:formula="of:=&quot;  &lt;data name=&quot;&quot;&quot;&amp;[.A67]&amp;&quot;.description&quot;&quot; xml:space=&quot;&quot;preserve&quot;&quot;&gt; &lt;value&gt;&quot;&amp;[.B67]&amp;&quot;&lt;/value&gt; &lt;/data&gt;&quot;" office:value-type="string" office:string-value="  &lt;data name=&quot;Decorating.description&quot; xml:space=&quot;preserve&quot;&gt; &lt;value&gt;Decorating company parameters&lt;/value&gt; &lt;/data&gt;">
            <text:p><text:s text:c="2"/>&lt;data name="Decorating.description" xml:space="preserve"&gt; &lt;value&gt;Decorating company parameters&lt;/value&gt; &lt;/data&gt;</text:p>
          </table:table-cell>
          <table:table-cell table:style-name="ce12" table:formula="of:=&quot;  &lt;data name=&quot;&quot;&quot;&amp;[.A67]&amp;&quot;.description&quot;&quot; xml:space=&quot;&quot;preserve&quot;&quot;&gt; &lt;value&gt;&quot;&amp;[.C67]&amp;&quot;&lt;/value&gt; &lt;/data&gt;&quot;" office:value-type="string" office:string-value="  &lt;data name=&quot;Decorating.description&quot; xml:space=&quot;preserve&quot;&gt; &lt;value&gt;装潢中心选项&lt;/value&gt; &lt;/data&gt;">
            <text:p><text:s text:c="2"/>&lt;data name="Decorating.description" xml:space="preserve"&gt; &lt;value&gt;装潢中心选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fault value</text:p>
          </table:table-cell>
          <table:table-cell table:style-name="ce13" office:value-type="string">
            <text:p>默认值</text:p>
          </table:table-cell>
          <table:table-cell table:style-name="ce11" table:formula="of:=&quot;  &lt;data name=&quot;&quot;&quot;&amp;[.A68]&amp;&quot;.title&quot;&quot; xml:space=&quot;&quot;preserve&quot;&quot;&gt; &lt;value&gt;&quot;&amp;[.B68]&amp;&quot;&lt;/value&gt; &lt;/data&gt;&quot;" office:value-type="string" office:string-value="  &lt;data name=&quot;Default value.title&quot; xml:space=&quot;preserve&quot;&gt; &lt;value&gt;Default value&lt;/value&gt; &lt;/data&gt;">
            <text:p><text:s text:c="2"/>&lt;data name="Default value.title" xml:space="preserve"&gt; &lt;value&gt;Default value&lt;/value&gt; &lt;/data&gt;</text:p>
          </table:table-cell>
          <table:table-cell table:style-name="ce11" table:formula="of:=&quot;  &lt;data name=&quot;&quot;&quot;&amp;[.A68]&amp;&quot;.title&quot;&quot; xml:space=&quot;&quot;preserve&quot;&quot;&gt; &lt;value&gt;&quot;&amp;[.C68]&amp;&quot;&lt;/value&gt; &lt;/data&gt;&quot;" office:value-type="string" office:string-value="  &lt;data name=&quot;Default value.title&quot; xml:space=&quot;preserve&quot;&gt; &lt;value&gt;默认值&lt;/value&gt; &lt;/data&gt;">
            <text:p><text:s text:c="2"/>&lt;data name="Default value.title" xml:space="preserve"&gt; &lt;value&gt;默认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fault value</text:p>
          </table:table-cell>
          <table:table-cell table:style-name="ce12" office:value-type="string">
            <text:p>Set default value</text:p>
          </table:table-cell>
          <table:table-cell table:style-name="ce14" office:value-type="string">
            <text:p>定义默认值</text:p>
          </table:table-cell>
          <table:table-cell table:style-name="ce12" table:formula="of:=&quot;  &lt;data name=&quot;&quot;&quot;&amp;[.A69]&amp;&quot;.description&quot;&quot; xml:space=&quot;&quot;preserve&quot;&quot;&gt; &lt;value&gt;&quot;&amp;[.B69]&amp;&quot;&lt;/value&gt; &lt;/data&gt;&quot;" office:value-type="string" office:string-value="  &lt;data name=&quot;Default value.description&quot; xml:space=&quot;preserve&quot;&gt; &lt;value&gt;Set default value&lt;/value&gt; &lt;/data&gt;">
            <text:p><text:s text:c="2"/>&lt;data name="Default value.description" xml:space="preserve"&gt; &lt;value&gt;Set default value&lt;/value&gt; &lt;/data&gt;</text:p>
          </table:table-cell>
          <table:table-cell table:style-name="ce12" table:formula="of:=&quot;  &lt;data name=&quot;&quot;&quot;&amp;[.A69]&amp;&quot;.description&quot;&quot; xml:space=&quot;&quot;preserve&quot;&quot;&gt; &lt;value&gt;&quot;&amp;[.C69]&amp;&quot;&lt;/value&gt; &lt;/data&gt;&quot;" office:value-type="string" office:string-value="  &lt;data name=&quot;Default value.description&quot; xml:space=&quot;preserve&quot;&gt; &lt;value&gt;定义默认值&lt;/value&gt; &lt;/data&gt;">
            <text:p><text:s text:c="2"/>&lt;data name="Default value.description" xml:space="preserve"&gt; &lt;value&gt;定义默认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livery</text:p>
          </table:table-cell>
          <table:table-cell table:style-name="ce13" office:value-type="string">
            <text:p>送货</text:p>
          </table:table-cell>
          <table:table-cell table:style-name="ce11" table:formula="of:=&quot;  &lt;data name=&quot;&quot;&quot;&amp;[.A70]&amp;&quot;.title&quot;&quot; xml:space=&quot;&quot;preserve&quot;&quot;&gt; &lt;value&gt;&quot;&amp;[.B70]&amp;&quot;&lt;/value&gt; &lt;/data&gt;&quot;" office:value-type="string" office:string-value="  &lt;data name=&quot;Delivery.title&quot; xml:space=&quot;preserve&quot;&gt; &lt;value&gt;Delivery&lt;/value&gt; &lt;/data&gt;">
            <text:p><text:s text:c="2"/>&lt;data name="Delivery.title" xml:space="preserve"&gt; &lt;value&gt;Delivery&lt;/value&gt; &lt;/data&gt;</text:p>
          </table:table-cell>
          <table:table-cell table:style-name="ce11" table:formula="of:=&quot;  &lt;data name=&quot;&quot;&quot;&amp;[.A70]&amp;&quot;.title&quot;&quot; xml:space=&quot;&quot;preserve&quot;&quot;&gt; &lt;value&gt;&quot;&amp;[.C70]&amp;&quot;&lt;/value&gt; &lt;/data&gt;&quot;" office:value-type="string" office:string-value="  &lt;data name=&quot;Delivery.title&quot; xml:space=&quot;preserve&quot;&gt; &lt;value&gt;送货&lt;/value&gt; &lt;/data&gt;">
            <text:p><text:s text:c="2"/>&lt;data name="Delivery.title" xml:space="preserve"&gt; &lt;value&gt;送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livery</text:p>
          </table:table-cell>
          <table:table-cell table:style-name="ce12" office:value-type="string">
            <text:p>Project delivery and project life</text:p>
          </table:table-cell>
          <table:table-cell table:style-name="ce14" office:value-type="string">
            <text:p>项目送货和项目管理</text:p>
          </table:table-cell>
          <table:table-cell table:style-name="ce12" table:formula="of:=&quot;  &lt;data name=&quot;&quot;&quot;&amp;[.A71]&amp;&quot;.description&quot;&quot; xml:space=&quot;&quot;preserve&quot;&quot;&gt; &lt;value&gt;&quot;&amp;[.B71]&amp;&quot;&lt;/value&gt; &lt;/data&gt;&quot;" office:value-type="string" office:string-value="  &lt;data name=&quot;Delivery.description&quot; xml:space=&quot;preserve&quot;&gt; &lt;value&gt;Project delivery and project life&lt;/value&gt; &lt;/data&gt;">
            <text:p><text:s text:c="2"/>&lt;data name="Delivery.description" xml:space="preserve"&gt; &lt;value&gt;Project delivery and project life&lt;/value&gt; &lt;/data&gt;</text:p>
          </table:table-cell>
          <table:table-cell table:style-name="ce12" table:formula="of:=&quot;  &lt;data name=&quot;&quot;&quot;&amp;[.A71]&amp;&quot;.description&quot;&quot; xml:space=&quot;&quot;preserve&quot;&quot;&gt; &lt;value&gt;&quot;&amp;[.C71]&amp;&quot;&lt;/value&gt; &lt;/data&gt;&quot;" office:value-type="string" office:string-value="  &lt;data name=&quot;Delivery.description&quot; xml:space=&quot;preserve&quot;&gt; &lt;value&gt;项目送货和项目管理&lt;/value&gt; &lt;/data&gt;">
            <text:p><text:s text:c="2"/>&lt;data name="Delivery.description" xml:space="preserve"&gt; &lt;value&gt;项目送货和项目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iscount</text:p>
          </table:table-cell>
          <table:table-cell table:style-name="ce13" office:value-type="string">
            <text:p>折扣</text:p>
          </table:table-cell>
          <table:table-cell table:style-name="ce11" table:formula="of:=&quot;  &lt;data name=&quot;&quot;&quot;&amp;[.A72]&amp;&quot;.title&quot;&quot; xml:space=&quot;&quot;preserve&quot;&quot;&gt; &lt;value&gt;&quot;&amp;[.B72]&amp;&quot;&lt;/value&gt; &lt;/data&gt;&quot;" office:value-type="string" office:string-value="  &lt;data name=&quot;Discount.title&quot; xml:space=&quot;preserve&quot;&gt; &lt;value&gt;Discount&lt;/value&gt; &lt;/data&gt;">
            <text:p><text:s text:c="2"/>&lt;data name="Discount.title" xml:space="preserve"&gt; &lt;value&gt;Discount&lt;/value&gt; &lt;/data&gt;</text:p>
          </table:table-cell>
          <table:table-cell table:style-name="ce11" table:formula="of:=&quot;  &lt;data name=&quot;&quot;&quot;&amp;[.A72]&amp;&quot;.title&quot;&quot; xml:space=&quot;&quot;preserve&quot;&quot;&gt; &lt;value&gt;&quot;&amp;[.C72]&amp;&quot;&lt;/value&gt; &lt;/data&gt;&quot;" office:value-type="string" office:string-value="  &lt;data name=&quot;Discount.title&quot; xml:space=&quot;preserve&quot;&gt; &lt;value&gt;折扣&lt;/value&gt; &lt;/data&gt;">
            <text:p><text:s text:c="2"/>&lt;data name="Discount.title" xml:space="preserve"&gt; &lt;value&gt;折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iscount</text:p>
          </table:table-cell>
          <table:table-cell table:style-name="ce12" office:value-type="string">
            <text:p>View supplier with discount</text:p>
          </table:table-cell>
          <table:table-cell table:style-name="ce14" office:value-type="string">
            <text:p>查看带折扣的厂家</text:p>
          </table:table-cell>
          <table:table-cell table:style-name="ce12" table:formula="of:=&quot;  &lt;data name=&quot;&quot;&quot;&amp;[.A73]&amp;&quot;.description&quot;&quot; xml:space=&quot;&quot;preserve&quot;&quot;&gt; &lt;value&gt;&quot;&amp;[.B73]&amp;&quot;&lt;/value&gt; &lt;/data&gt;&quot;" office:value-type="string" office:string-value="  &lt;data name=&quot;Discount.description&quot; xml:space=&quot;preserve&quot;&gt; &lt;value&gt;View supplier with discount&lt;/value&gt; &lt;/data&gt;">
            <text:p><text:s text:c="2"/>&lt;data name="Discount.description" xml:space="preserve"&gt; &lt;value&gt;View supplier with discount&lt;/value&gt; &lt;/data&gt;</text:p>
          </table:table-cell>
          <table:table-cell table:style-name="ce12" table:formula="of:=&quot;  &lt;data name=&quot;&quot;&quot;&amp;[.A73]&amp;&quot;.description&quot;&quot; xml:space=&quot;&quot;preserve&quot;&quot;&gt; &lt;value&gt;&quot;&amp;[.C73]&amp;&quot;&lt;/value&gt; &lt;/data&gt;&quot;" office:value-type="string" office:string-value="  &lt;data name=&quot;Discount.description&quot; xml:space=&quot;preserve&quot;&gt; &lt;value&gt;查看带折扣的厂家&lt;/value&gt; &lt;/data&gt;">
            <text:p><text:s text:c="2"/>&lt;data name="Discount.description" xml:space="preserve"&gt; &lt;value&gt;查看带折扣的厂家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Entity switch</text:p>
          </table:table-cell>
          <table:table-cell table:style-name="ce16" office:value-type="string">
            <text:p>切换区域</text:p>
          </table:table-cell>
          <table:table-cell table:style-name="ce11" table:formula="of:=&quot;  &lt;data name=&quot;&quot;&quot;&amp;[.A74]&amp;&quot;.title&quot;&quot; xml:space=&quot;&quot;preserve&quot;&quot;&gt; &lt;value&gt;&quot;&amp;[.B74]&amp;&quot;&lt;/value&gt; &lt;/data&gt;&quot;" office:value-type="string" office:string-value="  &lt;data name=&quot;Entity switch.title&quot; xml:space=&quot;preserve&quot;&gt; &lt;value&gt;Entity switch&lt;/value&gt; &lt;/data&gt;">
            <text:p><text:s text:c="2"/>&lt;data name="Entity switch.title" xml:space="preserve"&gt; &lt;value&gt;Entity switch&lt;/value&gt; &lt;/data&gt;</text:p>
          </table:table-cell>
          <table:table-cell table:style-name="ce11" table:formula="of:=&quot;  &lt;data name=&quot;&quot;&quot;&amp;[.A74]&amp;&quot;.title&quot;&quot; xml:space=&quot;&quot;preserve&quot;&quot;&gt; &lt;value&gt;&quot;&amp;[.C74]&amp;&quot;&lt;/value&gt; &lt;/data&gt;&quot;" office:value-type="string" office:string-value="  &lt;data name=&quot;Entity switch.title&quot; xml:space=&quot;preserve&quot;&gt; &lt;value&gt;切换区域&lt;/value&gt; &lt;/data&gt;">
            <text:p><text:s text:c="2"/>&lt;data name="Entity switch.title" xml:space="preserve"&gt; &lt;value&gt;切换区域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Entity switch</text:p>
          </table:table-cell>
          <table:table-cell table:style-name="ce12" table:formula="of:=&quot;  &lt;data name=&quot;&quot;&quot;&amp;[.A75]&amp;&quot;.description&quot;&quot; xml:space=&quot;&quot;preserve&quot;&quot;&gt; &lt;value&gt;&quot;&amp;[.B75]&amp;&quot;&lt;/value&gt; &lt;/data&gt;&quot;" office:value-type="string" office:string-value="  &lt;data name=&quot;Entity switch.description&quot; xml:space=&quot;preserve&quot;&gt; &lt;value&gt;Entity switch&lt;/value&gt; &lt;/data&gt;">
            <text:p><text:s text:c="2"/>&lt;data name="Entity switch.description" xml:space="preserve"&gt; &lt;value&gt;Entity switch&lt;/value&gt; &lt;/data&gt;</text:p>
          </table:table-cell>
          <table:table-cell table:style-name="ce12" table:formula="of:=&quot;  &lt;data name=&quot;&quot;&quot;&amp;[.A75]&amp;&quot;.description&quot;&quot; xml:space=&quot;&quot;preserve&quot;&quot;&gt; &lt;value&gt;&quot;&amp;[.C75]&amp;&quot;&lt;/value&gt; &lt;/data&gt;&quot;" office:value-type="string" office:string-value="  &lt;data name=&quot;Entity switch.description&quot; xml:space=&quot;preserve&quot;&gt; &lt;value&gt;Entity switch&lt;/value&gt; &lt;/data&gt;">
            <text:p><text:s text:c="2"/>&lt;data name="Entity switch.description" xml:space="preserve"&gt; &lt;value&gt;Entity switch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mily</text:p>
          </table:table-cell>
          <table:table-cell table:style-name="ce13" office:value-type="string">
            <text:p>品类</text:p>
          </table:table-cell>
          <table:table-cell table:style-name="ce11" table:formula="of:=&quot;  &lt;data name=&quot;&quot;&quot;&amp;[.A76]&amp;&quot;.title&quot;&quot; xml:space=&quot;&quot;preserve&quot;&quot;&gt; &lt;value&gt;&quot;&amp;[.B76]&amp;&quot;&lt;/value&gt; &lt;/data&gt;&quot;" office:value-type="string" office:string-value="  &lt;data name=&quot;Family.title&quot; xml:space=&quot;preserve&quot;&gt; &lt;value&gt;Family&lt;/value&gt; &lt;/data&gt;">
            <text:p><text:s text:c="2"/>&lt;data name="Family.title" xml:space="preserve"&gt; &lt;value&gt;Family&lt;/value&gt; &lt;/data&gt;</text:p>
          </table:table-cell>
          <table:table-cell table:style-name="ce11" table:formula="of:=&quot;  &lt;data name=&quot;&quot;&quot;&amp;[.A76]&amp;&quot;.title&quot;&quot; xml:space=&quot;&quot;preserve&quot;&quot;&gt; &lt;value&gt;&quot;&amp;[.C76]&amp;&quot;&lt;/value&gt; &lt;/data&gt;&quot;" office:value-type="string" office:string-value="  &lt;data name=&quot;Family.title&quot; xml:space=&quot;preserve&quot;&gt; &lt;value&gt;品类&lt;/value&gt; &lt;/data&gt;">
            <text:p><text:s text:c="2"/>&lt;data name="Family.title" xml:space="preserve"&gt; &lt;value&gt;品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mily</text:p>
          </table:table-cell>
          <table:table-cell table:style-name="ce12" office:value-type="string">
            <text:p>Manage family</text:p>
          </table:table-cell>
          <table:table-cell table:style-name="ce14" office:value-type="string">
            <text:p>品类</text:p>
          </table:table-cell>
          <table:table-cell table:style-name="ce12" table:formula="of:=&quot;  &lt;data name=&quot;&quot;&quot;&amp;[.A77]&amp;&quot;.description&quot;&quot; xml:space=&quot;&quot;preserve&quot;&quot;&gt; &lt;value&gt;&quot;&amp;[.B77]&amp;&quot;&lt;/value&gt; &lt;/data&gt;&quot;" office:value-type="string" office:string-value="  &lt;data name=&quot;Family.description&quot; xml:space=&quot;preserve&quot;&gt; &lt;value&gt;Manage family&lt;/value&gt; &lt;/data&gt;">
            <text:p><text:s text:c="2"/>&lt;data name="Family.description" xml:space="preserve"&gt; &lt;value&gt;Manage family&lt;/value&gt; &lt;/data&gt;</text:p>
          </table:table-cell>
          <table:table-cell table:style-name="ce12" table:formula="of:=&quot;  &lt;data name=&quot;&quot;&quot;&amp;[.A77]&amp;&quot;.description&quot;&quot; xml:space=&quot;&quot;preserve&quot;&quot;&gt; &lt;value&gt;&quot;&amp;[.C77]&amp;&quot;&lt;/value&gt; &lt;/data&gt;&quot;" office:value-type="string" office:string-value="  &lt;data name=&quot;Family.description&quot; xml:space=&quot;preserve&quot;&gt; &lt;value&gt;品类&lt;/value&gt; &lt;/data&gt;">
            <text:p><text:s text:c="2"/>&lt;data name="Family.description" xml:space="preserve"&gt; &lt;value&gt;品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mily selector</text:p>
          </table:table-cell>
          <table:table-cell table:style-name="ce13" office:value-type="string">
            <text:p>品类选择</text:p>
          </table:table-cell>
          <table:table-cell table:style-name="ce11" table:formula="of:=&quot;  &lt;data name=&quot;&quot;&quot;&amp;[.A78]&amp;&quot;.title&quot;&quot; xml:space=&quot;&quot;preserve&quot;&quot;&gt; &lt;value&gt;&quot;&amp;[.B78]&amp;&quot;&lt;/value&gt; &lt;/data&gt;&quot;" office:value-type="string" office:string-value="  &lt;data name=&quot;Family selector.title&quot; xml:space=&quot;preserve&quot;&gt; &lt;value&gt;Family selector&lt;/value&gt; &lt;/data&gt;">
            <text:p><text:s text:c="2"/>&lt;data name="Family selector.title" xml:space="preserve"&gt; &lt;value&gt;Family selector&lt;/value&gt; &lt;/data&gt;</text:p>
          </table:table-cell>
          <table:table-cell table:style-name="ce11" table:formula="of:=&quot;  &lt;data name=&quot;&quot;&quot;&amp;[.A78]&amp;&quot;.title&quot;&quot; xml:space=&quot;&quot;preserve&quot;&quot;&gt; &lt;value&gt;&quot;&amp;[.C78]&amp;&quot;&lt;/value&gt; &lt;/data&gt;&quot;" office:value-type="string" office:string-value="  &lt;data name=&quot;Family selector.title&quot; xml:space=&quot;preserve&quot;&gt; &lt;value&gt;品类选择&lt;/value&gt; &lt;/data&gt;">
            <text:p><text:s text:c="2"/>&lt;data name="Family selector.title" xml:space="preserve"&gt; &lt;value&gt;品类选择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mily selector</text:p>
          </table:table-cell>
          <table:table-cell table:style-name="ce12" office:value-type="string">
            <text:p>Defined selector for families</text:p>
          </table:table-cell>
          <table:table-cell table:style-name="ce14" office:value-type="string">
            <text:p>定义品类选择</text:p>
          </table:table-cell>
          <table:table-cell table:style-name="ce12" table:formula="of:=&quot;  &lt;data name=&quot;&quot;&quot;&amp;[.A79]&amp;&quot;.description&quot;&quot; xml:space=&quot;&quot;preserve&quot;&quot;&gt; &lt;value&gt;&quot;&amp;[.B79]&amp;&quot;&lt;/value&gt; &lt;/data&gt;&quot;" office:value-type="string" office:string-value="  &lt;data name=&quot;Family selector.description&quot; xml:space=&quot;preserve&quot;&gt; &lt;value&gt;Defined selector for families&lt;/value&gt; &lt;/data&gt;">
            <text:p><text:s text:c="2"/>&lt;data name="Family selector.description" xml:space="preserve"&gt; &lt;value&gt;Defined selector for families&lt;/value&gt; &lt;/data&gt;</text:p>
          </table:table-cell>
          <table:table-cell table:style-name="ce12" table:formula="of:=&quot;  &lt;data name=&quot;&quot;&quot;&amp;[.A79]&amp;&quot;.description&quot;&quot; xml:space=&quot;&quot;preserve&quot;&quot;&gt; &lt;value&gt;&quot;&amp;[.C79]&amp;&quot;&lt;/value&gt; &lt;/data&gt;&quot;" office:value-type="string" office:string-value="  &lt;data name=&quot;Family selector.description&quot; xml:space=&quot;preserve&quot;&gt; &lt;value&gt;定义品类选择&lt;/value&gt; &lt;/data&gt;">
            <text:p><text:s text:c="2"/>&lt;data name="Family selector.description" xml:space="preserve"&gt; &lt;value&gt;定义品类选择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inancial</text:p>
          </table:table-cell>
          <table:table-cell table:style-name="ce13" office:value-type="string">
            <text:p>财务</text:p>
          </table:table-cell>
          <table:table-cell table:style-name="ce11" table:formula="of:=&quot;  &lt;data name=&quot;&quot;&quot;&amp;[.A80]&amp;&quot;.title&quot;&quot; xml:space=&quot;&quot;preserve&quot;&quot;&gt; &lt;value&gt;&quot;&amp;[.B80]&amp;&quot;&lt;/value&gt; &lt;/data&gt;&quot;" office:value-type="string" office:string-value="  &lt;data name=&quot;Financial.title&quot; xml:space=&quot;preserve&quot;&gt; &lt;value&gt;Financial&lt;/value&gt; &lt;/data&gt;">
            <text:p><text:s text:c="2"/>&lt;data name="Financial.title" xml:space="preserve"&gt; &lt;value&gt;Financial&lt;/value&gt; &lt;/data&gt;</text:p>
          </table:table-cell>
          <table:table-cell table:style-name="ce11" table:formula="of:=&quot;  &lt;data name=&quot;&quot;&quot;&amp;[.A80]&amp;&quot;.title&quot;&quot; xml:space=&quot;&quot;preserve&quot;&quot;&gt; &lt;value&gt;&quot;&amp;[.C80]&amp;&quot;&lt;/value&gt; &lt;/data&gt;&quot;" office:value-type="string" office:string-value="  &lt;data name=&quot;Financial.title&quot; xml:space=&quot;preserve&quot;&gt; &lt;value&gt;财务&lt;/value&gt; &lt;/data&gt;">
            <text:p><text:s text:c="2"/>&lt;data name="Financial.title" xml:space="preserve"&gt; &lt;value&gt;财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Financial</text:p>
          </table:table-cell>
          <table:table-cell table:style-name="ce14" office:value-type="string">
            <text:p>财务</text:p>
          </table:table-cell>
          <table:table-cell table:style-name="ce12" table:formula="of:=&quot;  &lt;data name=&quot;&quot;&quot;&amp;[.A81]&amp;&quot;.description&quot;&quot; xml:space=&quot;&quot;preserve&quot;&quot;&gt; &lt;value&gt;&quot;&amp;[.B81]&amp;&quot;&lt;/value&gt; &lt;/data&gt;&quot;" office:value-type="string" office:string-value="  &lt;data name=&quot;Financial.description&quot; xml:space=&quot;preserve&quot;&gt; &lt;value&gt;Financial&lt;/value&gt; &lt;/data&gt;">
            <text:p><text:s text:c="2"/>&lt;data name="Financial.description" xml:space="preserve"&gt; &lt;value&gt;Financial&lt;/value&gt; &lt;/data&gt;</text:p>
          </table:table-cell>
          <table:table-cell table:style-name="ce12" table:formula="of:=&quot;  &lt;data name=&quot;&quot;&quot;&amp;[.A81]&amp;&quot;.description&quot;&quot; xml:space=&quot;&quot;preserve&quot;&quot;&gt; &lt;value&gt;&quot;&amp;[.C81]&amp;&quot;&lt;/value&gt; &lt;/data&gt;&quot;" office:value-type="string" office:string-value="  &lt;data name=&quot;Financial.description&quot; xml:space=&quot;preserve&quot;&gt; &lt;value&gt;财务&lt;/value&gt; &lt;/data&gt;">
            <text:p><text:s text:c="2"/>&lt;data name="Financial.description" xml:space="preserve"&gt; &lt;value&gt;财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Hand replenishment</text:p>
          </table:table-cell>
          <table:table-cell table:style-name="ce13" office:value-type="string">
            <text:p>手工补货</text:p>
          </table:table-cell>
          <table:table-cell table:style-name="ce11" table:formula="of:=&quot;  &lt;data name=&quot;&quot;&quot;&amp;[.A82]&amp;&quot;.title&quot;&quot; xml:space=&quot;&quot;preserve&quot;&quot;&gt; &lt;value&gt;&quot;&amp;[.B82]&amp;&quot;&lt;/value&gt; &lt;/data&gt;&quot;" office:value-type="string" office:string-value="  &lt;data name=&quot;Hand replenishment.title&quot; xml:space=&quot;preserve&quot;&gt; &lt;value&gt;Hand replenishment&lt;/value&gt; &lt;/data&gt;">
            <text:p><text:s text:c="2"/>&lt;data name="Hand replenishment.title" xml:space="preserve"&gt; &lt;value&gt;Hand replenishment&lt;/value&gt; &lt;/data&gt;</text:p>
          </table:table-cell>
          <table:table-cell table:style-name="ce11" table:formula="of:=&quot;  &lt;data name=&quot;&quot;&quot;&amp;[.A82]&amp;&quot;.title&quot;&quot; xml:space=&quot;&quot;preserve&quot;&quot;&gt; &lt;value&gt;&quot;&amp;[.C82]&amp;&quot;&lt;/value&gt; &lt;/data&gt;&quot;" office:value-type="string" office:string-value="  &lt;data name=&quot;Hand replenishment.title&quot; xml:space=&quot;preserve&quot;&gt; &lt;value&gt;手工补货&lt;/value&gt; &lt;/data&gt;">
            <text:p><text:s text:c="2"/>&lt;data name="Hand replenishment.title" xml:space="preserve"&gt; &lt;value&gt;手工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Hand replenishment</text:p>
          </table:table-cell>
          <table:table-cell table:style-name="ce12" office:value-type="string">
            <text:p>Hand replenishment creation</text:p>
          </table:table-cell>
          <table:table-cell table:style-name="ce14" office:value-type="string">
            <text:p>创建手工补货</text:p>
          </table:table-cell>
          <table:table-cell table:style-name="ce12" table:formula="of:=&quot;  &lt;data name=&quot;&quot;&quot;&amp;[.A83]&amp;&quot;.description&quot;&quot; xml:space=&quot;&quot;preserve&quot;&quot;&gt; &lt;value&gt;&quot;&amp;[.B83]&amp;&quot;&lt;/value&gt; &lt;/data&gt;&quot;" office:value-type="string" office:string-value="  &lt;data name=&quot;Hand replenishment.description&quot; xml:space=&quot;preserve&quot;&gt; &lt;value&gt;Hand replenishment creation&lt;/value&gt; &lt;/data&gt;">
            <text:p><text:s text:c="2"/>&lt;data name="Hand replenishment.description" xml:space="preserve"&gt; &lt;value&gt;Hand replenishment creation&lt;/value&gt; &lt;/data&gt;</text:p>
          </table:table-cell>
          <table:table-cell table:style-name="ce12" table:formula="of:=&quot;  &lt;data name=&quot;&quot;&quot;&amp;[.A83]&amp;&quot;.description&quot;&quot; xml:space=&quot;&quot;preserve&quot;&quot;&gt; &lt;value&gt;&quot;&amp;[.C83]&amp;&quot;&lt;/value&gt; &lt;/data&gt;&quot;" office:value-type="string" office:string-value="  &lt;data name=&quot;Hand replenishment.description&quot; xml:space=&quot;preserve&quot;&gt; &lt;value&gt;创建手工补货&lt;/value&gt; &lt;/data&gt;">
            <text:p><text:s text:c="2"/>&lt;data name="Hand replenishment.description" xml:space="preserve"&gt; &lt;value&gt;创建手工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ctory order</text:p>
          </table:table-cell>
          <table:table-cell table:style-name="ce13" office:value-type="string">
            <text:p>进口工厂商品订单</text:p>
          </table:table-cell>
          <table:table-cell table:style-name="ce11" table:formula="of:=&quot;  &lt;data name=&quot;&quot;&quot;&amp;[.A84]&amp;&quot;.title&quot;&quot; xml:space=&quot;&quot;preserve&quot;&quot;&gt; &lt;value&gt;&quot;&amp;[.B84]&amp;&quot;&lt;/value&gt; &lt;/data&gt;&quot;" office:value-type="string" office:string-value="  &lt;data name=&quot;Factory order.title&quot; xml:space=&quot;preserve&quot;&gt; &lt;value&gt;Factory order&lt;/value&gt; &lt;/data&gt;">
            <text:p><text:s text:c="2"/>&lt;data name="Factory order.title" xml:space="preserve"&gt; &lt;value&gt;Factory order&lt;/value&gt; &lt;/data&gt;</text:p>
          </table:table-cell>
          <table:table-cell table:style-name="ce11" table:formula="of:=&quot;  &lt;data name=&quot;&quot;&quot;&amp;[.A84]&amp;&quot;.title&quot;&quot; xml:space=&quot;&quot;preserve&quot;&quot;&gt; &lt;value&gt;&quot;&amp;[.C84]&amp;&quot;&lt;/value&gt; &lt;/data&gt;&quot;" office:value-type="string" office:string-value="  &lt;data name=&quot;Factory order.title&quot; xml:space=&quot;preserve&quot;&gt; &lt;value&gt;进口工厂商品订单&lt;/value&gt; &lt;/data&gt;">
            <text:p><text:s text:c="2"/>&lt;data name="Factory order.title" xml:space="preserve"&gt; &lt;value&gt;进口工厂商品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ctory order</text:p>
          </table:table-cell>
          <table:table-cell table:style-name="ce12" office:value-type="string">
            <text:p>Update factory order</text:p>
          </table:table-cell>
          <table:table-cell table:style-name="ce14" office:value-type="string">
            <text:p>更新进口工厂商品订单</text:p>
          </table:table-cell>
          <table:table-cell table:style-name="ce12" table:formula="of:=&quot;  &lt;data name=&quot;&quot;&quot;&amp;[.A85]&amp;&quot;.description&quot;&quot; xml:space=&quot;&quot;preserve&quot;&quot;&gt; &lt;value&gt;&quot;&amp;[.B85]&amp;&quot;&lt;/value&gt; &lt;/data&gt;&quot;" office:value-type="string" office:string-value="  &lt;data name=&quot;Factory order.description&quot; xml:space=&quot;preserve&quot;&gt; &lt;value&gt;Update factory order&lt;/value&gt; &lt;/data&gt;">
            <text:p><text:s text:c="2"/>&lt;data name="Factory order.description" xml:space="preserve"&gt; &lt;value&gt;Update factory order&lt;/value&gt; &lt;/data&gt;</text:p>
          </table:table-cell>
          <table:table-cell table:style-name="ce12" table:formula="of:=&quot;  &lt;data name=&quot;&quot;&quot;&amp;[.A85]&amp;&quot;.description&quot;&quot; xml:space=&quot;&quot;preserve&quot;&quot;&gt; &lt;value&gt;&quot;&amp;[.C85]&amp;&quot;&lt;/value&gt; &lt;/data&gt;&quot;" office:value-type="string" office:string-value="  &lt;data name=&quot;Factory order.description&quot; xml:space=&quot;preserve&quot;&gt; &lt;value&gt;更新进口工厂商品订单&lt;/value&gt; &lt;/data&gt;">
            <text:p><text:s text:c="2"/>&lt;data name="Factory order.description" xml:space="preserve"&gt; &lt;value&gt;更新进口工厂商品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ctory order fee</text:p>
          </table:table-cell>
          <table:table-cell table:style-name="ce13" office:value-type="string">
            <text:p>进口工厂商品订单费用</text:p>
          </table:table-cell>
          <table:table-cell table:style-name="ce11" table:formula="of:=&quot;  &lt;data name=&quot;&quot;&quot;&amp;[.A86]&amp;&quot;.title&quot;&quot; xml:space=&quot;&quot;preserve&quot;&quot;&gt; &lt;value&gt;&quot;&amp;[.B86]&amp;&quot;&lt;/value&gt; &lt;/data&gt;&quot;" office:value-type="string" office:string-value="  &lt;data name=&quot;Factory order fee.title&quot; xml:space=&quot;preserve&quot;&gt; &lt;value&gt;Factory order fee&lt;/value&gt; &lt;/data&gt;">
            <text:p><text:s text:c="2"/>&lt;data name="Factory order fee.title" xml:space="preserve"&gt; &lt;value&gt;Factory order fee&lt;/value&gt; &lt;/data&gt;</text:p>
          </table:table-cell>
          <table:table-cell table:style-name="ce11" table:formula="of:=&quot;  &lt;data name=&quot;&quot;&quot;&amp;[.A86]&amp;&quot;.title&quot;&quot; xml:space=&quot;&quot;preserve&quot;&quot;&gt; &lt;value&gt;&quot;&amp;[.C86]&amp;&quot;&lt;/value&gt; &lt;/data&gt;&quot;" office:value-type="string" office:string-value="  &lt;data name=&quot;Factory order fee.title&quot; xml:space=&quot;preserve&quot;&gt; &lt;value&gt;进口工厂商品订单费用&lt;/value&gt; &lt;/data&gt;">
            <text:p><text:s text:c="2"/>&lt;data name="Factory order fee.title" xml:space="preserve"&gt; &lt;value&gt;进口工厂商品订单费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ctory order fee</text:p>
          </table:table-cell>
          <table:table-cell table:style-name="ce12" office:value-type="string">
            <text:p>Update factory order fee</text:p>
          </table:table-cell>
          <table:table-cell table:style-name="ce14" office:value-type="string">
            <text:p>更新进口工厂商品订单费用</text:p>
          </table:table-cell>
          <table:table-cell table:style-name="ce12" table:formula="of:=&quot;  &lt;data name=&quot;&quot;&quot;&amp;[.A87]&amp;&quot;.description&quot;&quot; xml:space=&quot;&quot;preserve&quot;&quot;&gt; &lt;value&gt;&quot;&amp;[.B87]&amp;&quot;&lt;/value&gt; &lt;/data&gt;&quot;" office:value-type="string" office:string-value="  &lt;data name=&quot;Factory order fee.description&quot; xml:space=&quot;preserve&quot;&gt; &lt;value&gt;Update factory order fee&lt;/value&gt; &lt;/data&gt;">
            <text:p><text:s text:c="2"/>&lt;data name="Factory order fee.description" xml:space="preserve"&gt; &lt;value&gt;Update factory order fee&lt;/value&gt; &lt;/data&gt;</text:p>
          </table:table-cell>
          <table:table-cell table:style-name="ce12" table:formula="of:=&quot;  &lt;data name=&quot;&quot;&quot;&amp;[.A87]&amp;&quot;.description&quot;&quot; xml:space=&quot;&quot;preserve&quot;&quot;&gt; &lt;value&gt;&quot;&amp;[.C87]&amp;&quot;&lt;/value&gt; &lt;/data&gt;&quot;" office:value-type="string" office:string-value="  &lt;data name=&quot;Factory order fee.description&quot; xml:space=&quot;preserve&quot;&gt; &lt;value&gt;更新进口工厂商品订单费用&lt;/value&gt; &lt;/data&gt;">
            <text:p><text:s text:c="2"/>&lt;data name="Factory order fee.description" xml:space="preserve"&gt; &lt;value&gt;更新进口工厂商品订单费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Invoice matching</text:p>
          </table:table-cell>
          <table:table-cell table:style-name="ce15" office:value-type="string">
            <text:p>发票匹配</text:p>
          </table:table-cell>
          <table:table-cell table:style-name="ce12" table:formula="of:=&quot;  &lt;data name=&quot;&quot;&quot;&amp;[.A88]&amp;&quot;.description&quot;&quot; xml:space=&quot;&quot;preserve&quot;&quot;&gt; &lt;value&gt;&quot;&amp;[.B88]&amp;&quot;&lt;/value&gt; &lt;/data&gt;&quot;" office:value-type="string" office:string-value="  &lt;data name=&quot;Invoice matching.description&quot; xml:space=&quot;preserve&quot;&gt; &lt;value&gt;Invoice matching&lt;/value&gt; &lt;/data&gt;">
            <text:p><text:s text:c="2"/>&lt;data name="Invoice matching.description" xml:space="preserve"&gt; &lt;value&gt;Invoice matching&lt;/value&gt; &lt;/data&gt;</text:p>
          </table:table-cell>
          <table:table-cell table:style-name="ce12" table:formula="of:=&quot;  &lt;data name=&quot;&quot;&quot;&amp;[.A88]&amp;&quot;.description&quot;&quot; xml:space=&quot;&quot;preserve&quot;&quot;&gt; &lt;value&gt;&quot;&amp;[.C88]&amp;&quot;&lt;/value&gt; &lt;/data&gt;&quot;" office:value-type="string" office:string-value="  &lt;data name=&quot;Invoice matching.description&quot; xml:space=&quot;preserve&quot;&gt; &lt;value&gt;发票匹配&lt;/value&gt; &lt;/data&gt;">
            <text:p><text:s text:c="2"/>&lt;data name="Invoice matching.description" xml:space="preserve"&gt; &lt;value&gt;发票匹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Item edit</text:p>
          </table:table-cell>
          <table:table-cell table:style-name="ce11" office:value-type="string">
            <text:p>Item</text:p>
          </table:table-cell>
          <table:table-cell table:style-name="ce13" office:value-type="string">
            <text:p>商品</text:p>
          </table:table-cell>
          <table:table-cell table:style-name="ce11" table:formula="of:=&quot;  &lt;data name=&quot;&quot;&quot;&amp;[.A89]&amp;&quot;.title&quot;&quot; xml:space=&quot;&quot;preserve&quot;&quot;&gt; &lt;value&gt;&quot;&amp;[.B89]&amp;&quot;&lt;/value&gt; &lt;/data&gt;&quot;" office:value-type="string" office:string-value="  &lt;data name=&quot;Item edit.title&quot; xml:space=&quot;preserve&quot;&gt; &lt;value&gt;Item&lt;/value&gt; &lt;/data&gt;">
            <text:p><text:s text:c="2"/>&lt;data name="Item edit.title" xml:space="preserve"&gt; &lt;value&gt;Item&lt;/value&gt; &lt;/data&gt;</text:p>
          </table:table-cell>
          <table:table-cell table:style-name="ce11" table:formula="of:=&quot;  &lt;data name=&quot;&quot;&quot;&amp;[.A89]&amp;&quot;.title&quot;&quot; xml:space=&quot;&quot;preserve&quot;&quot;&gt; &lt;value&gt;&quot;&amp;[.C89]&amp;&quot;&lt;/value&gt; &lt;/data&gt;&quot;" office:value-type="string" office:string-value="  &lt;data name=&quot;Item edit.title&quot; xml:space=&quot;preserve&quot;&gt; &lt;value&gt;商品&lt;/value&gt; &lt;/data&gt;">
            <text:p><text:s text:c="2"/>&lt;data name="Item edit.title" xml:space="preserve"&gt; &lt;value&gt;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edit</text:p>
          </table:table-cell>
          <table:table-cell table:style-name="ce12" office:value-type="string">
            <text:p>Manages items</text:p>
          </table:table-cell>
          <table:table-cell table:style-name="ce14" office:value-type="string">
            <text:p>管理商品</text:p>
          </table:table-cell>
          <table:table-cell table:style-name="ce12" table:formula="of:=&quot;  &lt;data name=&quot;&quot;&quot;&amp;[.A90]&amp;&quot;.description&quot;&quot; xml:space=&quot;&quot;preserve&quot;&quot;&gt; &lt;value&gt;&quot;&amp;[.B90]&amp;&quot;&lt;/value&gt; &lt;/data&gt;&quot;" office:value-type="string" office:string-value="  &lt;data name=&quot;Item edit.description&quot; xml:space=&quot;preserve&quot;&gt; &lt;value&gt;Manages items&lt;/value&gt; &lt;/data&gt;">
            <text:p><text:s text:c="2"/>&lt;data name="Item edit.description" xml:space="preserve"&gt; &lt;value&gt;Manages items&lt;/value&gt; &lt;/data&gt;</text:p>
          </table:table-cell>
          <table:table-cell table:style-name="ce12" table:formula="of:=&quot;  &lt;data name=&quot;&quot;&quot;&amp;[.A90]&amp;&quot;.description&quot;&quot; xml:space=&quot;&quot;preserve&quot;&quot;&gt; &lt;value&gt;&quot;&amp;[.C90]&amp;&quot;&lt;/value&gt; &lt;/data&gt;&quot;" office:value-type="string" office:string-value="  &lt;data name=&quot;Item edit.description&quot; xml:space=&quot;preserve&quot;&gt; &lt;value&gt;管理商品&lt;/value&gt; &lt;/data&gt;">
            <text:p><text:s text:c="2"/>&lt;data name="Item edit.description" xml:space="preserve"&gt; &lt;value&gt;管理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Item label</text:p>
          </table:table-cell>
          <table:table-cell table:style-name="ce11" office:value-type="string">
            <text:p>Label settings</text:p>
          </table:table-cell>
          <table:table-cell table:style-name="ce13" office:value-type="string">
            <text:p>价签设置</text:p>
          </table:table-cell>
          <table:table-cell table:style-name="ce11" table:formula="of:=&quot;  &lt;data name=&quot;&quot;&quot;&amp;[.A91]&amp;&quot;.title&quot;&quot; xml:space=&quot;&quot;preserve&quot;&quot;&gt; &lt;value&gt;&quot;&amp;[.B91]&amp;&quot;&lt;/value&gt; &lt;/data&gt;&quot;" office:value-type="string" office:string-value="  &lt;data name=&quot;Item label.title&quot; xml:space=&quot;preserve&quot;&gt; &lt;value&gt;Label settings&lt;/value&gt; &lt;/data&gt;">
            <text:p><text:s text:c="2"/>&lt;data name="Item label.title" xml:space="preserve"&gt; &lt;value&gt;Label settings&lt;/value&gt; &lt;/data&gt;</text:p>
          </table:table-cell>
          <table:table-cell table:style-name="ce11" table:formula="of:=&quot;  &lt;data name=&quot;&quot;&quot;&amp;[.A91]&amp;&quot;.title&quot;&quot; xml:space=&quot;&quot;preserve&quot;&quot;&gt; &lt;value&gt;&quot;&amp;[.C91]&amp;&quot;&lt;/value&gt; &lt;/data&gt;&quot;" office:value-type="string" office:string-value="  &lt;data name=&quot;Item label.title&quot; xml:space=&quot;preserve&quot;&gt; &lt;value&gt;价签设置&lt;/value&gt; &lt;/data&gt;">
            <text:p><text:s text:c="2"/>&lt;data name="Item label.title" xml:space="preserve"&gt; &lt;value&gt;价签设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label</text:p>
          </table:table-cell>
          <table:table-cell table:style-name="ce12" office:value-type="string">
            <text:p>Set label size and facing</text:p>
          </table:table-cell>
          <table:table-cell table:style-name="ce14" office:value-type="string">
            <text:p>设置价签尺寸和排面</text:p>
          </table:table-cell>
          <table:table-cell table:style-name="ce12" table:formula="of:=&quot;  &lt;data name=&quot;&quot;&quot;&amp;[.A92]&amp;&quot;.description&quot;&quot; xml:space=&quot;&quot;preserve&quot;&quot;&gt; &lt;value&gt;&quot;&amp;[.B92]&amp;&quot;&lt;/value&gt; &lt;/data&gt;&quot;" office:value-type="string" office:string-value="  &lt;data name=&quot;Item label.description&quot; xml:space=&quot;preserve&quot;&gt; &lt;value&gt;Set label size and facing&lt;/value&gt; &lt;/data&gt;">
            <text:p><text:s text:c="2"/>&lt;data name="Item label.description" xml:space="preserve"&gt; &lt;value&gt;Set label size and facing&lt;/value&gt; &lt;/data&gt;</text:p>
          </table:table-cell>
          <table:table-cell table:style-name="ce12" table:formula="of:=&quot;  &lt;data name=&quot;&quot;&quot;&amp;[.A92]&amp;&quot;.description&quot;&quot; xml:space=&quot;&quot;preserve&quot;&quot;&gt; &lt;value&gt;&quot;&amp;[.C92]&amp;&quot;&lt;/value&gt; &lt;/data&gt;&quot;" office:value-type="string" office:string-value="  &lt;data name=&quot;Item label.description&quot; xml:space=&quot;preserve&quot;&gt; &lt;value&gt;设置价签尺寸和排面&lt;/value&gt; &lt;/data&gt;">
            <text:p><text:s text:c="2"/>&lt;data name="Item label.description" xml:space="preserve"&gt; &lt;value&gt;设置价签尺寸和排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mass change</text:p>
          </table:table-cell>
          <table:table-cell table:style-name="ce13" office:value-type="string">
            <text:p>商品更新</text:p>
          </table:table-cell>
          <table:table-cell table:style-name="ce11" table:formula="of:=&quot;  &lt;data name=&quot;&quot;&quot;&amp;[.A93]&amp;&quot;.title&quot;&quot; xml:space=&quot;&quot;preserve&quot;&quot;&gt; &lt;value&gt;&quot;&amp;[.B93]&amp;&quot;&lt;/value&gt; &lt;/data&gt;&quot;" office:value-type="string" office:string-value="  &lt;data name=&quot;Item mass change.title&quot; xml:space=&quot;preserve&quot;&gt; &lt;value&gt;Item mass change&lt;/value&gt; &lt;/data&gt;">
            <text:p><text:s text:c="2"/>&lt;data name="Item mass change.title" xml:space="preserve"&gt; &lt;value&gt;Item mass change&lt;/value&gt; &lt;/data&gt;</text:p>
          </table:table-cell>
          <table:table-cell table:style-name="ce11" table:formula="of:=&quot;  &lt;data name=&quot;&quot;&quot;&amp;[.A93]&amp;&quot;.title&quot;&quot; xml:space=&quot;&quot;preserve&quot;&quot;&gt; &lt;value&gt;&quot;&amp;[.C93]&amp;&quot;&lt;/value&gt; &lt;/data&gt;&quot;" office:value-type="string" office:string-value="  &lt;data name=&quot;Item mass change.title&quot; xml:space=&quot;preserve&quot;&gt; &lt;value&gt;商品更新&lt;/value&gt; &lt;/data&gt;">
            <text:p><text:s text:c="2"/>&lt;data name="Item mass change.title" xml:space="preserve"&gt; &lt;value&gt;商品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Item mass change</text:p>
          </table:table-cell>
          <table:table-cell table:style-name="ce14" office:value-type="string">
            <text:p>商品更新</text:p>
          </table:table-cell>
          <table:table-cell table:style-name="ce12" table:formula="of:=&quot;  &lt;data name=&quot;&quot;&quot;&amp;[.A94]&amp;&quot;.description&quot;&quot; xml:space=&quot;&quot;preserve&quot;&quot;&gt; &lt;value&gt;&quot;&amp;[.B94]&amp;&quot;&lt;/value&gt; &lt;/data&gt;&quot;" office:value-type="string" office:string-value="  &lt;data name=&quot;Item mass change.description&quot; xml:space=&quot;preserve&quot;&gt; &lt;value&gt;Item mass change&lt;/value&gt; &lt;/data&gt;">
            <text:p><text:s text:c="2"/>&lt;data name="Item mass change.description" xml:space="preserve"&gt; &lt;value&gt;Item mass change&lt;/value&gt; &lt;/data&gt;</text:p>
          </table:table-cell>
          <table:table-cell table:style-name="ce12" table:formula="of:=&quot;  &lt;data name=&quot;&quot;&quot;&amp;[.A94]&amp;&quot;.description&quot;&quot; xml:space=&quot;&quot;preserve&quot;&quot;&gt; &lt;value&gt;&quot;&amp;[.C94]&amp;&quot;&lt;/value&gt; &lt;/data&gt;&quot;" office:value-type="string" office:string-value="  &lt;data name=&quot;Item mass change.description&quot; xml:space=&quot;preserve&quot;&gt; &lt;value&gt;商品更新&lt;/value&gt; &lt;/data&gt;">
            <text:p><text:s text:c="2"/>&lt;data name="Item mass change.description" xml:space="preserve"&gt; &lt;value&gt;商品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picture</text:p>
          </table:table-cell>
          <table:table-cell table:style-name="ce13" office:value-type="string">
            <text:p>商品照片</text:p>
          </table:table-cell>
          <table:table-cell table:style-name="ce11" table:formula="of:=&quot;  &lt;data name=&quot;&quot;&quot;&amp;[.A95]&amp;&quot;.title&quot;&quot; xml:space=&quot;&quot;preserve&quot;&quot;&gt; &lt;value&gt;&quot;&amp;[.B95]&amp;&quot;&lt;/value&gt; &lt;/data&gt;&quot;" office:value-type="string" office:string-value="  &lt;data name=&quot;Item picture.title&quot; xml:space=&quot;preserve&quot;&gt; &lt;value&gt;Item picture&lt;/value&gt; &lt;/data&gt;">
            <text:p><text:s text:c="2"/>&lt;data name="Item picture.title" xml:space="preserve"&gt; &lt;value&gt;Item picture&lt;/value&gt; &lt;/data&gt;</text:p>
          </table:table-cell>
          <table:table-cell table:style-name="ce11" table:formula="of:=&quot;  &lt;data name=&quot;&quot;&quot;&amp;[.A95]&amp;&quot;.title&quot;&quot; xml:space=&quot;&quot;preserve&quot;&quot;&gt; &lt;value&gt;&quot;&amp;[.C95]&amp;&quot;&lt;/value&gt; &lt;/data&gt;&quot;" office:value-type="string" office:string-value="  &lt;data name=&quot;Item picture.title&quot; xml:space=&quot;preserve&quot;&gt; &lt;value&gt;商品照片&lt;/value&gt; &lt;/data&gt;">
            <text:p><text:s text:c="2"/>&lt;data name="Item picture.title" xml:space="preserve"&gt; &lt;value&gt;商品照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picture</text:p>
          </table:table-cell>
          <table:table-cell table:style-name="ce12" office:value-type="string">
            <text:p>Load item picture</text:p>
          </table:table-cell>
          <table:table-cell table:style-name="ce15" office:value-type="string">
            <text:p>上传商品照片</text:p>
          </table:table-cell>
          <table:table-cell table:style-name="ce12" table:formula="of:=&quot;  &lt;data name=&quot;&quot;&quot;&amp;[.A96]&amp;&quot;.description&quot;&quot; xml:space=&quot;&quot;preserve&quot;&quot;&gt; &lt;value&gt;&quot;&amp;[.B96]&amp;&quot;&lt;/value&gt; &lt;/data&gt;&quot;" office:value-type="string" office:string-value="  &lt;data name=&quot;Item picture.description&quot; xml:space=&quot;preserve&quot;&gt; &lt;value&gt;Load item picture&lt;/value&gt; &lt;/data&gt;">
            <text:p><text:s text:c="2"/>&lt;data name="Item picture.description" xml:space="preserve"&gt; &lt;value&gt;Load item picture&lt;/value&gt; &lt;/data&gt;</text:p>
          </table:table-cell>
          <table:table-cell table:style-name="ce12" table:formula="of:=&quot;  &lt;data name=&quot;&quot;&quot;&amp;[.A96]&amp;&quot;.description&quot;&quot; xml:space=&quot;&quot;preserve&quot;&quot;&gt; &lt;value&gt;&quot;&amp;[.C96]&amp;&quot;&lt;/value&gt; &lt;/data&gt;&quot;" office:value-type="string" office:string-value="  &lt;data name=&quot;Item picture.description&quot; xml:space=&quot;preserve&quot;&gt; &lt;value&gt;上传商品照片&lt;/value&gt; &lt;/data&gt;">
            <text:p><text:s text:c="2"/>&lt;data name="Item picture.description" xml:space="preserve"&gt; &lt;value&gt;上传商品照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region</text:p>
          </table:table-cell>
          <table:table-cell table:style-name="ce16" office:value-type="string">
            <text:p>区域商品</text:p>
          </table:table-cell>
          <table:table-cell table:style-name="ce11" table:formula="of:=&quot;  &lt;data name=&quot;&quot;&quot;&amp;[.A97]&amp;&quot;.title&quot;&quot; xml:space=&quot;&quot;preserve&quot;&quot;&gt; &lt;value&gt;&quot;&amp;[.B97]&amp;&quot;&lt;/value&gt; &lt;/data&gt;&quot;" office:value-type="string" office:string-value="  &lt;data name=&quot;Item region.title&quot; xml:space=&quot;preserve&quot;&gt; &lt;value&gt;Item region&lt;/value&gt; &lt;/data&gt;">
            <text:p><text:s text:c="2"/>&lt;data name="Item region.title" xml:space="preserve"&gt; &lt;value&gt;Item region&lt;/value&gt; &lt;/data&gt;</text:p>
          </table:table-cell>
          <table:table-cell table:style-name="ce11" table:formula="of:=&quot;  &lt;data name=&quot;&quot;&quot;&amp;[.A97]&amp;&quot;.title&quot;&quot; xml:space=&quot;&quot;preserve&quot;&quot;&gt; &lt;value&gt;&quot;&amp;[.C97]&amp;&quot;&lt;/value&gt; &lt;/data&gt;&quot;" office:value-type="string" office:string-value="  &lt;data name=&quot;Item region.title&quot; xml:space=&quot;preserve&quot;&gt; &lt;value&gt;区域商品&lt;/value&gt; &lt;/data&gt;">
            <text:p><text:s text:c="2"/>&lt;data name="Item region.title" xml:space="preserve"&gt; &lt;value&gt;区域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region</text:p>
          </table:table-cell>
          <table:table-cell table:style-name="ce12" office:value-type="string">
            <text:p>Item for imported or factory item</text:p>
          </table:table-cell>
          <table:table-cell table:style-name="ce15" office:value-type="string">
            <text:p>进口或工厂自购商品</text:p>
          </table:table-cell>
          <table:table-cell table:style-name="ce12" table:formula="of:=&quot;  &lt;data name=&quot;&quot;&quot;&amp;[.A98]&amp;&quot;.description&quot;&quot; xml:space=&quot;&quot;preserve&quot;&quot;&gt; &lt;value&gt;&quot;&amp;[.B98]&amp;&quot;&lt;/value&gt; &lt;/data&gt;&quot;" office:value-type="string" office:string-value="  &lt;data name=&quot;Item region.description&quot; xml:space=&quot;preserve&quot;&gt; &lt;value&gt;Item for imported or factory item&lt;/value&gt; &lt;/data&gt;">
            <text:p><text:s text:c="2"/>&lt;data name="Item region.description" xml:space="preserve"&gt; &lt;value&gt;Item for imported or factory item&lt;/value&gt; &lt;/data&gt;</text:p>
          </table:table-cell>
          <table:table-cell table:style-name="ce12" table:formula="of:=&quot;  &lt;data name=&quot;&quot;&quot;&amp;[.A98]&amp;&quot;.description&quot;&quot; xml:space=&quot;&quot;preserve&quot;&quot;&gt; &lt;value&gt;&quot;&amp;[.C98]&amp;&quot;&lt;/value&gt; &lt;/data&gt;&quot;" office:value-type="string" office:string-value="  &lt;data name=&quot;Item region.description&quot; xml:space=&quot;preserve&quot;&gt; &lt;value&gt;进口或工厂自购商品&lt;/value&gt; &lt;/data&gt;">
            <text:p><text:s text:c="2"/>&lt;data name="Item region.description" xml:space="preserve"&gt; &lt;value&gt;进口或工厂自购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sort</text:p>
          </table:table-cell>
          <table:table-cell table:style-name="ce13" office:value-type="string">
            <text:p>商品号段</text:p>
          </table:table-cell>
          <table:table-cell table:style-name="ce11" table:formula="of:=&quot;  &lt;data name=&quot;&quot;&quot;&amp;[.A99]&amp;&quot;.title&quot;&quot; xml:space=&quot;&quot;preserve&quot;&quot;&gt; &lt;value&gt;&quot;&amp;[.B99]&amp;&quot;&lt;/value&gt; &lt;/data&gt;&quot;" office:value-type="string" office:string-value="  &lt;data name=&quot;Item sort.title&quot; xml:space=&quot;preserve&quot;&gt; &lt;value&gt;Item sort&lt;/value&gt; &lt;/data&gt;">
            <text:p><text:s text:c="2"/>&lt;data name="Item sort.title" xml:space="preserve"&gt; &lt;value&gt;Item sort&lt;/value&gt; &lt;/data&gt;</text:p>
          </table:table-cell>
          <table:table-cell table:style-name="ce11" table:formula="of:=&quot;  &lt;data name=&quot;&quot;&quot;&amp;[.A99]&amp;&quot;.title&quot;&quot; xml:space=&quot;&quot;preserve&quot;&quot;&gt; &lt;value&gt;&quot;&amp;[.C99]&amp;&quot;&lt;/value&gt; &lt;/data&gt;&quot;" office:value-type="string" office:string-value="  &lt;data name=&quot;Item sort.title&quot; xml:space=&quot;preserve&quot;&gt; &lt;value&gt;商品号段&lt;/value&gt; &lt;/data&gt;">
            <text:p><text:s text:c="2"/>&lt;data name="Item sort.title" xml:space="preserve"&gt; &lt;value&gt;商品号段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sort</text:p>
          </table:table-cell>
          <table:table-cell table:style-name="ce12" office:value-type="string">
            <text:p>Order items within subclass</text:p>
          </table:table-cell>
          <table:table-cell table:style-name="ce14" office:value-type="string">
            <text:p>建议商品号段在子大类里</text:p>
          </table:table-cell>
          <table:table-cell table:style-name="ce12" table:formula="of:=&quot;  &lt;data name=&quot;&quot;&quot;&amp;[.A100]&amp;&quot;.description&quot;&quot; xml:space=&quot;&quot;preserve&quot;&quot;&gt; &lt;value&gt;&quot;&amp;[.B100]&amp;&quot;&lt;/value&gt; &lt;/data&gt;&quot;" office:value-type="string" office:string-value="  &lt;data name=&quot;Item sort.description&quot; xml:space=&quot;preserve&quot;&gt; &lt;value&gt;Order items within subclass&lt;/value&gt; &lt;/data&gt;">
            <text:p><text:s text:c="2"/>&lt;data name="Item sort.description" xml:space="preserve"&gt; &lt;value&gt;Order items within subclass&lt;/value&gt; &lt;/data&gt;</text:p>
          </table:table-cell>
          <table:table-cell table:style-name="ce12" table:formula="of:=&quot;  &lt;data name=&quot;&quot;&quot;&amp;[.A100]&amp;&quot;.description&quot;&quot; xml:space=&quot;&quot;preserve&quot;&quot;&gt; &lt;value&gt;&quot;&amp;[.C100]&amp;&quot;&lt;/value&gt; &lt;/data&gt;&quot;" office:value-type="string" office:string-value="  &lt;data name=&quot;Item sort.description&quot; xml:space=&quot;preserve&quot;&gt; &lt;value&gt;建议商品号段在子大类里&lt;/value&gt; &lt;/data&gt;">
            <text:p><text:s text:c="2"/>&lt;data name="Item sort.description" xml:space="preserve"&gt; &lt;value&gt;建议商品号段在子大类里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abor</text:p>
          </table:table-cell>
          <table:table-cell table:style-name="ce13" office:value-type="string">
            <text:p>人工费</text:p>
          </table:table-cell>
          <table:table-cell table:style-name="ce11" table:formula="of:=&quot;  &lt;data name=&quot;&quot;&quot;&amp;[.A101]&amp;&quot;.title&quot;&quot; xml:space=&quot;&quot;preserve&quot;&quot;&gt; &lt;value&gt;&quot;&amp;[.B101]&amp;&quot;&lt;/value&gt; &lt;/data&gt;&quot;" office:value-type="string" office:string-value="  &lt;data name=&quot;Labor.title&quot; xml:space=&quot;preserve&quot;&gt; &lt;value&gt;Labor&lt;/value&gt; &lt;/data&gt;">
            <text:p><text:s text:c="2"/>&lt;data name="Labor.title" xml:space="preserve"&gt; &lt;value&gt;Labor&lt;/value&gt; &lt;/data&gt;</text:p>
          </table:table-cell>
          <table:table-cell table:style-name="ce11" table:formula="of:=&quot;  &lt;data name=&quot;&quot;&quot;&amp;[.A101]&amp;&quot;.title&quot;&quot; xml:space=&quot;&quot;preserve&quot;&quot;&gt; &lt;value&gt;&quot;&amp;[.C101]&amp;&quot;&lt;/value&gt; &lt;/data&gt;&quot;" office:value-type="string" office:string-value="  &lt;data name=&quot;Labor.title&quot; xml:space=&quot;preserve&quot;&gt; &lt;value&gt;人工费&lt;/value&gt; &lt;/data&gt;">
            <text:p><text:s text:c="2"/>&lt;data name="Labor.title" xml:space="preserve"&gt; &lt;value&gt;人工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abor</text:p>
          </table:table-cell>
          <table:table-cell table:style-name="ce12" office:value-type="string">
            <text:p>View, edit labor for the selected project</text:p>
          </table:table-cell>
          <table:table-cell table:style-name="ce14" office:value-type="string">
            <text:p>查看<text:span text:style-name="T2">,</text:span><text:span text:style-name="T3">更改项目的人工项 </text:span>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02]&amp;&quot;.description&quot;&quot; xml:space=&quot;&quot;preserve&quot;&quot;&gt; &lt;value&gt;&quot;&amp;[.B102]&amp;&quot;&lt;/value&gt; &lt;/data&gt;&quot;" office:value-type="string" office:string-value="  &lt;data name=&quot;Labor.description&quot; xml:space=&quot;preserve&quot;&gt; &lt;value&gt;View, edit labor for the selected project&lt;/value&gt; &lt;/data&gt;">
            <text:p><text:s text:c="2"/>&lt;data name="Labor.description" xml:space="preserve"&gt; &lt;value&gt;View, edit labor for the selected project&lt;/value&gt; &lt;/data&gt;</text:p>
          </table:table-cell>
          <table:table-cell table:style-name="ce12" table:formula="of:=&quot;  &lt;data name=&quot;&quot;&quot;&amp;[.A102]&amp;&quot;.description&quot;&quot; xml:space=&quot;&quot;preserve&quot;&quot;&gt; &lt;value&gt;&quot;&amp;[.C102]&amp;&quot;&lt;/value&gt; &lt;/data&gt;&quot;" office:value-type="string" office:string-value="  &lt;data name=&quot;Labor.description&quot; xml:space=&quot;preserve&quot;&gt; &lt;value&gt;查看,更改项目的人工项 (需先选择项目)&lt;/value&gt; &lt;/data&gt;">
            <text:p><text:s text:c="2"/>&lt;data name="Labor.description" xml:space="preserve"&gt; &lt;value&gt;查看,更改项目的人工项 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abor category</text:p>
          </table:table-cell>
          <table:table-cell table:style-name="ce13" office:value-type="string">
            <text:p>人工大类</text:p>
          </table:table-cell>
          <table:table-cell table:style-name="ce11" table:formula="of:=&quot;  &lt;data name=&quot;&quot;&quot;&amp;[.A103]&amp;&quot;.title&quot;&quot; xml:space=&quot;&quot;preserve&quot;&quot;&gt; &lt;value&gt;&quot;&amp;[.B103]&amp;&quot;&lt;/value&gt; &lt;/data&gt;&quot;" office:value-type="string" office:string-value="  &lt;data name=&quot;Labor category.title&quot; xml:space=&quot;preserve&quot;&gt; &lt;value&gt;Labor category&lt;/value&gt; &lt;/data&gt;">
            <text:p><text:s text:c="2"/>&lt;data name="Labor category.title" xml:space="preserve"&gt; &lt;value&gt;Labor category&lt;/value&gt; &lt;/data&gt;</text:p>
          </table:table-cell>
          <table:table-cell table:style-name="ce11" table:formula="of:=&quot;  &lt;data name=&quot;&quot;&quot;&amp;[.A103]&amp;&quot;.title&quot;&quot; xml:space=&quot;&quot;preserve&quot;&quot;&gt; &lt;value&gt;&quot;&amp;[.C103]&amp;&quot;&lt;/value&gt; &lt;/data&gt;&quot;" office:value-type="string" office:string-value="  &lt;data name=&quot;Labor category.title&quot; xml:space=&quot;preserve&quot;&gt; &lt;value&gt;人工大类&lt;/value&gt; &lt;/data&gt;">
            <text:p><text:s text:c="2"/>&lt;data name="Labor category.title" xml:space="preserve"&gt; &lt;value&gt;人工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abor category</text:p>
          </table:table-cell>
          <table:table-cell table:style-name="ce12" office:value-type="string">
            <text:p>View, edit labor category for DC project</text:p>
          </table:table-cell>
          <table:table-cell table:style-name="ce15" office:value-type="string">
            <text:p>查看<text:span text:style-name="T4">/</text:span><text:span text:style-name="T5">修改</text:span><text:span text:style-name="T4">DC</text:span><text:span text:style-name="T5">项目的人工大类</text:span></text:p>
          </table:table-cell>
          <table:table-cell table:style-name="ce12" table:formula="of:=&quot;  &lt;data name=&quot;&quot;&quot;&amp;[.A104]&amp;&quot;.description&quot;&quot; xml:space=&quot;&quot;preserve&quot;&quot;&gt; &lt;value&gt;&quot;&amp;[.B104]&amp;&quot;&lt;/value&gt; &lt;/data&gt;&quot;" office:value-type="string" office:string-value="  &lt;data name=&quot;Labor category.description&quot; xml:space=&quot;preserve&quot;&gt; &lt;value&gt;View, edit labor category for DC project&lt;/value&gt; &lt;/data&gt;">
            <text:p><text:s text:c="2"/>&lt;data name="Labor category.description" xml:space="preserve"&gt; &lt;value&gt;View, edit labor category for DC project&lt;/value&gt; &lt;/data&gt;</text:p>
          </table:table-cell>
          <table:table-cell table:style-name="ce12" table:formula="of:=&quot;  &lt;data name=&quot;&quot;&quot;&amp;[.A104]&amp;&quot;.description&quot;&quot; xml:space=&quot;&quot;preserve&quot;&quot;&gt; &lt;value&gt;&quot;&amp;[.C104]&amp;&quot;&lt;/value&gt; &lt;/data&gt;&quot;" office:value-type="string" office:string-value="  &lt;data name=&quot;Labor category.description&quot; xml:space=&quot;preserve&quot;&gt; &lt;value&gt;查看/修改DC项目的人工大类&lt;/value&gt; &lt;/data&gt;">
            <text:p><text:s text:c="2"/>&lt;data name="Labor category.description" xml:space="preserve"&gt; &lt;value&gt;查看/修改DC项目的人工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ead time</text:p>
          </table:table-cell>
          <table:table-cell table:style-name="ce13" office:value-type="string">
            <text:p>送货时间</text:p>
          </table:table-cell>
          <table:table-cell table:style-name="ce11" table:formula="of:=&quot;  &lt;data name=&quot;&quot;&quot;&amp;[.A105]&amp;&quot;.title&quot;&quot; xml:space=&quot;&quot;preserve&quot;&quot;&gt; &lt;value&gt;&quot;&amp;[.B105]&amp;&quot;&lt;/value&gt; &lt;/data&gt;&quot;" office:value-type="string" office:string-value="  &lt;data name=&quot;Lead time.title&quot; xml:space=&quot;preserve&quot;&gt; &lt;value&gt;Lead time&lt;/value&gt; &lt;/data&gt;">
            <text:p><text:s text:c="2"/>&lt;data name="Lead time.title" xml:space="preserve"&gt; &lt;value&gt;Lead time&lt;/value&gt; &lt;/data&gt;</text:p>
          </table:table-cell>
          <table:table-cell table:style-name="ce11" table:formula="of:=&quot;  &lt;data name=&quot;&quot;&quot;&amp;[.A105]&amp;&quot;.title&quot;&quot; xml:space=&quot;&quot;preserve&quot;&quot;&gt; &lt;value&gt;&quot;&amp;[.C105]&amp;&quot;&lt;/value&gt; &lt;/data&gt;&quot;" office:value-type="string" office:string-value="  &lt;data name=&quot;Lead time.title&quot; xml:space=&quot;preserve&quot;&gt; &lt;value&gt;送货时间&lt;/value&gt; &lt;/data&gt;">
            <text:p><text:s text:c="2"/>&lt;data name="Lead time.title" xml:space="preserve"&gt; &lt;value&gt;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ead time</text:p>
          </table:table-cell>
          <table:table-cell table:style-name="ce12" office:value-type="string">
            <text:p>View lead time for supplier delivering on order items for the selected project</text:p>
          </table:table-cell>
          <table:table-cell table:style-name="ce14" office:value-type="string">
            <text:p>查看特单产品的送货时间</text:p>
          </table:table-cell>
          <table:table-cell table:style-name="ce12" table:formula="of:=&quot;  &lt;data name=&quot;&quot;&quot;&amp;[.A106]&amp;&quot;.description&quot;&quot; xml:space=&quot;&quot;preserve&quot;&quot;&gt; &lt;value&gt;&quot;&amp;[.B106]&amp;&quot;&lt;/value&gt; &lt;/data&gt;&quot;" office:value-type="string" office:string-value="  &lt;data name=&quot;Lead time.description&quot; xml:space=&quot;preserve&quot;&gt; &lt;value&gt;View lead time for supplier delivering on order items for the selected project&lt;/value&gt; &lt;/data&gt;">
            <text:p><text:s text:c="2"/>&lt;data name="Lead time.description" xml:space="preserve"&gt; &lt;value&gt;View lead time for supplier delivering on order items for the selected project&lt;/value&gt; &lt;/data&gt;</text:p>
          </table:table-cell>
          <table:table-cell table:style-name="ce12" table:formula="of:=&quot;  &lt;data name=&quot;&quot;&quot;&amp;[.A106]&amp;&quot;.description&quot;&quot; xml:space=&quot;&quot;preserve&quot;&quot;&gt; &lt;value&gt;&quot;&amp;[.C106]&amp;&quot;&lt;/value&gt; &lt;/data&gt;&quot;" office:value-type="string" office:string-value="  &lt;data name=&quot;Lead time.description&quot; xml:space=&quot;preserve&quot;&gt; &lt;value&gt;查看特单产品的送货时间&lt;/value&gt; &lt;/data&gt;">
            <text:p><text:s text:c="2"/>&lt;data name="Lead time.description" xml:space="preserve"&gt; &lt;value&gt;查看特单产品的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og off</text:p>
          </table:table-cell>
          <table:table-cell table:style-name="ce13" office:value-type="string">
            <text:p>注销</text:p>
          </table:table-cell>
          <table:table-cell table:style-name="ce11" table:formula="of:=&quot;  &lt;data name=&quot;&quot;&quot;&amp;[.A107]&amp;&quot;.title&quot;&quot; xml:space=&quot;&quot;preserve&quot;&quot;&gt; &lt;value&gt;&quot;&amp;[.B107]&amp;&quot;&lt;/value&gt; &lt;/data&gt;&quot;" office:value-type="string" office:string-value="  &lt;data name=&quot;Log off.title&quot; xml:space=&quot;preserve&quot;&gt; &lt;value&gt;Log off&lt;/value&gt; &lt;/data&gt;">
            <text:p><text:s text:c="2"/>&lt;data name="Log off.title" xml:space="preserve"&gt; &lt;value&gt;Log off&lt;/value&gt; &lt;/data&gt;</text:p>
          </table:table-cell>
          <table:table-cell table:style-name="ce11" table:formula="of:=&quot;  &lt;data name=&quot;&quot;&quot;&amp;[.A107]&amp;&quot;.title&quot;&quot; xml:space=&quot;&quot;preserve&quot;&quot;&gt; &lt;value&gt;&quot;&amp;[.C107]&amp;&quot;&lt;/value&gt; &lt;/data&gt;&quot;" office:value-type="string" office:string-value="  &lt;data name=&quot;Log off.title&quot; xml:space=&quot;preserve&quot;&gt; &lt;value&gt;注销&lt;/value&gt; &lt;/data&gt;">
            <text:p><text:s text:c="2"/>&lt;data name="Log off.title" xml:space="preserve"&gt; &lt;value&gt;注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og off</text:p>
          </table:table-cell>
          <table:table-cell table:style-name="ce12" office:value-type="string">
            <text:p>Log off current user</text:p>
          </table:table-cell>
          <table:table-cell table:style-name="ce14" office:value-type="string">
            <text:p>注销现在的用户</text:p>
          </table:table-cell>
          <table:table-cell table:style-name="ce12" table:formula="of:=&quot;  &lt;data name=&quot;&quot;&quot;&amp;[.A108]&amp;&quot;.description&quot;&quot; xml:space=&quot;&quot;preserve&quot;&quot;&gt; &lt;value&gt;&quot;&amp;[.B108]&amp;&quot;&lt;/value&gt; &lt;/data&gt;&quot;" office:value-type="string" office:string-value="  &lt;data name=&quot;Log off.description&quot; xml:space=&quot;preserve&quot;&gt; &lt;value&gt;Log off current user&lt;/value&gt; &lt;/data&gt;">
            <text:p><text:s text:c="2"/>&lt;data name="Log off.description" xml:space="preserve"&gt; &lt;value&gt;Log off current user&lt;/value&gt; &lt;/data&gt;</text:p>
          </table:table-cell>
          <table:table-cell table:style-name="ce12" table:formula="of:=&quot;  &lt;data name=&quot;&quot;&quot;&amp;[.A108]&amp;&quot;.description&quot;&quot; xml:space=&quot;&quot;preserve&quot;&quot;&gt; &lt;value&gt;&quot;&amp;[.C108]&amp;&quot;&lt;/value&gt; &lt;/data&gt;&quot;" office:value-type="string" office:string-value="  &lt;data name=&quot;Log off.description&quot; xml:space=&quot;preserve&quot;&gt; &lt;value&gt;注销现在的用户&lt;/value&gt; &lt;/data&gt;">
            <text:p><text:s text:c="2"/>&lt;data name="Log off.description" xml:space="preserve"&gt; &lt;value&gt;注销现在的用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</text:p>
          </table:table-cell>
          <table:table-cell table:style-name="ce13" office:value-type="string">
            <text:p>材料</text:p>
          </table:table-cell>
          <table:table-cell table:style-name="ce11" table:formula="of:=&quot;  &lt;data name=&quot;&quot;&quot;&amp;[.A109]&amp;&quot;.title&quot;&quot; xml:space=&quot;&quot;preserve&quot;&quot;&gt; &lt;value&gt;&quot;&amp;[.B109]&amp;&quot;&lt;/value&gt; &lt;/data&gt;&quot;" office:value-type="string" office:string-value="  &lt;data name=&quot;Material.title&quot; xml:space=&quot;preserve&quot;&gt; &lt;value&gt;Material&lt;/value&gt; &lt;/data&gt;">
            <text:p><text:s text:c="2"/>&lt;data name="Material.title" xml:space="preserve"&gt; &lt;value&gt;Material&lt;/value&gt; &lt;/data&gt;</text:p>
          </table:table-cell>
          <table:table-cell table:style-name="ce11" table:formula="of:=&quot;  &lt;data name=&quot;&quot;&quot;&amp;[.A109]&amp;&quot;.title&quot;&quot; xml:space=&quot;&quot;preserve&quot;&quot;&gt; &lt;value&gt;&quot;&amp;[.C109]&amp;&quot;&lt;/value&gt; &lt;/data&gt;&quot;" office:value-type="string" office:string-value="  &lt;data name=&quot;Material.title&quot; xml:space=&quot;preserve&quot;&gt; &lt;value&gt;材料&lt;/value&gt; &lt;/data&gt;">
            <text:p><text:s text:c="2"/>&lt;data name="Material.title" xml:space="preserve"&gt; &lt;value&gt;材料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Material</text:p>
          </table:table-cell>
          <table:table-cell table:style-name="ce12" office:value-type="string">
            <text:p>View, edit material for the selected project</text:p>
          </table:table-cell>
          <table:table-cell table:style-name="ce14" office:value-type="string">
            <text:p>查看<text:span text:style-name="T2">, </text:span><text:span text:style-name="T3">更改项目的材料厂</text:span>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10]&amp;&quot;.description&quot;&quot; xml:space=&quot;&quot;preserve&quot;&quot;&gt; &lt;value&gt;&quot;&amp;[.B110]&amp;&quot;&lt;/value&gt; &lt;/data&gt;&quot;" office:value-type="string" office:string-value="  &lt;data name=&quot;Material.description&quot; xml:space=&quot;preserve&quot;&gt; &lt;value&gt;View, edit material for the selected project&lt;/value&gt; &lt;/data&gt;">
            <text:p><text:s text:c="2"/>&lt;data name="Material.description" xml:space="preserve"&gt; &lt;value&gt;View, edit material for the selected project&lt;/value&gt; &lt;/data&gt;</text:p>
          </table:table-cell>
          <table:table-cell table:style-name="ce12" table:formula="of:=&quot;  &lt;data name=&quot;&quot;&quot;&amp;[.A110]&amp;&quot;.description&quot;&quot; xml:space=&quot;&quot;preserve&quot;&quot;&gt; &lt;value&gt;&quot;&amp;[.C110]&amp;&quot;&lt;/value&gt; &lt;/data&gt;&quot;" office:value-type="string" office:string-value="  &lt;data name=&quot;Material.description&quot; xml:space=&quot;preserve&quot;&gt; &lt;value&gt;查看, 更改项目的材料厂(需先选择项目)&lt;/value&gt; &lt;/data&gt;">
            <text:p><text:s text:c="2"/>&lt;data name="Material.description" xml:space="preserve"&gt; &lt;value&gt;查看, 更改项目的材料厂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category</text:p>
          </table:table-cell>
          <table:table-cell table:style-name="ce13" office:value-type="string">
            <text:p>材料大类</text:p>
          </table:table-cell>
          <table:table-cell table:style-name="ce11" table:formula="of:=&quot;  &lt;data name=&quot;&quot;&quot;&amp;[.A111]&amp;&quot;.title&quot;&quot; xml:space=&quot;&quot;preserve&quot;&quot;&gt; &lt;value&gt;&quot;&amp;[.B111]&amp;&quot;&lt;/value&gt; &lt;/data&gt;&quot;" office:value-type="string" office:string-value="  &lt;data name=&quot;Material category.title&quot; xml:space=&quot;preserve&quot;&gt; &lt;value&gt;Material category&lt;/value&gt; &lt;/data&gt;">
            <text:p><text:s text:c="2"/>&lt;data name="Material category.title" xml:space="preserve"&gt; &lt;value&gt;Material category&lt;/value&gt; &lt;/data&gt;</text:p>
          </table:table-cell>
          <table:table-cell table:style-name="ce11" table:formula="of:=&quot;  &lt;data name=&quot;&quot;&quot;&amp;[.A111]&amp;&quot;.title&quot;&quot; xml:space=&quot;&quot;preserve&quot;&quot;&gt; &lt;value&gt;&quot;&amp;[.C111]&amp;&quot;&lt;/value&gt; &lt;/data&gt;&quot;" office:value-type="string" office:string-value="  &lt;data name=&quot;Material category.title&quot; xml:space=&quot;preserve&quot;&gt; &lt;value&gt;材料大类&lt;/value&gt; &lt;/data&gt;">
            <text:p><text:s text:c="2"/>&lt;data name="Material category.title" xml:space="preserve"&gt; &lt;value&gt;材料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Material category</text:p>
          </table:table-cell>
          <table:table-cell table:style-name="ce12" office:value-type="string">
            <text:p>Manage material category for DC project</text:p>
          </table:table-cell>
          <table:table-cell table:style-name="ce14" office:value-type="string">
            <text:p>管理装潢项目的材料大类</text:p>
          </table:table-cell>
          <table:table-cell table:style-name="ce12" table:formula="of:=&quot;  &lt;data name=&quot;&quot;&quot;&amp;[.A112]&amp;&quot;.description&quot;&quot; xml:space=&quot;&quot;preserve&quot;&quot;&gt; &lt;value&gt;&quot;&amp;[.B112]&amp;&quot;&lt;/value&gt; &lt;/data&gt;&quot;" office:value-type="string" office:string-value="  &lt;data name=&quot;Material category.description&quot; xml:space=&quot;preserve&quot;&gt; &lt;value&gt;Manage material category for DC project&lt;/value&gt; &lt;/data&gt;">
            <text:p><text:s text:c="2"/>&lt;data name="Material category.description" xml:space="preserve"&gt; &lt;value&gt;Manage material category for DC project&lt;/value&gt; &lt;/data&gt;</text:p>
          </table:table-cell>
          <table:table-cell table:style-name="ce12" table:formula="of:=&quot;  &lt;data name=&quot;&quot;&quot;&amp;[.A112]&amp;&quot;.description&quot;&quot; xml:space=&quot;&quot;preserve&quot;&quot;&gt; &lt;value&gt;&quot;&amp;[.C112]&amp;&quot;&lt;/value&gt; &lt;/data&gt;&quot;" office:value-type="string" office:string-value="  &lt;data name=&quot;Material category.description&quot; xml:space=&quot;preserve&quot;&gt; &lt;value&gt;管理装潢项目的材料大类&lt;/value&gt; &lt;/data&gt;">
            <text:p><text:s text:c="2"/>&lt;data name="Material category.description" xml:space="preserve"&gt; &lt;value&gt;管理装潢项目的材料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order</text:p>
          </table:table-cell>
          <table:table-cell table:style-name="ce16" office:value-type="string">
            <text:p>订单修改</text:p>
          </table:table-cell>
          <table:table-cell table:style-name="ce11" table:formula="of:=&quot;  &lt;data name=&quot;&quot;&quot;&amp;[.A113]&amp;&quot;.title&quot;&quot; xml:space=&quot;&quot;preserve&quot;&quot;&gt; &lt;value&gt;&quot;&amp;[.B113]&amp;&quot;&lt;/value&gt; &lt;/data&gt;&quot;" office:value-type="string" office:string-value="  &lt;data name=&quot;Material order.title&quot; xml:space=&quot;preserve&quot;&gt; &lt;value&gt;Material order&lt;/value&gt; &lt;/data&gt;">
            <text:p><text:s text:c="2"/>&lt;data name="Material order.title" xml:space="preserve"&gt; &lt;value&gt;Material order&lt;/value&gt; &lt;/data&gt;</text:p>
          </table:table-cell>
          <table:table-cell table:style-name="ce11" table:formula="of:=&quot;  &lt;data name=&quot;&quot;&quot;&amp;[.A113]&amp;&quot;.title&quot;&quot; xml:space=&quot;&quot;preserve&quot;&quot;&gt; &lt;value&gt;&quot;&amp;[.C113]&amp;&quot;&lt;/value&gt; &lt;/data&gt;&quot;" office:value-type="string" office:string-value="  &lt;data name=&quot;Material order.title&quot; xml:space=&quot;preserve&quot;&gt; &lt;value&gt;订单修改&lt;/value&gt; &lt;/data&gt;">
            <text:p><text:s text:c="2"/>&lt;data name="Material order.title" xml:space="preserve"&gt; &lt;value&gt;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order</text:p>
          </table:table-cell>
          <table:table-cell table:style-name="ce15" office:value-type="string">
            <text:p>材料订单修改</text:p>
          </table:table-cell>
          <table:table-cell table:style-name="ce12" table:formula="of:=&quot;  &lt;data name=&quot;&quot;&quot;&amp;[.A114]&amp;&quot;.description&quot;&quot; xml:space=&quot;&quot;preserve&quot;&quot;&gt; &lt;value&gt;&quot;&amp;[.B114]&amp;&quot;&lt;/value&gt; &lt;/data&gt;&quot;" office:value-type="string" office:string-value="  &lt;data name=&quot;Material order.description&quot; xml:space=&quot;preserve&quot;&gt; &lt;value&gt;Material order&lt;/value&gt; &lt;/data&gt;">
            <text:p><text:s text:c="2"/>&lt;data name="Material order.description" xml:space="preserve"&gt; &lt;value&gt;Material order&lt;/value&gt; &lt;/data&gt;</text:p>
          </table:table-cell>
          <table:table-cell table:style-name="ce12" table:formula="of:=&quot;  &lt;data name=&quot;&quot;&quot;&amp;[.A114]&amp;&quot;.description&quot;&quot; xml:space=&quot;&quot;preserve&quot;&quot;&gt; &lt;value&gt;&quot;&amp;[.C114]&amp;&quot;&lt;/value&gt; &lt;/data&gt;&quot;" office:value-type="string" office:string-value="  &lt;data name=&quot;Material order.description&quot; xml:space=&quot;preserve&quot;&gt; &lt;value&gt;材料订单修改&lt;/value&gt; &lt;/data&gt;">
            <text:p><text:s text:c="2"/>&lt;data name="Material order.description" xml:space="preserve"&gt; &lt;value&gt;材料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pickup</text:p>
          </table:table-cell>
          <table:table-cell table:style-name="ce16" office:value-type="string">
            <text:p>材料选购</text:p>
          </table:table-cell>
          <table:table-cell table:style-name="ce11" table:formula="of:=&quot;  &lt;data name=&quot;&quot;&quot;&amp;[.A115]&amp;&quot;.title&quot;&quot; xml:space=&quot;&quot;preserve&quot;&quot;&gt; &lt;value&gt;&quot;&amp;[.B115]&amp;&quot;&lt;/value&gt; &lt;/data&gt;&quot;" office:value-type="string" office:string-value="  &lt;data name=&quot;Material pickup.title&quot; xml:space=&quot;preserve&quot;&gt; &lt;value&gt;Material pickup&lt;/value&gt; &lt;/data&gt;">
            <text:p><text:s text:c="2"/>&lt;data name="Material pickup.title" xml:space="preserve"&gt; &lt;value&gt;Material pickup&lt;/value&gt; &lt;/data&gt;</text:p>
          </table:table-cell>
          <table:table-cell table:style-name="ce11" table:formula="of:=&quot;  &lt;data name=&quot;&quot;&quot;&amp;[.A115]&amp;&quot;.title&quot;&quot; xml:space=&quot;&quot;preserve&quot;&quot;&gt; &lt;value&gt;&quot;&amp;[.C115]&amp;&quot;&lt;/value&gt; &lt;/data&gt;&quot;" office:value-type="string" office:string-value="  &lt;data name=&quot;Material pickup.title&quot; xml:space=&quot;preserve&quot;&gt; &lt;value&gt;材料选购&lt;/value&gt; &lt;/data&gt;">
            <text:p><text:s text:c="2"/>&lt;data name="Material pickup.title" xml:space="preserve"&gt; &lt;value&gt;材料选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pickup</text:p>
          </table:table-cell>
          <table:table-cell table:style-name="ce15" office:value-type="string">
            <text:p>材料选购</text:p>
          </table:table-cell>
          <table:table-cell table:style-name="ce12" table:formula="of:=&quot;  &lt;data name=&quot;&quot;&quot;&amp;[.A116]&amp;&quot;.description&quot;&quot; xml:space=&quot;&quot;preserve&quot;&quot;&gt; &lt;value&gt;&quot;&amp;[.B116]&amp;&quot;&lt;/value&gt; &lt;/data&gt;&quot;" office:value-type="string" office:string-value="  &lt;data name=&quot;Material pickup.description&quot; xml:space=&quot;preserve&quot;&gt; &lt;value&gt;Material pickup&lt;/value&gt; &lt;/data&gt;">
            <text:p><text:s text:c="2"/>&lt;data name="Material pickup.description" xml:space="preserve"&gt; &lt;value&gt;Material pickup&lt;/value&gt; &lt;/data&gt;</text:p>
          </table:table-cell>
          <table:table-cell table:style-name="ce12" table:formula="of:=&quot;  &lt;data name=&quot;&quot;&quot;&amp;[.A116]&amp;&quot;.description&quot;&quot; xml:space=&quot;&quot;preserve&quot;&quot;&gt; &lt;value&gt;&quot;&amp;[.C116]&amp;&quot;&lt;/value&gt; &lt;/data&gt;&quot;" office:value-type="string" office:string-value="  &lt;data name=&quot;Material pickup.description&quot; xml:space=&quot;preserve&quot;&gt; &lt;value&gt;材料选购&lt;/value&gt; &lt;/data&gt;">
            <text:p><text:s text:c="2"/>&lt;data name="Material pickup.description" xml:space="preserve"&gt; &lt;value&gt;材料选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return</text:p>
          </table:table-cell>
          <table:table-cell table:style-name="ce13" office:value-type="string">
            <text:p>材料退货</text:p>
          </table:table-cell>
          <table:table-cell table:style-name="ce11" table:formula="of:=&quot;  &lt;data name=&quot;&quot;&quot;&amp;[.A117]&amp;&quot;.title&quot;&quot; xml:space=&quot;&quot;preserve&quot;&quot;&gt; &lt;value&gt;&quot;&amp;[.B117]&amp;&quot;&lt;/value&gt; &lt;/data&gt;&quot;" office:value-type="string" office:string-value="  &lt;data name=&quot;Material return.title&quot; xml:space=&quot;preserve&quot;&gt; &lt;value&gt;Material return&lt;/value&gt; &lt;/data&gt;">
            <text:p><text:s text:c="2"/>&lt;data name="Material return.title" xml:space="preserve"&gt; &lt;value&gt;Material return&lt;/value&gt; &lt;/data&gt;</text:p>
          </table:table-cell>
          <table:table-cell table:style-name="ce11" table:formula="of:=&quot;  &lt;data name=&quot;&quot;&quot;&amp;[.A117]&amp;&quot;.title&quot;&quot; xml:space=&quot;&quot;preserve&quot;&quot;&gt; &lt;value&gt;&quot;&amp;[.C117]&amp;&quot;&lt;/value&gt; &lt;/data&gt;&quot;" office:value-type="string" office:string-value="  &lt;data name=&quot;Material return.title&quot; xml:space=&quot;preserve&quot;&gt; &lt;value&gt;材料退货&lt;/value&gt; &lt;/data&gt;">
            <text:p><text:s text:c="2"/>&lt;data name="Material return.title" xml:space="preserve"&gt; &lt;value&gt;材料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return</text:p>
          </table:table-cell>
          <table:table-cell table:style-name="ce15" office:value-type="string">
            <text:p>材料退货</text:p>
          </table:table-cell>
          <table:table-cell table:style-name="ce12" table:formula="of:=&quot;  &lt;data name=&quot;&quot;&quot;&amp;[.A118]&amp;&quot;.description&quot;&quot; xml:space=&quot;&quot;preserve&quot;&quot;&gt; &lt;value&gt;&quot;&amp;[.B118]&amp;&quot;&lt;/value&gt; &lt;/data&gt;&quot;" office:value-type="string" office:string-value="  &lt;data name=&quot;Material return.description&quot; xml:space=&quot;preserve&quot;&gt; &lt;value&gt;Material return&lt;/value&gt; &lt;/data&gt;">
            <text:p><text:s text:c="2"/>&lt;data name="Material return.description" xml:space="preserve"&gt; &lt;value&gt;Material return&lt;/value&gt; &lt;/data&gt;</text:p>
          </table:table-cell>
          <table:table-cell table:style-name="ce12" table:formula="of:=&quot;  &lt;data name=&quot;&quot;&quot;&amp;[.A118]&amp;&quot;.description&quot;&quot; xml:space=&quot;&quot;preserve&quot;&quot;&gt; &lt;value&gt;&quot;&amp;[.C118]&amp;&quot;&lt;/value&gt; &lt;/data&gt;&quot;" office:value-type="string" office:string-value="  &lt;data name=&quot;Material return.description&quot; xml:space=&quot;preserve&quot;&gt; &lt;value&gt;材料退货&lt;/value&gt; &lt;/data&gt;">
            <text:p><text:s text:c="2"/>&lt;data name="Material return.description" xml:space="preserve"&gt; &lt;value&gt;材料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easurement</text:p>
          </table:table-cell>
          <table:table-cell table:style-name="ce13" office:value-type="string">
            <text:p>量房</text:p>
          </table:table-cell>
          <table:table-cell table:style-name="ce11" table:formula="of:=&quot;  &lt;data name=&quot;&quot;&quot;&amp;[.A119]&amp;&quot;.title&quot;&quot; xml:space=&quot;&quot;preserve&quot;&quot;&gt; &lt;value&gt;&quot;&amp;[.B119]&amp;&quot;&lt;/value&gt; &lt;/data&gt;&quot;" office:value-type="string" office:string-value="  &lt;data name=&quot;Measurement.title&quot; xml:space=&quot;preserve&quot;&gt; &lt;value&gt;Measurement&lt;/value&gt; &lt;/data&gt;">
            <text:p><text:s text:c="2"/>&lt;data name="Measurement.title" xml:space="preserve"&gt; &lt;value&gt;Measurement&lt;/value&gt; &lt;/data&gt;</text:p>
          </table:table-cell>
          <table:table-cell table:style-name="ce11" table:formula="of:=&quot;  &lt;data name=&quot;&quot;&quot;&amp;[.A119]&amp;&quot;.title&quot;&quot; xml:space=&quot;&quot;preserve&quot;&quot;&gt; &lt;value&gt;&quot;&amp;[.C119]&amp;&quot;&lt;/value&gt; &lt;/data&gt;&quot;" office:value-type="string" office:string-value="  &lt;data name=&quot;Measurement.title&quot; xml:space=&quot;preserve&quot;&gt; &lt;value&gt;量房&lt;/value&gt; &lt;/data&gt;">
            <text:p><text:s text:c="2"/>&lt;data name="Measurement.title" xml:space="preserve"&gt; &lt;value&gt;量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easurement</text:p>
          </table:table-cell>
          <table:table-cell table:style-name="ce14" office:value-type="string">
            <text:p>查看量房</text:p>
          </table:table-cell>
          <table:table-cell table:style-name="ce12" table:formula="of:=&quot;  &lt;data name=&quot;&quot;&quot;&amp;[.A120]&amp;&quot;.description&quot;&quot; xml:space=&quot;&quot;preserve&quot;&quot;&gt; &lt;value&gt;&quot;&amp;[.B120]&amp;&quot;&lt;/value&gt; &lt;/data&gt;&quot;" office:value-type="string" office:string-value="  &lt;data name=&quot;Measurement.description&quot; xml:space=&quot;preserve&quot;&gt; &lt;value&gt;Measurement&lt;/value&gt; &lt;/data&gt;">
            <text:p><text:s text:c="2"/>&lt;data name="Measurement.description" xml:space="preserve"&gt; &lt;value&gt;Measurement&lt;/value&gt; &lt;/data&gt;</text:p>
          </table:table-cell>
          <table:table-cell table:style-name="ce12" table:formula="of:=&quot;  &lt;data name=&quot;&quot;&quot;&amp;[.A120]&amp;&quot;.description&quot;&quot; xml:space=&quot;&quot;preserve&quot;&quot;&gt; &lt;value&gt;&quot;&amp;[.C120]&amp;&quot;&lt;/value&gt; &lt;/data&gt;&quot;" office:value-type="string" office:string-value="  &lt;data name=&quot;Measurement.description&quot; xml:space=&quot;preserve&quot;&gt; &lt;value&gt;查看量房&lt;/value&gt; &lt;/data&gt;">
            <text:p><text:s text:c="2"/>&lt;data name="Measurement.description" xml:space="preserve"&gt; &lt;value&gt;查看量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bjective</text:p>
          </table:table-cell>
          <table:table-cell table:style-name="ce13" office:value-type="string">
            <text:p>目标</text:p>
          </table:table-cell>
          <table:table-cell table:style-name="ce11" table:formula="of:=&quot;  &lt;data name=&quot;&quot;&quot;&amp;[.A121]&amp;&quot;.title&quot;&quot; xml:space=&quot;&quot;preserve&quot;&quot;&gt; &lt;value&gt;&quot;&amp;[.B121]&amp;&quot;&lt;/value&gt; &lt;/data&gt;&quot;" office:value-type="string" office:string-value="  &lt;data name=&quot;Objective.title&quot; xml:space=&quot;preserve&quot;&gt; &lt;value&gt;Objective&lt;/value&gt; &lt;/data&gt;">
            <text:p><text:s text:c="2"/>&lt;data name="Objective.title" xml:space="preserve"&gt; &lt;value&gt;Objective&lt;/value&gt; &lt;/data&gt;</text:p>
          </table:table-cell>
          <table:table-cell table:style-name="ce11" table:formula="of:=&quot;  &lt;data name=&quot;&quot;&quot;&amp;[.A121]&amp;&quot;.title&quot;&quot; xml:space=&quot;&quot;preserve&quot;&quot;&gt; &lt;value&gt;&quot;&amp;[.C121]&amp;&quot;&lt;/value&gt; &lt;/data&gt;&quot;" office:value-type="string" office:string-value="  &lt;data name=&quot;Objective.title&quot; xml:space=&quot;preserve&quot;&gt; &lt;value&gt;目标&lt;/value&gt; &lt;/data&gt;">
            <text:p><text:s text:c="2"/>&lt;data name="Objective.title" xml:space="preserve"&gt; &lt;value&gt;目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bjective</text:p>
          </table:table-cell>
          <table:table-cell table:style-name="ce12" office:value-type="string">
            <text:p>Define objectives</text:p>
          </table:table-cell>
          <table:table-cell table:style-name="ce14" office:value-type="string">
            <text:p>定义目标</text:p>
          </table:table-cell>
          <table:table-cell table:style-name="ce12" table:formula="of:=&quot;  &lt;data name=&quot;&quot;&quot;&amp;[.A122]&amp;&quot;.description&quot;&quot; xml:space=&quot;&quot;preserve&quot;&quot;&gt; &lt;value&gt;&quot;&amp;[.B122]&amp;&quot;&lt;/value&gt; &lt;/data&gt;&quot;" office:value-type="string" office:string-value="  &lt;data name=&quot;Objective.description&quot; xml:space=&quot;preserve&quot;&gt; &lt;value&gt;Define objectives&lt;/value&gt; &lt;/data&gt;">
            <text:p><text:s text:c="2"/>&lt;data name="Objective.description" xml:space="preserve"&gt; &lt;value&gt;Define objectives&lt;/value&gt; &lt;/data&gt;</text:p>
          </table:table-cell>
          <table:table-cell table:style-name="ce12" table:formula="of:=&quot;  &lt;data name=&quot;&quot;&quot;&amp;[.A122]&amp;&quot;.description&quot;&quot; xml:space=&quot;&quot;preserve&quot;&quot;&gt; &lt;value&gt;&quot;&amp;[.C122]&amp;&quot;&lt;/value&gt; &lt;/data&gt;&quot;" office:value-type="string" office:string-value="  &lt;data name=&quot;Objective.description&quot; xml:space=&quot;preserve&quot;&gt; &lt;value&gt;定义目标&lt;/value&gt; &lt;/data&gt;">
            <text:p><text:s text:c="2"/>&lt;data name="Objective.description" xml:space="preserve"&gt; &lt;value&gt;定义目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n display</text:p>
          </table:table-cell>
          <table:table-cell table:style-name="ce13" office:value-type="string">
            <text:p>陈列商品</text:p>
          </table:table-cell>
          <table:table-cell table:style-name="ce11" table:formula="of:=&quot;  &lt;data name=&quot;&quot;&quot;&amp;[.A123]&amp;&quot;.title&quot;&quot; xml:space=&quot;&quot;preserve&quot;&quot;&gt; &lt;value&gt;&quot;&amp;[.B123]&amp;&quot;&lt;/value&gt; &lt;/data&gt;&quot;" office:value-type="string" office:string-value="  &lt;data name=&quot;On display.title&quot; xml:space=&quot;preserve&quot;&gt; &lt;value&gt;On display&lt;/value&gt; &lt;/data&gt;">
            <text:p><text:s text:c="2"/>&lt;data name="On display.title" xml:space="preserve"&gt; &lt;value&gt;On display&lt;/value&gt; &lt;/data&gt;</text:p>
          </table:table-cell>
          <table:table-cell table:style-name="ce11" table:formula="of:=&quot;  &lt;data name=&quot;&quot;&quot;&amp;[.A123]&amp;&quot;.title&quot;&quot; xml:space=&quot;&quot;preserve&quot;&quot;&gt; &lt;value&gt;&quot;&amp;[.C123]&amp;&quot;&lt;/value&gt; &lt;/data&gt;&quot;" office:value-type="string" office:string-value="  &lt;data name=&quot;On display.title&quot; xml:space=&quot;preserve&quot;&gt; &lt;value&gt;陈列商品&lt;/value&gt; &lt;/data&gt;">
            <text:p><text:s text:c="2"/>&lt;data name="On display.title" xml:space="preserve"&gt; &lt;value&gt;陈列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n display</text:p>
          </table:table-cell>
          <table:table-cell table:style-name="ce12" office:value-type="string">
            <text:p>Define quantity on display</text:p>
          </table:table-cell>
          <table:table-cell table:style-name="ce14" office:value-type="string">
            <text:p>定义陈列商品数量</text:p>
          </table:table-cell>
          <table:table-cell table:style-name="ce12" table:formula="of:=&quot;  &lt;data name=&quot;&quot;&quot;&amp;[.A124]&amp;&quot;.description&quot;&quot; xml:space=&quot;&quot;preserve&quot;&quot;&gt; &lt;value&gt;&quot;&amp;[.B124]&amp;&quot;&lt;/value&gt; &lt;/data&gt;&quot;" office:value-type="string" office:string-value="  &lt;data name=&quot;On display.description&quot; xml:space=&quot;preserve&quot;&gt; &lt;value&gt;Define quantity on display&lt;/value&gt; &lt;/data&gt;">
            <text:p><text:s text:c="2"/>&lt;data name="On display.description" xml:space="preserve"&gt; &lt;value&gt;Define quantity on display&lt;/value&gt; &lt;/data&gt;</text:p>
          </table:table-cell>
          <table:table-cell table:style-name="ce12" table:formula="of:=&quot;  &lt;data name=&quot;&quot;&quot;&amp;[.A124]&amp;&quot;.description&quot;&quot; xml:space=&quot;&quot;preserve&quot;&quot;&gt; &lt;value&gt;&quot;&amp;[.C124]&amp;&quot;&lt;/value&gt; &lt;/data&gt;&quot;" office:value-type="string" office:string-value="  &lt;data name=&quot;On display.description&quot; xml:space=&quot;preserve&quot;&gt; &lt;value&gt;定义陈列商品数量&lt;/value&gt; &lt;/data&gt;">
            <text:p><text:s text:c="2"/>&lt;data name="On display.description" xml:space="preserve"&gt; &lt;value&gt;定义陈列商品数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rder</text:p>
          </table:table-cell>
          <table:table-cell table:style-name="ce13" office:value-type="string">
            <text:p>订单</text:p>
          </table:table-cell>
          <table:table-cell table:style-name="ce11" table:formula="of:=&quot;  &lt;data name=&quot;&quot;&quot;&amp;[.A125]&amp;&quot;.title&quot;&quot; xml:space=&quot;&quot;preserve&quot;&quot;&gt; &lt;value&gt;&quot;&amp;[.B125]&amp;&quot;&lt;/value&gt; &lt;/data&gt;&quot;" office:value-type="string" office:string-value="  &lt;data name=&quot;Order.title&quot; xml:space=&quot;preserve&quot;&gt; &lt;value&gt;Order&lt;/value&gt; &lt;/data&gt;">
            <text:p><text:s text:c="2"/>&lt;data name="Order.title" xml:space="preserve"&gt; &lt;value&gt;Order&lt;/value&gt; &lt;/data&gt;</text:p>
          </table:table-cell>
          <table:table-cell table:style-name="ce11" table:formula="of:=&quot;  &lt;data name=&quot;&quot;&quot;&amp;[.A125]&amp;&quot;.title&quot;&quot; xml:space=&quot;&quot;preserve&quot;&quot;&gt; &lt;value&gt;&quot;&amp;[.C125]&amp;&quot;&lt;/value&gt; &lt;/data&gt;&quot;" office:value-type="string" office:string-value="  &lt;data name=&quot;Order.title&quot; xml:space=&quot;preserve&quot;&gt; &lt;value&gt;订单&lt;/value&gt; &lt;/data&gt;">
            <text:p><text:s text:c="2"/>&lt;data name="Order.title" xml:space="preserve"&gt; &lt;value&gt;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rder</text:p>
          </table:table-cell>
          <table:table-cell table:style-name="ce12" office:value-type="string">
            <text:p>Supplier order </text:p>
          </table:table-cell>
          <table:table-cell table:style-name="ce14" office:value-type="string">
            <text:p>供应商订单修改</text:p>
          </table:table-cell>
          <table:table-cell table:style-name="ce12" table:formula="of:=&quot;  &lt;data name=&quot;&quot;&quot;&amp;[.A126]&amp;&quot;.description&quot;&quot; xml:space=&quot;&quot;preserve&quot;&quot;&gt; &lt;value&gt;&quot;&amp;[.B126]&amp;&quot;&lt;/value&gt; &lt;/data&gt;&quot;" office:value-type="string" office:string-value="  &lt;data name=&quot;Order.description&quot; xml:space=&quot;preserve&quot;&gt; &lt;value&gt;Supplier order &lt;/value&gt; &lt;/data&gt;">
            <text:p><text:s text:c="2"/>&lt;data name="Order.description" xml:space="preserve"&gt; &lt;value&gt;Supplier order &lt;/value&gt; &lt;/data&gt;</text:p>
          </table:table-cell>
          <table:table-cell table:style-name="ce12" table:formula="of:=&quot;  &lt;data name=&quot;&quot;&quot;&amp;[.A126]&amp;&quot;.description&quot;&quot; xml:space=&quot;&quot;preserve&quot;&quot;&gt; &lt;value&gt;&quot;&amp;[.C126]&amp;&quot;&lt;/value&gt; &lt;/data&gt;&quot;" office:value-type="string" office:string-value="  &lt;data name=&quot;Order.description&quot; xml:space=&quot;preserve&quot;&gt; &lt;value&gt;供应商订单修改&lt;/value&gt; &lt;/data&gt;">
            <text:p><text:s text:c="2"/>&lt;data name="Order.description" xml:space="preserve"&gt; &lt;value&gt;供应商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ther DC</text:p>
          </table:table-cell>
          <table:table-cell table:style-name="ce13" office:value-type="string">
            <text:p>其他装修公司</text:p>
          </table:table-cell>
          <table:table-cell table:style-name="ce11" table:formula="of:=&quot;  &lt;data name=&quot;&quot;&quot;&amp;[.A127]&amp;&quot;.title&quot;&quot; xml:space=&quot;&quot;preserve&quot;&quot;&gt; &lt;value&gt;&quot;&amp;[.B127]&amp;&quot;&lt;/value&gt; &lt;/data&gt;&quot;" office:value-type="string" office:string-value="  &lt;data name=&quot;Other DC.title&quot; xml:space=&quot;preserve&quot;&gt; &lt;value&gt;Other DC&lt;/value&gt; &lt;/data&gt;">
            <text:p><text:s text:c="2"/>&lt;data name="Other DC.title" xml:space="preserve"&gt; &lt;value&gt;Other DC&lt;/value&gt; &lt;/data&gt;</text:p>
          </table:table-cell>
          <table:table-cell table:style-name="ce11" table:formula="of:=&quot;  &lt;data name=&quot;&quot;&quot;&amp;[.A127]&amp;&quot;.title&quot;&quot; xml:space=&quot;&quot;preserve&quot;&quot;&gt; &lt;value&gt;&quot;&amp;[.C127]&amp;&quot;&lt;/value&gt; &lt;/data&gt;&quot;" office:value-type="string" office:string-value="  &lt;data name=&quot;Other DC.title&quot; xml:space=&quot;preserve&quot;&gt; &lt;value&gt;其他装修公司&lt;/value&gt; &lt;/data&gt;">
            <text:p><text:s text:c="2"/>&lt;data name="Other DC.title" xml:space="preserve"&gt; &lt;value&gt;其他装修公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ther DC</text:p>
          </table:table-cell>
          <table:table-cell table:style-name="ce12" office:value-type="string">
            <text:p>Manage Other DC</text:p>
          </table:table-cell>
          <table:table-cell table:style-name="ce14" office:value-type="string">
            <text:p>管理其他装修公司</text:p>
          </table:table-cell>
          <table:table-cell table:style-name="ce12" table:formula="of:=&quot;  &lt;data name=&quot;&quot;&quot;&amp;[.A128]&amp;&quot;.description&quot;&quot; xml:space=&quot;&quot;preserve&quot;&quot;&gt; &lt;value&gt;&quot;&amp;[.B128]&amp;&quot;&lt;/value&gt; &lt;/data&gt;&quot;" office:value-type="string" office:string-value="  &lt;data name=&quot;Other DC.description&quot; xml:space=&quot;preserve&quot;&gt; &lt;value&gt;Manage Other DC&lt;/value&gt; &lt;/data&gt;">
            <text:p><text:s text:c="2"/>&lt;data name="Other DC.description" xml:space="preserve"&gt; &lt;value&gt;Manage Other DC&lt;/value&gt; &lt;/data&gt;</text:p>
          </table:table-cell>
          <table:table-cell table:style-name="ce12" table:formula="of:=&quot;  &lt;data name=&quot;&quot;&quot;&amp;[.A128]&amp;&quot;.description&quot;&quot; xml:space=&quot;&quot;preserve&quot;&quot;&gt; &lt;value&gt;&quot;&amp;[.C128]&amp;&quot;&lt;/value&gt; &lt;/data&gt;&quot;" office:value-type="string" office:string-value="  &lt;data name=&quot;Other DC.description&quot; xml:space=&quot;preserve&quot;&gt; &lt;value&gt;管理其他装修公司&lt;/value&gt; &lt;/data&gt;">
            <text:p><text:s text:c="2"/>&lt;data name="Other DC.description" xml:space="preserve"&gt; &lt;value&gt;管理其他装修公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ayment</text:p>
          </table:table-cell>
          <table:table-cell table:style-name="ce13" office:value-type="string">
            <text:p>付款</text:p>
          </table:table-cell>
          <table:table-cell table:style-name="ce11" table:formula="of:=&quot;  &lt;data name=&quot;&quot;&quot;&amp;[.A129]&amp;&quot;.title&quot;&quot; xml:space=&quot;&quot;preserve&quot;&quot;&gt; &lt;value&gt;&quot;&amp;[.B129]&amp;&quot;&lt;/value&gt; &lt;/data&gt;&quot;" office:value-type="string" office:string-value="  &lt;data name=&quot;Payment.title&quot; xml:space=&quot;preserve&quot;&gt; &lt;value&gt;Payment&lt;/value&gt; &lt;/data&gt;">
            <text:p><text:s text:c="2"/>&lt;data name="Payment.title" xml:space="preserve"&gt; &lt;value&gt;Payment&lt;/value&gt; &lt;/data&gt;</text:p>
          </table:table-cell>
          <table:table-cell table:style-name="ce11" table:formula="of:=&quot;  &lt;data name=&quot;&quot;&quot;&amp;[.A129]&amp;&quot;.title&quot;&quot; xml:space=&quot;&quot;preserve&quot;&quot;&gt; &lt;value&gt;&quot;&amp;[.C129]&amp;&quot;&lt;/value&gt; &lt;/data&gt;&quot;" office:value-type="string" office:string-value="  &lt;data name=&quot;Payment.title&quot; xml:space=&quot;preserve&quot;&gt; &lt;value&gt;付款&lt;/value&gt; &lt;/data&gt;">
            <text:p><text:s text:c="2"/>&lt;data name="Payment.title" xml:space="preserve"&gt; &lt;value&gt;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Payment</text:p>
          </table:table-cell>
          <table:table-cell table:style-name="ce12" table:formula="of:=&quot;  &lt;data name=&quot;&quot;&quot;&amp;[.A130]&amp;&quot;.description&quot;&quot; xml:space=&quot;&quot;preserve&quot;&quot;&gt; &lt;value&gt;&quot;&amp;[.B130]&amp;&quot;&lt;/value&gt; &lt;/data&gt;&quot;" office:value-type="string" office:string-value="  &lt;data name=&quot;Payment.description&quot; xml:space=&quot;preserve&quot;&gt; &lt;value&gt;Payment&lt;/value&gt; &lt;/data&gt;">
            <text:p><text:s text:c="2"/>&lt;data name="Payment.description" xml:space="preserve"&gt; &lt;value&gt;Payment&lt;/value&gt; &lt;/data&gt;</text:p>
          </table:table-cell>
          <table:table-cell table:style-name="ce12" table:formula="of:=&quot;  &lt;data name=&quot;&quot;&quot;&amp;[.A130]&amp;&quot;.description&quot;&quot; xml:space=&quot;&quot;preserve&quot;&quot;&gt; &lt;value&gt;&quot;&amp;[.C130]&amp;&quot;&lt;/value&gt; &lt;/data&gt;&quot;" office:value-type="string" office:string-value="  &lt;data name=&quot;Payment.description&quot; xml:space=&quot;preserve&quot;&gt; &lt;value&gt;Payment&lt;/value&gt; &lt;/data&gt;">
            <text:p><text:s text:c="2"/>&lt;data name="Payment.description" xml:space="preserve"&gt; &lt;value&gt;Payme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ermanent item</text:p>
          </table:table-cell>
          <table:table-cell table:style-name="ce13" office:value-type="string">
            <text:p>现货商品</text:p>
          </table:table-cell>
          <table:table-cell table:style-name="ce11" table:formula="of:=&quot;  &lt;data name=&quot;&quot;&quot;&amp;[.A131]&amp;&quot;.title&quot;&quot; xml:space=&quot;&quot;preserve&quot;&quot;&gt; &lt;value&gt;&quot;&amp;[.B131]&amp;&quot;&lt;/value&gt; &lt;/data&gt;&quot;" office:value-type="string" office:string-value="  &lt;data name=&quot;Permanent item.title&quot; xml:space=&quot;preserve&quot;&gt; &lt;value&gt;Permanent item&lt;/value&gt; &lt;/data&gt;">
            <text:p><text:s text:c="2"/>&lt;data name="Permanent item.title" xml:space="preserve"&gt; &lt;value&gt;Permanent item&lt;/value&gt; &lt;/data&gt;</text:p>
          </table:table-cell>
          <table:table-cell table:style-name="ce11" table:formula="of:=&quot;  &lt;data name=&quot;&quot;&quot;&amp;[.A131]&amp;&quot;.title&quot;&quot; xml:space=&quot;&quot;preserve&quot;&quot;&gt; &lt;value&gt;&quot;&amp;[.C131]&amp;&quot;&lt;/value&gt; &lt;/data&gt;&quot;" office:value-type="string" office:string-value="  &lt;data name=&quot;Permanent item.title&quot; xml:space=&quot;preserve&quot;&gt; &lt;value&gt;现货商品&lt;/value&gt; &lt;/data&gt;">
            <text:p><text:s text:c="2"/>&lt;data name="Permanent item.title" xml:space="preserve"&gt; &lt;value&gt;现货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ermanent item</text:p>
          </table:table-cell>
          <table:table-cell table:style-name="ce12" office:value-type="string">
            <text:p>Check the stocks for the permanent items of the selected project</text:p>
          </table:table-cell>
          <table:table-cell table:style-name="ce14" office:value-type="string">
            <text:p>查看项目的存货产品库存量</text:p>
          </table:table-cell>
          <table:table-cell table:style-name="ce12" table:formula="of:=&quot;  &lt;data name=&quot;&quot;&quot;&amp;[.A132]&amp;&quot;.description&quot;&quot; xml:space=&quot;&quot;preserve&quot;&quot;&gt; &lt;value&gt;&quot;&amp;[.B132]&amp;&quot;&lt;/value&gt; &lt;/data&gt;&quot;" office:value-type="string" office:string-value="  &lt;data name=&quot;Permanent item.description&quot; xml:space=&quot;preserve&quot;&gt; &lt;value&gt;Check the stocks for the permanent items of the selected project&lt;/value&gt; &lt;/data&gt;">
            <text:p><text:s text:c="2"/>&lt;data name="Permanent item.description" xml:space="preserve"&gt; &lt;value&gt;Check the stocks for the permanent items of the selected project&lt;/value&gt; &lt;/data&gt;</text:p>
          </table:table-cell>
          <table:table-cell table:style-name="ce12" table:formula="of:=&quot;  &lt;data name=&quot;&quot;&quot;&amp;[.A132]&amp;&quot;.description&quot;&quot; xml:space=&quot;&quot;preserve&quot;&quot;&gt; &lt;value&gt;&quot;&amp;[.C132]&amp;&quot;&lt;/value&gt; &lt;/data&gt;&quot;" office:value-type="string" office:string-value="  &lt;data name=&quot;Permanent item.description&quot; xml:space=&quot;preserve&quot;&gt; &lt;value&gt;查看项目的存货产品库存量&lt;/value&gt; &lt;/data&gt;">
            <text:p><text:s text:c="2"/>&lt;data name="Permanent item.description" xml:space="preserve"&gt; &lt;value&gt;查看项目的存货产品库存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</text:p>
          </table:table-cell>
          <table:table-cell table:style-name="ce13" office:value-type="string">
            <office:annotation draw:style-name="gr1" draw:text-style-name="P1" svg:width="3.815cm" svg:height="2.241cm" svg:x="15.192cm" svg:y="65.761cm" draw:caption-point-x="-0.42cm" draw:caption-point-y="-6.6cm">
              <dc:date>2012-10-09T00:00:00</dc:date>
              <text:p text:style-name="P1"><text:span text:style-name="T1">mínyì diàochá</text:span></text:p>
              <text:p text:style-name="P1"><text:span text:style-name="T1">opinion poll</text:span></text:p>
            </office:annotation>
            <text:p>民意调查</text:p>
          </table:table-cell>
          <table:table-cell table:style-name="ce11" table:formula="of:=&quot;  &lt;data name=&quot;&quot;&quot;&amp;[.A133]&amp;&quot;.title&quot;&quot; xml:space=&quot;&quot;preserve&quot;&quot;&gt; &lt;value&gt;&quot;&amp;[.B133]&amp;&quot;&lt;/value&gt; &lt;/data&gt;&quot;" office:value-type="string" office:string-value="  &lt;data name=&quot;Poll.title&quot; xml:space=&quot;preserve&quot;&gt; &lt;value&gt;Poll&lt;/value&gt; &lt;/data&gt;">
            <text:p><text:s text:c="2"/>&lt;data name="Poll.title" xml:space="preserve"&gt; &lt;value&gt;Poll&lt;/value&gt; &lt;/data&gt;</text:p>
          </table:table-cell>
          <table:table-cell table:style-name="ce11" table:formula="of:=&quot;  &lt;data name=&quot;&quot;&quot;&amp;[.A133]&amp;&quot;.title&quot;&quot; xml:space=&quot;&quot;preserve&quot;&quot;&gt; &lt;value&gt;&quot;&amp;[.C133]&amp;&quot;&lt;/value&gt; &lt;/data&gt;&quot;" office:value-type="string" office:string-value="  &lt;data name=&quot;Poll.title&quot; xml:space=&quot;preserve&quot;&gt; &lt;value&gt;民意调查&lt;/value&gt; &lt;/data&gt;">
            <text:p><text:s text:c="2"/>&lt;data name="Poll.title" xml:space="preserve"&gt; &lt;value&gt;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</text:p>
          </table:table-cell>
          <table:table-cell table:style-name="ce12" office:value-type="string">
            <text:p>Define poll</text:p>
          </table:table-cell>
          <table:table-cell table:style-name="ce14" office:value-type="string">
            <text:p>定义民意调查</text:p>
          </table:table-cell>
          <table:table-cell table:style-name="ce12" table:formula="of:=&quot;  &lt;data name=&quot;&quot;&quot;&amp;[.A134]&amp;&quot;.description&quot;&quot; xml:space=&quot;&quot;preserve&quot;&quot;&gt; &lt;value&gt;&quot;&amp;[.B134]&amp;&quot;&lt;/value&gt; &lt;/data&gt;&quot;" office:value-type="string" office:string-value="  &lt;data name=&quot;Poll.description&quot; xml:space=&quot;preserve&quot;&gt; &lt;value&gt;Define poll&lt;/value&gt; &lt;/data&gt;">
            <text:p><text:s text:c="2"/>&lt;data name="Poll.description" xml:space="preserve"&gt; &lt;value&gt;Define poll&lt;/value&gt; &lt;/data&gt;</text:p>
          </table:table-cell>
          <table:table-cell table:style-name="ce12" table:formula="of:=&quot;  &lt;data name=&quot;&quot;&quot;&amp;[.A134]&amp;&quot;.description&quot;&quot; xml:space=&quot;&quot;preserve&quot;&quot;&gt; &lt;value&gt;&quot;&amp;[.C134]&amp;&quot;&lt;/value&gt; &lt;/data&gt;&quot;" office:value-type="string" office:string-value="  &lt;data name=&quot;Poll.description&quot; xml:space=&quot;preserve&quot;&gt; &lt;value&gt;定义民意调查&lt;/value&gt; &lt;/data&gt;">
            <text:p><text:s text:c="2"/>&lt;data name="Poll.description" xml:space="preserve"&gt; &lt;value&gt;定义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 answer</text:p>
          </table:table-cell>
          <table:table-cell table:style-name="ce13" office:value-type="string">
            <text:p>民意调查回答</text:p>
          </table:table-cell>
          <table:table-cell table:style-name="ce11" table:formula="of:=&quot;  &lt;data name=&quot;&quot;&quot;&amp;[.A135]&amp;&quot;.title&quot;&quot; xml:space=&quot;&quot;preserve&quot;&quot;&gt; &lt;value&gt;&quot;&amp;[.B135]&amp;&quot;&lt;/value&gt; &lt;/data&gt;&quot;" office:value-type="string" office:string-value="  &lt;data name=&quot;Poll answer.title&quot; xml:space=&quot;preserve&quot;&gt; &lt;value&gt;Poll answer&lt;/value&gt; &lt;/data&gt;">
            <text:p><text:s text:c="2"/>&lt;data name="Poll answer.title" xml:space="preserve"&gt; &lt;value&gt;Poll answer&lt;/value&gt; &lt;/data&gt;</text:p>
          </table:table-cell>
          <table:table-cell table:style-name="ce11" table:formula="of:=&quot;  &lt;data name=&quot;&quot;&quot;&amp;[.A135]&amp;&quot;.title&quot;&quot; xml:space=&quot;&quot;preserve&quot;&quot;&gt; &lt;value&gt;&quot;&amp;[.C135]&amp;&quot;&lt;/value&gt; &lt;/data&gt;&quot;" office:value-type="string" office:string-value="  &lt;data name=&quot;Poll answer.title&quot; xml:space=&quot;preserve&quot;&gt; &lt;value&gt;民意调查回答&lt;/value&gt; &lt;/data&gt;">
            <text:p><text:s text:c="2"/>&lt;data name="Poll answer.title" xml:space="preserve"&gt; &lt;value&gt;民意调查回答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 answer</text:p>
          </table:table-cell>
          <table:table-cell table:style-name="ce12" office:value-type="string">
            <text:p>Answer poll</text:p>
          </table:table-cell>
          <table:table-cell table:style-name="ce14" office:value-type="string">
            <text:p>回答民意调查</text:p>
          </table:table-cell>
          <table:table-cell table:style-name="ce12" table:formula="of:=&quot;  &lt;data name=&quot;&quot;&quot;&amp;[.A136]&amp;&quot;.description&quot;&quot; xml:space=&quot;&quot;preserve&quot;&quot;&gt; &lt;value&gt;&quot;&amp;[.B136]&amp;&quot;&lt;/value&gt; &lt;/data&gt;&quot;" office:value-type="string" office:string-value="  &lt;data name=&quot;Poll answer.description&quot; xml:space=&quot;preserve&quot;&gt; &lt;value&gt;Answer poll&lt;/value&gt; &lt;/data&gt;">
            <text:p><text:s text:c="2"/>&lt;data name="Poll answer.description" xml:space="preserve"&gt; &lt;value&gt;Answer poll&lt;/value&gt; &lt;/data&gt;</text:p>
          </table:table-cell>
          <table:table-cell table:style-name="ce12" table:formula="of:=&quot;  &lt;data name=&quot;&quot;&quot;&amp;[.A136]&amp;&quot;.description&quot;&quot; xml:space=&quot;&quot;preserve&quot;&quot;&gt; &lt;value&gt;&quot;&amp;[.C136]&amp;&quot;&lt;/value&gt; &lt;/data&gt;&quot;" office:value-type="string" office:string-value="  &lt;data name=&quot;Poll answer.description&quot; xml:space=&quot;preserve&quot;&gt; &lt;value&gt;回答民意调查&lt;/value&gt; &lt;/data&gt;">
            <text:p><text:s text:c="2"/>&lt;data name="Poll answer.description" xml:space="preserve"&gt; &lt;value&gt;回答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 question</text:p>
          </table:table-cell>
          <table:table-cell table:style-name="ce13" office:value-type="string">
            <text:p>民意调查问题</text:p>
          </table:table-cell>
          <table:table-cell table:style-name="ce11" table:formula="of:=&quot;  &lt;data name=&quot;&quot;&quot;&amp;[.A137]&amp;&quot;.title&quot;&quot; xml:space=&quot;&quot;preserve&quot;&quot;&gt; &lt;value&gt;&quot;&amp;[.B137]&amp;&quot;&lt;/value&gt; &lt;/data&gt;&quot;" office:value-type="string" office:string-value="  &lt;data name=&quot;Poll question.title&quot; xml:space=&quot;preserve&quot;&gt; &lt;value&gt;Poll question&lt;/value&gt; &lt;/data&gt;">
            <text:p><text:s text:c="2"/>&lt;data name="Poll question.title" xml:space="preserve"&gt; &lt;value&gt;Poll question&lt;/value&gt; &lt;/data&gt;</text:p>
          </table:table-cell>
          <table:table-cell table:style-name="ce11" table:formula="of:=&quot;  &lt;data name=&quot;&quot;&quot;&amp;[.A137]&amp;&quot;.title&quot;&quot; xml:space=&quot;&quot;preserve&quot;&quot;&gt; &lt;value&gt;&quot;&amp;[.C137]&amp;&quot;&lt;/value&gt; &lt;/data&gt;&quot;" office:value-type="string" office:string-value="  &lt;data name=&quot;Poll question.title&quot; xml:space=&quot;preserve&quot;&gt; &lt;value&gt;民意调查问题&lt;/value&gt; &lt;/data&gt;">
            <text:p><text:s text:c="2"/>&lt;data name="Poll question.title" xml:space="preserve"&gt; &lt;value&gt;民意调查问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 question</text:p>
          </table:table-cell>
          <table:table-cell table:style-name="ce12" office:value-type="string">
            <text:p>Define questions for poll</text:p>
          </table:table-cell>
          <table:table-cell table:style-name="ce14" office:value-type="string">
            <text:p>定义民意调查问题</text:p>
          </table:table-cell>
          <table:table-cell table:style-name="ce12" table:formula="of:=&quot;  &lt;data name=&quot;&quot;&quot;&amp;[.A138]&amp;&quot;.description&quot;&quot; xml:space=&quot;&quot;preserve&quot;&quot;&gt; &lt;value&gt;&quot;&amp;[.B138]&amp;&quot;&lt;/value&gt; &lt;/data&gt;&quot;" office:value-type="string" office:string-value="  &lt;data name=&quot;Poll question.description&quot; xml:space=&quot;preserve&quot;&gt; &lt;value&gt;Define questions for poll&lt;/value&gt; &lt;/data&gt;">
            <text:p><text:s text:c="2"/>&lt;data name="Poll question.description" xml:space="preserve"&gt; &lt;value&gt;Define questions for poll&lt;/value&gt; &lt;/data&gt;</text:p>
          </table:table-cell>
          <table:table-cell table:style-name="ce12" table:formula="of:=&quot;  &lt;data name=&quot;&quot;&quot;&amp;[.A138]&amp;&quot;.description&quot;&quot; xml:space=&quot;&quot;preserve&quot;&quot;&gt; &lt;value&gt;&quot;&amp;[.C138]&amp;&quot;&lt;/value&gt; &lt;/data&gt;&quot;" office:value-type="string" office:string-value="  &lt;data name=&quot;Poll question.description&quot; xml:space=&quot;preserve&quot;&gt; &lt;value&gt;定义民意调查问题&lt;/value&gt; &lt;/data&gt;">
            <text:p><text:s text:c="2"/>&lt;data name="Poll question.description" xml:space="preserve"&gt; &lt;value&gt;定义民意调查问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eparation</text:p>
          </table:table-cell>
          <table:table-cell table:style-name="ce11" office:value-type="string">
            <text:p>Precount</text:p>
          </table:table-cell>
          <table:table-cell table:style-name="ce13" office:value-type="string">
            <text:p>预盘</text:p>
          </table:table-cell>
          <table:table-cell table:style-name="ce11" table:formula="of:=&quot;  &lt;data name=&quot;&quot;&quot;&amp;[.A139]&amp;&quot;.title&quot;&quot; xml:space=&quot;&quot;preserve&quot;&quot;&gt; &lt;value&gt;&quot;&amp;[.B139]&amp;&quot;&lt;/value&gt; &lt;/data&gt;&quot;" office:value-type="string" office:string-value="  &lt;data name=&quot;Preparation.title&quot; xml:space=&quot;preserve&quot;&gt; &lt;value&gt;Precount&lt;/value&gt; &lt;/data&gt;">
            <text:p><text:s text:c="2"/>&lt;data name="Preparation.title" xml:space="preserve"&gt; &lt;value&gt;Precount&lt;/value&gt; &lt;/data&gt;</text:p>
          </table:table-cell>
          <table:table-cell table:style-name="ce11" table:formula="of:=&quot;  &lt;data name=&quot;&quot;&quot;&amp;[.A139]&amp;&quot;.title&quot;&quot; xml:space=&quot;&quot;preserve&quot;&quot;&gt; &lt;value&gt;&quot;&amp;[.C139]&amp;&quot;&lt;/value&gt; &lt;/data&gt;&quot;" office:value-type="string" office:string-value="  &lt;data name=&quot;Preparation.title&quot; xml:space=&quot;preserve&quot;&gt; &lt;value&gt;预盘&lt;/value&gt; &lt;/data&gt;">
            <text:p><text:s text:c="2"/>&lt;data name="Preparation.title" xml:space="preserve"&gt; &lt;value&gt;预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eparation</text:p>
          </table:table-cell>
          <table:table-cell table:style-name="ce12" office:value-type="string">
            <text:p>Precount</text:p>
          </table:table-cell>
          <table:table-cell table:style-name="ce12" office:value-type="string">
            <text:p>Preparation</text:p>
          </table:table-cell>
          <table:table-cell table:style-name="ce12" table:formula="of:=&quot;  &lt;data name=&quot;&quot;&quot;&amp;[.A140]&amp;&quot;.description&quot;&quot; xml:space=&quot;&quot;preserve&quot;&quot;&gt; &lt;value&gt;&quot;&amp;[.B140]&amp;&quot;&lt;/value&gt; &lt;/data&gt;&quot;" office:value-type="string" office:string-value="  &lt;data name=&quot;Preparation.description&quot; xml:space=&quot;preserve&quot;&gt; &lt;value&gt;Precount&lt;/value&gt; &lt;/data&gt;">
            <text:p><text:s text:c="2"/>&lt;data name="Preparation.description" xml:space="preserve"&gt; &lt;value&gt;Precount&lt;/value&gt; &lt;/data&gt;</text:p>
          </table:table-cell>
          <table:table-cell table:style-name="ce12" table:formula="of:=&quot;  &lt;data name=&quot;&quot;&quot;&amp;[.A140]&amp;&quot;.description&quot;&quot; xml:space=&quot;&quot;preserve&quot;&quot;&gt; &lt;value&gt;&quot;&amp;[.C140]&amp;&quot;&lt;/value&gt; &lt;/data&gt;&quot;" office:value-type="string" office:string-value="  &lt;data name=&quot;Preparation.description&quot; xml:space=&quot;preserve&quot;&gt; &lt;value&gt;Preparation&lt;/value&gt; &lt;/data&gt;">
            <text:p><text:s text:c="2"/>&lt;data name="Preparation.description" xml:space="preserve"&gt; &lt;value&gt;Prepara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label</text:p>
          </table:table-cell>
          <table:table-cell table:style-name="ce13" office:value-type="string">
            <text:p>打印价签</text:p>
          </table:table-cell>
          <table:table-cell table:style-name="ce11" table:formula="of:=&quot;  &lt;data name=&quot;&quot;&quot;&amp;[.A141]&amp;&quot;.title&quot;&quot; xml:space=&quot;&quot;preserve&quot;&quot;&gt; &lt;value&gt;&quot;&amp;[.B141]&amp;&quot;&lt;/value&gt; &lt;/data&gt;&quot;" office:value-type="string" office:string-value="  &lt;data name=&quot;Print label.title&quot; xml:space=&quot;preserve&quot;&gt; &lt;value&gt;Print label&lt;/value&gt; &lt;/data&gt;">
            <text:p><text:s text:c="2"/>&lt;data name="Print label.title" xml:space="preserve"&gt; &lt;value&gt;Print label&lt;/value&gt; &lt;/data&gt;</text:p>
          </table:table-cell>
          <table:table-cell table:style-name="ce11" table:formula="of:=&quot;  &lt;data name=&quot;&quot;&quot;&amp;[.A141]&amp;&quot;.title&quot;&quot; xml:space=&quot;&quot;preserve&quot;&quot;&gt; &lt;value&gt;&quot;&amp;[.C141]&amp;&quot;&lt;/value&gt; &lt;/data&gt;&quot;" office:value-type="string" office:string-value="  &lt;data name=&quot;Print label.title&quot; xml:space=&quot;preserve&quot;&gt; &lt;value&gt;打印价签&lt;/value&gt; &lt;/data&gt;">
            <text:p><text:s text:c="2"/>&lt;data name="Print label.title" xml:space="preserve"&gt; &lt;value&gt;打印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label</text:p>
          </table:table-cell>
          <table:table-cell table:number-columns-repeated="2" table:style-name="ce12" office:value-type="string">
            <text:p>Print and request price labels</text:p>
          </table:table-cell>
          <table:table-cell table:style-name="ce12" table:formula="of:=&quot;  &lt;data name=&quot;&quot;&quot;&amp;[.A142]&amp;&quot;.description&quot;&quot; xml:space=&quot;&quot;preserve&quot;&quot;&gt; &lt;value&gt;&quot;&amp;[.B142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12" table:formula="of:=&quot;  &lt;data name=&quot;&quot;&quot;&amp;[.A142]&amp;&quot;.description&quot;&quot; xml:space=&quot;&quot;preserve&quot;&quot;&gt; &lt;value&gt;&quot;&amp;[.C142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report</text:p>
          </table:table-cell>
          <table:table-cell table:style-name="ce13" office:value-type="string">
            <text:p>打印报表</text:p>
          </table:table-cell>
          <table:table-cell table:style-name="ce11" table:formula="of:=&quot;  &lt;data name=&quot;&quot;&quot;&amp;[.A143]&amp;&quot;.title&quot;&quot; xml:space=&quot;&quot;preserve&quot;&quot;&gt; &lt;value&gt;&quot;&amp;[.B143]&amp;&quot;&lt;/value&gt; &lt;/data&gt;&quot;" office:value-type="string" office:string-value="  &lt;data name=&quot;Print report.title&quot; xml:space=&quot;preserve&quot;&gt; &lt;value&gt;Print report&lt;/value&gt; &lt;/data&gt;">
            <text:p><text:s text:c="2"/>&lt;data name="Print report.title" xml:space="preserve"&gt; &lt;value&gt;Print report&lt;/value&gt; &lt;/data&gt;</text:p>
          </table:table-cell>
          <table:table-cell table:style-name="ce11" table:formula="of:=&quot;  &lt;data name=&quot;&quot;&quot;&amp;[.A143]&amp;&quot;.title&quot;&quot; xml:space=&quot;&quot;preserve&quot;&quot;&gt; &lt;value&gt;&quot;&amp;[.C143]&amp;&quot;&lt;/value&gt; &lt;/data&gt;&quot;" office:value-type="string" office:string-value="  &lt;data name=&quot;Print report.title&quot; xml:space=&quot;preserve&quot;&gt; &lt;value&gt;打印报表&lt;/value&gt; &lt;/data&gt;">
            <text:p><text:s text:c="2"/>&lt;data name="Print report.title" xml:space="preserve"&gt; &lt;value&gt;打印报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label</text:p>
          </table:table-cell>
          <table:table-cell table:number-columns-repeated="2" table:style-name="ce12" office:value-type="string">
            <text:p>Print and request price labels</text:p>
          </table:table-cell>
          <table:table-cell table:style-name="ce12" table:formula="of:=&quot;  &lt;data name=&quot;&quot;&quot;&amp;[.A144]&amp;&quot;.description&quot;&quot; xml:space=&quot;&quot;preserve&quot;&quot;&gt; &lt;value&gt;&quot;&amp;[.B144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12" table:formula="of:=&quot;  &lt;data name=&quot;&quot;&quot;&amp;[.A144]&amp;&quot;.description&quot;&quot; xml:space=&quot;&quot;preserve&quot;&quot;&gt; &lt;value&gt;&quot;&amp;[.C144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product card</text:p>
          </table:table-cell>
          <table:table-cell table:style-name="ce13" office:value-type="string">
            <text:p>打印技术价签</text:p>
          </table:table-cell>
          <table:table-cell table:style-name="ce11" table:formula="of:=&quot;  &lt;data name=&quot;&quot;&quot;&amp;[.A145]&amp;&quot;.title&quot;&quot; xml:space=&quot;&quot;preserve&quot;&quot;&gt; &lt;value&gt;&quot;&amp;[.B145]&amp;&quot;&lt;/value&gt; &lt;/data&gt;&quot;" office:value-type="string" office:string-value="  &lt;data name=&quot;Print product card.title&quot; xml:space=&quot;preserve&quot;&gt; &lt;value&gt;Print product card&lt;/value&gt; &lt;/data&gt;">
            <text:p><text:s text:c="2"/>&lt;data name="Print product card.title" xml:space="preserve"&gt; &lt;value&gt;Print product card&lt;/value&gt; &lt;/data&gt;</text:p>
          </table:table-cell>
          <table:table-cell table:style-name="ce11" table:formula="of:=&quot;  &lt;data name=&quot;&quot;&quot;&amp;[.A145]&amp;&quot;.title&quot;&quot; xml:space=&quot;&quot;preserve&quot;&quot;&gt; &lt;value&gt;&quot;&amp;[.C145]&amp;&quot;&lt;/value&gt; &lt;/data&gt;&quot;" office:value-type="string" office:string-value="  &lt;data name=&quot;Print product card.title&quot; xml:space=&quot;preserve&quot;&gt; &lt;value&gt;打印技术价签&lt;/value&gt; &lt;/data&gt;">
            <text:p><text:s text:c="2"/>&lt;data name="Print product card.title" xml:space="preserve"&gt; &lt;value&gt;打印技术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product card</text:p>
          </table:table-cell>
          <table:table-cell table:number-columns-repeated="2" table:style-name="ce12" office:value-type="string">
            <text:p>Print product card for specified items</text:p>
          </table:table-cell>
          <table:table-cell table:style-name="ce12" table:formula="of:=&quot;  &lt;data name=&quot;&quot;&quot;&amp;[.A146]&amp;&quot;.description&quot;&quot; xml:space=&quot;&quot;preserve&quot;&quot;&gt; &lt;value&gt;&quot;&amp;[.B146]&amp;&quot;&lt;/value&gt; &lt;/data&gt;&quot;" office:value-type="string" office:string-value="  &lt;data name=&quot;Print product card.description&quot; xml:space=&quot;preserve&quot;&gt; &lt;value&gt;Print product card for specified items&lt;/value&gt; &lt;/data&gt;">
            <text:p><text:s text:c="2"/>&lt;data name="Print product card.description" xml:space="preserve"&gt; &lt;value&gt;Print product card for specified items&lt;/value&gt; &lt;/data&gt;</text:p>
          </table:table-cell>
          <table:table-cell table:style-name="ce12" table:formula="of:=&quot;  &lt;data name=&quot;&quot;&quot;&amp;[.A146]&amp;&quot;.description&quot;&quot; xml:space=&quot;&quot;preserve&quot;&quot;&gt; &lt;value&gt;&quot;&amp;[.C146]&amp;&quot;&lt;/value&gt; &lt;/data&gt;&quot;" office:value-type="string" office:string-value="  &lt;data name=&quot;Print product card.description&quot; xml:space=&quot;preserve&quot;&gt; &lt;value&gt;Print product card for specified items&lt;/value&gt; &lt;/data&gt;">
            <text:p><text:s text:c="2"/>&lt;data name="Print product card.description" xml:space="preserve"&gt; &lt;value&gt;Print product card for specified item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int product card old</text:p>
          </table:table-cell>
          <table:table-cell table:style-name="ce11" office:value-type="string">
            <text:p>Print product card (old)</text:p>
          </table:table-cell>
          <table:table-cell table:style-name="ce13" office:value-type="string">
            <text:p>打印技术价签 <text:span text:style-name="T2">(</text:span><text:span text:style-name="T3">旧</text:span><text:span text:style-name="T2">)</text:span></text:p>
          </table:table-cell>
          <table:table-cell table:style-name="ce11" table:formula="of:=&quot;  &lt;data name=&quot;&quot;&quot;&amp;[.A147]&amp;&quot;.title&quot;&quot; xml:space=&quot;&quot;preserve&quot;&quot;&gt; &lt;value&gt;&quot;&amp;[.B147]&amp;&quot;&lt;/value&gt; &lt;/data&gt;&quot;" office:value-type="string" office:string-value="  &lt;data name=&quot;Print product card old.title&quot; xml:space=&quot;preserve&quot;&gt; &lt;value&gt;Print product card (old)&lt;/value&gt; &lt;/data&gt;">
            <text:p><text:s text:c="2"/>&lt;data name="Print product card old.title" xml:space="preserve"&gt; &lt;value&gt;Print product card (old)&lt;/value&gt; &lt;/data&gt;</text:p>
          </table:table-cell>
          <table:table-cell table:style-name="ce11" table:formula="of:=&quot;  &lt;data name=&quot;&quot;&quot;&amp;[.A147]&amp;&quot;.title&quot;&quot; xml:space=&quot;&quot;preserve&quot;&quot;&gt; &lt;value&gt;&quot;&amp;[.C147]&amp;&quot;&lt;/value&gt; &lt;/data&gt;&quot;" office:value-type="string" office:string-value="  &lt;data name=&quot;Print product card old.title&quot; xml:space=&quot;preserve&quot;&gt; &lt;value&gt;打印技术价签 (旧)&lt;/value&gt; &lt;/data&gt;">
            <text:p><text:s text:c="2"/>&lt;data name="Print product card old.title" xml:space="preserve"&gt; &lt;value&gt;打印技术价签 (旧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product card old</text:p>
          </table:table-cell>
          <table:table-cell table:number-columns-repeated="2" table:style-name="ce12" office:value-type="string">
            <text:p>Print product card for specified items</text:p>
          </table:table-cell>
          <table:table-cell table:style-name="ce12" table:formula="of:=&quot;  &lt;data name=&quot;&quot;&quot;&amp;[.A148]&amp;&quot;.description&quot;&quot; xml:space=&quot;&quot;preserve&quot;&quot;&gt; &lt;value&gt;&quot;&amp;[.B148]&amp;&quot;&lt;/value&gt; &lt;/data&gt;&quot;" office:value-type="string" office:string-value="  &lt;data name=&quot;Print product card old.description&quot; xml:space=&quot;preserve&quot;&gt; &lt;value&gt;Print product card for specified items&lt;/value&gt; &lt;/data&gt;">
            <text:p><text:s text:c="2"/>&lt;data name="Print product card old.description" xml:space="preserve"&gt; &lt;value&gt;Print product card for specified items&lt;/value&gt; &lt;/data&gt;</text:p>
          </table:table-cell>
          <table:table-cell table:style-name="ce12" table:formula="of:=&quot;  &lt;data name=&quot;&quot;&quot;&amp;[.A148]&amp;&quot;.description&quot;&quot; xml:space=&quot;&quot;preserve&quot;&quot;&gt; &lt;value&gt;&quot;&amp;[.C148]&amp;&quot;&lt;/value&gt; &lt;/data&gt;&quot;" office:value-type="string" office:string-value="  &lt;data name=&quot;Print product card old.description&quot; xml:space=&quot;preserve&quot;&gt; &lt;value&gt;Print product card for specified items&lt;/value&gt; &lt;/data&gt;">
            <text:p><text:s text:c="2"/>&lt;data name="Print product card old.description" xml:space="preserve"&gt; &lt;value&gt;Print product card for specified item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ce change</text:p>
          </table:table-cell>
          <table:table-cell table:style-name="ce13" office:value-type="string">
            <text:p>商品变价</text:p>
          </table:table-cell>
          <table:table-cell table:style-name="ce11" table:formula="of:=&quot;  &lt;data name=&quot;&quot;&quot;&amp;[.A149]&amp;&quot;.title&quot;&quot; xml:space=&quot;&quot;preserve&quot;&quot;&gt; &lt;value&gt;&quot;&amp;[.B149]&amp;&quot;&lt;/value&gt; &lt;/data&gt;&quot;" office:value-type="string" office:string-value="  &lt;data name=&quot;Price change.title&quot; xml:space=&quot;preserve&quot;&gt; &lt;value&gt;Price change&lt;/value&gt; &lt;/data&gt;">
            <text:p><text:s text:c="2"/>&lt;data name="Price change.title" xml:space="preserve"&gt; &lt;value&gt;Price change&lt;/value&gt; &lt;/data&gt;</text:p>
          </table:table-cell>
          <table:table-cell table:style-name="ce11" table:formula="of:=&quot;  &lt;data name=&quot;&quot;&quot;&amp;[.A149]&amp;&quot;.title&quot;&quot; xml:space=&quot;&quot;preserve&quot;&quot;&gt; &lt;value&gt;&quot;&amp;[.C149]&amp;&quot;&lt;/value&gt; &lt;/data&gt;&quot;" office:value-type="string" office:string-value="  &lt;data name=&quot;Price change.title&quot; xml:space=&quot;preserve&quot;&gt; &lt;value&gt;商品变价&lt;/value&gt; &lt;/data&gt;">
            <text:p><text:s text:c="2"/>&lt;data name="Price change.title" xml:space="preserve"&gt; &lt;value&gt;商品变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ice change</text:p>
          </table:table-cell>
          <table:table-cell table:style-name="ce14" office:value-type="string">
            <text:p>管理商品变价</text:p>
          </table:table-cell>
          <table:table-cell table:style-name="ce12" table:formula="of:=&quot;  &lt;data name=&quot;&quot;&quot;&amp;[.A150]&amp;&quot;.description&quot;&quot; xml:space=&quot;&quot;preserve&quot;&quot;&gt; &lt;value&gt;&quot;&amp;[.B150]&amp;&quot;&lt;/value&gt; &lt;/data&gt;&quot;" office:value-type="string" office:string-value="  &lt;data name=&quot;Price change.description&quot; xml:space=&quot;preserve&quot;&gt; &lt;value&gt;Price change&lt;/value&gt; &lt;/data&gt;">
            <text:p><text:s text:c="2"/>&lt;data name="Price change.description" xml:space="preserve"&gt; &lt;value&gt;Price change&lt;/value&gt; &lt;/data&gt;</text:p>
          </table:table-cell>
          <table:table-cell table:style-name="ce12" table:formula="of:=&quot;  &lt;data name=&quot;&quot;&quot;&amp;[.A150]&amp;&quot;.description&quot;&quot; xml:space=&quot;&quot;preserve&quot;&quot;&gt; &lt;value&gt;&quot;&amp;[.C150]&amp;&quot;&lt;/value&gt; &lt;/data&gt;&quot;" office:value-type="string" office:string-value="  &lt;data name=&quot;Price change.description&quot; xml:space=&quot;preserve&quot;&gt; &lt;value&gt;管理商品变价&lt;/value&gt; &lt;/data&gt;">
            <text:p><text:s text:c="2"/>&lt;data name="Price change.description" xml:space="preserve"&gt; &lt;value&gt;管理商品变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eparation sheet</text:p>
          </table:table-cell>
          <table:table-cell table:style-name="ce11" office:value-type="string">
            <text:p>Precount sheet</text:p>
          </table:table-cell>
          <table:table-cell table:style-name="ce13" office:value-type="string">
            <text:p>预盘表</text:p>
          </table:table-cell>
          <table:table-cell table:style-name="ce11" table:formula="of:=&quot;  &lt;data name=&quot;&quot;&quot;&amp;[.A151]&amp;&quot;.title&quot;&quot; xml:space=&quot;&quot;preserve&quot;&quot;&gt; &lt;value&gt;&quot;&amp;[.B151]&amp;&quot;&lt;/value&gt; &lt;/data&gt;&quot;" office:value-type="string" office:string-value="  &lt;data name=&quot;Preparation sheet.title&quot; xml:space=&quot;preserve&quot;&gt; &lt;value&gt;Precount sheet&lt;/value&gt; &lt;/data&gt;">
            <text:p><text:s text:c="2"/>&lt;data name="Preparation sheet.title" xml:space="preserve"&gt; &lt;value&gt;Precount sheet&lt;/value&gt; &lt;/data&gt;</text:p>
          </table:table-cell>
          <table:table-cell table:style-name="ce11" table:formula="of:=&quot;  &lt;data name=&quot;&quot;&quot;&amp;[.A151]&amp;&quot;.title&quot;&quot; xml:space=&quot;&quot;preserve&quot;&quot;&gt; &lt;value&gt;&quot;&amp;[.C151]&amp;&quot;&lt;/value&gt; &lt;/data&gt;&quot;" office:value-type="string" office:string-value="  &lt;data name=&quot;Preparation sheet.title&quot; xml:space=&quot;preserve&quot;&gt; &lt;value&gt;预盘表&lt;/value&gt; &lt;/data&gt;">
            <text:p><text:s text:c="2"/>&lt;data name="Preparation sheet.title" xml:space="preserve"&gt; &lt;value&gt;预盘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eparation sheet</text:p>
          </table:table-cell>
          <table:table-cell table:style-name="ce12" office:value-type="string">
            <text:p>Precount sheet</text:p>
          </table:table-cell>
          <table:table-cell table:style-name="ce12" office:value-type="string">
            <text:p>Preparation sheet</text:p>
          </table:table-cell>
          <table:table-cell table:style-name="ce12" table:formula="of:=&quot;  &lt;data name=&quot;&quot;&quot;&amp;[.A152]&amp;&quot;.description&quot;&quot; xml:space=&quot;&quot;preserve&quot;&quot;&gt; &lt;value&gt;&quot;&amp;[.B152]&amp;&quot;&lt;/value&gt; &lt;/data&gt;&quot;" office:value-type="string" office:string-value="  &lt;data name=&quot;Preparation sheet.description&quot; xml:space=&quot;preserve&quot;&gt; &lt;value&gt;Precount sheet&lt;/value&gt; &lt;/data&gt;">
            <text:p><text:s text:c="2"/>&lt;data name="Preparation sheet.description" xml:space="preserve"&gt; &lt;value&gt;Precount sheet&lt;/value&gt; &lt;/data&gt;</text:p>
          </table:table-cell>
          <table:table-cell table:style-name="ce12" table:formula="of:=&quot;  &lt;data name=&quot;&quot;&quot;&amp;[.A152]&amp;&quot;.description&quot;&quot; xml:space=&quot;&quot;preserve&quot;&quot;&gt; &lt;value&gt;&quot;&amp;[.C152]&amp;&quot;&lt;/value&gt; &lt;/data&gt;&quot;" office:value-type="string" office:string-value="  &lt;data name=&quot;Preparation sheet.description&quot; xml:space=&quot;preserve&quot;&gt; &lt;value&gt;Preparation sheet&lt;/value&gt; &lt;/data&gt;">
            <text:p><text:s text:c="2"/>&lt;data name="Preparation sheet.description" xml:space="preserve"&gt; &lt;value&gt;Preparation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cess</text:p>
          </table:table-cell>
          <table:table-cell table:style-name="ce13" office:value-type="string">
            <text:p>流程</text:p>
          </table:table-cell>
          <table:table-cell table:style-name="ce11" table:formula="of:=&quot;  &lt;data name=&quot;&quot;&quot;&amp;[.A153]&amp;&quot;.title&quot;&quot; xml:space=&quot;&quot;preserve&quot;&quot;&gt; &lt;value&gt;&quot;&amp;[.B153]&amp;&quot;&lt;/value&gt; &lt;/data&gt;&quot;" office:value-type="string" office:string-value="  &lt;data name=&quot;Process.title&quot; xml:space=&quot;preserve&quot;&gt; &lt;value&gt;Process&lt;/value&gt; &lt;/data&gt;">
            <text:p><text:s text:c="2"/>&lt;data name="Process.title" xml:space="preserve"&gt; &lt;value&gt;Process&lt;/value&gt; &lt;/data&gt;</text:p>
          </table:table-cell>
          <table:table-cell table:style-name="ce11" table:formula="of:=&quot;  &lt;data name=&quot;&quot;&quot;&amp;[.A153]&amp;&quot;.title&quot;&quot; xml:space=&quot;&quot;preserve&quot;&quot;&gt; &lt;value&gt;&quot;&amp;[.C153]&amp;&quot;&lt;/value&gt; &lt;/data&gt;&quot;" office:value-type="string" office:string-value="  &lt;data name=&quot;Process.title&quot; xml:space=&quot;preserve&quot;&gt; &lt;value&gt;流程&lt;/value&gt; &lt;/data&gt;">
            <text:p><text:s text:c="2"/>&lt;data name="Process.title" xml:space="preserve"&gt; &lt;value&gt;流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cess</text:p>
          </table:table-cell>
          <table:table-cell table:style-name="ce12" office:value-type="string">
            <text:p>Document processes</text:p>
          </table:table-cell>
          <table:table-cell table:style-name="ce14" office:value-type="string">
            <text:p>流程文档</text:p>
          </table:table-cell>
          <table:table-cell table:style-name="ce12" table:formula="of:=&quot;  &lt;data name=&quot;&quot;&quot;&amp;[.A154]&amp;&quot;.description&quot;&quot; xml:space=&quot;&quot;preserve&quot;&quot;&gt; &lt;value&gt;&quot;&amp;[.B154]&amp;&quot;&lt;/value&gt; &lt;/data&gt;&quot;" office:value-type="string" office:string-value="  &lt;data name=&quot;Process.description&quot; xml:space=&quot;preserve&quot;&gt; &lt;value&gt;Document processes&lt;/value&gt; &lt;/data&gt;">
            <text:p><text:s text:c="2"/>&lt;data name="Process.description" xml:space="preserve"&gt; &lt;value&gt;Document processes&lt;/value&gt; &lt;/data&gt;</text:p>
          </table:table-cell>
          <table:table-cell table:style-name="ce12" table:formula="of:=&quot;  &lt;data name=&quot;&quot;&quot;&amp;[.A154]&amp;&quot;.description&quot;&quot; xml:space=&quot;&quot;preserve&quot;&quot;&gt; &lt;value&gt;&quot;&amp;[.C154]&amp;&quot;&lt;/value&gt; &lt;/data&gt;&quot;" office:value-type="string" office:string-value="  &lt;data name=&quot;Process.description&quot; xml:space=&quot;preserve&quot;&gt; &lt;value&gt;流程文档&lt;/value&gt; &lt;/data&gt;">
            <text:p><text:s text:c="2"/>&lt;data name="Process.description" xml:space="preserve"&gt; &lt;value&gt;流程文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duct card</text:p>
          </table:table-cell>
          <table:table-cell table:style-name="ce13" office:value-type="string">
            <text:p>技术价签</text:p>
          </table:table-cell>
          <table:table-cell table:style-name="ce11" table:formula="of:=&quot;  &lt;data name=&quot;&quot;&quot;&amp;[.A155]&amp;&quot;.title&quot;&quot; xml:space=&quot;&quot;preserve&quot;&quot;&gt; &lt;value&gt;&quot;&amp;[.B155]&amp;&quot;&lt;/value&gt; &lt;/data&gt;&quot;" office:value-type="string" office:string-value="  &lt;data name=&quot;Product card.title&quot; xml:space=&quot;preserve&quot;&gt; &lt;value&gt;Product card&lt;/value&gt; &lt;/data&gt;">
            <text:p><text:s text:c="2"/>&lt;data name="Product card.title" xml:space="preserve"&gt; &lt;value&gt;Product card&lt;/value&gt; &lt;/data&gt;</text:p>
          </table:table-cell>
          <table:table-cell table:style-name="ce11" table:formula="of:=&quot;  &lt;data name=&quot;&quot;&quot;&amp;[.A155]&amp;&quot;.title&quot;&quot; xml:space=&quot;&quot;preserve&quot;&quot;&gt; &lt;value&gt;&quot;&amp;[.C155]&amp;&quot;&lt;/value&gt; &lt;/data&gt;&quot;" office:value-type="string" office:string-value="  &lt;data name=&quot;Product card.title&quot; xml:space=&quot;preserve&quot;&gt; &lt;value&gt;技术价签&lt;/value&gt; &lt;/data&gt;">
            <text:p><text:s text:c="2"/>&lt;data name="Product card.title" xml:space="preserve"&gt; &lt;value&gt;技术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duct card</text:p>
          </table:table-cell>
          <table:table-cell table:style-name="ce12" office:value-type="string">
            <text:p>Define product card</text:p>
          </table:table-cell>
          <table:table-cell table:style-name="ce12" office:value-type="string">
            <text:p>Product card</text:p>
          </table:table-cell>
          <table:table-cell table:style-name="ce12" table:formula="of:=&quot;  &lt;data name=&quot;&quot;&quot;&amp;[.A156]&amp;&quot;.description&quot;&quot; xml:space=&quot;&quot;preserve&quot;&quot;&gt; &lt;value&gt;&quot;&amp;[.B156]&amp;&quot;&lt;/value&gt; &lt;/data&gt;&quot;" office:value-type="string" office:string-value="  &lt;data name=&quot;Product card.description&quot; xml:space=&quot;preserve&quot;&gt; &lt;value&gt;Define product card&lt;/value&gt; &lt;/data&gt;">
            <text:p><text:s text:c="2"/>&lt;data name="Product card.description" xml:space="preserve"&gt; &lt;value&gt;Define product card&lt;/value&gt; &lt;/data&gt;</text:p>
          </table:table-cell>
          <table:table-cell table:style-name="ce12" table:formula="of:=&quot;  &lt;data name=&quot;&quot;&quot;&amp;[.A156]&amp;&quot;.description&quot;&quot; xml:space=&quot;&quot;preserve&quot;&quot;&gt; &lt;value&gt;&quot;&amp;[.C156]&amp;&quot;&lt;/value&gt; &lt;/data&gt;&quot;" office:value-type="string" office:string-value="  &lt;data name=&quot;Product card.description&quot; xml:space=&quot;preserve&quot;&gt; &lt;value&gt;Product card&lt;/value&gt; &lt;/data&gt;">
            <text:p><text:s text:c="2"/>&lt;data name="Product card.description" xml:space="preserve"&gt; &lt;value&gt;Product card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duct card typology</text:p>
          </table:table-cell>
          <table:table-cell table:style-name="ce13" office:value-type="string">
            <text:p>商品标签和目录</text:p>
          </table:table-cell>
          <table:table-cell table:style-name="ce11" table:formula="of:=&quot;  &lt;data name=&quot;&quot;&quot;&amp;[.A157]&amp;&quot;.title&quot;&quot; xml:space=&quot;&quot;preserve&quot;&quot;&gt; &lt;value&gt;&quot;&amp;[.B157]&amp;&quot;&lt;/value&gt; &lt;/data&gt;&quot;" office:value-type="string" office:string-value="  &lt;data name=&quot;Product card typology.title&quot; xml:space=&quot;preserve&quot;&gt; &lt;value&gt;Product card typology&lt;/value&gt; &lt;/data&gt;">
            <text:p><text:s text:c="2"/>&lt;data name="Product card typology.title" xml:space="preserve"&gt; &lt;value&gt;Product card typology&lt;/value&gt; &lt;/data&gt;</text:p>
          </table:table-cell>
          <table:table-cell table:style-name="ce11" table:formula="of:=&quot;  &lt;data name=&quot;&quot;&quot;&amp;[.A157]&amp;&quot;.title&quot;&quot; xml:space=&quot;&quot;preserve&quot;&quot;&gt; &lt;value&gt;&quot;&amp;[.C157]&amp;&quot;&lt;/value&gt; &lt;/data&gt;&quot;" office:value-type="string" office:string-value="  &lt;data name=&quot;Product card typology.title&quot; xml:space=&quot;preserve&quot;&gt; &lt;value&gt;商品标签和目录&lt;/value&gt; &lt;/data&gt;">
            <text:p><text:s text:c="2"/>&lt;data name="Product card typology.title" xml:space="preserve"&gt; &lt;value&gt;商品标签和目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duct card typology</text:p>
          </table:table-cell>
          <table:table-cell table:style-name="ce12" office:value-type="string">
            <text:p>Identify and assign product card per typology</text:p>
          </table:table-cell>
          <table:table-cell table:style-name="ce12" office:value-type="string">
            <text:p>Product card</text:p>
          </table:table-cell>
          <table:table-cell table:style-name="ce12" table:formula="of:=&quot;  &lt;data name=&quot;&quot;&quot;&amp;[.A158]&amp;&quot;.description&quot;&quot; xml:space=&quot;&quot;preserve&quot;&quot;&gt; &lt;value&gt;&quot;&amp;[.B158]&amp;&quot;&lt;/value&gt; &lt;/data&gt;&quot;" office:value-type="string" office:string-value="  &lt;data name=&quot;Product card typology.description&quot; xml:space=&quot;preserve&quot;&gt; &lt;value&gt;Identify and assign product card per typology&lt;/value&gt; &lt;/data&gt;">
            <text:p><text:s text:c="2"/>&lt;data name="Product card typology.description" xml:space="preserve"&gt; &lt;value&gt;Identify and assign product card per typology&lt;/value&gt; &lt;/data&gt;</text:p>
          </table:table-cell>
          <table:table-cell table:style-name="ce12" table:formula="of:=&quot;  &lt;data name=&quot;&quot;&quot;&amp;[.A158]&amp;&quot;.description&quot;&quot; xml:space=&quot;&quot;preserve&quot;&quot;&gt; &lt;value&gt;&quot;&amp;[.C158]&amp;&quot;&lt;/value&gt; &lt;/data&gt;&quot;" office:value-type="string" office:string-value="  &lt;data name=&quot;Product card typology.description&quot; xml:space=&quot;preserve&quot;&gt; &lt;value&gt;Product card&lt;/value&gt; &lt;/data&gt;">
            <text:p><text:s text:c="2"/>&lt;data name="Product card typology.description" xml:space="preserve"&gt; &lt;value&gt;Product card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</text:p>
          </table:table-cell>
          <table:table-cell table:style-name="ce13" office:value-type="string">
            <text:p>项目</text:p>
          </table:table-cell>
          <table:table-cell table:style-name="ce11" table:formula="of:=&quot;  &lt;data name=&quot;&quot;&quot;&amp;[.A159]&amp;&quot;.title&quot;&quot; xml:space=&quot;&quot;preserve&quot;&quot;&gt; &lt;value&gt;&quot;&amp;[.B159]&amp;&quot;&lt;/value&gt; &lt;/data&gt;&quot;" office:value-type="string" office:string-value="  &lt;data name=&quot;Project.title&quot; xml:space=&quot;preserve&quot;&gt; &lt;value&gt;Project&lt;/value&gt; &lt;/data&gt;">
            <text:p><text:s text:c="2"/>&lt;data name="Project.title" xml:space="preserve"&gt; &lt;value&gt;Project&lt;/value&gt; &lt;/data&gt;</text:p>
          </table:table-cell>
          <table:table-cell table:style-name="ce11" table:formula="of:=&quot;  &lt;data name=&quot;&quot;&quot;&amp;[.A159]&amp;&quot;.title&quot;&quot; xml:space=&quot;&quot;preserve&quot;&quot;&gt; &lt;value&gt;&quot;&amp;[.C159]&amp;&quot;&lt;/value&gt; &lt;/data&gt;&quot;" office:value-type="string" office:string-value="  &lt;data name=&quot;Project.title&quot; xml:space=&quot;preserve&quot;&gt; &lt;value&gt;项目&lt;/value&gt; &lt;/data&gt;">
            <text:p><text:s text:c="2"/>&lt;data name="Project.title" xml:space="preserve"&gt; &lt;value&gt;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</text:p>
          </table:table-cell>
          <table:table-cell table:style-name="ce12" office:value-type="string">
            <text:p>View, select, edit projects</text:p>
          </table:table-cell>
          <table:table-cell table:style-name="ce14" office:value-type="string">
            <text:p>查看<text:span text:style-name="T2">,</text:span><text:span text:style-name="T3">选择</text:span><text:span text:style-name="T2">,</text:span><text:span text:style-name="T3">更改项目</text:span></text:p>
          </table:table-cell>
          <table:table-cell table:style-name="ce12" table:formula="of:=&quot;  &lt;data name=&quot;&quot;&quot;&amp;[.A160]&amp;&quot;.description&quot;&quot; xml:space=&quot;&quot;preserve&quot;&quot;&gt; &lt;value&gt;&quot;&amp;[.B160]&amp;&quot;&lt;/value&gt; &lt;/data&gt;&quot;" office:value-type="string" office:string-value="  &lt;data name=&quot;Project.description&quot; xml:space=&quot;preserve&quot;&gt; &lt;value&gt;View, select, edit projects&lt;/value&gt; &lt;/data&gt;">
            <text:p><text:s text:c="2"/>&lt;data name="Project.description" xml:space="preserve"&gt; &lt;value&gt;View, select, edit projects&lt;/value&gt; &lt;/data&gt;</text:p>
          </table:table-cell>
          <table:table-cell table:style-name="ce12" table:formula="of:=&quot;  &lt;data name=&quot;&quot;&quot;&amp;[.A160]&amp;&quot;.description&quot;&quot; xml:space=&quot;&quot;preserve&quot;&quot;&gt; &lt;value&gt;&quot;&amp;[.C160]&amp;&quot;&lt;/value&gt; &lt;/data&gt;&quot;" office:value-type="string" office:string-value="  &lt;data name=&quot;Project.description&quot; xml:space=&quot;preserve&quot;&gt; &lt;value&gt;查看,选择,更改项目&lt;/value&gt; &lt;/data&gt;">
            <text:p><text:s text:c="2"/>&lt;data name="Project.description" xml:space="preserve"&gt; &lt;value&gt;查看,选择,更改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construction</text:p>
          </table:table-cell>
          <table:table-cell table:style-name="ce13" office:value-type="string">
            <text:p>装修工程</text:p>
          </table:table-cell>
          <table:table-cell table:style-name="ce11" table:formula="of:=&quot;  &lt;data name=&quot;&quot;&quot;&amp;[.A161]&amp;&quot;.title&quot;&quot; xml:space=&quot;&quot;preserve&quot;&quot;&gt; &lt;value&gt;&quot;&amp;[.B161]&amp;&quot;&lt;/value&gt; &lt;/data&gt;&quot;" office:value-type="string" office:string-value="  &lt;data name=&quot;Project construction.title&quot; xml:space=&quot;preserve&quot;&gt; &lt;value&gt;Project construction&lt;/value&gt; &lt;/data&gt;">
            <text:p><text:s text:c="2"/>&lt;data name="Project construction.title" xml:space="preserve"&gt; &lt;value&gt;Project construction&lt;/value&gt; &lt;/data&gt;</text:p>
          </table:table-cell>
          <table:table-cell table:style-name="ce11" table:formula="of:=&quot;  &lt;data name=&quot;&quot;&quot;&amp;[.A161]&amp;&quot;.title&quot;&quot; xml:space=&quot;&quot;preserve&quot;&quot;&gt; &lt;value&gt;&quot;&amp;[.C161]&amp;&quot;&lt;/value&gt; &lt;/data&gt;&quot;" office:value-type="string" office:string-value="  &lt;data name=&quot;Project construction.title&quot; xml:space=&quot;preserve&quot;&gt; &lt;value&gt;装修工程&lt;/value&gt; &lt;/data&gt;">
            <text:p><text:s text:c="2"/>&lt;data name="Project construction.title" xml:space="preserve"&gt; &lt;value&gt;装修工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ject construction</text:p>
          </table:table-cell>
          <table:table-cell table:style-name="ce14" office:value-type="string">
            <text:p>装修工程</text:p>
          </table:table-cell>
          <table:table-cell table:style-name="ce12" table:formula="of:=&quot;  &lt;data name=&quot;&quot;&quot;&amp;[.A162]&amp;&quot;.description&quot;&quot; xml:space=&quot;&quot;preserve&quot;&quot;&gt; &lt;value&gt;&quot;&amp;[.B162]&amp;&quot;&lt;/value&gt; &lt;/data&gt;&quot;" office:value-type="string" office:string-value="  &lt;data name=&quot;Project construction.description&quot; xml:space=&quot;preserve&quot;&gt; &lt;value&gt;Project construction&lt;/value&gt; &lt;/data&gt;">
            <text:p><text:s text:c="2"/>&lt;data name="Project construction.description" xml:space="preserve"&gt; &lt;value&gt;Project construction&lt;/value&gt; &lt;/data&gt;</text:p>
          </table:table-cell>
          <table:table-cell table:style-name="ce12" table:formula="of:=&quot;  &lt;data name=&quot;&quot;&quot;&amp;[.A162]&amp;&quot;.description&quot;&quot; xml:space=&quot;&quot;preserve&quot;&quot;&gt; &lt;value&gt;&quot;&amp;[.C162]&amp;&quot;&lt;/value&gt; &lt;/data&gt;&quot;" office:value-type="string" office:string-value="  &lt;data name=&quot;Project construction.description&quot; xml:space=&quot;preserve&quot;&gt; &lt;value&gt;装修工程&lt;/value&gt; &lt;/data&gt;">
            <text:p><text:s text:c="2"/>&lt;data name="Project construction.description" xml:space="preserve"&gt; &lt;value&gt;装修工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delivery</text:p>
          </table:table-cell>
          <table:table-cell table:style-name="ce13" office:value-type="string">
            <text:p>项目送货</text:p>
          </table:table-cell>
          <table:table-cell table:style-name="ce11" table:formula="of:=&quot;  &lt;data name=&quot;&quot;&quot;&amp;[.A163]&amp;&quot;.title&quot;&quot; xml:space=&quot;&quot;preserve&quot;&quot;&gt; &lt;value&gt;&quot;&amp;[.B163]&amp;&quot;&lt;/value&gt; &lt;/data&gt;&quot;" office:value-type="string" office:string-value="  &lt;data name=&quot;Project delivery.title&quot; xml:space=&quot;preserve&quot;&gt; &lt;value&gt;Project delivery&lt;/value&gt; &lt;/data&gt;">
            <text:p><text:s text:c="2"/>&lt;data name="Project delivery.title" xml:space="preserve"&gt; &lt;value&gt;Project delivery&lt;/value&gt; &lt;/data&gt;</text:p>
          </table:table-cell>
          <table:table-cell table:style-name="ce11" table:formula="of:=&quot;  &lt;data name=&quot;&quot;&quot;&amp;[.A163]&amp;&quot;.title&quot;&quot; xml:space=&quot;&quot;preserve&quot;&quot;&gt; &lt;value&gt;&quot;&amp;[.C163]&amp;&quot;&lt;/value&gt; &lt;/data&gt;&quot;" office:value-type="string" office:string-value="  &lt;data name=&quot;Project delivery.title&quot; xml:space=&quot;preserve&quot;&gt; &lt;value&gt;项目送货&lt;/value&gt; &lt;/data&gt;">
            <text:p><text:s text:c="2"/>&lt;data name="Project delivery.title" xml:space="preserve"&gt; &lt;value&gt;项目送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delivery</text:p>
          </table:table-cell>
          <table:table-cell table:number-columns-repeated="2" table:style-name="ce12" office:value-type="string">
            <text:p>Goods to be delivered for project</text:p>
          </table:table-cell>
          <table:table-cell table:style-name="ce12" table:formula="of:=&quot;  &lt;data name=&quot;&quot;&quot;&amp;[.A164]&amp;&quot;.description&quot;&quot; xml:space=&quot;&quot;preserve&quot;&quot;&gt; &lt;value&gt;&quot;&amp;[.B164]&amp;&quot;&lt;/value&gt; &lt;/data&gt;&quot;" office:value-type="string" office:string-value="  &lt;data name=&quot;Project delivery.description&quot; xml:space=&quot;preserve&quot;&gt; &lt;value&gt;Goods to be delivered for project&lt;/value&gt; &lt;/data&gt;">
            <text:p><text:s text:c="2"/>&lt;data name="Project delivery.description" xml:space="preserve"&gt; &lt;value&gt;Goods to be delivered for project&lt;/value&gt; &lt;/data&gt;</text:p>
          </table:table-cell>
          <table:table-cell table:style-name="ce12" table:formula="of:=&quot;  &lt;data name=&quot;&quot;&quot;&amp;[.A164]&amp;&quot;.description&quot;&quot; xml:space=&quot;&quot;preserve&quot;&quot;&gt; &lt;value&gt;&quot;&amp;[.C164]&amp;&quot;&lt;/value&gt; &lt;/data&gt;&quot;" office:value-type="string" office:string-value="  &lt;data name=&quot;Project delivery.description&quot; xml:space=&quot;preserve&quot;&gt; &lt;value&gt;Goods to be delivered for project&lt;/value&gt; &lt;/data&gt;">
            <text:p><text:s text:c="2"/>&lt;data name="Project delivery.description" xml:space="preserve"&gt; &lt;value&gt;Goods to be delivered for pro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maintenance</text:p>
          </table:table-cell>
          <table:table-cell table:style-name="ce13" office:value-type="string">
            <text:p>维修项目</text:p>
          </table:table-cell>
          <table:table-cell table:style-name="ce11" table:formula="of:=&quot;  &lt;data name=&quot;&quot;&quot;&amp;[.A165]&amp;&quot;.title&quot;&quot; xml:space=&quot;&quot;preserve&quot;&quot;&gt; &lt;value&gt;&quot;&amp;[.B165]&amp;&quot;&lt;/value&gt; &lt;/data&gt;&quot;" office:value-type="string" office:string-value="  &lt;data name=&quot;Project maintenance.title&quot; xml:space=&quot;preserve&quot;&gt; &lt;value&gt;Project maintenance&lt;/value&gt; &lt;/data&gt;">
            <text:p><text:s text:c="2"/>&lt;data name="Project maintenance.title" xml:space="preserve"&gt; &lt;value&gt;Project maintenance&lt;/value&gt; &lt;/data&gt;</text:p>
          </table:table-cell>
          <table:table-cell table:style-name="ce11" table:formula="of:=&quot;  &lt;data name=&quot;&quot;&quot;&amp;[.A165]&amp;&quot;.title&quot;&quot; xml:space=&quot;&quot;preserve&quot;&quot;&gt; &lt;value&gt;&quot;&amp;[.C165]&amp;&quot;&lt;/value&gt; &lt;/data&gt;&quot;" office:value-type="string" office:string-value="  &lt;data name=&quot;Project maintenance.title&quot; xml:space=&quot;preserve&quot;&gt; &lt;value&gt;维修项目&lt;/value&gt; &lt;/data&gt;">
            <text:p><text:s text:c="2"/>&lt;data name="Project maintenance.title" xml:space="preserve"&gt; &lt;value&gt;维修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maintenance</text:p>
          </table:table-cell>
          <table:table-cell table:style-name="ce12" office:value-type="string">
            <text:p>Register project maintenance</text:p>
          </table:table-cell>
          <table:table-cell table:style-name="ce14" office:value-type="string">
            <text:p>纪录维修项目</text:p>
          </table:table-cell>
          <table:table-cell table:style-name="ce12" table:formula="of:=&quot;  &lt;data name=&quot;&quot;&quot;&amp;[.A166]&amp;&quot;.description&quot;&quot; xml:space=&quot;&quot;preserve&quot;&quot;&gt; &lt;value&gt;&quot;&amp;[.B166]&amp;&quot;&lt;/value&gt; &lt;/data&gt;&quot;" office:value-type="string" office:string-value="  &lt;data name=&quot;Project maintenance.description&quot; xml:space=&quot;preserve&quot;&gt; &lt;value&gt;Register project maintenance&lt;/value&gt; &lt;/data&gt;">
            <text:p><text:s text:c="2"/>&lt;data name="Project maintenance.description" xml:space="preserve"&gt; &lt;value&gt;Register project maintenance&lt;/value&gt; &lt;/data&gt;</text:p>
          </table:table-cell>
          <table:table-cell table:style-name="ce12" table:formula="of:=&quot;  &lt;data name=&quot;&quot;&quot;&amp;[.A166]&amp;&quot;.description&quot;&quot; xml:space=&quot;&quot;preserve&quot;&quot;&gt; &lt;value&gt;&quot;&amp;[.C166]&amp;&quot;&lt;/value&gt; &lt;/data&gt;&quot;" office:value-type="string" office:string-value="  &lt;data name=&quot;Project maintenance.description&quot; xml:space=&quot;preserve&quot;&gt; &lt;value&gt;纪录维修项目&lt;/value&gt; &lt;/data&gt;">
            <text:p><text:s text:c="2"/>&lt;data name="Project maintenance.description" xml:space="preserve"&gt; &lt;value&gt;纪录维修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room</text:p>
          </table:table-cell>
          <table:table-cell table:style-name="ce13" office:value-type="string">
            <text:p>设定房间</text:p>
          </table:table-cell>
          <table:table-cell table:style-name="ce11" table:formula="of:=&quot;  &lt;data name=&quot;&quot;&quot;&amp;[.A167]&amp;&quot;.title&quot;&quot; xml:space=&quot;&quot;preserve&quot;&quot;&gt; &lt;value&gt;&quot;&amp;[.B167]&amp;&quot;&lt;/value&gt; &lt;/data&gt;&quot;" office:value-type="string" office:string-value="  &lt;data name=&quot;Project room.title&quot; xml:space=&quot;preserve&quot;&gt; &lt;value&gt;Project room&lt;/value&gt; &lt;/data&gt;">
            <text:p><text:s text:c="2"/>&lt;data name="Project room.title" xml:space="preserve"&gt; &lt;value&gt;Project room&lt;/value&gt; &lt;/data&gt;</text:p>
          </table:table-cell>
          <table:table-cell table:style-name="ce11" table:formula="of:=&quot;  &lt;data name=&quot;&quot;&quot;&amp;[.A167]&amp;&quot;.title&quot;&quot; xml:space=&quot;&quot;preserve&quot;&quot;&gt; &lt;value&gt;&quot;&amp;[.C167]&amp;&quot;&lt;/value&gt; &lt;/data&gt;&quot;" office:value-type="string" office:string-value="  &lt;data name=&quot;Project room.title&quot; xml:space=&quot;preserve&quot;&gt; &lt;value&gt;设定房间&lt;/value&gt; &lt;/data&gt;">
            <text:p><text:s text:c="2"/>&lt;data name="Project room.title" xml:space="preserve"&gt; &lt;value&gt;设定房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room</text:p>
          </table:table-cell>
          <table:table-cell table:style-name="ce12" office:value-type="string">
            <text:p>Define rooms for the selected project</text:p>
          </table:table-cell>
          <table:table-cell table:style-name="ce14" office:value-type="string">
            <text:p>设定项目的房间 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68]&amp;&quot;.description&quot;&quot; xml:space=&quot;&quot;preserve&quot;&quot;&gt; &lt;value&gt;&quot;&amp;[.B168]&amp;&quot;&lt;/value&gt; &lt;/data&gt;&quot;" office:value-type="string" office:string-value="  &lt;data name=&quot;Project room.description&quot; xml:space=&quot;preserve&quot;&gt; &lt;value&gt;Define rooms for the selected project&lt;/value&gt; &lt;/data&gt;">
            <text:p><text:s text:c="2"/>&lt;data name="Project room.description" xml:space="preserve"&gt; &lt;value&gt;Define rooms for the selected project&lt;/value&gt; &lt;/data&gt;</text:p>
          </table:table-cell>
          <table:table-cell table:style-name="ce12" table:formula="of:=&quot;  &lt;data name=&quot;&quot;&quot;&amp;[.A168]&amp;&quot;.description&quot;&quot; xml:space=&quot;&quot;preserve&quot;&quot;&gt; &lt;value&gt;&quot;&amp;[.C168]&amp;&quot;&lt;/value&gt; &lt;/data&gt;&quot;" office:value-type="string" office:string-value="  &lt;data name=&quot;Project room.description&quot; xml:space=&quot;preserve&quot;&gt; &lt;value&gt;设定项目的房间 (需先选择项目)&lt;/value&gt; &lt;/data&gt;">
            <text:p><text:s text:c="2"/>&lt;data name="Project room.description" xml:space="preserve"&gt; &lt;value&gt;设定项目的房间 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oject schedule</text:p>
          </table:table-cell>
          <table:table-cell table:style-name="ce11" office:value-type="string">
            <text:p>Schedule</text:p>
          </table:table-cell>
          <table:table-cell table:style-name="ce13" office:value-type="string">
            <text:p>时间表</text:p>
          </table:table-cell>
          <table:table-cell table:style-name="ce11" table:formula="of:=&quot;  &lt;data name=&quot;&quot;&quot;&amp;[.A169]&amp;&quot;.title&quot;&quot; xml:space=&quot;&quot;preserve&quot;&quot;&gt; &lt;value&gt;&quot;&amp;[.B169]&amp;&quot;&lt;/value&gt; &lt;/data&gt;&quot;" office:value-type="string" office:string-value="  &lt;data name=&quot;Project schedule.title&quot; xml:space=&quot;preserve&quot;&gt; &lt;value&gt;Schedule&lt;/value&gt; &lt;/data&gt;">
            <text:p><text:s text:c="2"/>&lt;data name="Project schedule.title" xml:space="preserve"&gt; &lt;value&gt;Schedule&lt;/value&gt; &lt;/data&gt;</text:p>
          </table:table-cell>
          <table:table-cell table:style-name="ce11" table:formula="of:=&quot;  &lt;data name=&quot;&quot;&quot;&amp;[.A169]&amp;&quot;.title&quot;&quot; xml:space=&quot;&quot;preserve&quot;&quot;&gt; &lt;value&gt;&quot;&amp;[.C169]&amp;&quot;&lt;/value&gt; &lt;/data&gt;&quot;" office:value-type="string" office:string-value="  &lt;data name=&quot;Project schedule.title&quot; xml:space=&quot;preserve&quot;&gt; &lt;value&gt;时间表&lt;/value&gt; &lt;/data&gt;">
            <text:p><text:s text:c="2"/>&lt;data name="Project schedule.title" xml:space="preserve"&gt; &lt;value&gt;时间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schedule</text:p>
          </table:table-cell>
          <table:table-cell table:number-columns-repeated="2" table:style-name="ce12" office:value-type="string">
            <text:p>Schedule</text:p>
          </table:table-cell>
          <table:table-cell table:style-name="ce12" table:formula="of:=&quot;  &lt;data name=&quot;&quot;&quot;&amp;[.A170]&amp;&quot;.description&quot;&quot; xml:space=&quot;&quot;preserve&quot;&quot;&gt; &lt;value&gt;&quot;&amp;[.B170]&amp;&quot;&lt;/value&gt; &lt;/data&gt;&quot;" office:value-type="string" office:string-value="  &lt;data name=&quot;Project schedule.description&quot; xml:space=&quot;preserve&quot;&gt; &lt;value&gt;Schedule&lt;/value&gt; &lt;/data&gt;">
            <text:p><text:s text:c="2"/>&lt;data name="Project schedule.description" xml:space="preserve"&gt; &lt;value&gt;Schedule&lt;/value&gt; &lt;/data&gt;</text:p>
          </table:table-cell>
          <table:table-cell table:style-name="ce12" table:formula="of:=&quot;  &lt;data name=&quot;&quot;&quot;&amp;[.A170]&amp;&quot;.description&quot;&quot; xml:space=&quot;&quot;preserve&quot;&quot;&gt; &lt;value&gt;&quot;&amp;[.C170]&amp;&quot;&lt;/value&gt; &lt;/data&gt;&quot;" office:value-type="string" office:string-value="  &lt;data name=&quot;Project schedule.description&quot; xml:space=&quot;preserve&quot;&gt; &lt;value&gt;Schedule&lt;/value&gt; &lt;/data&gt;">
            <text:p><text:s text:c="2"/>&lt;data name="Project schedule.description" xml:space="preserve"&gt; &lt;value&gt;Schedul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posal</text:p>
          </table:table-cell>
          <table:table-cell table:style-name="ce13" office:value-type="string">
            <text:p>预算</text:p>
          </table:table-cell>
          <table:table-cell table:style-name="ce11" table:formula="of:=&quot;  &lt;data name=&quot;&quot;&quot;&amp;[.A171]&amp;&quot;.title&quot;&quot; xml:space=&quot;&quot;preserve&quot;&quot;&gt; &lt;value&gt;&quot;&amp;[.B171]&amp;&quot;&lt;/value&gt; &lt;/data&gt;&quot;" office:value-type="string" office:string-value="  &lt;data name=&quot;Proposal.title&quot; xml:space=&quot;preserve&quot;&gt; &lt;value&gt;Proposal&lt;/value&gt; &lt;/data&gt;">
            <text:p><text:s text:c="2"/>&lt;data name="Proposal.title" xml:space="preserve"&gt; &lt;value&gt;Proposal&lt;/value&gt; &lt;/data&gt;</text:p>
          </table:table-cell>
          <table:table-cell table:style-name="ce11" table:formula="of:=&quot;  &lt;data name=&quot;&quot;&quot;&amp;[.A171]&amp;&quot;.title&quot;&quot; xml:space=&quot;&quot;preserve&quot;&quot;&gt; &lt;value&gt;&quot;&amp;[.C171]&amp;&quot;&lt;/value&gt; &lt;/data&gt;&quot;" office:value-type="string" office:string-value="  &lt;data name=&quot;Proposal.title&quot; xml:space=&quot;preserve&quot;&gt; &lt;value&gt;预算&lt;/value&gt; &lt;/data&gt;">
            <text:p><text:s text:c="2"/>&lt;data name="Proposal.title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posal</text:p>
          </table:table-cell>
          <table:table-cell table:style-name="ce12" office:value-type="string">
            <text:p>View the proposal for the selected project</text:p>
          </table:table-cell>
          <table:table-cell table:style-name="ce14" office:value-type="string">
            <text:p>查看项目的预算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72]&amp;&quot;.description&quot;&quot; xml:space=&quot;&quot;preserve&quot;&quot;&gt; &lt;value&gt;&quot;&amp;[.B172]&amp;&quot;&lt;/value&gt; &lt;/data&gt;&quot;" office:value-type="string" office:string-value="  &lt;data name=&quot;Proposal.description&quot; xml:space=&quot;preserve&quot;&gt; &lt;value&gt;View the proposal for the selected project&lt;/value&gt; &lt;/data&gt;">
            <text:p><text:s text:c="2"/>&lt;data name="Proposal.description" xml:space="preserve"&gt; &lt;value&gt;View the proposal for the selected project&lt;/value&gt; &lt;/data&gt;</text:p>
          </table:table-cell>
          <table:table-cell table:style-name="ce12" table:formula="of:=&quot;  &lt;data name=&quot;&quot;&quot;&amp;[.A172]&amp;&quot;.description&quot;&quot; xml:space=&quot;&quot;preserve&quot;&quot;&gt; &lt;value&gt;&quot;&amp;[.C172]&amp;&quot;&lt;/value&gt; &lt;/data&gt;&quot;" office:value-type="string" office:string-value="  &lt;data name=&quot;Proposal.description&quot; xml:space=&quot;preserve&quot;&gt; &lt;value&gt;查看项目的预算(需先选择项目)&lt;/value&gt; &lt;/data&gt;">
            <text:p><text:s text:c="2"/>&lt;data name="Proposal.description" xml:space="preserve"&gt; &lt;value&gt;查看项目的预算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</text:p>
          </table:table-cell>
          <table:table-cell table:style-name="ce13" office:value-type="string">
            <text:p>促销</text:p>
          </table:table-cell>
          <table:table-cell table:style-name="ce11" table:formula="of:=&quot;  &lt;data name=&quot;&quot;&quot;&amp;[.A173]&amp;&quot;.title&quot;&quot; xml:space=&quot;&quot;preserve&quot;&quot;&gt; &lt;value&gt;&quot;&amp;[.B173]&amp;&quot;&lt;/value&gt; &lt;/data&gt;&quot;" office:value-type="string" office:string-value="  &lt;data name=&quot;Promotion.title&quot; xml:space=&quot;preserve&quot;&gt; &lt;value&gt;Promotion&lt;/value&gt; &lt;/data&gt;">
            <text:p><text:s text:c="2"/>&lt;data name="Promotion.title" xml:space="preserve"&gt; &lt;value&gt;Promotion&lt;/value&gt; &lt;/data&gt;</text:p>
          </table:table-cell>
          <table:table-cell table:style-name="ce11" table:formula="of:=&quot;  &lt;data name=&quot;&quot;&quot;&amp;[.A173]&amp;&quot;.title&quot;&quot; xml:space=&quot;&quot;preserve&quot;&quot;&gt; &lt;value&gt;&quot;&amp;[.C173]&amp;&quot;&lt;/value&gt; &lt;/data&gt;&quot;" office:value-type="string" office:string-value="  &lt;data name=&quot;Promotion.title&quot; xml:space=&quot;preserve&quot;&gt; &lt;value&gt;促销&lt;/value&gt; &lt;/data&gt;">
            <text:p><text:s text:c="2"/>&lt;data name="Promotion.title" xml:space="preserve"&gt; &lt;value&gt;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</text:p>
          </table:table-cell>
          <table:table-cell table:style-name="ce12" office:value-type="string">
            <text:p>Define promotion</text:p>
          </table:table-cell>
          <table:table-cell table:style-name="ce14" office:value-type="string">
            <text:p>定义促销</text:p>
          </table:table-cell>
          <table:table-cell table:style-name="ce12" table:formula="of:=&quot;  &lt;data name=&quot;&quot;&quot;&amp;[.A174]&amp;&quot;.description&quot;&quot; xml:space=&quot;&quot;preserve&quot;&quot;&gt; &lt;value&gt;&quot;&amp;[.B174]&amp;&quot;&lt;/value&gt; &lt;/data&gt;&quot;" office:value-type="string" office:string-value="  &lt;data name=&quot;Promotion.description&quot; xml:space=&quot;preserve&quot;&gt; &lt;value&gt;Define promotion&lt;/value&gt; &lt;/data&gt;">
            <text:p><text:s text:c="2"/>&lt;data name="Promotion.description" xml:space="preserve"&gt; &lt;value&gt;Define promotion&lt;/value&gt; &lt;/data&gt;</text:p>
          </table:table-cell>
          <table:table-cell table:style-name="ce12" table:formula="of:=&quot;  &lt;data name=&quot;&quot;&quot;&amp;[.A174]&amp;&quot;.description&quot;&quot; xml:space=&quot;&quot;preserve&quot;&quot;&gt; &lt;value&gt;&quot;&amp;[.C174]&amp;&quot;&lt;/value&gt; &lt;/data&gt;&quot;" office:value-type="string" office:string-value="  &lt;data name=&quot;Promotion.description&quot; xml:space=&quot;preserve&quot;&gt; &lt;value&gt;定义促销&lt;/value&gt; &lt;/data&gt;">
            <text:p><text:s text:c="2"/>&lt;data name="Promotion.description" xml:space="preserve"&gt; &lt;value&gt;定义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excluded</text:p>
          </table:table-cell>
          <table:table-cell table:style-name="ce13" office:value-type="string">
            <text:p>促销排除</text:p>
          </table:table-cell>
          <table:table-cell table:style-name="ce11" table:formula="of:=&quot;  &lt;data name=&quot;&quot;&quot;&amp;[.A175]&amp;&quot;.title&quot;&quot; xml:space=&quot;&quot;preserve&quot;&quot;&gt; &lt;value&gt;&quot;&amp;[.B175]&amp;&quot;&lt;/value&gt; &lt;/data&gt;&quot;" office:value-type="string" office:string-value="  &lt;data name=&quot;Promotion excluded.title&quot; xml:space=&quot;preserve&quot;&gt; &lt;value&gt;Promotion excluded&lt;/value&gt; &lt;/data&gt;">
            <text:p><text:s text:c="2"/>&lt;data name="Promotion excluded.title" xml:space="preserve"&gt; &lt;value&gt;Promotion excluded&lt;/value&gt; &lt;/data&gt;</text:p>
          </table:table-cell>
          <table:table-cell table:style-name="ce11" table:formula="of:=&quot;  &lt;data name=&quot;&quot;&quot;&amp;[.A175]&amp;&quot;.title&quot;&quot; xml:space=&quot;&quot;preserve&quot;&quot;&gt; &lt;value&gt;&quot;&amp;[.C175]&amp;&quot;&lt;/value&gt; &lt;/data&gt;&quot;" office:value-type="string" office:string-value="  &lt;data name=&quot;Promotion excluded.title&quot; xml:space=&quot;preserve&quot;&gt; &lt;value&gt;促销排除&lt;/value&gt; &lt;/data&gt;">
            <text:p><text:s text:c="2"/>&lt;data name="Promotion excluded.title" xml:space="preserve"&gt; &lt;value&gt;促销排除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excluded</text:p>
          </table:table-cell>
          <table:table-cell table:number-columns-repeated="2" table:style-name="ce12" office:value-type="string">
            <text:p>Define items excluded from promotion</text:p>
          </table:table-cell>
          <table:table-cell table:style-name="ce12" table:formula="of:=&quot;  &lt;data name=&quot;&quot;&quot;&amp;[.A176]&amp;&quot;.description&quot;&quot; xml:space=&quot;&quot;preserve&quot;&quot;&gt; &lt;value&gt;&quot;&amp;[.B176]&amp;&quot;&lt;/value&gt; &lt;/data&gt;&quot;" office:value-type="string" office:string-value="  &lt;data name=&quot;Promotion excluded.description&quot; xml:space=&quot;preserve&quot;&gt; &lt;value&gt;Define items excluded from promotion&lt;/value&gt; &lt;/data&gt;">
            <text:p><text:s text:c="2"/>&lt;data name="Promotion excluded.description" xml:space="preserve"&gt; &lt;value&gt;Define items excluded from promotion&lt;/value&gt; &lt;/data&gt;</text:p>
          </table:table-cell>
          <table:table-cell table:style-name="ce12" table:formula="of:=&quot;  &lt;data name=&quot;&quot;&quot;&amp;[.A176]&amp;&quot;.description&quot;&quot; xml:space=&quot;&quot;preserve&quot;&quot;&gt; &lt;value&gt;&quot;&amp;[.C176]&amp;&quot;&lt;/value&gt; &lt;/data&gt;&quot;" office:value-type="string" office:string-value="  &lt;data name=&quot;Promotion excluded.description&quot; xml:space=&quot;preserve&quot;&gt; &lt;value&gt;Define items excluded from promotion&lt;/value&gt; &lt;/data&gt;">
            <text:p><text:s text:c="2"/>&lt;data name="Promotion excluded.description" xml:space="preserve"&gt; &lt;value&gt;Define items excluded from promo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item</text:p>
          </table:table-cell>
          <table:table-cell table:style-name="ce13" office:value-type="string">
            <text:p>促销商品</text:p>
          </table:table-cell>
          <table:table-cell table:style-name="ce11" table:formula="of:=&quot;  &lt;data name=&quot;&quot;&quot;&amp;[.A177]&amp;&quot;.title&quot;&quot; xml:space=&quot;&quot;preserve&quot;&quot;&gt; &lt;value&gt;&quot;&amp;[.B177]&amp;&quot;&lt;/value&gt; &lt;/data&gt;&quot;" office:value-type="string" office:string-value="  &lt;data name=&quot;Promotion item.title&quot; xml:space=&quot;preserve&quot;&gt; &lt;value&gt;Promotion item&lt;/value&gt; &lt;/data&gt;">
            <text:p><text:s text:c="2"/>&lt;data name="Promotion item.title" xml:space="preserve"&gt; &lt;value&gt;Promotion item&lt;/value&gt; &lt;/data&gt;</text:p>
          </table:table-cell>
          <table:table-cell table:style-name="ce11" table:formula="of:=&quot;  &lt;data name=&quot;&quot;&quot;&amp;[.A177]&amp;&quot;.title&quot;&quot; xml:space=&quot;&quot;preserve&quot;&quot;&gt; &lt;value&gt;&quot;&amp;[.C177]&amp;&quot;&lt;/value&gt; &lt;/data&gt;&quot;" office:value-type="string" office:string-value="  &lt;data name=&quot;Promotion item.title&quot; xml:space=&quot;preserve&quot;&gt; &lt;value&gt;促销商品&lt;/value&gt; &lt;/data&gt;">
            <text:p><text:s text:c="2"/>&lt;data name="Promotion item.title" xml:space="preserve"&gt; &lt;value&gt;促销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item</text:p>
          </table:table-cell>
          <table:table-cell table:style-name="ce12" office:value-type="string">
            <text:p>Define promotion items (DM)</text:p>
          </table:table-cell>
          <table:table-cell table:style-name="ce14" office:value-type="string">
            <text:p>定义促销商品</text:p>
          </table:table-cell>
          <table:table-cell table:style-name="ce12" table:formula="of:=&quot;  &lt;data name=&quot;&quot;&quot;&amp;[.A178]&amp;&quot;.description&quot;&quot; xml:space=&quot;&quot;preserve&quot;&quot;&gt; &lt;value&gt;&quot;&amp;[.B178]&amp;&quot;&lt;/value&gt; &lt;/data&gt;&quot;" office:value-type="string" office:string-value="  &lt;data name=&quot;Promotion item.description&quot; xml:space=&quot;preserve&quot;&gt; &lt;value&gt;Define promotion items (DM)&lt;/value&gt; &lt;/data&gt;">
            <text:p><text:s text:c="2"/>&lt;data name="Promotion item.description" xml:space="preserve"&gt; &lt;value&gt;Define promotion items (DM)&lt;/value&gt; &lt;/data&gt;</text:p>
          </table:table-cell>
          <table:table-cell table:style-name="ce12" table:formula="of:=&quot;  &lt;data name=&quot;&quot;&quot;&amp;[.A178]&amp;&quot;.description&quot;&quot; xml:space=&quot;&quot;preserve&quot;&quot;&gt; &lt;value&gt;&quot;&amp;[.C178]&amp;&quot;&lt;/value&gt; &lt;/data&gt;&quot;" office:value-type="string" office:string-value="  &lt;data name=&quot;Promotion item.description&quot; xml:space=&quot;preserve&quot;&gt; &lt;value&gt;定义促销商品&lt;/value&gt; &lt;/data&gt;">
            <text:p><text:s text:c="2"/>&lt;data name="Promotion item.description" xml:space="preserve"&gt; &lt;value&gt;定义促销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level</text:p>
          </table:table-cell>
          <table:table-cell table:style-name="ce13" office:value-type="string">
            <text:p>促销程度</text:p>
          </table:table-cell>
          <table:table-cell table:style-name="ce11" table:formula="of:=&quot;  &lt;data name=&quot;&quot;&quot;&amp;[.A179]&amp;&quot;.title&quot;&quot; xml:space=&quot;&quot;preserve&quot;&quot;&gt; &lt;value&gt;&quot;&amp;[.B179]&amp;&quot;&lt;/value&gt; &lt;/data&gt;&quot;" office:value-type="string" office:string-value="  &lt;data name=&quot;Promotion level.title&quot; xml:space=&quot;preserve&quot;&gt; &lt;value&gt;Promotion level&lt;/value&gt; &lt;/data&gt;">
            <text:p><text:s text:c="2"/>&lt;data name="Promotion level.title" xml:space="preserve"&gt; &lt;value&gt;Promotion level&lt;/value&gt; &lt;/data&gt;</text:p>
          </table:table-cell>
          <table:table-cell table:style-name="ce11" table:formula="of:=&quot;  &lt;data name=&quot;&quot;&quot;&amp;[.A179]&amp;&quot;.title&quot;&quot; xml:space=&quot;&quot;preserve&quot;&quot;&gt; &lt;value&gt;&quot;&amp;[.C179]&amp;&quot;&lt;/value&gt; &lt;/data&gt;&quot;" office:value-type="string" office:string-value="  &lt;data name=&quot;Promotion level.title&quot; xml:space=&quot;preserve&quot;&gt; &lt;value&gt;促销程度&lt;/value&gt; &lt;/data&gt;">
            <text:p><text:s text:c="2"/>&lt;data name="Promotion level.title" xml:space="preserve"&gt; &lt;value&gt;促销程度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level</text:p>
          </table:table-cell>
          <table:table-cell table:number-columns-repeated="2" table:style-name="ce12" office:value-type="string">
            <text:p>Define discount level for promotion</text:p>
          </table:table-cell>
          <table:table-cell table:style-name="ce12" table:formula="of:=&quot;  &lt;data name=&quot;&quot;&quot;&amp;[.A180]&amp;&quot;.description&quot;&quot; xml:space=&quot;&quot;preserve&quot;&quot;&gt; &lt;value&gt;&quot;&amp;[.B180]&amp;&quot;&lt;/value&gt; &lt;/data&gt;&quot;" office:value-type="string" office:string-value="  &lt;data name=&quot;Promotion level.description&quot; xml:space=&quot;preserve&quot;&gt; &lt;value&gt;Define discount level for promotion&lt;/value&gt; &lt;/data&gt;">
            <text:p><text:s text:c="2"/>&lt;data name="Promotion level.description" xml:space="preserve"&gt; &lt;value&gt;Define discount level for promotion&lt;/value&gt; &lt;/data&gt;</text:p>
          </table:table-cell>
          <table:table-cell table:style-name="ce12" table:formula="of:=&quot;  &lt;data name=&quot;&quot;&quot;&amp;[.A180]&amp;&quot;.description&quot;&quot; xml:space=&quot;&quot;preserve&quot;&quot;&gt; &lt;value&gt;&quot;&amp;[.C180]&amp;&quot;&lt;/value&gt; &lt;/data&gt;&quot;" office:value-type="string" office:string-value="  &lt;data name=&quot;Promotion level.description&quot; xml:space=&quot;preserve&quot;&gt; &lt;value&gt;Define discount level for promotion&lt;/value&gt; &lt;/data&gt;">
            <text:p><text:s text:c="2"/>&lt;data name="Promotion level.description" xml:space="preserve"&gt; &lt;value&gt;Define discount level for promo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omotion object</text:p>
          </table:table-cell>
          <table:table-cell table:style-name="ce11" office:value-type="string">
            <text:p>Assign voucher</text:p>
          </table:table-cell>
          <table:table-cell table:style-name="ce13" office:value-type="string">
            <text:p>选择礼券</text:p>
          </table:table-cell>
          <table:table-cell table:style-name="ce11" table:formula="of:=&quot;  &lt;data name=&quot;&quot;&quot;&amp;[.A181]&amp;&quot;.title&quot;&quot; xml:space=&quot;&quot;preserve&quot;&quot;&gt; &lt;value&gt;&quot;&amp;[.B181]&amp;&quot;&lt;/value&gt; &lt;/data&gt;&quot;" office:value-type="string" office:string-value="  &lt;data name=&quot;Promotion object.title&quot; xml:space=&quot;preserve&quot;&gt; &lt;value&gt;Assign voucher&lt;/value&gt; &lt;/data&gt;">
            <text:p><text:s text:c="2"/>&lt;data name="Promotion object.title" xml:space="preserve"&gt; &lt;value&gt;Assign voucher&lt;/value&gt; &lt;/data&gt;</text:p>
          </table:table-cell>
          <table:table-cell table:style-name="ce11" table:formula="of:=&quot;  &lt;data name=&quot;&quot;&quot;&amp;[.A181]&amp;&quot;.title&quot;&quot; xml:space=&quot;&quot;preserve&quot;&quot;&gt; &lt;value&gt;&quot;&amp;[.C181]&amp;&quot;&lt;/value&gt; &lt;/data&gt;&quot;" office:value-type="string" office:string-value="  &lt;data name=&quot;Promotion object.title&quot; xml:space=&quot;preserve&quot;&gt; &lt;value&gt;选择礼券&lt;/value&gt; &lt;/data&gt;">
            <text:p><text:s text:c="2"/>&lt;data name="Promotion object.title" xml:space="preserve"&gt; &lt;value&gt;选择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object</text:p>
          </table:table-cell>
          <table:table-cell table:number-columns-repeated="2" table:style-name="ce12" office:value-type="string">
            <text:p>Assign promotion discount to object</text:p>
          </table:table-cell>
          <table:table-cell table:style-name="ce12" table:formula="of:=&quot;  &lt;data name=&quot;&quot;&quot;&amp;[.A182]&amp;&quot;.description&quot;&quot; xml:space=&quot;&quot;preserve&quot;&quot;&gt; &lt;value&gt;&quot;&amp;[.B182]&amp;&quot;&lt;/value&gt; &lt;/data&gt;&quot;" office:value-type="string" office:string-value="  &lt;data name=&quot;Promotion object.description&quot; xml:space=&quot;preserve&quot;&gt; &lt;value&gt;Assign promotion discount to object&lt;/value&gt; &lt;/data&gt;">
            <text:p><text:s text:c="2"/>&lt;data name="Promotion object.description" xml:space="preserve"&gt; &lt;value&gt;Assign promotion discount to object&lt;/value&gt; &lt;/data&gt;</text:p>
          </table:table-cell>
          <table:table-cell table:style-name="ce12" table:formula="of:=&quot;  &lt;data name=&quot;&quot;&quot;&amp;[.A182]&amp;&quot;.description&quot;&quot; xml:space=&quot;&quot;preserve&quot;&quot;&gt; &lt;value&gt;&quot;&amp;[.C182]&amp;&quot;&lt;/value&gt; &lt;/data&gt;&quot;" office:value-type="string" office:string-value="  &lt;data name=&quot;Promotion object.description&quot; xml:space=&quot;preserve&quot;&gt; &lt;value&gt;Assign promotion discount to object&lt;/value&gt; &lt;/data&gt;">
            <text:p><text:s text:c="2"/>&lt;data name="Promotion object.description" xml:space="preserve"&gt; &lt;value&gt;Assign promotion discount to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supplier</text:p>
          </table:table-cell>
          <table:table-cell table:style-name="ce13" office:value-type="string">
            <text:p>供应商促销</text:p>
          </table:table-cell>
          <table:table-cell table:style-name="ce11" table:formula="of:=&quot;  &lt;data name=&quot;&quot;&quot;&amp;[.A183]&amp;&quot;.title&quot;&quot; xml:space=&quot;&quot;preserve&quot;&quot;&gt; &lt;value&gt;&quot;&amp;[.B183]&amp;&quot;&lt;/value&gt; &lt;/data&gt;&quot;" office:value-type="string" office:string-value="  &lt;data name=&quot;Promotion supplier.title&quot; xml:space=&quot;preserve&quot;&gt; &lt;value&gt;Promotion supplier&lt;/value&gt; &lt;/data&gt;">
            <text:p><text:s text:c="2"/>&lt;data name="Promotion supplier.title" xml:space="preserve"&gt; &lt;value&gt;Promotion supplier&lt;/value&gt; &lt;/data&gt;</text:p>
          </table:table-cell>
          <table:table-cell table:style-name="ce11" table:formula="of:=&quot;  &lt;data name=&quot;&quot;&quot;&amp;[.A183]&amp;&quot;.title&quot;&quot; xml:space=&quot;&quot;preserve&quot;&quot;&gt; &lt;value&gt;&quot;&amp;[.C183]&amp;&quot;&lt;/value&gt; &lt;/data&gt;&quot;" office:value-type="string" office:string-value="  &lt;data name=&quot;Promotion supplier.title&quot; xml:space=&quot;preserve&quot;&gt; &lt;value&gt;供应商促销&lt;/value&gt; &lt;/data&gt;">
            <text:p><text:s text:c="2"/>&lt;data name="Promotion supplier.title" xml:space="preserve"&gt; &lt;value&gt;供应商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supplier</text:p>
          </table:table-cell>
          <table:table-cell table:style-name="ce12" office:value-type="string">
            <text:p>Define promotion per supplier</text:p>
          </table:table-cell>
          <table:table-cell table:style-name="ce14" office:value-type="string">
            <text:p>定义供应商促销</text:p>
          </table:table-cell>
          <table:table-cell table:style-name="ce12" table:formula="of:=&quot;  &lt;data name=&quot;&quot;&quot;&amp;[.A184]&amp;&quot;.description&quot;&quot; xml:space=&quot;&quot;preserve&quot;&quot;&gt; &lt;value&gt;&quot;&amp;[.B184]&amp;&quot;&lt;/value&gt; &lt;/data&gt;&quot;" office:value-type="string" office:string-value="  &lt;data name=&quot;Promotion supplier.description&quot; xml:space=&quot;preserve&quot;&gt; &lt;value&gt;Define promotion per supplier&lt;/value&gt; &lt;/data&gt;">
            <text:p><text:s text:c="2"/>&lt;data name="Promotion supplier.description" xml:space="preserve"&gt; &lt;value&gt;Define promotion per supplier&lt;/value&gt; &lt;/data&gt;</text:p>
          </table:table-cell>
          <table:table-cell table:style-name="ce12" table:formula="of:=&quot;  &lt;data name=&quot;&quot;&quot;&amp;[.A184]&amp;&quot;.description&quot;&quot; xml:space=&quot;&quot;preserve&quot;&quot;&gt; &lt;value&gt;&quot;&amp;[.C184]&amp;&quot;&lt;/value&gt; &lt;/data&gt;&quot;" office:value-type="string" office:string-value="  &lt;data name=&quot;Promotion supplier.description&quot; xml:space=&quot;preserve&quot;&gt; &lt;value&gt;定义供应商促销&lt;/value&gt; &lt;/data&gt;">
            <text:p><text:s text:c="2"/>&lt;data name="Promotion supplier.description" xml:space="preserve"&gt; &lt;value&gt;定义供应商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spect</text:p>
          </table:table-cell>
          <table:table-cell table:style-name="ce13" office:value-type="string">
            <text:p>潜在顾客</text:p>
          </table:table-cell>
          <table:table-cell table:style-name="ce11" table:formula="of:=&quot;  &lt;data name=&quot;&quot;&quot;&amp;[.A185]&amp;&quot;.title&quot;&quot; xml:space=&quot;&quot;preserve&quot;&quot;&gt; &lt;value&gt;&quot;&amp;[.B185]&amp;&quot;&lt;/value&gt; &lt;/data&gt;&quot;" office:value-type="string" office:string-value="  &lt;data name=&quot;Prospect.title&quot; xml:space=&quot;preserve&quot;&gt; &lt;value&gt;Prospect&lt;/value&gt; &lt;/data&gt;">
            <text:p><text:s text:c="2"/>&lt;data name="Prospect.title" xml:space="preserve"&gt; &lt;value&gt;Prospect&lt;/value&gt; &lt;/data&gt;</text:p>
          </table:table-cell>
          <table:table-cell table:style-name="ce11" table:formula="of:=&quot;  &lt;data name=&quot;&quot;&quot;&amp;[.A185]&amp;&quot;.title&quot;&quot; xml:space=&quot;&quot;preserve&quot;&quot;&gt; &lt;value&gt;&quot;&amp;[.C185]&amp;&quot;&lt;/value&gt; &lt;/data&gt;&quot;" office:value-type="string" office:string-value="  &lt;data name=&quot;Prospect.title&quot; xml:space=&quot;preserve&quot;&gt; &lt;value&gt;潜在顾客&lt;/value&gt; &lt;/data&gt;">
            <text:p><text:s text:c="2"/>&lt;data name="Prospect.title" xml:space="preserve"&gt; &lt;value&gt;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spect</text:p>
          </table:table-cell>
          <table:table-cell table:style-name="ce12" office:value-type="string">
            <text:p>View edit prospect</text:p>
          </table:table-cell>
          <table:table-cell table:style-name="ce14" office:value-type="string">
            <text:p>查看<text:span text:style-name="T2">,</text:span><text:span text:style-name="T3">更改潜在顾客</text:span></text:p>
          </table:table-cell>
          <table:table-cell table:style-name="ce12" table:formula="of:=&quot;  &lt;data name=&quot;&quot;&quot;&amp;[.A186]&amp;&quot;.description&quot;&quot; xml:space=&quot;&quot;preserve&quot;&quot;&gt; &lt;value&gt;&quot;&amp;[.B186]&amp;&quot;&lt;/value&gt; &lt;/data&gt;&quot;" office:value-type="string" office:string-value="  &lt;data name=&quot;Prospect.description&quot; xml:space=&quot;preserve&quot;&gt; &lt;value&gt;View edit prospect&lt;/value&gt; &lt;/data&gt;">
            <text:p><text:s text:c="2"/>&lt;data name="Prospect.description" xml:space="preserve"&gt; &lt;value&gt;View edit prospect&lt;/value&gt; &lt;/data&gt;</text:p>
          </table:table-cell>
          <table:table-cell table:style-name="ce12" table:formula="of:=&quot;  &lt;data name=&quot;&quot;&quot;&amp;[.A186]&amp;&quot;.description&quot;&quot; xml:space=&quot;&quot;preserve&quot;&quot;&gt; &lt;value&gt;&quot;&amp;[.C186]&amp;&quot;&lt;/value&gt; &lt;/data&gt;&quot;" office:value-type="string" office:string-value="  &lt;data name=&quot;Prospect.description&quot; xml:space=&quot;preserve&quot;&gt; &lt;value&gt;查看,更改潜在顾客&lt;/value&gt; &lt;/data&gt;">
            <text:p><text:s text:c="2"/>&lt;data name="Prospect.description" xml:space="preserve"&gt; &lt;value&gt;查看,更改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Quality control</text:p>
          </table:table-cell>
          <table:table-cell table:style-name="ce13" office:value-type="string">
            <text:p>质检</text:p>
          </table:table-cell>
          <table:table-cell table:style-name="ce11" table:formula="of:=&quot;  &lt;data name=&quot;&quot;&quot;&amp;[.A187]&amp;&quot;.title&quot;&quot; xml:space=&quot;&quot;preserve&quot;&quot;&gt; &lt;value&gt;&quot;&amp;[.B187]&amp;&quot;&lt;/value&gt; &lt;/data&gt;&quot;" office:value-type="string" office:string-value="  &lt;data name=&quot;Quality control.title&quot; xml:space=&quot;preserve&quot;&gt; &lt;value&gt;Quality control&lt;/value&gt; &lt;/data&gt;">
            <text:p><text:s text:c="2"/>&lt;data name="Quality control.title" xml:space="preserve"&gt; &lt;value&gt;Quality control&lt;/value&gt; &lt;/data&gt;</text:p>
          </table:table-cell>
          <table:table-cell table:style-name="ce11" table:formula="of:=&quot;  &lt;data name=&quot;&quot;&quot;&amp;[.A187]&amp;&quot;.title&quot;&quot; xml:space=&quot;&quot;preserve&quot;&quot;&gt; &lt;value&gt;&quot;&amp;[.C187]&amp;&quot;&lt;/value&gt; &lt;/data&gt;&quot;" office:value-type="string" office:string-value="  &lt;data name=&quot;Quality control.title&quot; xml:space=&quot;preserve&quot;&gt; &lt;value&gt;质检&lt;/value&gt; &lt;/data&gt;">
            <text:p><text:s text:c="2"/>&lt;data name="Quality control.title" xml:space="preserve"&gt; &lt;value&gt;质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Quality control</text:p>
          </table:table-cell>
          <table:table-cell table:style-name="ce12" office:value-type="string">
            <text:p>Follow up project quality controls</text:p>
          </table:table-cell>
          <table:table-cell table:style-name="ce15" office:value-type="string">
            <text:p>项目质检跟踪</text:p>
          </table:table-cell>
          <table:table-cell table:style-name="ce12" table:formula="of:=&quot;  &lt;data name=&quot;&quot;&quot;&amp;[.A188]&amp;&quot;.description&quot;&quot; xml:space=&quot;&quot;preserve&quot;&quot;&gt; &lt;value&gt;&quot;&amp;[.B188]&amp;&quot;&lt;/value&gt; &lt;/data&gt;&quot;" office:value-type="string" office:string-value="  &lt;data name=&quot;Quality control.description&quot; xml:space=&quot;preserve&quot;&gt; &lt;value&gt;Follow up project quality controls&lt;/value&gt; &lt;/data&gt;">
            <text:p><text:s text:c="2"/>&lt;data name="Quality control.description" xml:space="preserve"&gt; &lt;value&gt;Follow up project quality controls&lt;/value&gt; &lt;/data&gt;</text:p>
          </table:table-cell>
          <table:table-cell table:style-name="ce12" table:formula="of:=&quot;  &lt;data name=&quot;&quot;&quot;&amp;[.A188]&amp;&quot;.description&quot;&quot; xml:space=&quot;&quot;preserve&quot;&quot;&gt; &lt;value&gt;&quot;&amp;[.C188]&amp;&quot;&lt;/value&gt; &lt;/data&gt;&quot;" office:value-type="string" office:string-value="  &lt;data name=&quot;Quality control.description&quot; xml:space=&quot;preserve&quot;&gt; &lt;value&gt;项目质检跟踪&lt;/value&gt; &lt;/data&gt;">
            <text:p><text:s text:c="2"/>&lt;data name="Quality control.description" xml:space="preserve"&gt; &lt;value&gt;项目质检跟踪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Range</text:p>
          </table:table-cell>
          <table:table-cell table:style-name="ce11" table:formula="of:=&quot;  &lt;data name=&quot;&quot;&quot;&amp;[.A189]&amp;&quot;.title&quot;&quot; xml:space=&quot;&quot;preserve&quot;&quot;&gt; &lt;value&gt;&quot;&amp;[.B189]&amp;&quot;&lt;/value&gt; &lt;/data&gt;&quot;" office:value-type="string" office:string-value="  &lt;data name=&quot;Range.title&quot; xml:space=&quot;preserve&quot;&gt; &lt;value&gt;Range&lt;/value&gt; &lt;/data&gt;">
            <text:p><text:s text:c="2"/>&lt;data name="Range.title" xml:space="preserve"&gt; &lt;value&gt;Range&lt;/value&gt; &lt;/data&gt;</text:p>
          </table:table-cell>
          <table:table-cell table:style-name="ce11" table:formula="of:=&quot;  &lt;data name=&quot;&quot;&quot;&amp;[.A189]&amp;&quot;.title&quot;&quot; xml:space=&quot;&quot;preserve&quot;&quot;&gt; &lt;value&gt;&quot;&amp;[.C189]&amp;&quot;&lt;/value&gt; &lt;/data&gt;&quot;" office:value-type="string" office:string-value="  &lt;data name=&quot;Range.title&quot; xml:space=&quot;preserve&quot;&gt; &lt;value&gt;Range&lt;/value&gt; &lt;/data&gt;">
            <text:p><text:s text:c="2"/>&lt;data name="Range.title" xml:space="preserve"&gt; &lt;value&gt;Rang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ange</text:p>
          </table:table-cell>
          <table:table-cell table:number-columns-repeated="2" table:style-name="ce12" office:value-type="string">
            <text:p>Review item range</text:p>
          </table:table-cell>
          <table:table-cell table:style-name="ce12" table:formula="of:=&quot;  &lt;data name=&quot;&quot;&quot;&amp;[.A190]&amp;&quot;.description&quot;&quot; xml:space=&quot;&quot;preserve&quot;&quot;&gt; &lt;value&gt;&quot;&amp;[.B190]&amp;&quot;&lt;/value&gt; &lt;/data&gt;&quot;" office:value-type="string" office:string-value="  &lt;data name=&quot;Range.description&quot; xml:space=&quot;preserve&quot;&gt; &lt;value&gt;Review item range&lt;/value&gt; &lt;/data&gt;">
            <text:p><text:s text:c="2"/>&lt;data name="Range.description" xml:space="preserve"&gt; &lt;value&gt;Review item range&lt;/value&gt; &lt;/data&gt;</text:p>
          </table:table-cell>
          <table:table-cell table:style-name="ce12" table:formula="of:=&quot;  &lt;data name=&quot;&quot;&quot;&amp;[.A190]&amp;&quot;.description&quot;&quot; xml:space=&quot;&quot;preserve&quot;&quot;&gt; &lt;value&gt;&quot;&amp;[.C190]&amp;&quot;&lt;/value&gt; &lt;/data&gt;&quot;" office:value-type="string" office:string-value="  &lt;data name=&quot;Range.description&quot; xml:space=&quot;preserve&quot;&gt; &lt;value&gt;Review item range&lt;/value&gt; &lt;/data&gt;">
            <text:p><text:s text:c="2"/>&lt;data name="Range.description" xml:space="preserve"&gt; &lt;value&gt;Review item rang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ank</text:p>
          </table:table-cell>
          <table:table-cell table:style-name="ce13" office:value-type="string">
            <text:p>级别</text:p>
          </table:table-cell>
          <table:table-cell table:style-name="ce11" table:formula="of:=&quot;  &lt;data name=&quot;&quot;&quot;&amp;[.A191]&amp;&quot;.title&quot;&quot; xml:space=&quot;&quot;preserve&quot;&quot;&gt; &lt;value&gt;&quot;&amp;[.B191]&amp;&quot;&lt;/value&gt; &lt;/data&gt;&quot;" office:value-type="string" office:string-value="  &lt;data name=&quot;Rank.title&quot; xml:space=&quot;preserve&quot;&gt; &lt;value&gt;Rank&lt;/value&gt; &lt;/data&gt;">
            <text:p><text:s text:c="2"/>&lt;data name="Rank.title" xml:space="preserve"&gt; &lt;value&gt;Rank&lt;/value&gt; &lt;/data&gt;</text:p>
          </table:table-cell>
          <table:table-cell table:style-name="ce11" table:formula="of:=&quot;  &lt;data name=&quot;&quot;&quot;&amp;[.A191]&amp;&quot;.title&quot;&quot; xml:space=&quot;&quot;preserve&quot;&quot;&gt; &lt;value&gt;&quot;&amp;[.C191]&amp;&quot;&lt;/value&gt; &lt;/data&gt;&quot;" office:value-type="string" office:string-value="  &lt;data name=&quot;Rank.title&quot; xml:space=&quot;preserve&quot;&gt; &lt;value&gt;级别&lt;/value&gt; &lt;/data&gt;">
            <text:p><text:s text:c="2"/>&lt;data name="Rank.title" xml:space="preserve"&gt; &lt;value&gt;级别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ank</text:p>
          </table:table-cell>
          <table:table-cell table:style-name="ce12" office:value-type="string">
            <text:p>Manage work leader rank</text:p>
          </table:table-cell>
          <table:table-cell table:style-name="ce14" office:value-type="string">
            <text:p>级别</text:p>
          </table:table-cell>
          <table:table-cell table:style-name="ce12" table:formula="of:=&quot;  &lt;data name=&quot;&quot;&quot;&amp;[.A192]&amp;&quot;.description&quot;&quot; xml:space=&quot;&quot;preserve&quot;&quot;&gt; &lt;value&gt;&quot;&amp;[.B192]&amp;&quot;&lt;/value&gt; &lt;/data&gt;&quot;" office:value-type="string" office:string-value="  &lt;data name=&quot;Rank.description&quot; xml:space=&quot;preserve&quot;&gt; &lt;value&gt;Manage work leader rank&lt;/value&gt; &lt;/data&gt;">
            <text:p><text:s text:c="2"/>&lt;data name="Rank.description" xml:space="preserve"&gt; &lt;value&gt;Manage work leader rank&lt;/value&gt; &lt;/data&gt;</text:p>
          </table:table-cell>
          <table:table-cell table:style-name="ce12" table:formula="of:=&quot;  &lt;data name=&quot;&quot;&quot;&amp;[.A192]&amp;&quot;.description&quot;&quot; xml:space=&quot;&quot;preserve&quot;&quot;&gt; &lt;value&gt;&quot;&amp;[.C192]&amp;&quot;&lt;/value&gt; &lt;/data&gt;&quot;" office:value-type="string" office:string-value="  &lt;data name=&quot;Rank.description&quot; xml:space=&quot;preserve&quot;&gt; &lt;value&gt;级别&lt;/value&gt; &lt;/data&gt;">
            <text:p><text:s text:c="2"/>&lt;data name="Rank.description" xml:space="preserve"&gt; &lt;value&gt;级别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pt info</text:p>
          </table:table-cell>
          <table:table-cell table:style-name="ce13" office:value-type="string">
            <text:p>收据信息</text:p>
          </table:table-cell>
          <table:table-cell table:style-name="ce11" table:formula="of:=&quot;  &lt;data name=&quot;&quot;&quot;&amp;[.A193]&amp;&quot;.title&quot;&quot; xml:space=&quot;&quot;preserve&quot;&quot;&gt; &lt;value&gt;&quot;&amp;[.B193]&amp;&quot;&lt;/value&gt; &lt;/data&gt;&quot;" office:value-type="string" office:string-value="  &lt;data name=&quot;Receipt info.title&quot; xml:space=&quot;preserve&quot;&gt; &lt;value&gt;Receipt info&lt;/value&gt; &lt;/data&gt;">
            <text:p><text:s text:c="2"/>&lt;data name="Receipt info.title" xml:space="preserve"&gt; &lt;value&gt;Receipt info&lt;/value&gt; &lt;/data&gt;</text:p>
          </table:table-cell>
          <table:table-cell table:style-name="ce11" table:formula="of:=&quot;  &lt;data name=&quot;&quot;&quot;&amp;[.A193]&amp;&quot;.title&quot;&quot; xml:space=&quot;&quot;preserve&quot;&quot;&gt; &lt;value&gt;&quot;&amp;[.C193]&amp;&quot;&lt;/value&gt; &lt;/data&gt;&quot;" office:value-type="string" office:string-value="  &lt;data name=&quot;Receipt info.title&quot; xml:space=&quot;preserve&quot;&gt; &lt;value&gt;收据信息&lt;/value&gt; &lt;/data&gt;">
            <text:p><text:s text:c="2"/>&lt;data name="Receipt info.title" xml:space="preserve"&gt; &lt;value&gt;收据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pt info</text:p>
          </table:table-cell>
          <table:table-cell table:style-name="ce14" office:value-type="string">
            <text:p>查看收据信息</text:p>
          </table:table-cell>
          <table:table-cell table:style-name="ce12" table:formula="of:=&quot;  &lt;data name=&quot;&quot;&quot;&amp;[.A194]&amp;&quot;.description&quot;&quot; xml:space=&quot;&quot;preserve&quot;&quot;&gt; &lt;value&gt;&quot;&amp;[.B194]&amp;&quot;&lt;/value&gt; &lt;/data&gt;&quot;" office:value-type="string" office:string-value="  &lt;data name=&quot;Receipt info.description&quot; xml:space=&quot;preserve&quot;&gt; &lt;value&gt;Receipt info&lt;/value&gt; &lt;/data&gt;">
            <text:p><text:s text:c="2"/>&lt;data name="Receipt info.description" xml:space="preserve"&gt; &lt;value&gt;Receipt info&lt;/value&gt; &lt;/data&gt;</text:p>
          </table:table-cell>
          <table:table-cell table:style-name="ce12" table:formula="of:=&quot;  &lt;data name=&quot;&quot;&quot;&amp;[.A194]&amp;&quot;.description&quot;&quot; xml:space=&quot;&quot;preserve&quot;&quot;&gt; &lt;value&gt;&quot;&amp;[.C194]&amp;&quot;&lt;/value&gt; &lt;/data&gt;&quot;" office:value-type="string" office:string-value="  &lt;data name=&quot;Receipt info.description&quot; xml:space=&quot;preserve&quot;&gt; &lt;value&gt;查看收据信息&lt;/value&gt; &lt;/data&gt;">
            <text:p><text:s text:c="2"/>&lt;data name="Receipt info.description" xml:space="preserve"&gt; &lt;value&gt;查看收据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ving</text:p>
          </table:table-cell>
          <table:table-cell table:style-name="ce13" office:value-type="string">
            <text:p>收货</text:p>
          </table:table-cell>
          <table:table-cell table:style-name="ce11" table:formula="of:=&quot;  &lt;data name=&quot;&quot;&quot;&amp;[.A195]&amp;&quot;.title&quot;&quot; xml:space=&quot;&quot;preserve&quot;&quot;&gt; &lt;value&gt;&quot;&amp;[.B195]&amp;&quot;&lt;/value&gt; &lt;/data&gt;&quot;" office:value-type="string" office:string-value="  &lt;data name=&quot;Receiving.title&quot; xml:space=&quot;preserve&quot;&gt; &lt;value&gt;Receiving&lt;/value&gt; &lt;/data&gt;">
            <text:p><text:s text:c="2"/>&lt;data name="Receiving.title" xml:space="preserve"&gt; &lt;value&gt;Receiving&lt;/value&gt; &lt;/data&gt;</text:p>
          </table:table-cell>
          <table:table-cell table:style-name="ce11" table:formula="of:=&quot;  &lt;data name=&quot;&quot;&quot;&amp;[.A195]&amp;&quot;.title&quot;&quot; xml:space=&quot;&quot;preserve&quot;&quot;&gt; &lt;value&gt;&quot;&amp;[.C195]&amp;&quot;&lt;/value&gt; &lt;/data&gt;&quot;" office:value-type="string" office:string-value="  &lt;data name=&quot;Receiving.title&quot; xml:space=&quot;preserve&quot;&gt; &lt;value&gt;收货&lt;/value&gt; &lt;/data&gt;">
            <text:p><text:s text:c="2"/>&lt;data name="Receiving.title" xml:space="preserve"&gt; &lt;value&gt;收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ving</text:p>
          </table:table-cell>
          <table:table-cell table:style-name="ce14" office:value-type="string">
            <text:p>管理收货</text:p>
          </table:table-cell>
          <table:table-cell table:style-name="ce12" table:formula="of:=&quot;  &lt;data name=&quot;&quot;&quot;&amp;[.A196]&amp;&quot;.description&quot;&quot; xml:space=&quot;&quot;preserve&quot;&quot;&gt; &lt;value&gt;&quot;&amp;[.B196]&amp;&quot;&lt;/value&gt; &lt;/data&gt;&quot;" office:value-type="string" office:string-value="  &lt;data name=&quot;Receiving.description&quot; xml:space=&quot;preserve&quot;&gt; &lt;value&gt;Receiving&lt;/value&gt; &lt;/data&gt;">
            <text:p><text:s text:c="2"/>&lt;data name="Receiving.description" xml:space="preserve"&gt; &lt;value&gt;Receiving&lt;/value&gt; &lt;/data&gt;</text:p>
          </table:table-cell>
          <table:table-cell table:style-name="ce12" table:formula="of:=&quot;  &lt;data name=&quot;&quot;&quot;&amp;[.A196]&amp;&quot;.description&quot;&quot; xml:space=&quot;&quot;preserve&quot;&quot;&gt; &lt;value&gt;&quot;&amp;[.C196]&amp;&quot;&lt;/value&gt; &lt;/data&gt;&quot;" office:value-type="string" office:string-value="  &lt;data name=&quot;Receiving.description&quot; xml:space=&quot;preserve&quot;&gt; &lt;value&gt;管理收货&lt;/value&gt; &lt;/data&gt;">
            <text:p><text:s text:c="2"/>&lt;data name="Receiving.description" xml:space="preserve"&gt; &lt;value&gt;管理收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ving adjustment</text:p>
          </table:table-cell>
          <table:table-cell table:style-name="ce13" office:value-type="string">
            <text:p>收货调整</text:p>
          </table:table-cell>
          <table:table-cell table:style-name="ce11" table:formula="of:=&quot;  &lt;data name=&quot;&quot;&quot;&amp;[.A197]&amp;&quot;.title&quot;&quot; xml:space=&quot;&quot;preserve&quot;&quot;&gt; &lt;value&gt;&quot;&amp;[.B197]&amp;&quot;&lt;/value&gt; &lt;/data&gt;&quot;" office:value-type="string" office:string-value="  &lt;data name=&quot;Receiving adjustment.title&quot; xml:space=&quot;preserve&quot;&gt; &lt;value&gt;Receiving adjustment&lt;/value&gt; &lt;/data&gt;">
            <text:p><text:s text:c="2"/>&lt;data name="Receiving adjustment.title" xml:space="preserve"&gt; &lt;value&gt;Receiving adjustment&lt;/value&gt; &lt;/data&gt;</text:p>
          </table:table-cell>
          <table:table-cell table:style-name="ce11" table:formula="of:=&quot;  &lt;data name=&quot;&quot;&quot;&amp;[.A197]&amp;&quot;.title&quot;&quot; xml:space=&quot;&quot;preserve&quot;&quot;&gt; &lt;value&gt;&quot;&amp;[.C197]&amp;&quot;&lt;/value&gt; &lt;/data&gt;&quot;" office:value-type="string" office:string-value="  &lt;data name=&quot;Receiving adjustment.title&quot; xml:space=&quot;preserve&quot;&gt; &lt;value&gt;收货调整&lt;/value&gt; &lt;/data&gt;">
            <text:p><text:s text:c="2"/>&lt;data name="Receiving adjustment.title" xml:space="preserve"&gt; &lt;value&gt;收货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ving adjustment</text:p>
          </table:table-cell>
          <table:table-cell table:style-name="ce14" office:value-type="string">
            <text:p>管理收货调整</text:p>
          </table:table-cell>
          <table:table-cell table:style-name="ce12" table:formula="of:=&quot;  &lt;data name=&quot;&quot;&quot;&amp;[.A198]&amp;&quot;.description&quot;&quot; xml:space=&quot;&quot;preserve&quot;&quot;&gt; &lt;value&gt;&quot;&amp;[.B198]&amp;&quot;&lt;/value&gt; &lt;/data&gt;&quot;" office:value-type="string" office:string-value="  &lt;data name=&quot;Receiving adjustment.description&quot; xml:space=&quot;preserve&quot;&gt; &lt;value&gt;Receiving adjustment&lt;/value&gt; &lt;/data&gt;">
            <text:p><text:s text:c="2"/>&lt;data name="Receiving adjustment.description" xml:space="preserve"&gt; &lt;value&gt;Receiving adjustment&lt;/value&gt; &lt;/data&gt;</text:p>
          </table:table-cell>
          <table:table-cell table:style-name="ce12" table:formula="of:=&quot;  &lt;data name=&quot;&quot;&quot;&amp;[.A198]&amp;&quot;.description&quot;&quot; xml:space=&quot;&quot;preserve&quot;&quot;&gt; &lt;value&gt;&quot;&amp;[.C198]&amp;&quot;&lt;/value&gt; &lt;/data&gt;&quot;" office:value-type="string" office:string-value="  &lt;data name=&quot;Receiving adjustment.description&quot; xml:space=&quot;preserve&quot;&gt; &lt;value&gt;管理收货调整&lt;/value&gt; &lt;/data&gt;">
            <text:p><text:s text:c="2"/>&lt;data name="Receiving adjustment.description" xml:space="preserve"&gt; &lt;value&gt;管理收货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lenishment</text:p>
          </table:table-cell>
          <table:table-cell table:style-name="ce16" office:value-type="string">
            <text:p>半自动补货</text:p>
          </table:table-cell>
          <table:table-cell table:style-name="ce11" table:formula="of:=&quot;  &lt;data name=&quot;&quot;&quot;&amp;[.A199]&amp;&quot;.title&quot;&quot; xml:space=&quot;&quot;preserve&quot;&quot;&gt; &lt;value&gt;&quot;&amp;[.B199]&amp;&quot;&lt;/value&gt; &lt;/data&gt;&quot;" office:value-type="string" office:string-value="  &lt;data name=&quot;Replenishment.title&quot; xml:space=&quot;preserve&quot;&gt; &lt;value&gt;Replenishment&lt;/value&gt; &lt;/data&gt;">
            <text:p><text:s text:c="2"/>&lt;data name="Replenishment.title" xml:space="preserve"&gt; &lt;value&gt;Replenishment&lt;/value&gt; &lt;/data&gt;</text:p>
          </table:table-cell>
          <table:table-cell table:style-name="ce11" table:formula="of:=&quot;  &lt;data name=&quot;&quot;&quot;&amp;[.A199]&amp;&quot;.title&quot;&quot; xml:space=&quot;&quot;preserve&quot;&quot;&gt; &lt;value&gt;&quot;&amp;[.C199]&amp;&quot;&lt;/value&gt; &lt;/data&gt;&quot;" office:value-type="string" office:string-value="  &lt;data name=&quot;Replenishment.title&quot; xml:space=&quot;preserve&quot;&gt; &lt;value&gt;半自动补货&lt;/value&gt; &lt;/data&gt;">
            <text:p><text:s text:c="2"/>&lt;data name="Replenishment.title" xml:space="preserve"&gt; &lt;value&gt;半自动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plenishment</text:p>
          </table:table-cell>
          <table:table-cell table:style-name="ce15" office:value-type="string">
            <text:p>半自动补货管理</text:p>
          </table:table-cell>
          <table:table-cell table:style-name="ce12" table:formula="of:=&quot;  &lt;data name=&quot;&quot;&quot;&amp;[.A200]&amp;&quot;.description&quot;&quot; xml:space=&quot;&quot;preserve&quot;&quot;&gt; &lt;value&gt;&quot;&amp;[.B200]&amp;&quot;&lt;/value&gt; &lt;/data&gt;&quot;" office:value-type="string" office:string-value="  &lt;data name=&quot;Replenishment.description&quot; xml:space=&quot;preserve&quot;&gt; &lt;value&gt;Replenishment&lt;/value&gt; &lt;/data&gt;">
            <text:p><text:s text:c="2"/>&lt;data name="Replenishment.description" xml:space="preserve"&gt; &lt;value&gt;Replenishment&lt;/value&gt; &lt;/data&gt;</text:p>
          </table:table-cell>
          <table:table-cell table:style-name="ce12" table:formula="of:=&quot;  &lt;data name=&quot;&quot;&quot;&amp;[.A200]&amp;&quot;.description&quot;&quot; xml:space=&quot;&quot;preserve&quot;&quot;&gt; &lt;value&gt;&quot;&amp;[.C200]&amp;&quot;&lt;/value&gt; &lt;/data&gt;&quot;" office:value-type="string" office:string-value="  &lt;data name=&quot;Replenishment.description&quot; xml:space=&quot;preserve&quot;&gt; &lt;value&gt;半自动补货管理&lt;/value&gt; &lt;/data&gt;">
            <text:p><text:s text:c="2"/>&lt;data name="Replenishment.description" xml:space="preserve"&gt; &lt;value&gt;半自动补货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lenishment day</text:p>
          </table:table-cell>
          <table:table-cell table:style-name="ce13" office:value-type="string">
            <text:p>补货时间</text:p>
          </table:table-cell>
          <table:table-cell table:style-name="ce11" table:formula="of:=&quot;  &lt;data name=&quot;&quot;&quot;&amp;[.A201]&amp;&quot;.title&quot;&quot; xml:space=&quot;&quot;preserve&quot;&quot;&gt; &lt;value&gt;&quot;&amp;[.B201]&amp;&quot;&lt;/value&gt; &lt;/data&gt;&quot;" office:value-type="string" office:string-value="  &lt;data name=&quot;Replenishment day.title&quot; xml:space=&quot;preserve&quot;&gt; &lt;value&gt;Replenishment day&lt;/value&gt; &lt;/data&gt;">
            <text:p><text:s text:c="2"/>&lt;data name="Replenishment day.title" xml:space="preserve"&gt; &lt;value&gt;Replenishment day&lt;/value&gt; &lt;/data&gt;</text:p>
          </table:table-cell>
          <table:table-cell table:style-name="ce11" table:formula="of:=&quot;  &lt;data name=&quot;&quot;&quot;&amp;[.A201]&amp;&quot;.title&quot;&quot; xml:space=&quot;&quot;preserve&quot;&quot;&gt; &lt;value&gt;&quot;&amp;[.C201]&amp;&quot;&lt;/value&gt; &lt;/data&gt;&quot;" office:value-type="string" office:string-value="  &lt;data name=&quot;Replenishment day.title&quot; xml:space=&quot;preserve&quot;&gt; &lt;value&gt;补货时间&lt;/value&gt; &lt;/data&gt;">
            <text:p><text:s text:c="2"/>&lt;data name="Replenishment day.title" xml:space="preserve"&gt; &lt;value&gt;补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eplenishment day</text:p>
          </table:table-cell>
          <table:table-cell table:style-name="ce12" office:value-type="string">
            <text:p>Replenishment day management</text:p>
          </table:table-cell>
          <table:table-cell table:style-name="ce14" office:value-type="string">
            <text:p>补货时间管理</text:p>
          </table:table-cell>
          <table:table-cell table:style-name="ce12" table:formula="of:=&quot;  &lt;data name=&quot;&quot;&quot;&amp;[.A202]&amp;&quot;.description&quot;&quot; xml:space=&quot;&quot;preserve&quot;&quot;&gt; &lt;value&gt;&quot;&amp;[.B202]&amp;&quot;&lt;/value&gt; &lt;/data&gt;&quot;" office:value-type="string" office:string-value="  &lt;data name=&quot;Replenishment day.description&quot; xml:space=&quot;preserve&quot;&gt; &lt;value&gt;Replenishment day management&lt;/value&gt; &lt;/data&gt;">
            <text:p><text:s text:c="2"/>&lt;data name="Replenishment day.description" xml:space="preserve"&gt; &lt;value&gt;Replenishment day management&lt;/value&gt; &lt;/data&gt;</text:p>
          </table:table-cell>
          <table:table-cell table:style-name="ce12" table:formula="of:=&quot;  &lt;data name=&quot;&quot;&quot;&amp;[.A202]&amp;&quot;.description&quot;&quot; xml:space=&quot;&quot;preserve&quot;&quot;&gt; &lt;value&gt;&quot;&amp;[.C202]&amp;&quot;&lt;/value&gt; &lt;/data&gt;&quot;" office:value-type="string" office:string-value="  &lt;data name=&quot;Replenishment day.description&quot; xml:space=&quot;preserve&quot;&gt; &lt;value&gt;补货时间管理&lt;/value&gt; &lt;/data&gt;">
            <text:p><text:s text:c="2"/>&lt;data name="Replenishment day.description" xml:space="preserve"&gt; &lt;value&gt;补货时间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Replenishment quantity</text:p>
          </table:table-cell>
          <table:table-cell table:style-name="ce11" office:value-type="string">
            <text:p>Replenishment parameter</text:p>
          </table:table-cell>
          <table:table-cell table:style-name="ce13" office:value-type="string">
            <text:p>补货参数</text:p>
          </table:table-cell>
          <table:table-cell table:style-name="ce11" table:formula="of:=&quot;  &lt;data name=&quot;&quot;&quot;&amp;[.A203]&amp;&quot;.title&quot;&quot; xml:space=&quot;&quot;preserve&quot;&quot;&gt; &lt;value&gt;&quot;&amp;[.B203]&amp;&quot;&lt;/value&gt; &lt;/data&gt;&quot;" office:value-type="string" office:string-value="  &lt;data name=&quot;Replenishment quantity.title&quot; xml:space=&quot;preserve&quot;&gt; &lt;value&gt;Replenishment parameter&lt;/value&gt; &lt;/data&gt;">
            <text:p><text:s text:c="2"/>&lt;data name="Replenishment quantity.title" xml:space="preserve"&gt; &lt;value&gt;Replenishment parameter&lt;/value&gt; &lt;/data&gt;</text:p>
          </table:table-cell>
          <table:table-cell table:style-name="ce11" table:formula="of:=&quot;  &lt;data name=&quot;&quot;&quot;&amp;[.A203]&amp;&quot;.title&quot;&quot; xml:space=&quot;&quot;preserve&quot;&quot;&gt; &lt;value&gt;&quot;&amp;[.C203]&amp;&quot;&lt;/value&gt; &lt;/data&gt;&quot;" office:value-type="string" office:string-value="  &lt;data name=&quot;Replenishment quantity.title&quot; xml:space=&quot;preserve&quot;&gt; &lt;value&gt;补货参数&lt;/value&gt; &lt;/data&gt;">
            <text:p><text:s text:c="2"/>&lt;data name="Replenishment quantity.title" xml:space="preserve"&gt; &lt;value&gt;补货参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eplenishment quantity</text:p>
          </table:table-cell>
          <table:table-cell table:style-name="ce12" office:value-type="string">
            <text:p>Replenishment quantity management</text:p>
          </table:table-cell>
          <table:table-cell table:style-name="ce14" office:value-type="string">
            <text:p>补货数量管理</text:p>
          </table:table-cell>
          <table:table-cell table:style-name="ce12" table:formula="of:=&quot;  &lt;data name=&quot;&quot;&quot;&amp;[.A204]&amp;&quot;.description&quot;&quot; xml:space=&quot;&quot;preserve&quot;&quot;&gt; &lt;value&gt;&quot;&amp;[.B204]&amp;&quot;&lt;/value&gt; &lt;/data&gt;&quot;" office:value-type="string" office:string-value="  &lt;data name=&quot;Replenishment quantity.description&quot; xml:space=&quot;preserve&quot;&gt; &lt;value&gt;Replenishment quantity management&lt;/value&gt; &lt;/data&gt;">
            <text:p><text:s text:c="2"/>&lt;data name="Replenishment quantity.description" xml:space="preserve"&gt; &lt;value&gt;Replenishment quantity management&lt;/value&gt; &lt;/data&gt;</text:p>
          </table:table-cell>
          <table:table-cell table:style-name="ce12" table:formula="of:=&quot;  &lt;data name=&quot;&quot;&quot;&amp;[.A204]&amp;&quot;.description&quot;&quot; xml:space=&quot;&quot;preserve&quot;&quot;&gt; &lt;value&gt;&quot;&amp;[.C204]&amp;&quot;&lt;/value&gt; &lt;/data&gt;&quot;" office:value-type="string" office:string-value="  &lt;data name=&quot;Replenishment quantity.description&quot; xml:space=&quot;preserve&quot;&gt; &lt;value&gt;补货数量管理&lt;/value&gt; &lt;/data&gt;">
            <text:p><text:s text:c="2"/>&lt;data name="Replenishment quantity.description" xml:space="preserve"&gt; &lt;value&gt;补货数量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ort</text:p>
          </table:table-cell>
          <table:table-cell table:style-name="ce13" office:value-type="string">
            <text:p>报告</text:p>
          </table:table-cell>
          <table:table-cell table:style-name="ce11" table:formula="of:=&quot;  &lt;data name=&quot;&quot;&quot;&amp;[.A205]&amp;&quot;.title&quot;&quot; xml:space=&quot;&quot;preserve&quot;&quot;&gt; &lt;value&gt;&quot;&amp;[.B205]&amp;&quot;&lt;/value&gt; &lt;/data&gt;&quot;" office:value-type="string" office:string-value="  &lt;data name=&quot;Report.title&quot; xml:space=&quot;preserve&quot;&gt; &lt;value&gt;Report&lt;/value&gt; &lt;/data&gt;">
            <text:p><text:s text:c="2"/>&lt;data name="Report.title" xml:space="preserve"&gt; &lt;value&gt;Report&lt;/value&gt; &lt;/data&gt;</text:p>
          </table:table-cell>
          <table:table-cell table:style-name="ce11" table:formula="of:=&quot;  &lt;data name=&quot;&quot;&quot;&amp;[.A205]&amp;&quot;.title&quot;&quot; xml:space=&quot;&quot;preserve&quot;&quot;&gt; &lt;value&gt;&quot;&amp;[.C205]&amp;&quot;&lt;/value&gt; &lt;/data&gt;&quot;" office:value-type="string" office:string-value="  &lt;data name=&quot;Report.title&quot; xml:space=&quot;preserve&quot;&gt; &lt;value&gt;报告&lt;/value&gt; &lt;/data&gt;">
            <text:p><text:s text:c="2"/>&lt;data name="Report.title" xml:space="preserve"&gt; &lt;value&gt;报告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port</text:p>
          </table:table-cell>
          <table:table-cell table:style-name="ce14" office:value-type="string">
            <text:p>报告</text:p>
          </table:table-cell>
          <table:table-cell table:style-name="ce12" table:formula="of:=&quot;  &lt;data name=&quot;&quot;&quot;&amp;[.A206]&amp;&quot;.description&quot;&quot; xml:space=&quot;&quot;preserve&quot;&quot;&gt; &lt;value&gt;&quot;&amp;[.B206]&amp;&quot;&lt;/value&gt; &lt;/data&gt;&quot;" office:value-type="string" office:string-value="  &lt;data name=&quot;Report.description&quot; xml:space=&quot;preserve&quot;&gt; &lt;value&gt;Report&lt;/value&gt; &lt;/data&gt;">
            <text:p><text:s text:c="2"/>&lt;data name="Report.description" xml:space="preserve"&gt; &lt;value&gt;Report&lt;/value&gt; &lt;/data&gt;</text:p>
          </table:table-cell>
          <table:table-cell table:style-name="ce12" table:formula="of:=&quot;  &lt;data name=&quot;&quot;&quot;&amp;[.A206]&amp;&quot;.description&quot;&quot; xml:space=&quot;&quot;preserve&quot;&quot;&gt; &lt;value&gt;&quot;&amp;[.C206]&amp;&quot;&lt;/value&gt; &lt;/data&gt;&quot;" office:value-type="string" office:string-value="  &lt;data name=&quot;Report.description&quot; xml:space=&quot;preserve&quot;&gt; &lt;value&gt;报告&lt;/value&gt; &lt;/data&gt;">
            <text:p><text:s text:c="2"/>&lt;data name="Report.description" xml:space="preserve"&gt; &lt;value&gt;报告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measurement</text:p>
          </table:table-cell>
          <table:table-cell table:style-name="ce13" office:value-type="string">
            <text:p>退测量费</text:p>
          </table:table-cell>
          <table:table-cell table:style-name="ce11" table:formula="of:=&quot;  &lt;data name=&quot;&quot;&quot;&amp;[.A207]&amp;&quot;.title&quot;&quot; xml:space=&quot;&quot;preserve&quot;&quot;&gt; &lt;value&gt;&quot;&amp;[.B207]&amp;&quot;&lt;/value&gt; &lt;/data&gt;&quot;" office:value-type="string" office:string-value="  &lt;data name=&quot;Return measurement.title&quot; xml:space=&quot;preserve&quot;&gt; &lt;value&gt;Return measurement&lt;/value&gt; &lt;/data&gt;">
            <text:p><text:s text:c="2"/>&lt;data name="Return measurement.title" xml:space="preserve"&gt; &lt;value&gt;Return measurement&lt;/value&gt; &lt;/data&gt;</text:p>
          </table:table-cell>
          <table:table-cell table:style-name="ce11" table:formula="of:=&quot;  &lt;data name=&quot;&quot;&quot;&amp;[.A207]&amp;&quot;.title&quot;&quot; xml:space=&quot;&quot;preserve&quot;&quot;&gt; &lt;value&gt;&quot;&amp;[.C207]&amp;&quot;&lt;/value&gt; &lt;/data&gt;&quot;" office:value-type="string" office:string-value="  &lt;data name=&quot;Return measurement.title&quot; xml:space=&quot;preserve&quot;&gt; &lt;value&gt;退测量费&lt;/value&gt; &lt;/data&gt;">
            <text:p><text:s text:c="2"/>&lt;data name="Return measurement.title" xml:space="preserve"&gt; &lt;value&gt;退测量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measurement</text:p>
          </table:table-cell>
          <table:table-cell table:style-name="ce14" office:value-type="string">
            <text:p>退测量费</text:p>
          </table:table-cell>
          <table:table-cell table:style-name="ce12" table:formula="of:=&quot;  &lt;data name=&quot;&quot;&quot;&amp;[.A208]&amp;&quot;.description&quot;&quot; xml:space=&quot;&quot;preserve&quot;&quot;&gt; &lt;value&gt;&quot;&amp;[.B208]&amp;&quot;&lt;/value&gt; &lt;/data&gt;&quot;" office:value-type="string" office:string-value="  &lt;data name=&quot;Return measurement.description&quot; xml:space=&quot;preserve&quot;&gt; &lt;value&gt;Return measurement&lt;/value&gt; &lt;/data&gt;">
            <text:p><text:s text:c="2"/>&lt;data name="Return measurement.description" xml:space="preserve"&gt; &lt;value&gt;Return measurement&lt;/value&gt; &lt;/data&gt;</text:p>
          </table:table-cell>
          <table:table-cell table:style-name="ce12" table:formula="of:=&quot;  &lt;data name=&quot;&quot;&quot;&amp;[.A208]&amp;&quot;.description&quot;&quot; xml:space=&quot;&quot;preserve&quot;&quot;&gt; &lt;value&gt;&quot;&amp;[.C208]&amp;&quot;&lt;/value&gt; &lt;/data&gt;&quot;" office:value-type="string" office:string-value="  &lt;data name=&quot;Return measurement.description&quot; xml:space=&quot;preserve&quot;&gt; &lt;value&gt;退测量费&lt;/value&gt; &lt;/data&gt;">
            <text:p><text:s text:c="2"/>&lt;data name="Return measurement.description" xml:space="preserve"&gt; &lt;value&gt;退测量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measurement history</text:p>
          </table:table-cell>
          <table:table-cell table:style-name="ce13" office:value-type="string">
            <text:p>退测量费历史</text:p>
          </table:table-cell>
          <table:table-cell table:style-name="ce11" table:formula="of:=&quot;  &lt;data name=&quot;&quot;&quot;&amp;[.A209]&amp;&quot;.title&quot;&quot; xml:space=&quot;&quot;preserve&quot;&quot;&gt; &lt;value&gt;&quot;&amp;[.B209]&amp;&quot;&lt;/value&gt; &lt;/data&gt;&quot;" office:value-type="string" office:string-value="  &lt;data name=&quot;Return measurement history.title&quot; xml:space=&quot;preserve&quot;&gt; &lt;value&gt;Return measurement history&lt;/value&gt; &lt;/data&gt;">
            <text:p><text:s text:c="2"/>&lt;data name="Return measurement history.title" xml:space="preserve"&gt; &lt;value&gt;Return measurement history&lt;/value&gt; &lt;/data&gt;</text:p>
          </table:table-cell>
          <table:table-cell table:style-name="ce11" table:formula="of:=&quot;  &lt;data name=&quot;&quot;&quot;&amp;[.A209]&amp;&quot;.title&quot;&quot; xml:space=&quot;&quot;preserve&quot;&quot;&gt; &lt;value&gt;&quot;&amp;[.C209]&amp;&quot;&lt;/value&gt; &lt;/data&gt;&quot;" office:value-type="string" office:string-value="  &lt;data name=&quot;Return measurement history.title&quot; xml:space=&quot;preserve&quot;&gt; &lt;value&gt;退测量费历史&lt;/value&gt; &lt;/data&gt;">
            <text:p><text:s text:c="2"/>&lt;data name="Return measurement history.title" xml:space="preserve"&gt; &lt;value&gt;退测量费历史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measurement history</text:p>
          </table:table-cell>
          <table:table-cell table:style-name="ce14" office:value-type="string">
            <text:p>退测量费历史</text:p>
          </table:table-cell>
          <table:table-cell table:style-name="ce12" table:formula="of:=&quot;  &lt;data name=&quot;&quot;&quot;&amp;[.A210]&amp;&quot;.description&quot;&quot; xml:space=&quot;&quot;preserve&quot;&quot;&gt; &lt;value&gt;&quot;&amp;[.B210]&amp;&quot;&lt;/value&gt; &lt;/data&gt;&quot;" office:value-type="string" office:string-value="  &lt;data name=&quot;Return measurement history.description&quot; xml:space=&quot;preserve&quot;&gt; &lt;value&gt;Return measurement history&lt;/value&gt; &lt;/data&gt;">
            <text:p><text:s text:c="2"/>&lt;data name="Return measurement history.description" xml:space="preserve"&gt; &lt;value&gt;Return measurement history&lt;/value&gt; &lt;/data&gt;</text:p>
          </table:table-cell>
          <table:table-cell table:style-name="ce12" table:formula="of:=&quot;  &lt;data name=&quot;&quot;&quot;&amp;[.A210]&amp;&quot;.description&quot;&quot; xml:space=&quot;&quot;preserve&quot;&quot;&gt; &lt;value&gt;&quot;&amp;[.C210]&amp;&quot;&lt;/value&gt; &lt;/data&gt;&quot;" office:value-type="string" office:string-value="  &lt;data name=&quot;Return measurement history.description&quot; xml:space=&quot;preserve&quot;&gt; &lt;value&gt;退测量费历史&lt;/value&gt; &lt;/data&gt;">
            <text:p><text:s text:c="2"/>&lt;data name="Return measurement history.description" xml:space="preserve"&gt; &lt;value&gt;退测量费历史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project deduction</text:p>
          </table:table-cell>
          <table:table-cell table:style-name="ce13" office:value-type="string">
            <text:p>退项目扣点</text:p>
          </table:table-cell>
          <table:table-cell table:style-name="ce11" table:formula="of:=&quot;  &lt;data name=&quot;&quot;&quot;&amp;[.A211]&amp;&quot;.title&quot;&quot; xml:space=&quot;&quot;preserve&quot;&quot;&gt; &lt;value&gt;&quot;&amp;[.B211]&amp;&quot;&lt;/value&gt; &lt;/data&gt;&quot;" office:value-type="string" office:string-value="  &lt;data name=&quot;Return project deduction.title&quot; xml:space=&quot;preserve&quot;&gt; &lt;value&gt;Return project deduction&lt;/value&gt; &lt;/data&gt;">
            <text:p><text:s text:c="2"/>&lt;data name="Return project deduction.title" xml:space="preserve"&gt; &lt;value&gt;Return project deduction&lt;/value&gt; &lt;/data&gt;</text:p>
          </table:table-cell>
          <table:table-cell table:style-name="ce11" table:formula="of:=&quot;  &lt;data name=&quot;&quot;&quot;&amp;[.A211]&amp;&quot;.title&quot;&quot; xml:space=&quot;&quot;preserve&quot;&quot;&gt; &lt;value&gt;&quot;&amp;[.C211]&amp;&quot;&lt;/value&gt; &lt;/data&gt;&quot;" office:value-type="string" office:string-value="  &lt;data name=&quot;Return project deduction.title&quot; xml:space=&quot;preserve&quot;&gt; &lt;value&gt;退项目扣点&lt;/value&gt; &lt;/data&gt;">
            <text:p><text:s text:c="2"/>&lt;data name="Return project deduction.title" xml:space="preserve"&gt; &lt;value&gt;退项目扣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project deduction</text:p>
          </table:table-cell>
          <table:table-cell table:style-name="ce14" office:value-type="string">
            <text:p>退项目扣点</text:p>
          </table:table-cell>
          <table:table-cell table:style-name="ce12" table:formula="of:=&quot;  &lt;data name=&quot;&quot;&quot;&amp;[.A212]&amp;&quot;.description&quot;&quot; xml:space=&quot;&quot;preserve&quot;&quot;&gt; &lt;value&gt;&quot;&amp;[.B212]&amp;&quot;&lt;/value&gt; &lt;/data&gt;&quot;" office:value-type="string" office:string-value="  &lt;data name=&quot;Return project deduction.description&quot; xml:space=&quot;preserve&quot;&gt; &lt;value&gt;Return project deduction&lt;/value&gt; &lt;/data&gt;">
            <text:p><text:s text:c="2"/>&lt;data name="Return project deduction.description" xml:space="preserve"&gt; &lt;value&gt;Return project deduction&lt;/value&gt; &lt;/data&gt;</text:p>
          </table:table-cell>
          <table:table-cell table:style-name="ce12" table:formula="of:=&quot;  &lt;data name=&quot;&quot;&quot;&amp;[.A212]&amp;&quot;.description&quot;&quot; xml:space=&quot;&quot;preserve&quot;&quot;&gt; &lt;value&gt;&quot;&amp;[.C212]&amp;&quot;&lt;/value&gt; &lt;/data&gt;&quot;" office:value-type="string" office:string-value="  &lt;data name=&quot;Return project deduction.description&quot; xml:space=&quot;preserve&quot;&gt; &lt;value&gt;退项目扣点&lt;/value&gt; &lt;/data&gt;">
            <text:p><text:s text:c="2"/>&lt;data name="Return project deduction.description" xml:space="preserve"&gt; &lt;value&gt;退项目扣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ample</text:p>
          </table:table-cell>
          <table:table-cell table:style-name="ce13" office:value-type="string">
            <text:p>样品</text:p>
          </table:table-cell>
          <table:table-cell table:style-name="ce11" table:formula="of:=&quot;  &lt;data name=&quot;&quot;&quot;&amp;[.A213]&amp;&quot;.title&quot;&quot; xml:space=&quot;&quot;preserve&quot;&quot;&gt; &lt;value&gt;&quot;&amp;[.B213]&amp;&quot;&lt;/value&gt; &lt;/data&gt;&quot;" office:value-type="string" office:string-value="  &lt;data name=&quot;Sample.title&quot; xml:space=&quot;preserve&quot;&gt; &lt;value&gt;Sample&lt;/value&gt; &lt;/data&gt;">
            <text:p><text:s text:c="2"/>&lt;data name="Sample.title" xml:space="preserve"&gt; &lt;value&gt;Sample&lt;/value&gt; &lt;/data&gt;</text:p>
          </table:table-cell>
          <table:table-cell table:style-name="ce11" table:formula="of:=&quot;  &lt;data name=&quot;&quot;&quot;&amp;[.A213]&amp;&quot;.title&quot;&quot; xml:space=&quot;&quot;preserve&quot;&quot;&gt; &lt;value&gt;&quot;&amp;[.C213]&amp;&quot;&lt;/value&gt; &lt;/data&gt;&quot;" office:value-type="string" office:string-value="  &lt;data name=&quot;Sample.title&quot; xml:space=&quot;preserve&quot;&gt; &lt;value&gt;样品&lt;/value&gt; &lt;/data&gt;">
            <text:p><text:s text:c="2"/>&lt;data name="Sample.title" xml:space="preserve"&gt; &lt;value&gt;样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ample</text:p>
          </table:table-cell>
          <table:table-cell table:style-name="ce12" office:value-type="string">
            <text:p>Sample quantities</text:p>
          </table:table-cell>
          <table:table-cell table:style-name="ce14" office:value-type="string">
            <text:p>样品数量</text:p>
          </table:table-cell>
          <table:table-cell table:style-name="ce12" table:formula="of:=&quot;  &lt;data name=&quot;&quot;&quot;&amp;[.A214]&amp;&quot;.description&quot;&quot; xml:space=&quot;&quot;preserve&quot;&quot;&gt; &lt;value&gt;&quot;&amp;[.B214]&amp;&quot;&lt;/value&gt; &lt;/data&gt;&quot;" office:value-type="string" office:string-value="  &lt;data name=&quot;Sample.description&quot; xml:space=&quot;preserve&quot;&gt; &lt;value&gt;Sample quantities&lt;/value&gt; &lt;/data&gt;">
            <text:p><text:s text:c="2"/>&lt;data name="Sample.description" xml:space="preserve"&gt; &lt;value&gt;Sample quantities&lt;/value&gt; &lt;/data&gt;</text:p>
          </table:table-cell>
          <table:table-cell table:style-name="ce12" table:formula="of:=&quot;  &lt;data name=&quot;&quot;&quot;&amp;[.A214]&amp;&quot;.description&quot;&quot; xml:space=&quot;&quot;preserve&quot;&quot;&gt; &lt;value&gt;&quot;&amp;[.C214]&amp;&quot;&lt;/value&gt; &lt;/data&gt;&quot;" office:value-type="string" office:string-value="  &lt;data name=&quot;Sample.description&quot; xml:space=&quot;preserve&quot;&gt; &lt;value&gt;样品数量&lt;/value&gt; &lt;/data&gt;">
            <text:p><text:s text:c="2"/>&lt;data name="Sample.description" xml:space="preserve"&gt; &lt;value&gt;样品数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aff</text:p>
          </table:table-cell>
          <table:table-cell table:style-name="ce13" office:value-type="string">
            <text:p>员工</text:p>
          </table:table-cell>
          <table:table-cell table:style-name="ce11" table:formula="of:=&quot;  &lt;data name=&quot;&quot;&quot;&amp;[.A215]&amp;&quot;.title&quot;&quot; xml:space=&quot;&quot;preserve&quot;&quot;&gt; &lt;value&gt;&quot;&amp;[.B215]&amp;&quot;&lt;/value&gt; &lt;/data&gt;&quot;" office:value-type="string" office:string-value="  &lt;data name=&quot;Staff.title&quot; xml:space=&quot;preserve&quot;&gt; &lt;value&gt;Staff&lt;/value&gt; &lt;/data&gt;">
            <text:p><text:s text:c="2"/>&lt;data name="Staff.title" xml:space="preserve"&gt; &lt;value&gt;Staff&lt;/value&gt; &lt;/data&gt;</text:p>
          </table:table-cell>
          <table:table-cell table:style-name="ce11" table:formula="of:=&quot;  &lt;data name=&quot;&quot;&quot;&amp;[.A215]&amp;&quot;.title&quot;&quot; xml:space=&quot;&quot;preserve&quot;&quot;&gt; &lt;value&gt;&quot;&amp;[.C215]&amp;&quot;&lt;/value&gt; &lt;/data&gt;&quot;" office:value-type="string" office:string-value="  &lt;data name=&quot;Staff.title&quot; xml:space=&quot;preserve&quot;&gt; &lt;value&gt;员工&lt;/value&gt; &lt;/data&gt;">
            <text:p><text:s text:c="2"/>&lt;data name="Staff.title" xml:space="preserve"&gt; &lt;value&gt;员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aff</text:p>
          </table:table-cell>
          <table:table-cell table:style-name="ce12" office:value-type="string">
            <text:p>Staff and system administration</text:p>
          </table:table-cell>
          <table:table-cell table:style-name="ce14" office:value-type="string">
            <text:p>员工和系统管理</text:p>
          </table:table-cell>
          <table:table-cell table:style-name="ce12" table:formula="of:=&quot;  &lt;data name=&quot;&quot;&quot;&amp;[.A216]&amp;&quot;.description&quot;&quot; xml:space=&quot;&quot;preserve&quot;&quot;&gt; &lt;value&gt;&quot;&amp;[.B216]&amp;&quot;&lt;/value&gt; &lt;/data&gt;&quot;" office:value-type="string" office:string-value="  &lt;data name=&quot;Staff.description&quot; xml:space=&quot;preserve&quot;&gt; &lt;value&gt;Staff and system administration&lt;/value&gt; &lt;/data&gt;">
            <text:p><text:s text:c="2"/>&lt;data name="Staff.description" xml:space="preserve"&gt; &lt;value&gt;Staff and system administration&lt;/value&gt; &lt;/data&gt;</text:p>
          </table:table-cell>
          <table:table-cell table:style-name="ce12" table:formula="of:=&quot;  &lt;data name=&quot;&quot;&quot;&amp;[.A216]&amp;&quot;.description&quot;&quot; xml:space=&quot;&quot;preserve&quot;&quot;&gt; &lt;value&gt;&quot;&amp;[.C216]&amp;&quot;&lt;/value&gt; &lt;/data&gt;&quot;" office:value-type="string" office:string-value="  &lt;data name=&quot;Staff.description&quot; xml:space=&quot;preserve&quot;&gt; &lt;value&gt;员工和系统管理&lt;/value&gt; &lt;/data&gt;">
            <text:p><text:s text:c="2"/>&lt;data name="Staff.description" xml:space="preserve"&gt; &lt;value&gt;员工和系统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aff role</text:p>
          </table:table-cell>
          <table:table-cell table:style-name="ce13" office:value-type="string">
            <text:p>员工职位</text:p>
          </table:table-cell>
          <table:table-cell table:style-name="ce11" table:formula="of:=&quot;  &lt;data name=&quot;&quot;&quot;&amp;[.A217]&amp;&quot;.title&quot;&quot; xml:space=&quot;&quot;preserve&quot;&quot;&gt; &lt;value&gt;&quot;&amp;[.B217]&amp;&quot;&lt;/value&gt; &lt;/data&gt;&quot;" office:value-type="string" office:string-value="  &lt;data name=&quot;Staff role.title&quot; xml:space=&quot;preserve&quot;&gt; &lt;value&gt;Staff role&lt;/value&gt; &lt;/data&gt;">
            <text:p><text:s text:c="2"/>&lt;data name="Staff role.title" xml:space="preserve"&gt; &lt;value&gt;Staff role&lt;/value&gt; &lt;/data&gt;</text:p>
          </table:table-cell>
          <table:table-cell table:style-name="ce11" table:formula="of:=&quot;  &lt;data name=&quot;&quot;&quot;&amp;[.A217]&amp;&quot;.title&quot;&quot; xml:space=&quot;&quot;preserve&quot;&quot;&gt; &lt;value&gt;&quot;&amp;[.C217]&amp;&quot;&lt;/value&gt; &lt;/data&gt;&quot;" office:value-type="string" office:string-value="  &lt;data name=&quot;Staff role.title&quot; xml:space=&quot;preserve&quot;&gt; &lt;value&gt;员工职位&lt;/value&gt; &lt;/data&gt;">
            <text:p><text:s text:c="2"/>&lt;data name="Staff role.title" xml:space="preserve"&gt; &lt;value&gt;员工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aff role</text:p>
          </table:table-cell>
          <table:table-cell table:style-name="ce12" office:value-type="string">
            <text:p>Manage temporary role</text:p>
          </table:table-cell>
          <table:table-cell table:style-name="ce14" office:value-type="string">
            <text:p>管理临时员工职位</text:p>
          </table:table-cell>
          <table:table-cell table:style-name="ce12" table:formula="of:=&quot;  &lt;data name=&quot;&quot;&quot;&amp;[.A218]&amp;&quot;.description&quot;&quot; xml:space=&quot;&quot;preserve&quot;&quot;&gt; &lt;value&gt;&quot;&amp;[.B218]&amp;&quot;&lt;/value&gt; &lt;/data&gt;&quot;" office:value-type="string" office:string-value="  &lt;data name=&quot;Staff role.description&quot; xml:space=&quot;preserve&quot;&gt; &lt;value&gt;Manage temporary role&lt;/value&gt; &lt;/data&gt;">
            <text:p><text:s text:c="2"/>&lt;data name="Staff role.description" xml:space="preserve"&gt; &lt;value&gt;Manage temporary role&lt;/value&gt; &lt;/data&gt;</text:p>
          </table:table-cell>
          <table:table-cell table:style-name="ce12" table:formula="of:=&quot;  &lt;data name=&quot;&quot;&quot;&amp;[.A218]&amp;&quot;.description&quot;&quot; xml:space=&quot;&quot;preserve&quot;&quot;&gt; &lt;value&gt;&quot;&amp;[.C218]&amp;&quot;&lt;/value&gt; &lt;/data&gt;&quot;" office:value-type="string" office:string-value="  &lt;data name=&quot;Staff role.description&quot; xml:space=&quot;preserve&quot;&gt; &lt;value&gt;管理临时员工职位&lt;/value&gt; &lt;/data&gt;">
            <text:p><text:s text:c="2"/>&lt;data name="Staff role.description" xml:space="preserve"&gt; &lt;value&gt;管理临时员工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adjustment</text:p>
          </table:table-cell>
          <table:table-cell table:style-name="ce13" office:value-type="string">
            <text:p>库存调整</text:p>
          </table:table-cell>
          <table:table-cell table:style-name="ce11" table:formula="of:=&quot;  &lt;data name=&quot;&quot;&quot;&amp;[.A219]&amp;&quot;.title&quot;&quot; xml:space=&quot;&quot;preserve&quot;&quot;&gt; &lt;value&gt;&quot;&amp;[.B219]&amp;&quot;&lt;/value&gt; &lt;/data&gt;&quot;" office:value-type="string" office:string-value="  &lt;data name=&quot;Stock adjustment.title&quot; xml:space=&quot;preserve&quot;&gt; &lt;value&gt;Stock adjustment&lt;/value&gt; &lt;/data&gt;">
            <text:p><text:s text:c="2"/>&lt;data name="Stock adjustment.title" xml:space="preserve"&gt; &lt;value&gt;Stock adjustment&lt;/value&gt; &lt;/data&gt;</text:p>
          </table:table-cell>
          <table:table-cell table:style-name="ce11" table:formula="of:=&quot;  &lt;data name=&quot;&quot;&quot;&amp;[.A219]&amp;&quot;.title&quot;&quot; xml:space=&quot;&quot;preserve&quot;&quot;&gt; &lt;value&gt;&quot;&amp;[.C219]&amp;&quot;&lt;/value&gt; &lt;/data&gt;&quot;" office:value-type="string" office:string-value="  &lt;data name=&quot;Stock adjustment.title&quot; xml:space=&quot;preserve&quot;&gt; &lt;value&gt;库存调整&lt;/value&gt; &lt;/data&gt;">
            <text:p><text:s text:c="2"/>&lt;data name="Stock adjustment.title" xml:space="preserve"&gt; &lt;value&gt;库存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adjustment</text:p>
          </table:table-cell>
          <table:table-cell table:number-columns-repeated="2" table:style-name="ce12" office:value-type="string">
            <text:p>Consumptions, mark down and stock adjustment</text:p>
          </table:table-cell>
          <table:table-cell table:style-name="ce12" table:formula="of:=&quot;  &lt;data name=&quot;&quot;&quot;&amp;[.A220]&amp;&quot;.description&quot;&quot; xml:space=&quot;&quot;preserve&quot;&quot;&gt; &lt;value&gt;&quot;&amp;[.B220]&amp;&quot;&lt;/value&gt; &lt;/data&gt;&quot;" office:value-type="string" office:string-value="  &lt;data name=&quot;Stock adjustment.description&quot; xml:space=&quot;preserve&quot;&gt; &lt;value&gt;Consumptions, mark down and stock adjustment&lt;/value&gt; &lt;/data&gt;">
            <text:p><text:s text:c="2"/>&lt;data name="Stock adjustment.description" xml:space="preserve"&gt; &lt;value&gt;Consumptions, mark down and stock adjustment&lt;/value&gt; &lt;/data&gt;</text:p>
          </table:table-cell>
          <table:table-cell table:style-name="ce12" table:formula="of:=&quot;  &lt;data name=&quot;&quot;&quot;&amp;[.A220]&amp;&quot;.description&quot;&quot; xml:space=&quot;&quot;preserve&quot;&quot;&gt; &lt;value&gt;&quot;&amp;[.C220]&amp;&quot;&lt;/value&gt; &lt;/data&gt;&quot;" office:value-type="string" office:string-value="  &lt;data name=&quot;Stock adjustment.description&quot; xml:space=&quot;preserve&quot;&gt; &lt;value&gt;Consumptions, mark down and stock adjustment&lt;/value&gt; &lt;/data&gt;">
            <text:p><text:s text:c="2"/>&lt;data name="Stock adjustment.description" xml:space="preserve"&gt; &lt;value&gt;Consumptions, mark down and stock adjustme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</text:p>
          </table:table-cell>
          <table:table-cell table:style-name="ce13" office:value-type="string">
            <text:p>盘点</text:p>
          </table:table-cell>
          <table:table-cell table:style-name="ce11" table:formula="of:=&quot;  &lt;data name=&quot;&quot;&quot;&amp;[.A221]&amp;&quot;.title&quot;&quot; xml:space=&quot;&quot;preserve&quot;&quot;&gt; &lt;value&gt;&quot;&amp;[.B221]&amp;&quot;&lt;/value&gt; &lt;/data&gt;&quot;" office:value-type="string" office:string-value="  &lt;data name=&quot;Stock count.title&quot; xml:space=&quot;preserve&quot;&gt; &lt;value&gt;Stock count&lt;/value&gt; &lt;/data&gt;">
            <text:p><text:s text:c="2"/>&lt;data name="Stock count.title" xml:space="preserve"&gt; &lt;value&gt;Stock count&lt;/value&gt; &lt;/data&gt;</text:p>
          </table:table-cell>
          <table:table-cell table:style-name="ce11" table:formula="of:=&quot;  &lt;data name=&quot;&quot;&quot;&amp;[.A221]&amp;&quot;.title&quot;&quot; xml:space=&quot;&quot;preserve&quot;&quot;&gt; &lt;value&gt;&quot;&amp;[.C221]&amp;&quot;&lt;/value&gt; &lt;/data&gt;&quot;" office:value-type="string" office:string-value="  &lt;data name=&quot;Stock count.title&quot; xml:space=&quot;preserve&quot;&gt; &lt;value&gt;盘点&lt;/value&gt; &lt;/data&gt;">
            <text:p><text:s text:c="2"/>&lt;data name="Stock count.title" xml:space="preserve"&gt; &lt;value&gt;盘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count</text:p>
          </table:table-cell>
          <table:table-cell table:style-name="ce12" office:value-type="string">
            <text:p>Stock count operations</text:p>
          </table:table-cell>
          <table:table-cell table:style-name="ce14" office:value-type="string">
            <text:p>盘点管理</text:p>
          </table:table-cell>
          <table:table-cell table:style-name="ce12" table:formula="of:=&quot;  &lt;data name=&quot;&quot;&quot;&amp;[.A222]&amp;&quot;.description&quot;&quot; xml:space=&quot;&quot;preserve&quot;&quot;&gt; &lt;value&gt;&quot;&amp;[.B222]&amp;&quot;&lt;/value&gt; &lt;/data&gt;&quot;" office:value-type="string" office:string-value="  &lt;data name=&quot;Stock count.description&quot; xml:space=&quot;preserve&quot;&gt; &lt;value&gt;Stock count operations&lt;/value&gt; &lt;/data&gt;">
            <text:p><text:s text:c="2"/>&lt;data name="Stock count.description" xml:space="preserve"&gt; &lt;value&gt;Stock count operations&lt;/value&gt; &lt;/data&gt;</text:p>
          </table:table-cell>
          <table:table-cell table:style-name="ce12" table:formula="of:=&quot;  &lt;data name=&quot;&quot;&quot;&amp;[.A222]&amp;&quot;.description&quot;&quot; xml:space=&quot;&quot;preserve&quot;&quot;&gt; &lt;value&gt;&quot;&amp;[.C222]&amp;&quot;&lt;/value&gt; &lt;/data&gt;&quot;" office:value-type="string" office:string-value="  &lt;data name=&quot;Stock count.description&quot; xml:space=&quot;preserve&quot;&gt; &lt;value&gt;盘点管理&lt;/value&gt; &lt;/data&gt;">
            <text:p><text:s text:c="2"/>&lt;data name="Stock count.description" xml:space="preserve"&gt; &lt;value&gt;盘点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 address</text:p>
          </table:table-cell>
          <table:table-cell table:style-name="ce13" office:value-type="string">
            <text:p>盘点地址</text:p>
          </table:table-cell>
          <table:table-cell table:style-name="ce11" table:formula="of:=&quot;  &lt;data name=&quot;&quot;&quot;&amp;[.A223]&amp;&quot;.title&quot;&quot; xml:space=&quot;&quot;preserve&quot;&quot;&gt; &lt;value&gt;&quot;&amp;[.B223]&amp;&quot;&lt;/value&gt; &lt;/data&gt;&quot;" office:value-type="string" office:string-value="  &lt;data name=&quot;Stock count address.title&quot; xml:space=&quot;preserve&quot;&gt; &lt;value&gt;Stock count address&lt;/value&gt; &lt;/data&gt;">
            <text:p><text:s text:c="2"/>&lt;data name="Stock count address.title" xml:space="preserve"&gt; &lt;value&gt;Stock count address&lt;/value&gt; &lt;/data&gt;</text:p>
          </table:table-cell>
          <table:table-cell table:style-name="ce11" table:formula="of:=&quot;  &lt;data name=&quot;&quot;&quot;&amp;[.A223]&amp;&quot;.title&quot;&quot; xml:space=&quot;&quot;preserve&quot;&quot;&gt; &lt;value&gt;&quot;&amp;[.C223]&amp;&quot;&lt;/value&gt; &lt;/data&gt;&quot;" office:value-type="string" office:string-value="  &lt;data name=&quot;Stock count address.title&quot; xml:space=&quot;preserve&quot;&gt; &lt;value&gt;盘点地址&lt;/value&gt; &lt;/data&gt;">
            <text:p><text:s text:c="2"/>&lt;data name="Stock count address.title" xml:space="preserve"&gt; &lt;value&gt;盘点地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count address</text:p>
          </table:table-cell>
          <table:table-cell table:style-name="ce12" office:value-type="string">
            <text:p>Stock count address management</text:p>
          </table:table-cell>
          <table:table-cell table:style-name="ce14" office:value-type="string">
            <text:p>盘点地址管理</text:p>
          </table:table-cell>
          <table:table-cell table:style-name="ce12" table:formula="of:=&quot;  &lt;data name=&quot;&quot;&quot;&amp;[.A224]&amp;&quot;.description&quot;&quot; xml:space=&quot;&quot;preserve&quot;&quot;&gt; &lt;value&gt;&quot;&amp;[.B224]&amp;&quot;&lt;/value&gt; &lt;/data&gt;&quot;" office:value-type="string" office:string-value="  &lt;data name=&quot;Stock count address.description&quot; xml:space=&quot;preserve&quot;&gt; &lt;value&gt;Stock count address management&lt;/value&gt; &lt;/data&gt;">
            <text:p><text:s text:c="2"/>&lt;data name="Stock count address.description" xml:space="preserve"&gt; &lt;value&gt;Stock count address management&lt;/value&gt; &lt;/data&gt;</text:p>
          </table:table-cell>
          <table:table-cell table:style-name="ce12" table:formula="of:=&quot;  &lt;data name=&quot;&quot;&quot;&amp;[.A224]&amp;&quot;.description&quot;&quot; xml:space=&quot;&quot;preserve&quot;&quot;&gt; &lt;value&gt;&quot;&amp;[.C224]&amp;&quot;&lt;/value&gt; &lt;/data&gt;&quot;" office:value-type="string" office:string-value="  &lt;data name=&quot;Stock count address.description&quot; xml:space=&quot;preserve&quot;&gt; &lt;value&gt;盘点地址管理&lt;/value&gt; &lt;/data&gt;">
            <text:p><text:s text:c="2"/>&lt;data name="Stock count address.description" xml:space="preserve"&gt; &lt;value&gt;盘点地址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 export</text:p>
          </table:table-cell>
          <table:table-cell table:style-name="ce13" office:value-type="string">
            <text:p>导出盘点</text:p>
          </table:table-cell>
          <table:table-cell table:style-name="ce11" table:formula="of:=&quot;  &lt;data name=&quot;&quot;&quot;&amp;[.A225]&amp;&quot;.title&quot;&quot; xml:space=&quot;&quot;preserve&quot;&quot;&gt; &lt;value&gt;&quot;&amp;[.B225]&amp;&quot;&lt;/value&gt; &lt;/data&gt;&quot;" office:value-type="string" office:string-value="  &lt;data name=&quot;Stock count export.title&quot; xml:space=&quot;preserve&quot;&gt; &lt;value&gt;Stock count export&lt;/value&gt; &lt;/data&gt;">
            <text:p><text:s text:c="2"/>&lt;data name="Stock count export.title" xml:space="preserve"&gt; &lt;value&gt;Stock count export&lt;/value&gt; &lt;/data&gt;</text:p>
          </table:table-cell>
          <table:table-cell table:style-name="ce11" table:formula="of:=&quot;  &lt;data name=&quot;&quot;&quot;&amp;[.A225]&amp;&quot;.title&quot;&quot; xml:space=&quot;&quot;preserve&quot;&quot;&gt; &lt;value&gt;&quot;&amp;[.C225]&amp;&quot;&lt;/value&gt; &lt;/data&gt;&quot;" office:value-type="string" office:string-value="  &lt;data name=&quot;Stock count export.title&quot; xml:space=&quot;preserve&quot;&gt; &lt;value&gt;导出盘点&lt;/value&gt; &lt;/data&gt;">
            <text:p><text:s text:c="2"/>&lt;data name="Stock count export.title" xml:space="preserve"&gt; &lt;value&gt;导出盘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Stock count export</text:p>
          </table:table-cell>
          <table:table-cell table:style-name="ce12" table:formula="of:=&quot;  &lt;data name=&quot;&quot;&quot;&amp;[.A226]&amp;&quot;.description&quot;&quot; xml:space=&quot;&quot;preserve&quot;&quot;&gt; &lt;value&gt;&quot;&amp;[.B226]&amp;&quot;&lt;/value&gt; &lt;/data&gt;&quot;" office:value-type="string" office:string-value="  &lt;data name=&quot;Stock count export.description&quot; xml:space=&quot;preserve&quot;&gt; &lt;value&gt;Stock count export&lt;/value&gt; &lt;/data&gt;">
            <text:p><text:s text:c="2"/>&lt;data name="Stock count export.description" xml:space="preserve"&gt; &lt;value&gt;Stock count export&lt;/value&gt; &lt;/data&gt;</text:p>
          </table:table-cell>
          <table:table-cell table:style-name="ce12" table:formula="of:=&quot;  &lt;data name=&quot;&quot;&quot;&amp;[.A226]&amp;&quot;.description&quot;&quot; xml:space=&quot;&quot;preserve&quot;&quot;&gt; &lt;value&gt;&quot;&amp;[.C226]&amp;&quot;&lt;/value&gt; &lt;/data&gt;&quot;" office:value-type="string" office:string-value="  &lt;data name=&quot;Stock count export.description&quot; xml:space=&quot;preserve&quot;&gt; &lt;value&gt;Stock count export&lt;/value&gt; &lt;/data&gt;">
            <text:p><text:s text:c="2"/>&lt;data name="Stock count export.description" xml:space="preserve"&gt; &lt;value&gt;Stock count expor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</text:p>
          </table:table-cell>
          <table:table-cell table:style-name="ce13" office:value-type="string">
            <text:p>供应商</text:p>
          </table:table-cell>
          <table:table-cell table:style-name="ce11" table:formula="of:=&quot;  &lt;data name=&quot;&quot;&quot;&amp;[.A227]&amp;&quot;.title&quot;&quot; xml:space=&quot;&quot;preserve&quot;&quot;&gt; &lt;value&gt;&quot;&amp;[.B227]&amp;&quot;&lt;/value&gt; &lt;/data&gt;&quot;" office:value-type="string" office:string-value="  &lt;data name=&quot;Supplier.title&quot; xml:space=&quot;preserve&quot;&gt; &lt;value&gt;Supplier&lt;/value&gt; &lt;/data&gt;">
            <text:p><text:s text:c="2"/>&lt;data name="Supplier.title" xml:space="preserve"&gt; &lt;value&gt;Supplier&lt;/value&gt; &lt;/data&gt;</text:p>
          </table:table-cell>
          <table:table-cell table:style-name="ce11" table:formula="of:=&quot;  &lt;data name=&quot;&quot;&quot;&amp;[.A227]&amp;&quot;.title&quot;&quot; xml:space=&quot;&quot;preserve&quot;&quot;&gt; &lt;value&gt;&quot;&amp;[.C227]&amp;&quot;&lt;/value&gt; &lt;/data&gt;&quot;" office:value-type="string" office:string-value="  &lt;data name=&quot;Supplier.title&quot; xml:space=&quot;preserve&quot;&gt; &lt;value&gt;供应商&lt;/value&gt; &lt;/data&gt;">
            <text:p><text:s text:c="2"/>&lt;data name="Supplier.title" xml:space="preserve"&gt; &lt;value&gt;供应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</text:p>
          </table:table-cell>
          <table:table-cell table:style-name="ce12" office:value-type="string">
            <text:p>View, edit supplier discount</text:p>
          </table:table-cell>
          <table:table-cell table:style-name="ce14" office:value-type="string">
            <text:p>查看<text:span text:style-name="T2">, </text:span><text:span text:style-name="T3">更改厂家折扣</text:span></text:p>
          </table:table-cell>
          <table:table-cell table:style-name="ce12" table:formula="of:=&quot;  &lt;data name=&quot;&quot;&quot;&amp;[.A228]&amp;&quot;.description&quot;&quot; xml:space=&quot;&quot;preserve&quot;&quot;&gt; &lt;value&gt;&quot;&amp;[.B228]&amp;&quot;&lt;/value&gt; &lt;/data&gt;&quot;" office:value-type="string" office:string-value="  &lt;data name=&quot;Supplier.description&quot; xml:space=&quot;preserve&quot;&gt; &lt;value&gt;View, edit supplier discount&lt;/value&gt; &lt;/data&gt;">
            <text:p><text:s text:c="2"/>&lt;data name="Supplier.description" xml:space="preserve"&gt; &lt;value&gt;View, edit supplier discount&lt;/value&gt; &lt;/data&gt;</text:p>
          </table:table-cell>
          <table:table-cell table:style-name="ce12" table:formula="of:=&quot;  &lt;data name=&quot;&quot;&quot;&amp;[.A228]&amp;&quot;.description&quot;&quot; xml:space=&quot;&quot;preserve&quot;&quot;&gt; &lt;value&gt;&quot;&amp;[.C228]&amp;&quot;&lt;/value&gt; &lt;/data&gt;&quot;" office:value-type="string" office:string-value="  &lt;data name=&quot;Supplier.description&quot; xml:space=&quot;preserve&quot;&gt; &lt;value&gt;查看, 更改厂家折扣&lt;/value&gt; &lt;/data&gt;">
            <text:p><text:s text:c="2"/>&lt;data name="Supplier.description" xml:space="preserve"&gt; &lt;value&gt;查看, 更改厂家折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fee</text:p>
          </table:table-cell>
          <table:table-cell table:style-name="ce13" office:value-type="string">
            <text:p>供应商费</text:p>
          </table:table-cell>
          <table:table-cell table:style-name="ce11" table:formula="of:=&quot;  &lt;data name=&quot;&quot;&quot;&amp;[.A229]&amp;&quot;.title&quot;&quot; xml:space=&quot;&quot;preserve&quot;&quot;&gt; &lt;value&gt;&quot;&amp;[.B229]&amp;&quot;&lt;/value&gt; &lt;/data&gt;&quot;" office:value-type="string" office:string-value="  &lt;data name=&quot;Supplier fee.title&quot; xml:space=&quot;preserve&quot;&gt; &lt;value&gt;Supplier fee&lt;/value&gt; &lt;/data&gt;">
            <text:p><text:s text:c="2"/>&lt;data name="Supplier fee.title" xml:space="preserve"&gt; &lt;value&gt;Supplier fee&lt;/value&gt; &lt;/data&gt;</text:p>
          </table:table-cell>
          <table:table-cell table:style-name="ce11" table:formula="of:=&quot;  &lt;data name=&quot;&quot;&quot;&amp;[.A229]&amp;&quot;.title&quot;&quot; xml:space=&quot;&quot;preserve&quot;&quot;&gt; &lt;value&gt;&quot;&amp;[.C229]&amp;&quot;&lt;/value&gt; &lt;/data&gt;&quot;" office:value-type="string" office:string-value="  &lt;data name=&quot;Supplier fee.title&quot; xml:space=&quot;preserve&quot;&gt; &lt;value&gt;供应商费&lt;/value&gt; &lt;/data&gt;">
            <text:p><text:s text:c="2"/>&lt;data name="Supplier fee.title" xml:space="preserve"&gt; &lt;value&gt;供应商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fee</text:p>
          </table:table-cell>
          <table:table-cell table:style-name="ce12" office:value-type="string">
            <text:p>Define supplier fee</text:p>
          </table:table-cell>
          <table:table-cell table:style-name="ce14" office:value-type="string">
            <text:p>管理供应商费</text:p>
          </table:table-cell>
          <table:table-cell table:style-name="ce12" table:formula="of:=&quot;  &lt;data name=&quot;&quot;&quot;&amp;[.A230]&amp;&quot;.description&quot;&quot; xml:space=&quot;&quot;preserve&quot;&quot;&gt; &lt;value&gt;&quot;&amp;[.B230]&amp;&quot;&lt;/value&gt; &lt;/data&gt;&quot;" office:value-type="string" office:string-value="  &lt;data name=&quot;Supplier fee.description&quot; xml:space=&quot;preserve&quot;&gt; &lt;value&gt;Define supplier fee&lt;/value&gt; &lt;/data&gt;">
            <text:p><text:s text:c="2"/>&lt;data name="Supplier fee.description" xml:space="preserve"&gt; &lt;value&gt;Define supplier fee&lt;/value&gt; &lt;/data&gt;</text:p>
          </table:table-cell>
          <table:table-cell table:style-name="ce12" table:formula="of:=&quot;  &lt;data name=&quot;&quot;&quot;&amp;[.A230]&amp;&quot;.description&quot;&quot; xml:space=&quot;&quot;preserve&quot;&quot;&gt; &lt;value&gt;&quot;&amp;[.C230]&amp;&quot;&lt;/value&gt; &lt;/data&gt;&quot;" office:value-type="string" office:string-value="  &lt;data name=&quot;Supplier fee.description&quot; xml:space=&quot;preserve&quot;&gt; &lt;value&gt;管理供应商费&lt;/value&gt; &lt;/data&gt;">
            <text:p><text:s text:c="2"/>&lt;data name="Supplier fee.description" xml:space="preserve"&gt; &lt;value&gt;管理供应商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order</text:p>
          </table:table-cell>
          <table:table-cell table:style-name="ce13" office:value-type="string">
            <text:p>供应商订单</text:p>
          </table:table-cell>
          <table:table-cell table:style-name="ce11" table:formula="of:=&quot;  &lt;data name=&quot;&quot;&quot;&amp;[.A231]&amp;&quot;.title&quot;&quot; xml:space=&quot;&quot;preserve&quot;&quot;&gt; &lt;value&gt;&quot;&amp;[.B231]&amp;&quot;&lt;/value&gt; &lt;/data&gt;&quot;" office:value-type="string" office:string-value="  &lt;data name=&quot;Supplier order.title&quot; xml:space=&quot;preserve&quot;&gt; &lt;value&gt;Supplier order&lt;/value&gt; &lt;/data&gt;">
            <text:p><text:s text:c="2"/>&lt;data name="Supplier order.title" xml:space="preserve"&gt; &lt;value&gt;Supplier order&lt;/value&gt; &lt;/data&gt;</text:p>
          </table:table-cell>
          <table:table-cell table:style-name="ce11" table:formula="of:=&quot;  &lt;data name=&quot;&quot;&quot;&amp;[.A231]&amp;&quot;.title&quot;&quot; xml:space=&quot;&quot;preserve&quot;&quot;&gt; &lt;value&gt;&quot;&amp;[.C231]&amp;&quot;&lt;/value&gt; &lt;/data&gt;&quot;" office:value-type="string" office:string-value="  &lt;data name=&quot;Supplier order.title&quot; xml:space=&quot;preserve&quot;&gt; &lt;value&gt;供应商订单&lt;/value&gt; &lt;/data&gt;">
            <text:p><text:s text:c="2"/>&lt;data name="Supplier order.title" xml:space="preserve"&gt; &lt;value&gt;供应商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order</text:p>
          </table:table-cell>
          <table:table-cell table:style-name="ce12" office:value-type="string">
            <text:p>Update and manage delivery date for on order items for the selected project</text:p>
          </table:table-cell>
          <table:table-cell table:style-name="ce14" office:value-type="string">
            <text:p>更新<text:span text:style-name="T2">,</text:span><text:span text:style-name="T3">管理项目的产品定单送货时间</text:span></text:p>
          </table:table-cell>
          <table:table-cell table:style-name="ce12" table:formula="of:=&quot;  &lt;data name=&quot;&quot;&quot;&amp;[.A232]&amp;&quot;.description&quot;&quot; xml:space=&quot;&quot;preserve&quot;&quot;&gt; &lt;value&gt;&quot;&amp;[.B232]&amp;&quot;&lt;/value&gt; &lt;/data&gt;&quot;" office:value-type="string" office:string-value="  &lt;data name=&quot;Supplier order.description&quot; xml:space=&quot;preserve&quot;&gt; &lt;value&gt;Update and manage delivery date for on order items for the selected project&lt;/value&gt; &lt;/data&gt;">
            <text:p><text:s text:c="2"/>&lt;data name="Supplier order.description" xml:space="preserve"&gt; &lt;value&gt;Update and manage delivery date for on order items for the selected project&lt;/value&gt; &lt;/data&gt;</text:p>
          </table:table-cell>
          <table:table-cell table:style-name="ce12" table:formula="of:=&quot;  &lt;data name=&quot;&quot;&quot;&amp;[.A232]&amp;&quot;.description&quot;&quot; xml:space=&quot;&quot;preserve&quot;&quot;&gt; &lt;value&gt;&quot;&amp;[.C232]&amp;&quot;&lt;/value&gt; &lt;/data&gt;&quot;" office:value-type="string" office:string-value="  &lt;data name=&quot;Supplier order.description&quot; xml:space=&quot;preserve&quot;&gt; &lt;value&gt;更新,管理项目的产品定单送货时间&lt;/value&gt; &lt;/data&gt;">
            <text:p><text:s text:c="2"/>&lt;data name="Supplier order.description" xml:space="preserve"&gt; &lt;value&gt;更新,管理项目的产品定单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return</text:p>
          </table:table-cell>
          <table:table-cell table:style-name="ce13" office:value-type="string">
            <text:p>供应商退货</text:p>
          </table:table-cell>
          <table:table-cell table:style-name="ce11" table:formula="of:=&quot;  &lt;data name=&quot;&quot;&quot;&amp;[.A233]&amp;&quot;.title&quot;&quot; xml:space=&quot;&quot;preserve&quot;&quot;&gt; &lt;value&gt;&quot;&amp;[.B233]&amp;&quot;&lt;/value&gt; &lt;/data&gt;&quot;" office:value-type="string" office:string-value="  &lt;data name=&quot;Supplier return.title&quot; xml:space=&quot;preserve&quot;&gt; &lt;value&gt;Supplier return&lt;/value&gt; &lt;/data&gt;">
            <text:p><text:s text:c="2"/>&lt;data name="Supplier return.title" xml:space="preserve"&gt; &lt;value&gt;Supplier return&lt;/value&gt; &lt;/data&gt;</text:p>
          </table:table-cell>
          <table:table-cell table:style-name="ce11" table:formula="of:=&quot;  &lt;data name=&quot;&quot;&quot;&amp;[.A233]&amp;&quot;.title&quot;&quot; xml:space=&quot;&quot;preserve&quot;&quot;&gt; &lt;value&gt;&quot;&amp;[.C233]&amp;&quot;&lt;/value&gt; &lt;/data&gt;&quot;" office:value-type="string" office:string-value="  &lt;data name=&quot;Supplier return.title&quot; xml:space=&quot;preserve&quot;&gt; &lt;value&gt;供应商退货&lt;/value&gt; &lt;/data&gt;">
            <text:p><text:s text:c="2"/>&lt;data name="Supplier return.title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Supplier return</text:p>
          </table:table-cell>
          <table:table-cell table:style-name="ce14" office:value-type="string">
            <text:p>供应商退货</text:p>
          </table:table-cell>
          <table:table-cell table:style-name="ce12" table:formula="of:=&quot;  &lt;data name=&quot;&quot;&quot;&amp;[.A234]&amp;&quot;.description&quot;&quot; xml:space=&quot;&quot;preserve&quot;&quot;&gt; &lt;value&gt;&quot;&amp;[.B234]&amp;&quot;&lt;/value&gt; &lt;/data&gt;&quot;" office:value-type="string" office:string-value="  &lt;data name=&quot;Supplier return.description&quot; xml:space=&quot;preserve&quot;&gt; &lt;value&gt;Supplier return&lt;/value&gt; &lt;/data&gt;">
            <text:p><text:s text:c="2"/>&lt;data name="Supplier return.description" xml:space="preserve"&gt; &lt;value&gt;Supplier return&lt;/value&gt; &lt;/data&gt;</text:p>
          </table:table-cell>
          <table:table-cell table:style-name="ce12" table:formula="of:=&quot;  &lt;data name=&quot;&quot;&quot;&amp;[.A234]&amp;&quot;.description&quot;&quot; xml:space=&quot;&quot;preserve&quot;&quot;&gt; &lt;value&gt;&quot;&amp;[.C234]&amp;&quot;&lt;/value&gt; &lt;/data&gt;&quot;" office:value-type="string" office:string-value="  &lt;data name=&quot;Supplier return.description&quot; xml:space=&quot;preserve&quot;&gt; &lt;value&gt;供应商退货&lt;/value&gt; &lt;/data&gt;">
            <text:p><text:s text:c="2"/>&lt;data name="Supplier return.description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Supplier return2</text:p>
          </table:table-cell>
          <table:table-cell table:style-name="ce11" office:value-type="string">
            <text:p>Supplier return</text:p>
          </table:table-cell>
          <table:table-cell table:style-name="ce13" office:value-type="string">
            <text:p>供应商退货</text:p>
          </table:table-cell>
          <table:table-cell table:style-name="ce11" table:formula="of:=&quot;  &lt;data name=&quot;&quot;&quot;&amp;[.A235]&amp;&quot;.title&quot;&quot; xml:space=&quot;&quot;preserve&quot;&quot;&gt; &lt;value&gt;&quot;&amp;[.B235]&amp;&quot;&lt;/value&gt; &lt;/data&gt;&quot;" office:value-type="string" office:string-value="  &lt;data name=&quot;Supplier return2.title&quot; xml:space=&quot;preserve&quot;&gt; &lt;value&gt;Supplier return&lt;/value&gt; &lt;/data&gt;">
            <text:p><text:s text:c="2"/>&lt;data name="Supplier return2.title" xml:space="preserve"&gt; &lt;value&gt;Supplier return&lt;/value&gt; &lt;/data&gt;</text:p>
          </table:table-cell>
          <table:table-cell table:style-name="ce11" table:formula="of:=&quot;  &lt;data name=&quot;&quot;&quot;&amp;[.A235]&amp;&quot;.title&quot;&quot; xml:space=&quot;&quot;preserve&quot;&quot;&gt; &lt;value&gt;&quot;&amp;[.C235]&amp;&quot;&lt;/value&gt; &lt;/data&gt;&quot;" office:value-type="string" office:string-value="  &lt;data name=&quot;Supplier return2.title&quot; xml:space=&quot;preserve&quot;&gt; &lt;value&gt;供应商退货&lt;/value&gt; &lt;/data&gt;">
            <text:p><text:s text:c="2"/>&lt;data name="Supplier return2.title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return2</text:p>
          </table:table-cell>
          <table:table-cell table:style-name="ce12" office:value-type="string">
            <text:p>Supplier return</text:p>
          </table:table-cell>
          <table:table-cell table:style-name="ce14" office:value-type="string">
            <text:p>供应商退货</text:p>
          </table:table-cell>
          <table:table-cell table:style-name="ce12" table:formula="of:=&quot;  &lt;data name=&quot;&quot;&quot;&amp;[.A236]&amp;&quot;.description&quot;&quot; xml:space=&quot;&quot;preserve&quot;&quot;&gt; &lt;value&gt;&quot;&amp;[.B236]&amp;&quot;&lt;/value&gt; &lt;/data&gt;&quot;" office:value-type="string" office:string-value="  &lt;data name=&quot;Supplier return2.description&quot; xml:space=&quot;preserve&quot;&gt; &lt;value&gt;Supplier return&lt;/value&gt; &lt;/data&gt;">
            <text:p><text:s text:c="2"/>&lt;data name="Supplier return2.description" xml:space="preserve"&gt; &lt;value&gt;Supplier return&lt;/value&gt; &lt;/data&gt;</text:p>
          </table:table-cell>
          <table:table-cell table:style-name="ce12" table:formula="of:=&quot;  &lt;data name=&quot;&quot;&quot;&amp;[.A236]&amp;&quot;.description&quot;&quot; xml:space=&quot;&quot;preserve&quot;&quot;&gt; &lt;value&gt;&quot;&amp;[.C236]&amp;&quot;&lt;/value&gt; &lt;/data&gt;&quot;" office:value-type="string" office:string-value="  &lt;data name=&quot;Supplier return2.description&quot; xml:space=&quot;preserve&quot;&gt; &lt;value&gt;供应商退货&lt;/value&gt; &lt;/data&gt;">
            <text:p><text:s text:c="2"/>&lt;data name="Supplier return2.description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ill</text:p>
          </table:table-cell>
          <table:table-cell table:style-name="ce13" office:value-type="string">
            <text:p>收银机</text:p>
          </table:table-cell>
          <table:table-cell table:style-name="ce11" table:formula="of:=&quot;  &lt;data name=&quot;&quot;&quot;&amp;[.A237]&amp;&quot;.title&quot;&quot; xml:space=&quot;&quot;preserve&quot;&quot;&gt; &lt;value&gt;&quot;&amp;[.B237]&amp;&quot;&lt;/value&gt; &lt;/data&gt;&quot;" office:value-type="string" office:string-value="  &lt;data name=&quot;Till.title&quot; xml:space=&quot;preserve&quot;&gt; &lt;value&gt;Till&lt;/value&gt; &lt;/data&gt;">
            <text:p><text:s text:c="2"/>&lt;data name="Till.title" xml:space="preserve"&gt; &lt;value&gt;Till&lt;/value&gt; &lt;/data&gt;</text:p>
          </table:table-cell>
          <table:table-cell table:style-name="ce11" table:formula="of:=&quot;  &lt;data name=&quot;&quot;&quot;&amp;[.A237]&amp;&quot;.title&quot;&quot; xml:space=&quot;&quot;preserve&quot;&quot;&gt; &lt;value&gt;&quot;&amp;[.C237]&amp;&quot;&lt;/value&gt; &lt;/data&gt;&quot;" office:value-type="string" office:string-value="  &lt;data name=&quot;Till.title&quot; xml:space=&quot;preserve&quot;&gt; &lt;value&gt;收银机&lt;/value&gt; &lt;/data&gt;">
            <text:p><text:s text:c="2"/>&lt;data name="Till.title" xml:space="preserve"&gt; &lt;value&gt;收银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Till</text:p>
          </table:table-cell>
          <table:table-cell table:number-columns-repeated="2" table:style-name="ce12" office:value-type="string">
            <text:p>Register direct sales and customer orders</text:p>
          </table:table-cell>
          <table:table-cell table:style-name="ce12" table:formula="of:=&quot;  &lt;data name=&quot;&quot;&quot;&amp;[.A238]&amp;&quot;.description&quot;&quot; xml:space=&quot;&quot;preserve&quot;&quot;&gt; &lt;value&gt;&quot;&amp;[.B238]&amp;&quot;&lt;/value&gt; &lt;/data&gt;&quot;" office:value-type="string" office:string-value="  &lt;data name=&quot;Till.description&quot; xml:space=&quot;preserve&quot;&gt; &lt;value&gt;Register direct sales and customer orders&lt;/value&gt; &lt;/data&gt;">
            <text:p><text:s text:c="2"/>&lt;data name="Till.description" xml:space="preserve"&gt; &lt;value&gt;Register direct sales and customer orders&lt;/value&gt; &lt;/data&gt;</text:p>
          </table:table-cell>
          <table:table-cell table:style-name="ce12" table:formula="of:=&quot;  &lt;data name=&quot;&quot;&quot;&amp;[.A238]&amp;&quot;.description&quot;&quot; xml:space=&quot;&quot;preserve&quot;&quot;&gt; &lt;value&gt;&quot;&amp;[.C238]&amp;&quot;&lt;/value&gt; &lt;/data&gt;&quot;" office:value-type="string" office:string-value="  &lt;data name=&quot;Till.description&quot; xml:space=&quot;preserve&quot;&gt; &lt;value&gt;Register direct sales and customer orders&lt;/value&gt; &lt;/data&gt;">
            <text:p><text:s text:c="2"/>&lt;data name="Till.description" xml:space="preserve"&gt; &lt;value&gt;Register direct sales and customer order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ransfer</text:p>
          </table:table-cell>
          <table:table-cell table:style-name="ce13" office:value-type="string">
            <text:p>调拨</text:p>
          </table:table-cell>
          <table:table-cell table:style-name="ce11" table:formula="of:=&quot;  &lt;data name=&quot;&quot;&quot;&amp;[.A239]&amp;&quot;.title&quot;&quot; xml:space=&quot;&quot;preserve&quot;&quot;&gt; &lt;value&gt;&quot;&amp;[.B239]&amp;&quot;&lt;/value&gt; &lt;/data&gt;&quot;" office:value-type="string" office:string-value="  &lt;data name=&quot;Transfer.title&quot; xml:space=&quot;preserve&quot;&gt; &lt;value&gt;Transfer&lt;/value&gt; &lt;/data&gt;">
            <text:p><text:s text:c="2"/>&lt;data name="Transfer.title" xml:space="preserve"&gt; &lt;value&gt;Transfer&lt;/value&gt; &lt;/data&gt;</text:p>
          </table:table-cell>
          <table:table-cell table:style-name="ce11" table:formula="of:=&quot;  &lt;data name=&quot;&quot;&quot;&amp;[.A239]&amp;&quot;.title&quot;&quot; xml:space=&quot;&quot;preserve&quot;&quot;&gt; &lt;value&gt;&quot;&amp;[.C239]&amp;&quot;&lt;/value&gt; &lt;/data&gt;&quot;" office:value-type="string" office:string-value="  &lt;data name=&quot;Transfer.title&quot; xml:space=&quot;preserve&quot;&gt; &lt;value&gt;调拨&lt;/value&gt; &lt;/data&gt;">
            <text:p><text:s text:c="2"/>&lt;data name="Transfer.title" xml:space="preserve"&gt; &lt;value&gt;调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Transfer</text:p>
          </table:table-cell>
          <table:table-cell table:style-name="ce12" office:value-type="string">
            <text:p>Manage transfers between store</text:p>
          </table:table-cell>
          <table:table-cell table:style-name="ce14" office:value-type="string">
            <text:p>管理商店调拨</text:p>
          </table:table-cell>
          <table:table-cell table:style-name="ce12" table:formula="of:=&quot;  &lt;data name=&quot;&quot;&quot;&amp;[.A240]&amp;&quot;.description&quot;&quot; xml:space=&quot;&quot;preserve&quot;&quot;&gt; &lt;value&gt;&quot;&amp;[.B240]&amp;&quot;&lt;/value&gt; &lt;/data&gt;&quot;" office:value-type="string" office:string-value="  &lt;data name=&quot;Transfer.description&quot; xml:space=&quot;preserve&quot;&gt; &lt;value&gt;Manage transfers between store&lt;/value&gt; &lt;/data&gt;">
            <text:p><text:s text:c="2"/>&lt;data name="Transfer.description" xml:space="preserve"&gt; &lt;value&gt;Manage transfers between store&lt;/value&gt; &lt;/data&gt;</text:p>
          </table:table-cell>
          <table:table-cell table:style-name="ce12" table:formula="of:=&quot;  &lt;data name=&quot;&quot;&quot;&amp;[.A240]&amp;&quot;.description&quot;&quot; xml:space=&quot;&quot;preserve&quot;&quot;&gt; &lt;value&gt;&quot;&amp;[.C240]&amp;&quot;&lt;/value&gt; &lt;/data&gt;&quot;" office:value-type="string" office:string-value="  &lt;data name=&quot;Transfer.description&quot; xml:space=&quot;preserve&quot;&gt; &lt;value&gt;管理商店调拨&lt;/value&gt; &lt;/data&gt;">
            <text:p><text:s text:c="2"/>&lt;data name="Transfer.description" xml:space="preserve"&gt; &lt;value&gt;管理商店调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ypology</text:p>
          </table:table-cell>
          <table:table-cell table:style-name="ce13" office:value-type="string">
            <text:p>商品目录</text:p>
          </table:table-cell>
          <table:table-cell table:style-name="ce11" table:formula="of:=&quot;  &lt;data name=&quot;&quot;&quot;&amp;[.A241]&amp;&quot;.title&quot;&quot; xml:space=&quot;&quot;preserve&quot;&quot;&gt; &lt;value&gt;&quot;&amp;[.B241]&amp;&quot;&lt;/value&gt; &lt;/data&gt;&quot;" office:value-type="string" office:string-value="  &lt;data name=&quot;Typology.title&quot; xml:space=&quot;preserve&quot;&gt; &lt;value&gt;Typology&lt;/value&gt; &lt;/data&gt;">
            <text:p><text:s text:c="2"/>&lt;data name="Typology.title" xml:space="preserve"&gt; &lt;value&gt;Typology&lt;/value&gt; &lt;/data&gt;</text:p>
          </table:table-cell>
          <table:table-cell table:style-name="ce11" table:formula="of:=&quot;  &lt;data name=&quot;&quot;&quot;&amp;[.A241]&amp;&quot;.title&quot;&quot; xml:space=&quot;&quot;preserve&quot;&quot;&gt; &lt;value&gt;&quot;&amp;[.C241]&amp;&quot;&lt;/value&gt; &lt;/data&gt;&quot;" office:value-type="string" office:string-value="  &lt;data name=&quot;Typology.title&quot; xml:space=&quot;preserve&quot;&gt; &lt;value&gt;商品目录&lt;/value&gt; &lt;/data&gt;">
            <text:p><text:s text:c="2"/>&lt;data name="Typology.title" xml:space="preserve"&gt; &lt;value&gt;商品目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Typology</text:p>
          </table:table-cell>
          <table:table-cell table:style-name="ce12" table:formula="of:=&quot;  &lt;data name=&quot;&quot;&quot;&amp;[.A242]&amp;&quot;.description&quot;&quot; xml:space=&quot;&quot;preserve&quot;&quot;&gt; &lt;value&gt;&quot;&amp;[.B242]&amp;&quot;&lt;/value&gt; &lt;/data&gt;&quot;" office:value-type="string" office:string-value="  &lt;data name=&quot;Typology.description&quot; xml:space=&quot;preserve&quot;&gt; &lt;value&gt;Typology&lt;/value&gt; &lt;/data&gt;">
            <text:p><text:s text:c="2"/>&lt;data name="Typology.description" xml:space="preserve"&gt; &lt;value&gt;Typology&lt;/value&gt; &lt;/data&gt;</text:p>
          </table:table-cell>
          <table:table-cell table:style-name="ce12" table:formula="of:=&quot;  &lt;data name=&quot;&quot;&quot;&amp;[.A242]&amp;&quot;.description&quot;&quot; xml:space=&quot;&quot;preserve&quot;&quot;&gt; &lt;value&gt;&quot;&amp;[.C242]&amp;&quot;&lt;/value&gt; &lt;/data&gt;&quot;" office:value-type="string" office:string-value="  &lt;data name=&quot;Typology.description&quot; xml:space=&quot;preserve&quot;&gt; &lt;value&gt;Typology&lt;/value&gt; &lt;/data&gt;">
            <text:p><text:s text:c="2"/>&lt;data name="Typology.description" xml:space="preserve"&gt; &lt;value&gt;Typology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ypology update</text:p>
          </table:table-cell>
          <table:table-cell table:style-name="ce13" office:value-type="string">
            <text:p>商品目录更新</text:p>
          </table:table-cell>
          <table:table-cell table:style-name="ce11" table:formula="of:=&quot;  &lt;data name=&quot;&quot;&quot;&amp;[.A243]&amp;&quot;.title&quot;&quot; xml:space=&quot;&quot;preserve&quot;&quot;&gt; &lt;value&gt;&quot;&amp;[.B243]&amp;&quot;&lt;/value&gt; &lt;/data&gt;&quot;" office:value-type="string" office:string-value="  &lt;data name=&quot;Typology update.title&quot; xml:space=&quot;preserve&quot;&gt; &lt;value&gt;Typology update&lt;/value&gt; &lt;/data&gt;">
            <text:p><text:s text:c="2"/>&lt;data name="Typology update.title" xml:space="preserve"&gt; &lt;value&gt;Typology update&lt;/value&gt; &lt;/data&gt;</text:p>
          </table:table-cell>
          <table:table-cell table:style-name="ce11" table:formula="of:=&quot;  &lt;data name=&quot;&quot;&quot;&amp;[.A243]&amp;&quot;.title&quot;&quot; xml:space=&quot;&quot;preserve&quot;&quot;&gt; &lt;value&gt;&quot;&amp;[.C243]&amp;&quot;&lt;/value&gt; &lt;/data&gt;&quot;" office:value-type="string" office:string-value="  &lt;data name=&quot;Typology update.title&quot; xml:space=&quot;preserve&quot;&gt; &lt;value&gt;商品目录更新&lt;/value&gt; &lt;/data&gt;">
            <text:p><text:s text:c="2"/>&lt;data name="Typology update.title" xml:space="preserve"&gt; &lt;value&gt;商品目录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Typology update</text:p>
          </table:table-cell>
          <table:table-cell table:style-name="ce14" office:value-type="string">
            <text:p>商品目录更新</text:p>
          </table:table-cell>
          <table:table-cell table:style-name="ce12" table:formula="of:=&quot;  &lt;data name=&quot;&quot;&quot;&amp;[.A244]&amp;&quot;.description&quot;&quot; xml:space=&quot;&quot;preserve&quot;&quot;&gt; &lt;value&gt;&quot;&amp;[.B244]&amp;&quot;&lt;/value&gt; &lt;/data&gt;&quot;" office:value-type="string" office:string-value="  &lt;data name=&quot;Typology update.description&quot; xml:space=&quot;preserve&quot;&gt; &lt;value&gt;Typology update&lt;/value&gt; &lt;/data&gt;">
            <text:p><text:s text:c="2"/>&lt;data name="Typology update.description" xml:space="preserve"&gt; &lt;value&gt;Typology update&lt;/value&gt; &lt;/data&gt;</text:p>
          </table:table-cell>
          <table:table-cell table:style-name="ce12" table:formula="of:=&quot;  &lt;data name=&quot;&quot;&quot;&amp;[.A244]&amp;&quot;.description&quot;&quot; xml:space=&quot;&quot;preserve&quot;&quot;&gt; &lt;value&gt;&quot;&amp;[.C244]&amp;&quot;&lt;/value&gt; &lt;/data&gt;&quot;" office:value-type="string" office:string-value="  &lt;data name=&quot;Typology update.description&quot; xml:space=&quot;preserve&quot;&gt; &lt;value&gt;商品目录更新&lt;/value&gt; &lt;/data&gt;">
            <text:p><text:s text:c="2"/>&lt;data name="Typology update.description" xml:space="preserve"&gt; &lt;value&gt;商品目录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Upload prospect</text:p>
          </table:table-cell>
          <table:table-cell table:style-name="ce13" office:value-type="string">
            <text:p>上传潜在顾客</text:p>
          </table:table-cell>
          <table:table-cell table:style-name="ce11" table:formula="of:=&quot;  &lt;data name=&quot;&quot;&quot;&amp;[.A245]&amp;&quot;.title&quot;&quot; xml:space=&quot;&quot;preserve&quot;&quot;&gt; &lt;value&gt;&quot;&amp;[.B245]&amp;&quot;&lt;/value&gt; &lt;/data&gt;&quot;" office:value-type="string" office:string-value="  &lt;data name=&quot;Upload prospect.title&quot; xml:space=&quot;preserve&quot;&gt; &lt;value&gt;Upload prospect&lt;/value&gt; &lt;/data&gt;">
            <text:p><text:s text:c="2"/>&lt;data name="Upload prospect.title" xml:space="preserve"&gt; &lt;value&gt;Upload prospect&lt;/value&gt; &lt;/data&gt;</text:p>
          </table:table-cell>
          <table:table-cell table:style-name="ce11" table:formula="of:=&quot;  &lt;data name=&quot;&quot;&quot;&amp;[.A245]&amp;&quot;.title&quot;&quot; xml:space=&quot;&quot;preserve&quot;&quot;&gt; &lt;value&gt;&quot;&amp;[.C245]&amp;&quot;&lt;/value&gt; &lt;/data&gt;&quot;" office:value-type="string" office:string-value="  &lt;data name=&quot;Upload prospect.title&quot; xml:space=&quot;preserve&quot;&gt; &lt;value&gt;上传潜在顾客&lt;/value&gt; &lt;/data&gt;">
            <text:p><text:s text:c="2"/>&lt;data name="Upload prospect.title" xml:space="preserve"&gt; &lt;value&gt;上传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Upload prospect</text:p>
          </table:table-cell>
          <table:table-cell table:style-name="ce14" office:value-type="string">
            <text:p>上传潜在顾客</text:p>
          </table:table-cell>
          <table:table-cell table:style-name="ce12" table:formula="of:=&quot;  &lt;data name=&quot;&quot;&quot;&amp;[.A246]&amp;&quot;.description&quot;&quot; xml:space=&quot;&quot;preserve&quot;&quot;&gt; &lt;value&gt;&quot;&amp;[.B246]&amp;&quot;&lt;/value&gt; &lt;/data&gt;&quot;" office:value-type="string" office:string-value="  &lt;data name=&quot;Upload prospect.description&quot; xml:space=&quot;preserve&quot;&gt; &lt;value&gt;Upload prospect&lt;/value&gt; &lt;/data&gt;">
            <text:p><text:s text:c="2"/>&lt;data name="Upload prospect.description" xml:space="preserve"&gt; &lt;value&gt;Upload prospect&lt;/value&gt; &lt;/data&gt;</text:p>
          </table:table-cell>
          <table:table-cell table:style-name="ce12" table:formula="of:=&quot;  &lt;data name=&quot;&quot;&quot;&amp;[.A246]&amp;&quot;.description&quot;&quot; xml:space=&quot;&quot;preserve&quot;&quot;&gt; &lt;value&gt;&quot;&amp;[.C246]&amp;&quot;&lt;/value&gt; &lt;/data&gt;&quot;" office:value-type="string" office:string-value="  &lt;data name=&quot;Upload prospect.description&quot; xml:space=&quot;preserve&quot;&gt; &lt;value&gt;上传潜在顾客&lt;/value&gt; &lt;/data&gt;">
            <text:p><text:s text:c="2"/>&lt;data name="Upload prospect.description" xml:space="preserve"&gt; &lt;value&gt;上传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User's role</text:p>
          </table:table-cell>
          <table:table-cell table:style-name="ce13" office:value-type="string">
            <text:p>用户组</text:p>
          </table:table-cell>
          <table:table-cell table:style-name="ce11" table:formula="of:=&quot;  &lt;data name=&quot;&quot;&quot;&amp;[.A247]&amp;&quot;.title&quot;&quot; xml:space=&quot;&quot;preserve&quot;&quot;&gt; &lt;value&gt;&quot;&amp;[.B247]&amp;&quot;&lt;/value&gt; &lt;/data&gt;&quot;" office:value-type="string" office:string-value="  &lt;data name=&quot;User's role.title&quot; xml:space=&quot;preserve&quot;&gt; &lt;value&gt;User's role&lt;/value&gt; &lt;/data&gt;">
            <text:p><text:s text:c="2"/>&lt;data name="User's role.title" xml:space="preserve"&gt; &lt;value&gt;User's role&lt;/value&gt; &lt;/data&gt;</text:p>
          </table:table-cell>
          <table:table-cell table:style-name="ce11" table:formula="of:=&quot;  &lt;data name=&quot;&quot;&quot;&amp;[.A247]&amp;&quot;.title&quot;&quot; xml:space=&quot;&quot;preserve&quot;&quot;&gt; &lt;value&gt;&quot;&amp;[.C247]&amp;&quot;&lt;/value&gt; &lt;/data&gt;&quot;" office:value-type="string" office:string-value="  &lt;data name=&quot;User's role.title&quot; xml:space=&quot;preserve&quot;&gt; &lt;value&gt;用户组&lt;/value&gt; &lt;/data&gt;">
            <text:p><text:s text:c="2"/>&lt;data name="User's role.title" xml:space="preserve"&gt; &lt;value&gt;用户组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User's role</text:p>
          </table:table-cell>
          <table:table-cell table:style-name="ce12" office:value-type="string">
            <text:p>Define roles for users</text:p>
          </table:table-cell>
          <table:table-cell table:style-name="ce14" office:value-type="string">
            <text:p>设定用户者职位</text:p>
          </table:table-cell>
          <table:table-cell table:style-name="ce12" table:formula="of:=&quot;  &lt;data name=&quot;&quot;&quot;&amp;[.A248]&amp;&quot;.description&quot;&quot; xml:space=&quot;&quot;preserve&quot;&quot;&gt; &lt;value&gt;&quot;&amp;[.B248]&amp;&quot;&lt;/value&gt; &lt;/data&gt;&quot;" office:value-type="string" office:string-value="  &lt;data name=&quot;User's role.description&quot; xml:space=&quot;preserve&quot;&gt; &lt;value&gt;Define roles for users&lt;/value&gt; &lt;/data&gt;">
            <text:p><text:s text:c="2"/>&lt;data name="User's role.description" xml:space="preserve"&gt; &lt;value&gt;Define roles for users&lt;/value&gt; &lt;/data&gt;</text:p>
          </table:table-cell>
          <table:table-cell table:style-name="ce12" table:formula="of:=&quot;  &lt;data name=&quot;&quot;&quot;&amp;[.A248]&amp;&quot;.description&quot;&quot; xml:space=&quot;&quot;preserve&quot;&quot;&gt; &lt;value&gt;&quot;&amp;[.C248]&amp;&quot;&lt;/value&gt; &lt;/data&gt;&quot;" office:value-type="string" office:string-value="  &lt;data name=&quot;User's role.description&quot; xml:space=&quot;preserve&quot;&gt; &lt;value&gt;设定用户者职位&lt;/value&gt; &lt;/data&gt;">
            <text:p><text:s text:c="2"/>&lt;data name="User's role.description" xml:space="preserve"&gt; &lt;value&gt;设定用户者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P card</text:p>
          </table:table-cell>
          <table:table-cell table:style-name="ce11" office:value-type="string">
            <text:p>VIP <text:span text:style-name="T3">卡</text:span></text:p>
          </table:table-cell>
          <table:table-cell table:style-name="ce11" table:formula="of:=&quot;  &lt;data name=&quot;&quot;&quot;&amp;[.A249]&amp;&quot;.title&quot;&quot; xml:space=&quot;&quot;preserve&quot;&quot;&gt; &lt;value&gt;&quot;&amp;[.B249]&amp;&quot;&lt;/value&gt; &lt;/data&gt;&quot;" office:value-type="string" office:string-value="  &lt;data name=&quot;VIP card.title&quot; xml:space=&quot;preserve&quot;&gt; &lt;value&gt;VIP card&lt;/value&gt; &lt;/data&gt;">
            <text:p><text:s text:c="2"/>&lt;data name="VIP card.title" xml:space="preserve"&gt; &lt;value&gt;VIP card&lt;/value&gt; &lt;/data&gt;</text:p>
          </table:table-cell>
          <table:table-cell table:style-name="ce11" table:formula="of:=&quot;  &lt;data name=&quot;&quot;&quot;&amp;[.A249]&amp;&quot;.title&quot;&quot; xml:space=&quot;&quot;preserve&quot;&quot;&gt; &lt;value&gt;&quot;&amp;[.C249]&amp;&quot;&lt;/value&gt; &lt;/data&gt;&quot;" office:value-type="string" office:string-value="  &lt;data name=&quot;VIP card.title&quot; xml:space=&quot;preserve&quot;&gt; &lt;value&gt;VIP 卡&lt;/value&gt; &lt;/data&gt;">
            <text:p><text:s text:c="2"/>&lt;data name="VIP card.title" xml:space="preserve"&gt; &lt;value&gt;VIP 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VIP card</text:p>
          </table:table-cell>
          <table:table-cell table:style-name="ce12" office:value-type="string">
            <text:p>Print VIP card</text:p>
          </table:table-cell>
          <table:table-cell table:style-name="ce14" office:value-type="string">
            <text:p>打印<text:span text:style-name="T2">VIP</text:span><text:span text:style-name="T3">卡</text:span></text:p>
          </table:table-cell>
          <table:table-cell table:style-name="ce12" table:formula="of:=&quot;  &lt;data name=&quot;&quot;&quot;&amp;[.A250]&amp;&quot;.description&quot;&quot; xml:space=&quot;&quot;preserve&quot;&quot;&gt; &lt;value&gt;&quot;&amp;[.B250]&amp;&quot;&lt;/value&gt; &lt;/data&gt;&quot;" office:value-type="string" office:string-value="  &lt;data name=&quot;VIP card.description&quot; xml:space=&quot;preserve&quot;&gt; &lt;value&gt;Print VIP card&lt;/value&gt; &lt;/data&gt;">
            <text:p><text:s text:c="2"/>&lt;data name="VIP card.description" xml:space="preserve"&gt; &lt;value&gt;Print VIP card&lt;/value&gt; &lt;/data&gt;</text:p>
          </table:table-cell>
          <table:table-cell table:style-name="ce12" table:formula="of:=&quot;  &lt;data name=&quot;&quot;&quot;&amp;[.A250]&amp;&quot;.description&quot;&quot; xml:space=&quot;&quot;preserve&quot;&quot;&gt; &lt;value&gt;&quot;&amp;[.C250]&amp;&quot;&lt;/value&gt; &lt;/data&gt;&quot;" office:value-type="string" office:string-value="  &lt;data name=&quot;VIP card.description&quot; xml:space=&quot;preserve&quot;&gt; &lt;value&gt;打印VIP卡&lt;/value&gt; &lt;/data&gt;">
            <text:p><text:s text:c="2"/>&lt;data name="VIP card.description" xml:space="preserve"&gt; &lt;value&gt;打印VIP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P extension</text:p>
          </table:table-cell>
          <table:table-cell table:style-name="ce11" office:value-type="string">
            <text:p>VIP <text:span text:style-name="T3">卡到期延续</text:span></text:p>
          </table:table-cell>
          <table:table-cell table:style-name="ce11" table:formula="of:=&quot;  &lt;data name=&quot;&quot;&quot;&amp;[.A251]&amp;&quot;.title&quot;&quot; xml:space=&quot;&quot;preserve&quot;&quot;&gt; &lt;value&gt;&quot;&amp;[.B251]&amp;&quot;&lt;/value&gt; &lt;/data&gt;&quot;" office:value-type="string" office:string-value="  &lt;data name=&quot;VIP extension.title&quot; xml:space=&quot;preserve&quot;&gt; &lt;value&gt;VIP extension&lt;/value&gt; &lt;/data&gt;">
            <text:p><text:s text:c="2"/>&lt;data name="VIP extension.title" xml:space="preserve"&gt; &lt;value&gt;VIP extension&lt;/value&gt; &lt;/data&gt;</text:p>
          </table:table-cell>
          <table:table-cell table:style-name="ce11" table:formula="of:=&quot;  &lt;data name=&quot;&quot;&quot;&amp;[.A251]&amp;&quot;.title&quot;&quot; xml:space=&quot;&quot;preserve&quot;&quot;&gt; &lt;value&gt;&quot;&amp;[.C251]&amp;&quot;&lt;/value&gt; &lt;/data&gt;&quot;" office:value-type="string" office:string-value="  &lt;data name=&quot;VIP extension.title&quot; xml:space=&quot;preserve&quot;&gt; &lt;value&gt;VIP 卡到期延续&lt;/value&gt; &lt;/data&gt;">
            <text:p><text:s text:c="2"/>&lt;data name="VIP extension.title" xml:space="preserve"&gt; &lt;value&gt;VIP 卡到期延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VIP extension</text:p>
          </table:table-cell>
          <table:table-cell table:style-name="ce12" office:value-type="string">
            <text:p>VIP <text:span text:style-name="T3">卡到期延续</text:span></text:p>
          </table:table-cell>
          <table:table-cell table:style-name="ce12" table:formula="of:=&quot;  &lt;data name=&quot;&quot;&quot;&amp;[.A252]&amp;&quot;.description&quot;&quot; xml:space=&quot;&quot;preserve&quot;&quot;&gt; &lt;value&gt;&quot;&amp;[.B252]&amp;&quot;&lt;/value&gt; &lt;/data&gt;&quot;" office:value-type="string" office:string-value="  &lt;data name=&quot;VIP extension.description&quot; xml:space=&quot;preserve&quot;&gt; &lt;value&gt;VIP extension&lt;/value&gt; &lt;/data&gt;">
            <text:p><text:s text:c="2"/>&lt;data name="VIP extension.description" xml:space="preserve"&gt; &lt;value&gt;VIP extension&lt;/value&gt; &lt;/data&gt;</text:p>
          </table:table-cell>
          <table:table-cell table:style-name="ce12" table:formula="of:=&quot;  &lt;data name=&quot;&quot;&quot;&amp;[.A252]&amp;&quot;.description&quot;&quot; xml:space=&quot;&quot;preserve&quot;&quot;&gt; &lt;value&gt;&quot;&amp;[.C252]&amp;&quot;&lt;/value&gt; &lt;/data&gt;&quot;" office:value-type="string" office:string-value="  &lt;data name=&quot;VIP extension.description&quot; xml:space=&quot;preserve&quot;&gt; &lt;value&gt;VIP 卡到期延续&lt;/value&gt; &lt;/data&gt;">
            <text:p><text:s text:c="2"/>&lt;data name="VIP extension.description" xml:space="preserve"&gt; &lt;value&gt;VIP 卡到期延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sitor</text:p>
          </table:table-cell>
          <table:table-cell table:style-name="ce13" office:value-type="string">
            <text:p>访客</text:p>
          </table:table-cell>
          <table:table-cell table:style-name="ce11" table:formula="of:=&quot;  &lt;data name=&quot;&quot;&quot;&amp;[.A253]&amp;&quot;.title&quot;&quot; xml:space=&quot;&quot;preserve&quot;&quot;&gt; &lt;value&gt;&quot;&amp;[.B253]&amp;&quot;&lt;/value&gt; &lt;/data&gt;&quot;" office:value-type="string" office:string-value="  &lt;data name=&quot;Visitor.title&quot; xml:space=&quot;preserve&quot;&gt; &lt;value&gt;Visitor&lt;/value&gt; &lt;/data&gt;">
            <text:p><text:s text:c="2"/>&lt;data name="Visitor.title" xml:space="preserve"&gt; &lt;value&gt;Visitor&lt;/value&gt; &lt;/data&gt;</text:p>
          </table:table-cell>
          <table:table-cell table:style-name="ce11" table:formula="of:=&quot;  &lt;data name=&quot;&quot;&quot;&amp;[.A253]&amp;&quot;.title&quot;&quot; xml:space=&quot;&quot;preserve&quot;&quot;&gt; &lt;value&gt;&quot;&amp;[.C253]&amp;&quot;&lt;/value&gt; &lt;/data&gt;&quot;" office:value-type="string" office:string-value="  &lt;data name=&quot;Visitor.title&quot; xml:space=&quot;preserve&quot;&gt; &lt;value&gt;访客&lt;/value&gt; &lt;/data&gt;">
            <text:p><text:s text:c="2"/>&lt;data name="Visitor.title" xml:space="preserve"&gt; &lt;value&gt;访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Visitor</text:p>
          </table:table-cell>
          <table:table-cell table:style-name="ce14" office:value-type="string">
            <text:p>访客</text:p>
          </table:table-cell>
          <table:table-cell table:style-name="ce12" table:formula="of:=&quot;  &lt;data name=&quot;&quot;&quot;&amp;[.A254]&amp;&quot;.description&quot;&quot; xml:space=&quot;&quot;preserve&quot;&quot;&gt; &lt;value&gt;&quot;&amp;[.B254]&amp;&quot;&lt;/value&gt; &lt;/data&gt;&quot;" office:value-type="string" office:string-value="  &lt;data name=&quot;Visitor.description&quot; xml:space=&quot;preserve&quot;&gt; &lt;value&gt;Visitor&lt;/value&gt; &lt;/data&gt;">
            <text:p><text:s text:c="2"/>&lt;data name="Visitor.description" xml:space="preserve"&gt; &lt;value&gt;Visitor&lt;/value&gt; &lt;/data&gt;</text:p>
          </table:table-cell>
          <table:table-cell table:style-name="ce12" table:formula="of:=&quot;  &lt;data name=&quot;&quot;&quot;&amp;[.A254]&amp;&quot;.description&quot;&quot; xml:space=&quot;&quot;preserve&quot;&quot;&gt; &lt;value&gt;&quot;&amp;[.C254]&amp;&quot;&lt;/value&gt; &lt;/data&gt;&quot;" office:value-type="string" office:string-value="  &lt;data name=&quot;Visitor.description&quot; xml:space=&quot;preserve&quot;&gt; &lt;value&gt;访客&lt;/value&gt; &lt;/data&gt;">
            <text:p><text:s text:c="2"/>&lt;data name="Visitor.description" xml:space="preserve"&gt; &lt;value&gt;访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oucher granted</text:p>
          </table:table-cell>
          <table:table-cell table:style-name="ce13" office:value-type="string">
            <text:p>计算礼券</text:p>
          </table:table-cell>
          <table:table-cell table:style-name="ce11" table:formula="of:=&quot;  &lt;data name=&quot;&quot;&quot;&amp;[.A255]&amp;&quot;.title&quot;&quot; xml:space=&quot;&quot;preserve&quot;&quot;&gt; &lt;value&gt;&quot;&amp;[.B255]&amp;&quot;&lt;/value&gt; &lt;/data&gt;&quot;" office:value-type="string" office:string-value="  &lt;data name=&quot;Voucher granted.title&quot; xml:space=&quot;preserve&quot;&gt; &lt;value&gt;Voucher granted&lt;/value&gt; &lt;/data&gt;">
            <text:p><text:s text:c="2"/>&lt;data name="Voucher granted.title" xml:space="preserve"&gt; &lt;value&gt;Voucher granted&lt;/value&gt; &lt;/data&gt;</text:p>
          </table:table-cell>
          <table:table-cell table:style-name="ce11" table:formula="of:=&quot;  &lt;data name=&quot;&quot;&quot;&amp;[.A255]&amp;&quot;.title&quot;&quot; xml:space=&quot;&quot;preserve&quot;&quot;&gt; &lt;value&gt;&quot;&amp;[.C255]&amp;&quot;&lt;/value&gt; &lt;/data&gt;&quot;" office:value-type="string" office:string-value="  &lt;data name=&quot;Voucher granted.title&quot; xml:space=&quot;preserve&quot;&gt; &lt;value&gt;计算礼券&lt;/value&gt; &lt;/data&gt;">
            <text:p><text:s text:c="2"/>&lt;data name="Voucher granted.title" xml:space="preserve"&gt; &lt;value&gt;计算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Voucher granted</text:p>
          </table:table-cell>
          <table:table-cell table:style-name="ce12" office:value-type="string">
            <text:p>Calculate and register distributed voucher</text:p>
          </table:table-cell>
          <table:table-cell table:style-name="ce14" office:value-type="string">
            <text:p>计算和记录礼券</text:p>
          </table:table-cell>
          <table:table-cell table:style-name="ce12" table:formula="of:=&quot;  &lt;data name=&quot;&quot;&quot;&amp;[.A256]&amp;&quot;.description&quot;&quot; xml:space=&quot;&quot;preserve&quot;&quot;&gt; &lt;value&gt;&quot;&amp;[.B256]&amp;&quot;&lt;/value&gt; &lt;/data&gt;&quot;" office:value-type="string" office:string-value="  &lt;data name=&quot;Voucher granted.description&quot; xml:space=&quot;preserve&quot;&gt; &lt;value&gt;Calculate and register distributed voucher&lt;/value&gt; &lt;/data&gt;">
            <text:p><text:s text:c="2"/>&lt;data name="Voucher granted.description" xml:space="preserve"&gt; &lt;value&gt;Calculate and register distributed voucher&lt;/value&gt; &lt;/data&gt;</text:p>
          </table:table-cell>
          <table:table-cell table:style-name="ce12" table:formula="of:=&quot;  &lt;data name=&quot;&quot;&quot;&amp;[.A256]&amp;&quot;.description&quot;&quot; xml:space=&quot;&quot;preserve&quot;&quot;&gt; &lt;value&gt;&quot;&amp;[.C256]&amp;&quot;&lt;/value&gt; &lt;/data&gt;&quot;" office:value-type="string" office:string-value="  &lt;data name=&quot;Voucher granted.description&quot; xml:space=&quot;preserve&quot;&gt; &lt;value&gt;计算和记录礼券&lt;/value&gt; &lt;/data&gt;">
            <text:p><text:s text:c="2"/>&lt;data name="Voucher granted.description" xml:space="preserve"&gt; &lt;value&gt;计算和记录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Work leader</text:p>
          </table:table-cell>
          <table:table-cell table:style-name="ce13" office:value-type="string">
            <text:p>工长</text:p>
          </table:table-cell>
          <table:table-cell table:style-name="ce11" table:formula="of:=&quot;  &lt;data name=&quot;&quot;&quot;&amp;[.A257]&amp;&quot;.title&quot;&quot; xml:space=&quot;&quot;preserve&quot;&quot;&gt; &lt;value&gt;&quot;&amp;[.B257]&amp;&quot;&lt;/value&gt; &lt;/data&gt;&quot;" office:value-type="string" office:string-value="  &lt;data name=&quot;Work leader.title&quot; xml:space=&quot;preserve&quot;&gt; &lt;value&gt;Work leader&lt;/value&gt; &lt;/data&gt;">
            <text:p><text:s text:c="2"/>&lt;data name="Work leader.title" xml:space="preserve"&gt; &lt;value&gt;Work leader&lt;/value&gt; &lt;/data&gt;</text:p>
          </table:table-cell>
          <table:table-cell table:style-name="ce11" table:formula="of:=&quot;  &lt;data name=&quot;&quot;&quot;&amp;[.A257]&amp;&quot;.title&quot;&quot; xml:space=&quot;&quot;preserve&quot;&quot;&gt; &lt;value&gt;&quot;&amp;[.C257]&amp;&quot;&lt;/value&gt; &lt;/data&gt;&quot;" office:value-type="string" office:string-value="  &lt;data name=&quot;Work leader.title&quot; xml:space=&quot;preserve&quot;&gt; &lt;value&gt;工长&lt;/value&gt; &lt;/data&gt;">
            <text:p><text:s text:c="2"/>&lt;data name="Work leader.title" xml:space="preserve"&gt; &lt;value&gt;工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Work leader</text:p>
          </table:table-cell>
          <table:table-cell table:style-name="ce12" office:value-type="string">
            <text:p>Manage work leader</text:p>
          </table:table-cell>
          <table:table-cell table:style-name="ce14" office:value-type="string">
            <text:p>管理工长</text:p>
          </table:table-cell>
          <table:table-cell table:style-name="ce12" table:formula="of:=&quot;  &lt;data name=&quot;&quot;&quot;&amp;[.A258]&amp;&quot;.description&quot;&quot; xml:space=&quot;&quot;preserve&quot;&quot;&gt; &lt;value&gt;&quot;&amp;[.B258]&amp;&quot;&lt;/value&gt; &lt;/data&gt;&quot;" office:value-type="string" office:string-value="  &lt;data name=&quot;Work leader.description&quot; xml:space=&quot;preserve&quot;&gt; &lt;value&gt;Manage work leader&lt;/value&gt; &lt;/data&gt;">
            <text:p><text:s text:c="2"/>&lt;data name="Work leader.description" xml:space="preserve"&gt; &lt;value&gt;Manage work leader&lt;/value&gt; &lt;/data&gt;</text:p>
          </table:table-cell>
          <table:table-cell table:style-name="ce12" table:formula="of:=&quot;  &lt;data name=&quot;&quot;&quot;&amp;[.A258]&amp;&quot;.description&quot;&quot; xml:space=&quot;&quot;preserve&quot;&quot;&gt; &lt;value&gt;&quot;&amp;[.C258]&amp;&quot;&lt;/value&gt; &lt;/data&gt;&quot;" office:value-type="string" office:string-value="  &lt;data name=&quot;Work leader.description&quot; xml:space=&quot;preserve&quot;&gt; &lt;value&gt;管理工长&lt;/value&gt; &lt;/data&gt;">
            <text:p><text:s text:c="2"/>&lt;data name="Work leader.description" xml:space="preserve"&gt; &lt;value&gt;管理工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Work leader payment</text:p>
          </table:table-cell>
          <table:table-cell table:style-name="ce13" office:value-type="string">
            <text:p>工长付款</text:p>
          </table:table-cell>
          <table:table-cell table:style-name="ce11" table:formula="of:=&quot;  &lt;data name=&quot;&quot;&quot;&amp;[.A259]&amp;&quot;.title&quot;&quot; xml:space=&quot;&quot;preserve&quot;&quot;&gt; &lt;value&gt;&quot;&amp;[.B259]&amp;&quot;&lt;/value&gt; &lt;/data&gt;&quot;" office:value-type="string" office:string-value="  &lt;data name=&quot;Work leader payment.title&quot; xml:space=&quot;preserve&quot;&gt; &lt;value&gt;Work leader payment&lt;/value&gt; &lt;/data&gt;">
            <text:p><text:s text:c="2"/>&lt;data name="Work leader payment.title" xml:space="preserve"&gt; &lt;value&gt;Work leader payment&lt;/value&gt; &lt;/data&gt;</text:p>
          </table:table-cell>
          <table:table-cell table:style-name="ce11" table:formula="of:=&quot;  &lt;data name=&quot;&quot;&quot;&amp;[.A259]&amp;&quot;.title&quot;&quot; xml:space=&quot;&quot;preserve&quot;&quot;&gt; &lt;value&gt;&quot;&amp;[.C259]&amp;&quot;&lt;/value&gt; &lt;/data&gt;&quot;" office:value-type="string" office:string-value="  &lt;data name=&quot;Work leader payment.title&quot; xml:space=&quot;preserve&quot;&gt; &lt;value&gt;工长付款&lt;/value&gt; &lt;/data&gt;">
            <text:p><text:s text:c="2"/>&lt;data name="Work leader payment.title" xml:space="preserve"&gt; &lt;value&gt;工长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Work leader payment</text:p>
          </table:table-cell>
          <table:table-cell table:style-name="ce12" office:value-type="string">
            <text:p>Manage work leader payment</text:p>
          </table:table-cell>
          <table:table-cell table:style-name="ce14" office:value-type="string">
            <text:p>管理工长付款</text:p>
          </table:table-cell>
          <table:table-cell table:style-name="ce12" table:formula="of:=&quot;  &lt;data name=&quot;&quot;&quot;&amp;[.A260]&amp;&quot;.description&quot;&quot; xml:space=&quot;&quot;preserve&quot;&quot;&gt; &lt;value&gt;&quot;&amp;[.B260]&amp;&quot;&lt;/value&gt; &lt;/data&gt;&quot;" office:value-type="string" office:string-value="  &lt;data name=&quot;Work leader payment.description&quot; xml:space=&quot;preserve&quot;&gt; &lt;value&gt;Manage work leader payment&lt;/value&gt; &lt;/data&gt;">
            <text:p><text:s text:c="2"/>&lt;data name="Work leader payment.description" xml:space="preserve"&gt; &lt;value&gt;Manage work leader payment&lt;/value&gt; &lt;/data&gt;</text:p>
          </table:table-cell>
          <table:table-cell table:style-name="ce12" table:formula="of:=&quot;  &lt;data name=&quot;&quot;&quot;&amp;[.A260]&amp;&quot;.description&quot;&quot; xml:space=&quot;&quot;preserve&quot;&quot;&gt; &lt;value&gt;&quot;&amp;[.C260]&amp;&quot;&lt;/value&gt; &lt;/data&gt;&quot;" office:value-type="string" office:string-value="  &lt;data name=&quot;Work leader payment.description&quot; xml:space=&quot;preserve&quot;&gt; &lt;value&gt;管理工长付款&lt;/value&gt; &lt;/data&gt;">
            <text:p><text:s text:c="2"/>&lt;data name="Work leader payment.description" xml:space="preserve"&gt; &lt;value&gt;管理工长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/>
          <table:table-cell table:number-columns-repeated="2" office:value-type="string">
            <text:p>&lt;/root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Deleted lines</text:p>
          </table:table-cell>
          <table:table-cell table:number-columns-repeated="4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ccount</text:p>
          </table:table-cell>
          <table:table-cell table:style-name="ce13" office:value-type="string">
            <text:p>顾客帐户</text:p>
          </table:table-cell>
          <table:table-cell table:style-name="ce11" table:formula="of:=&quot;  &lt;data name=&quot;&quot;&quot;&amp;[.A263]&amp;&quot;.title&quot;&quot; xml:space=&quot;&quot;preserve&quot;&quot;&gt; &lt;value&gt;&quot;&amp;[.B263]&amp;&quot;&lt;/value&gt; &lt;/data&gt;&quot;" office:value-type="string" office:string-value="  &lt;data name=&quot;Account.title&quot; xml:space=&quot;preserve&quot;&gt; &lt;value&gt;Account&lt;/value&gt; &lt;/data&gt;">
            <text:p><text:s text:c="2"/>&lt;data name="Account.title" xml:space="preserve"&gt; &lt;value&gt;Account&lt;/value&gt; &lt;/data&gt;</text:p>
          </table:table-cell>
          <table:table-cell table:style-name="ce11" table:formula="of:=&quot;  &lt;data name=&quot;&quot;&quot;&amp;[.A263]&amp;&quot;.title&quot;&quot; xml:space=&quot;&quot;preserve&quot;&quot;&gt; &lt;value&gt;&quot;&amp;[.C263]&amp;&quot;&lt;/value&gt; &lt;/data&gt;&quot;" office:value-type="string" office:string-value="  &lt;data name=&quot;Account.title&quot; xml:space=&quot;preserve&quot;&gt; &lt;value&gt;顾客帐户&lt;/value&gt; &lt;/data&gt;">
            <text:p><text:s text:c="2"/>&lt;data name="Account.title" xml:space="preserve"&gt; &lt;value&gt;顾客帐户&lt;/value&gt; &lt;/data&gt;</text:p>
          </table:table-cell>
          <table:table-cell table:number-columns-repeated="251"/>
        </table:table-row>
        <table:table-row table:style-name="ro2">
          <table:table-cell table:style-name="ce12" office:value-type="string">
            <text:p>Account</text:p>
          </table:table-cell>
          <table:table-cell table:style-name="ce12" office:value-type="string">
            <text:p>Add money to customer account</text:p>
          </table:table-cell>
          <table:table-cell table:style-name="ce14" office:value-type="string">
            <text:p>加顾客金</text:p>
          </table:table-cell>
          <table:table-cell table:style-name="ce12" table:formula="of:=&quot;  &lt;data name=&quot;&quot;&quot;&amp;[.A264]&amp;&quot;.description&quot;&quot; xml:space=&quot;&quot;preserve&quot;&quot;&gt; &lt;value&gt;&quot;&amp;[.B264]&amp;&quot;&lt;/value&gt; &lt;/data&gt;&quot;" office:value-type="string" office:string-value="  &lt;data name=&quot;Account.description&quot; xml:space=&quot;preserve&quot;&gt; &lt;value&gt;Add money to customer account&lt;/value&gt; &lt;/data&gt;">
            <text:p><text:s text:c="2"/>&lt;data name="Account.description" xml:space="preserve"&gt; &lt;value&gt;Add money to customer account&lt;/value&gt; &lt;/data&gt;</text:p>
          </table:table-cell>
          <table:table-cell table:style-name="ce12" table:formula="of:=&quot;  &lt;data name=&quot;&quot;&quot;&amp;[.A264]&amp;&quot;.description&quot;&quot; xml:space=&quot;&quot;preserve&quot;&quot;&gt; &lt;value&gt;&quot;&amp;[.C264]&amp;&quot;&lt;/value&gt; &lt;/data&gt;&quot;" office:value-type="string" office:string-value="  &lt;data name=&quot;Account.description&quot; xml:space=&quot;preserve&quot;&gt; &lt;value&gt;加顾客金&lt;/value&gt; &lt;/data&gt;">
            <text:p><text:s text:c="2"/>&lt;data name="Account.description" xml:space="preserve"&gt; &lt;value&gt;加顾客金&lt;/value&gt; &lt;/data&gt;</text:p>
          </table:table-cell>
          <table:table-cell table:number-columns-repeated="251"/>
        </table:table-row>
        <table:table-row table:style-name="ro2">
          <table:table-cell table:number-columns-repeated="2" table:style-name="ce11" office:value-type="string">
            <text:p>Account</text:p>
          </table:table-cell>
          <table:table-cell table:style-name="ce16" office:value-type="string">
            <text:p>顾客帐户</text:p>
          </table:table-cell>
          <table:table-cell table:style-name="ce11" table:formula="of:=&quot;  &lt;data name=&quot;&quot;&quot;&amp;[.A265]&amp;&quot;.title&quot;&quot; xml:space=&quot;&quot;preserve&quot;&quot;&gt; &lt;value&gt;&quot;&amp;[.B265]&amp;&quot;&lt;/value&gt; &lt;/data&gt;&quot;" office:value-type="string" office:string-value="  &lt;data name=&quot;Account.title&quot; xml:space=&quot;preserve&quot;&gt; &lt;value&gt;Account&lt;/value&gt; &lt;/data&gt;">
            <text:p><text:s text:c="2"/>&lt;data name="Account.title" xml:space="preserve"&gt; &lt;value&gt;Account&lt;/value&gt; &lt;/data&gt;</text:p>
          </table:table-cell>
          <table:table-cell table:style-name="ce11" table:formula="of:=&quot;  &lt;data name=&quot;&quot;&quot;&amp;[.A265]&amp;&quot;.title&quot;&quot; xml:space=&quot;&quot;preserve&quot;&quot;&gt; &lt;value&gt;&quot;&amp;[.C265]&amp;&quot;&lt;/value&gt; &lt;/data&gt;&quot;" office:value-type="string" office:string-value="  &lt;data name=&quot;Account.title&quot; xml:space=&quot;preserve&quot;&gt; &lt;value&gt;顾客帐户&lt;/value&gt; &lt;/data&gt;">
            <text:p><text:s text:c="2"/>&lt;data name="Account.title" xml:space="preserve"&gt; &lt;value&gt;顾客帐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ccount</text:p>
          </table:table-cell>
          <table:table-cell table:style-name="ce12" office:value-type="string">
            <text:p>Add money to customer account</text:p>
          </table:table-cell>
          <table:table-cell table:style-name="ce15" office:value-type="string">
            <text:p>给顾客帐户充值</text:p>
          </table:table-cell>
          <table:table-cell table:style-name="ce12" table:formula="of:=&quot;  &lt;data name=&quot;&quot;&quot;&amp;[.A266]&amp;&quot;.description&quot;&quot; xml:space=&quot;&quot;preserve&quot;&quot;&gt; &lt;value&gt;&quot;&amp;[.B266]&amp;&quot;&lt;/value&gt; &lt;/data&gt;&quot;" office:value-type="string" office:string-value="  &lt;data name=&quot;Account.description&quot; xml:space=&quot;preserve&quot;&gt; &lt;value&gt;Add money to customer account&lt;/value&gt; &lt;/data&gt;">
            <text:p><text:s text:c="2"/>&lt;data name="Account.description" xml:space="preserve"&gt; &lt;value&gt;Add money to customer account&lt;/value&gt; &lt;/data&gt;</text:p>
          </table:table-cell>
          <table:table-cell table:style-name="ce12" table:formula="of:=&quot;  &lt;data name=&quot;&quot;&quot;&amp;[.A266]&amp;&quot;.description&quot;&quot; xml:space=&quot;&quot;preserve&quot;&quot;&gt; &lt;value&gt;&quot;&amp;[.C266]&amp;&quot;&lt;/value&gt; &lt;/data&gt;&quot;" office:value-type="string" office:string-value="  &lt;data name=&quot;Account.description&quot; xml:space=&quot;preserve&quot;&gt; &lt;value&gt;给顾客帐户充值&lt;/value&gt; &lt;/data&gt;">
            <text:p><text:s text:c="2"/>&lt;data name="Account.description" xml:space="preserve"&gt; &lt;value&gt;给顾客帐户充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 table:number-rows-repeated="1048307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宋体" svg:font-family="宋体"/>
    <style:font-face style:name="Times New Roman" svg:font-family="'Times New Roman'" style:font-family-generic="roman"/>
    <style:font-face style:name="Arial1" svg:font-family="Arial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微软雅黑" svg:font-family="微软雅黑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2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¥</number:text>
      <number:number number:decimal-places="0" number:min-integer-digits="1" number:grouping="true"/>
    </number:number-style>
    <number:number-style style:name="N118">
      <number:text>¥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¥</number:text>
      <number:number number:decimal-places="0" number:min-integer-digits="1" number:grouping="true"/>
    </number:number-style>
    <number:number-style style:name="N119">
      <style:text-properties fo:color="#ff0000"/>
      <number:text>¥-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¥</number:text>
      <number:number number:decimal-places="2" number:min-integer-digits="1" number:grouping="true"/>
    </number:number-style>
    <number:number-style style:name="N121">
      <number:text>¥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¥</number:text>
      <number:number number:decimal-places="2" number:min-integer-digits="1" number:grouping="true"/>
    </number:number-style>
    <number:number-style style:name="N122">
      <style:text-properties fo:color="#ff0000"/>
      <number:text>¥-</number:text>
      <number:number number:decimal-places="2" number:min-integer-digits="1" number:grouping="true"/>
      <style:map style:condition="value()&gt;=0" style:apply-style-name="N122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¥</number:text>
      <number:number number:decimal-places="0" number:min-integer-digits="1" number:grouping="true"/>
      <number:text> </number:text>
    </number:number-style>
    <number:number-style style:name="N136P1" style:volatile="true">
      <number:text> ¥-</number:text>
      <number:number number:decimal-places="0" number:min-integer-digits="1" number:grouping="true"/>
      <number:text> </number:text>
    </number:number-style>
    <number:number-style style:name="N136P2" style:volatile="true">
      <number:text> ¥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-</number:text>
      <number:number number:decimal-places="2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¥</number:text>
      <number:number number:decimal-places="2" number:min-integer-digits="1" number:grouping="true"/>
      <number:text> </number:text>
    </number:number-style>
    <number:number-style style:name="N144P1" style:volatile="true">
      <number:text> ¥-</number:text>
      <number:number number:decimal-places="2" number:min-integer-digits="1" number:grouping="true"/>
      <number:text> </number:text>
    </number:number-style>
    <number:number-style style:name="N144P2" style:volatile="true">
      <number:text> ¥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微软雅黑"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强调文字颜色_20_1" style:display-name="20% - 强调文字颜色 1" style:family="table-cell" style:parent-style-name="Default">
      <style:table-cell-properties fo:background-color="#cc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2" style:display-name="20% - 强调文字颜色 2" style:family="table-cell" style:parent-style-name="Default">
      <style:table-cell-properties fo:background-color="#ff99cc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3" style:display-name="20% - 强调文字颜色 3" style:family="table-cell" style:parent-style-name="Default">
      <style:table-cell-properties fo:background-color="#ccffcc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4" style:display-name="20% - 强调文字颜色 4" style:family="table-cell" style:parent-style-name="Default">
      <style:table-cell-properties fo:background-color="#cc99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5" style:display-name="20% - 强调文字颜色 5" style:family="table-cell" style:parent-style-name="Default">
      <style:table-cell-properties fo:background-color="#ccff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6" style:display-name="20% - 强调文字颜色 6" style:family="table-cell" style:parent-style-name="Default">
      <style:table-cell-properties fo:background-color="#ffcc99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1" style:display-name="40% - 强调文字颜色 1" style:family="table-cell" style:parent-style-name="Default">
      <style:table-cell-properties fo:background-color="#99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2" style:display-name="40% - 强调文字颜色 2" style:family="table-cell" style:parent-style-name="Default">
      <style:table-cell-properties fo:background-color="#ff808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3" style:display-name="40% - 强调文字颜色 3" style:family="table-cell" style:parent-style-name="Default">
      <style:table-cell-properties fo:background-color="#00ff0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4" style:display-name="40% - 强调文字颜色 4" style:family="table-cell" style:parent-style-name="Default">
      <style:table-cell-properties fo:background-color="#cc99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5" style:display-name="40% - 强调文字颜色 5" style:family="table-cell" style:parent-style-name="Default">
      <style:table-cell-properties fo:background-color="#99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6" style:display-name="40% - 强调文字颜色 6" style:family="table-cell" style:parent-style-name="Default">
      <style:table-cell-properties fo:background-color="#ffcc0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1" style:display-name="60% - 强调文字颜色 1" style:family="table-cell" style:parent-style-name="Default">
      <style:table-cell-properties fo:background-color="#0066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2" style:display-name="60% - 强调文字颜色 2" style:family="table-cell" style:parent-style-name="Default">
      <style:table-cell-properties fo:background-color="#ff8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3" style:display-name="60% - 强调文字颜色 3" style:family="table-cell" style:parent-style-name="Default">
      <style:table-cell-properties fo:background-color="#00ff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4" style:display-name="60% - 强调文字颜色 4" style:family="table-cell" style:parent-style-name="Default">
      <style:table-cell-properties fo:background-color="#800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5" style:display-name="60% - 强调文字颜色 5" style:family="table-cell" style:parent-style-name="Default">
      <style:table-cell-properties fo:background-color="#33cc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6" style:display-name="60% - 强调文字颜色 6" style:family="table-cell" style:parent-style-name="Default">
      <style:table-cell-properties fo:background-color="#ff99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好" style:family="table-cell" style:parent-style-name="Default">
      <style:table-cell-properties fo:background-color="#ccffcc"/>
      <style:text-properties fo:color="#008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差" style:family="table-cell" style:parent-style-name="Default">
      <style:table-cell-properties fo:background-color="#ff99cc"/>
      <style:text-properties fo:color="#80008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1" style:display-name="强调文字颜色 1" style:family="table-cell" style:parent-style-name="Default">
      <style:table-cell-properties fo:background-color="#333399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2" style:display-name="强调文字颜色 2" style:family="table-cell" style:parent-style-name="Default">
      <style:table-cell-properties fo:background-color="#ff00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3" style:display-name="强调文字颜色 3" style:family="table-cell" style:parent-style-name="Default">
      <style:table-cell-properties fo:background-color="#339966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4" style:display-name="强调文字颜色 4" style:family="table-cell" style:parent-style-name="Default">
      <style:table-cell-properties fo:background-color="#800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5" style:display-name="强调文字颜色 5" style:family="table-cell" style:parent-style-name="Default">
      <style:table-cell-properties fo:background-color="#33cc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6" style:display-name="强调文字颜色 6" style:family="table-cell" style:parent-style-name="Default">
      <style:table-cell-properties fo:background-color="#ff66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标题" style:family="table-cell" style:parent-style-name="Default">
      <style:text-properties fo:color="#003366" style:text-outline="false" style:text-line-through-style="none" style:font-name="宋体" fo:font-size="18pt" fo:font-style="normal" fo:text-shadow="none" style:text-underline-style="none" fo:font-weight="bold" style:font-name-asian="宋体" style:font-size-asian="18pt" style:font-style-asian="normal" style:font-weight-asian="bold" style:font-size-complex="18pt" style:font-style-complex="normal" style:font-weight-complex="bold"/>
    </style:style>
    <style:style style:name="标题_20_1" style:display-name="标题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5pt" fo:font-style="normal" fo:text-shadow="none" style:text-underline-style="none" fo:font-weight="bold" style:font-name-asian="宋体" style:font-size-asian="15pt" style:font-style-asian="normal" style:font-weight-asian="bold" style:font-size-complex="15pt" style:font-style-complex="normal" style:font-weight-complex="bold"/>
    </style:style>
    <style:style style:name="标题_20_2" style:display-name="标题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3pt" fo:font-style="normal" fo:text-shadow="none" style:text-underline-style="none" fo:font-weight="bold" style:font-name-asian="宋体" style:font-size-asian="13pt" style:font-style-asian="normal" style:font-weight-asian="bold" style:font-size-complex="13pt" style:font-style-complex="normal" style:font-weight-complex="bold"/>
    </style:style>
    <style:style style:name="标题_20_3" style:display-name="标题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标题_20_4" style:display-name="标题 4" style:family="table-cell" style:parent-style-name="Default">
      <style:text-properties fo:color="#003366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检查单元格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汇总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注释" style:family="table-cell" style:parent-style-name="Default">
      <style:table-cell-properties fo:background-color="#ffffcc" style:diagonal-bl-tr="none" style:diagonal-tl-br="none" fo:border="0.035cm solid #c0c0c0" style:rotation-align="none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解释性文本" style:family="table-cell" style:parent-style-name="Default">
      <style:text-properties fo:color="#808080" style:text-outline="false" style:text-line-through-style="none" style:font-name="宋体" fo:font-size="11pt" fo:font-style="italic" fo:text-shadow="none" style:text-underline-style="none" fo:font-weight="normal" style:font-name-asian="宋体" style:font-size-asian="11pt" style:font-style-asian="italic" style:font-weight-asian="normal" style:font-size-complex="11pt" style:font-style-complex="italic" style:font-weight-complex="normal"/>
    </style:style>
    <style:style style:name="警告文本" style:family="table-cell" style:parent-style-name="Default">
      <style:text-properties fo:color="#ff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计算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输入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输出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适中" style:family="table-cell" style:parent-style-name="Default">
      <style:table-cell-properties fo:background-color="#ffff99"/>
      <style:text-properties fo:color="#9933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链接单元格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2">11/22/2012</text:date>, <text:time>15:5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ew_20_words" style:display-name="PageStyle_New wo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" style:display-name="PageStyle_Ol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co" style:display-name="PageStyle_Dico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" style:display-name="PageStyle_Menu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22T15:50:49.35</dc:date>
    <meta:editing-duration>P1DT17H21S</meta:editing-duration>
    <meta:editing-cycles>52</meta:editing-cycles>
    <meta:generator>OpenOffice.org/3.4.1$Win32 OpenOffice.org_project/341m1$Build-9593</meta:generator>
    <meta:document-statistic meta:table-count="3" meta:cell-count="2110" meta:object-count="0"/>
  </office:meta>
</office:document-meta>
</file>